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79pt"/>
    </style:style>
    <style:style style:name="co2" style:family="table-column">
      <style:table-column-properties fo:break-before="auto" style:column-width="120.81pt"/>
    </style:style>
    <style:style style:name="co3" style:family="table-column">
      <style:table-column-properties fo:break-before="auto" style:column-width="109.84pt"/>
    </style:style>
    <style:style style:name="co4" style:family="table-column">
      <style:table-column-properties fo:break-before="auto" style:column-width="36.96pt"/>
    </style:style>
    <style:style style:name="co5" style:family="table-column">
      <style:table-column-properties fo:break-before="auto" style:column-width="68.14pt"/>
    </style:style>
    <style:style style:name="co6" style:family="table-column">
      <style:table-column-properties fo:break-before="auto" style:column-width="101.06pt"/>
    </style:style>
    <style:style style:name="co7" style:family="table-column">
      <style:table-column-properties fo:break-before="auto" style:column-width="74.4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1"/>
    <style:style style:name="ce2" style:family="table-cell" style:parent-style-name="Default" style:data-style-name="N41"/>
    <style:style style:name="ce3" style:family="table-cell" style:parent-style-name="Default" style:data-style-name="N0"/>
    <style:style style:name="ce4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hemeralController" table:style-name="ta1">
        <table:shapes>
          <draw:frame draw:z-index="0" draw:style-name="gr1" draw:text-style-name="P1" svg:width="441.47pt" svg:height="255.26pt" svg:x="649.7pt" svg:y="33.14pt">
            <loext:p draw:notify-on-update-of-ranges="themeralController.D1:themeralController.D1 themeralController.F2:themeralController.F413 themeralController.D1:themeralController.D1 themeralController.D2:themeralController.D4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630.43pt" svg:y="45.92pt">
            <loext:p draw:notify-on-update-of-ranges="themeralController.D2:themeralController.D413 themeralController.F2:themeralController.F4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3"/>
        <table:table-column table:style-name="co7" table:default-cell-style-name="ce4"/>
        <table:table-column table:style-name="co8" table:default-cell-style-name="Default"/>
        <table:table-row table:style-name="ro1">
          <table:table-cell/>
          <table:table-cell table:style-name="ce1"/>
          <table:table-cell/>
          <table:table-cell office:value-type="string" calcext:value-type="string">
            <text:p>Deg C</text:p>
          </table:table-cell>
          <table:table-cell office:value-type="string" calcext:value-type="string">
            <text:p>Time stamp</text:p>
          </table:table-cell>
          <table:table-cell table:style-name="Default" office:value-type="string" calcext:value-type="string">
            <text:p>Time delta (seconds)</text:p>
          </table:table-cell>
          <table:table-cell table:style-name="Default" office:value-type="string" calcext:value-type="string">
            <text:p>Predicted time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table:style-name="ce1" office:value-type="string" calcext:value-type="string">
            <text:p>2017-04-30 10:20:08,637</text:p>
          </table:table-cell>
          <table:table-cell office:value-type="string" calcext:value-type="string">
            <text:p>Temperature</text:p>
          </table:table-cell>
          <table:table-cell office:value-type="float" office:value="12.7" calcext:value-type="float">
            <text:p>12.7</text:p>
          </table:table-cell>
          <table:table-cell table:formula="of:=TIMEVALUE( LEFT([.B2]; 19))" office:value-type="time" office:time-value="PT10H20M07.999999914S" calcext:value-type="time">
            <text:p>10:20: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NFO</text:p>
          </table:table-cell>
          <table:table-cell table:style-name="ce1" office:value-type="string" calcext:value-type="string">
            <text:p>2017-04-30 10:20:19,487</text:p>
          </table:table-cell>
          <table:table-cell office:value-type="string" calcext:value-type="string">
            <text:p>Temperature</text:p>
          </table:table-cell>
          <table:table-cell office:value-type="float" office:value="12.8" calcext:value-type="float">
            <text:p>12.8</text:p>
          </table:table-cell>
          <table:table-cell table:formula="of:=TIMEVALUE( LEFT([.B3]; 19))" office:value-type="time" office:time-value="PT10H20M18.999999971S" calcext:value-type="time">
            <text:p>10:20:19</text:p>
          </table:table-cell>
          <table:table-cell table:formula="of:=SECOND([.E3]-[.E2])" office:value-type="float" office:value="11" calcext:value-type="float">
            <text:p>11</text:p>
          </table:table-cell>
          <table:table-cell table:formula="of:=(0.000000000000011676*[.F3]^4) - (0.0000000001313004*[.F3]^3)+(0.00000040827021*[.F3]^2)+(0.001412319*[.F3])+12.615873295" office:value-type="float" office:value="12.6314580301055" calcext:value-type="float">
            <text:p>12.63</text:p>
          </table:table-cell>
          <table:table-cell table:formula="of:=[.D3]-[.G3]" office:value-type="float" office:value="0.168541969894475" calcext:value-type="float">
            <text:p>0.168541969894475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table:style-name="ce1" office:value-type="string" calcext:value-type="string">
            <text:p>2017-04-30 10:20:30,327</text:p>
          </table:table-cell>
          <table:table-cell office:value-type="string" calcext:value-type="string">
            <text:p>Temperature</text:p>
          </table:table-cell>
          <table:table-cell office:value-type="float" office:value="12.8" calcext:value-type="float">
            <text:p>12.8</text:p>
          </table:table-cell>
          <table:table-cell table:formula="of:=TIMEVALUE( LEFT([.B4]; 19))" office:value-type="time" office:time-value="PT10H20M30.000000028S" calcext:value-type="time">
            <text:p>10:20:30</text:p>
          </table:table-cell>
          <table:table-cell table:formula="of:=SECOND([.E4]-[.E3])+[.F3]" office:value-type="float" office:value="22" calcext:value-type="float">
            <text:p>22</text:p>
          </table:table-cell>
          <table:table-cell table:formula="of:=(0.000000000000011676*[.F4]^4) - (0.0000000001313004*[.F4]^3)+(0.00000040827021*[.F4]^2)+(0.001412319*[.F4])+12.615873295" office:value-type="float" office:value="12.6471405204302" calcext:value-type="float">
            <text:p>12.65</text:p>
          </table:table-cell>
          <table:table-cell table:formula="of:=[.D4]-[.G4]" office:value-type="float" office:value="0.152859479569846" calcext:value-type="float">
            <text:p>0.152859479569846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table:style-name="ce1" office:value-type="string" calcext:value-type="string">
            <text:p>2017-04-30 10:20:41,167</text:p>
          </table:table-cell>
          <table:table-cell office:value-type="string" calcext:value-type="string">
            <text:p>Temperature</text:p>
          </table:table-cell>
          <table:table-cell office:value-type="float" office:value="12.8" calcext:value-type="float">
            <text:p>12.8</text:p>
          </table:table-cell>
          <table:table-cell table:formula="of:=TIMEVALUE( LEFT([.B5]; 19))" office:value-type="time" office:time-value="PT10H20M41.000000085S" calcext:value-type="time">
            <text:p>10:20:41</text:p>
          </table:table-cell>
          <table:table-cell table:formula="of:=SECOND([.E5]-[.E4])+[.F4]" office:value-type="float" office:value="33" calcext:value-type="float">
            <text:p>33</text:p>
          </table:table-cell>
          <table:table-cell table:formula="of:=(0.000000000000011676*[.F5]^4) - (0.0000000001313004*[.F5]^3)+(0.00000040827021*[.F5]^2)+(0.001412319*[.F5])+12.615873295" office:value-type="float" office:value="12.662919723563" calcext:value-type="float">
            <text:p>12.66</text:p>
          </table:table-cell>
          <table:table-cell table:formula="of:=[.D5]-[.G5]" office:value-type="float" office:value="0.137080276436972" calcext:value-type="float">
            <text:p>0.137080276436972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table:style-name="ce1" office:value-type="string" calcext:value-type="string">
            <text:p>2017-04-30 10:20:52,007</text:p>
          </table:table-cell>
          <table:table-cell office:value-type="string" calcext:value-type="string">
            <text:p>Temperature</text:p>
          </table:table-cell>
          <table:table-cell office:value-type="float" office:value="12.8" calcext:value-type="float">
            <text:p>12.8</text:p>
          </table:table-cell>
          <table:table-cell table:formula="of:=TIMEVALUE( LEFT([.B6]; 19))" office:value-type="time" office:time-value="PT10H20M52.000000142S" calcext:value-type="time">
            <text:p>10:20:52</text:p>
          </table:table-cell>
          <table:table-cell table:formula="of:=SECOND([.E6]-[.E5])+[.F5]" office:value-type="float" office:value="44" calcext:value-type="float">
            <text:p>44</text:p>
          </table:table-cell>
          <table:table-cell table:formula="of:=(0.000000000000011676*[.F6]^4) - (0.0000000001313004*[.F6]^3)+(0.00000040827021*[.F6]^2)+(0.001412319*[.F6])+12.615873295" office:value-type="float" office:value="12.6787946011961" calcext:value-type="float">
            <text:p>12.68</text:p>
          </table:table-cell>
          <table:table-cell table:formula="of:=[.D6]-[.G6]" office:value-type="float" office:value="0.121205398803946" calcext:value-type="float">
            <text:p>0.121205398803946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21:02,847</text:p>
          </table:table-cell>
          <table:table-cell office:value-type="string" calcext:value-type="string">
            <text:p>Temperature</text:p>
          </table:table-cell>
          <table:table-cell office:value-type="float" office:value="12.8" calcext:value-type="float">
            <text:p>12.8</text:p>
          </table:table-cell>
          <table:table-cell table:formula="of:=TIMEVALUE( LEFT([.B7]; 19))" office:value-type="time" office:time-value="PT10H21M01.999999965S" calcext:value-type="time">
            <text:p>10:21:02</text:p>
          </table:table-cell>
          <table:table-cell table:formula="of:=SECOND([.E7]-[.E6])+[.F6]" office:value-type="float" office:value="54" calcext:value-type="float">
            <text:p>54</text:p>
          </table:table-cell>
          <table:table-cell table:formula="of:=(0.000000000000011676*[.F7]^4) - (0.0000000001313004*[.F7]^3)+(0.00000040827021*[.F7]^2)+(0.001412319*[.F7])+12.615873295" office:value-type="float" office:value="12.6933084611279" calcext:value-type="float">
            <text:p>12.69</text:p>
          </table:table-cell>
          <table:table-cell table:formula="of:=[.D7]-[.G7]" office:value-type="float" office:value="0.106691538872145" calcext:value-type="float">
            <text:p>0.106691538872145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21:13,687</text:p>
          </table:table-cell>
          <table:table-cell office:value-type="string" calcext:value-type="string">
            <text:p>Temperature</text:p>
          </table:table-cell>
          <table:table-cell office:value-type="float" office:value="12.8" calcext:value-type="float">
            <text:p>12.8</text:p>
          </table:table-cell>
          <table:table-cell table:formula="of:=TIMEVALUE( LEFT([.B8]; 19))" office:value-type="time" office:time-value="PT10H21M13.000000021S" calcext:value-type="time">
            <text:p>10:21:13</text:p>
          </table:table-cell>
          <table:table-cell table:formula="of:=SECOND([.E8]-[.E7])+[.F7]" office:value-type="float" office:value="65" calcext:value-type="float">
            <text:p>65</text:p>
          </table:table-cell>
          <table:table-cell table:formula="of:=(0.000000000000011676*[.F8]^4) - (0.0000000001313004*[.F8]^3)+(0.00000040827021*[.F8]^2)+(0.001412319*[.F8])+12.615873295" office:value-type="float" office:value="12.7093631216888" calcext:value-type="float">
            <text:p>12.71</text:p>
          </table:table-cell>
          <table:table-cell table:formula="of:=[.D8]-[.G8]" office:value-type="float" office:value="0.0906368783112033" calcext:value-type="float">
            <text:p>0.090636878311203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21:24,527</text:p>
          </table:table-cell>
          <table:table-cell office:value-type="string" calcext:value-type="string">
            <text:p>Temperature</text:p>
          </table:table-cell>
          <table:table-cell office:value-type="float" office:value="12.8" calcext:value-type="float">
            <text:p>12.8</text:p>
          </table:table-cell>
          <table:table-cell table:formula="of:=TIMEVALUE( LEFT([.B9]; 19))" office:value-type="time" office:time-value="PT10H21M24.000000078S" calcext:value-type="time">
            <text:p>10:21:24</text:p>
          </table:table-cell>
          <table:table-cell table:formula="of:=SECOND([.E9]-[.E8])+[.F8]" office:value-type="float" office:value="76" calcext:value-type="float">
            <text:p>76</text:p>
          </table:table-cell>
          <table:table-cell table:formula="of:=(0.000000000000011676*[.F9]^4) - (0.0000000001313004*[.F9]^3)+(0.00000040827021*[.F9]^2)+(0.001412319*[.F9])+12.615873295" office:value-type="float" office:value="12.7255104595453" calcext:value-type="float">
            <text:p>12.73</text:p>
          </table:table-cell>
          <table:table-cell table:formula="of:=[.D9]-[.G9]" office:value-type="float" office:value="0.0744895404546639" calcext:value-type="float">
            <text:p>0.074489540454664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21:35,367</text:p>
          </table:table-cell>
          <table:table-cell office:value-type="string" calcext:value-type="string">
            <text:p>Temperature</text:p>
          </table:table-cell>
          <table:table-cell office:value-type="float" office:value="12.8" calcext:value-type="float">
            <text:p>12.8</text:p>
          </table:table-cell>
          <table:table-cell table:formula="of:=TIMEVALUE( LEFT([.B10]; 19))" office:value-type="time" office:time-value="PT10H21M35.000000135S" calcext:value-type="time">
            <text:p>10:21:35</text:p>
          </table:table-cell>
          <table:table-cell table:formula="of:=SECOND([.E10]-[.E9])+[.F9]" office:value-type="float" office:value="87" calcext:value-type="float">
            <text:p>87</text:p>
          </table:table-cell>
          <table:table-cell table:formula="of:=(0.000000000000011676*[.F10]^4) - (0.0000000001313004*[.F10]^3)+(0.00000040827021*[.F10]^2)+(0.001412319*[.F10])+12.615873295" office:value-type="float" office:value="12.7417494524274" calcext:value-type="float">
            <text:p>12.74</text:p>
          </table:table-cell>
          <table:table-cell table:formula="of:=[.D10]-[.G10]" office:value-type="float" office:value="0.0582505475725625" calcext:value-type="float">
            <text:p>0.058250547572563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21:46,207</text:p>
          </table:table-cell>
          <table:table-cell office:value-type="string" calcext:value-type="string">
            <text:p>Temperature</text:p>
          </table:table-cell>
          <table:table-cell office:value-type="float" office:value="12.8" calcext:value-type="float">
            <text:p>12.8</text:p>
          </table:table-cell>
          <table:table-cell table:formula="of:=TIMEVALUE( LEFT([.B11]; 19))" office:value-type="time" office:time-value="PT10H21M46.000000192S" calcext:value-type="time">
            <text:p>10:21:46</text:p>
          </table:table-cell>
          <table:table-cell table:formula="of:=SECOND([.E11]-[.E10])+[.F10]" office:value-type="float" office:value="98" calcext:value-type="float">
            <text:p>98</text:p>
          </table:table-cell>
          <table:table-cell table:formula="of:=(0.000000000000011676*[.F11]^4) - (0.0000000001313004*[.F11]^3)+(0.00000040827021*[.F11]^2)+(0.001412319*[.F11])+12.615873295" office:value-type="float" office:value="12.7580790821678" calcext:value-type="float">
            <text:p>12.76</text:p>
          </table:table-cell>
          <table:table-cell table:formula="of:=[.D11]-[.G11]" office:value-type="float" office:value="0.041920917832174" calcext:value-type="float">
            <text:p>0.041920917832174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21:57,047</text:p>
          </table:table-cell>
          <table:table-cell office:value-type="string" calcext:value-type="string">
            <text:p>Temperature</text:p>
          </table:table-cell>
          <table:table-cell office:value-type="float" office:value="12.8" calcext:value-type="float">
            <text:p>12.8</text:p>
          </table:table-cell>
          <table:table-cell table:formula="of:=TIMEVALUE( LEFT([.B12]; 19))" office:value-type="time" office:time-value="PT10H21M57.000000249S" calcext:value-type="time">
            <text:p>10:21:57</text:p>
          </table:table-cell>
          <table:table-cell table:formula="of:=SECOND([.E12]-[.E11])+[.F11]" office:value-type="float" office:value="109" calcext:value-type="float">
            <text:p>109</text:p>
          </table:table-cell>
          <table:table-cell table:formula="of:=(0.000000000000011676*[.F12]^4) - (0.0000000001313004*[.F12]^3)+(0.00000040827021*[.F12]^2)+(0.001412319*[.F12])+12.615873295" office:value-type="float" office:value="12.774498334702" calcext:value-type="float">
            <text:p>12.77</text:p>
          </table:table-cell>
          <table:table-cell table:formula="of:=[.D12]-[.G12]" office:value-type="float" office:value="0.0255016652980142" calcext:value-type="float">
            <text:p>0.025501665298014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22:07,887</text:p>
          </table:table-cell>
          <table:table-cell office:value-type="string" calcext:value-type="string">
            <text:p>Temperature</text:p>
          </table:table-cell>
          <table:table-cell office:value-type="float" office:value="12.8" calcext:value-type="float">
            <text:p>12.8</text:p>
          </table:table-cell>
          <table:table-cell table:formula="of:=TIMEVALUE( LEFT([.B13]; 19))" office:value-type="time" office:time-value="PT10H22M07.000000072S" calcext:value-type="time">
            <text:p>10:22:07</text:p>
          </table:table-cell>
          <table:table-cell table:formula="of:=SECOND([.E13]-[.E12])+[.F12]" office:value-type="float" office:value="119" calcext:value-type="float">
            <text:p>119</text:p>
          </table:table-cell>
          <table:table-cell table:formula="of:=(0.000000000000011676*[.F13]^4) - (0.0000000001313004*[.F13]^3)+(0.00000040827021*[.F13]^2)+(0.001412319*[.F13])+12.615873295" office:value-type="float" office:value="12.7895018498271" calcext:value-type="float">
            <text:p>12.79</text:p>
          </table:table-cell>
          <table:table-cell table:formula="of:=[.D13]-[.G13]" office:value-type="float" office:value="0.0104981501728929" calcext:value-type="float">
            <text:p>0.010498150172893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22:18,727</text:p>
          </table:table-cell>
          <table:table-cell office:value-type="string" calcext:value-type="string">
            <text:p>Temperature</text:p>
          </table:table-cell>
          <table:table-cell office:value-type="float" office:value="12.8" calcext:value-type="float">
            <text:p>12.8</text:p>
          </table:table-cell>
          <table:table-cell table:formula="of:=TIMEVALUE( LEFT([.B14]; 19))" office:value-type="time" office:time-value="PT10H22M18.000000129S" calcext:value-type="time">
            <text:p>10:22:18</text:p>
          </table:table-cell>
          <table:table-cell table:formula="of:=SECOND([.E14]-[.E13])+[.F13]" office:value-type="float" office:value="130" calcext:value-type="float">
            <text:p>130</text:p>
          </table:table-cell>
          <table:table-cell table:formula="of:=(0.000000000000011676*[.F14]^4) - (0.0000000001313004*[.F14]^3)+(0.00000040827021*[.F14]^2)+(0.001412319*[.F14])+12.615873295" office:value-type="float" office:value="12.8060893993526" calcext:value-type="float">
            <text:p>12.81</text:p>
          </table:table-cell>
          <table:table-cell table:formula="of:=[.D14]-[.G14]" office:value-type="float" office:value="-0.00608939935255926" calcext:value-type="float">
            <text:p>-0.006089399352559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22:29,567</text:p>
          </table:table-cell>
          <table:table-cell office:value-type="string" calcext:value-type="string">
            <text:p>Temperature</text:p>
          </table:table-cell>
          <table:table-cell office:value-type="float" office:value="12.8" calcext:value-type="float">
            <text:p>12.8</text:p>
          </table:table-cell>
          <table:table-cell table:formula="of:=TIMEVALUE( LEFT([.B15]; 19))" office:value-type="time" office:time-value="PT10H22M29.000000185S" calcext:value-type="time">
            <text:p>10:22:29</text:p>
          </table:table-cell>
          <table:table-cell table:formula="of:=SECOND([.E15]-[.E14])+[.F14]" office:value-type="float" office:value="141" calcext:value-type="float">
            <text:p>141</text:p>
          </table:table-cell>
          <table:table-cell table:formula="of:=(0.000000000000011676*[.F15]^4) - (0.0000000001313004*[.F15]^3)+(0.00000040827021*[.F15]^2)+(0.001412319*[.F15])+12.615873295" office:value-type="float" office:value="12.822763644994" calcext:value-type="float">
            <text:p>12.82</text:p>
          </table:table-cell>
          <table:table-cell table:formula="of:=[.D15]-[.G15]" office:value-type="float" office:value="-0.0227636449940043" calcext:value-type="float">
            <text:p>-0.022763644994004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22:40,407</text:p>
          </table:table-cell>
          <table:table-cell office:value-type="string" calcext:value-type="string">
            <text:p>Temperature</text:p>
          </table:table-cell>
          <table:table-cell office:value-type="float" office:value="12.8" calcext:value-type="float">
            <text:p>12.8</text:p>
          </table:table-cell>
          <table:table-cell table:formula="of:=TIMEVALUE( LEFT([.B16]; 19))" office:value-type="time" office:time-value="PT10H22M40.000000242S" calcext:value-type="time">
            <text:p>10:22:40</text:p>
          </table:table-cell>
          <table:table-cell table:formula="of:=SECOND([.E16]-[.E15])+[.F15]" office:value-type="float" office:value="152" calcext:value-type="float">
            <text:p>152</text:p>
          </table:table-cell>
          <table:table-cell table:formula="of:=(0.000000000000011676*[.F16]^4) - (0.0000000001313004*[.F16]^3)+(0.00000040827021*[.F16]^2)+(0.001412319*[.F16])+12.615873295" office:value-type="float" office:value="12.839523588725" calcext:value-type="float">
            <text:p>12.84</text:p>
          </table:table-cell>
          <table:table-cell table:formula="of:=[.D16]-[.G16]" office:value-type="float" office:value="-0.0395235887249878" calcext:value-type="float">
            <text:p>-0.039523588724988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22:51,247</text:p>
          </table:table-cell>
          <table:table-cell office:value-type="string" calcext:value-type="string">
            <text:p>Temperature</text:p>
          </table:table-cell>
          <table:table-cell office:value-type="float" office:value="12.8" calcext:value-type="float">
            <text:p>12.8</text:p>
          </table:table-cell>
          <table:table-cell table:formula="of:=TIMEVALUE( LEFT([.B17]; 19))" office:value-type="time" office:time-value="PT10H22M51.000000299S" calcext:value-type="time">
            <text:p>10:22:51</text:p>
          </table:table-cell>
          <table:table-cell table:formula="of:=SECOND([.E17]-[.E16])+[.F16]" office:value-type="float" office:value="163" calcext:value-type="float">
            <text:p>163</text:p>
          </table:table-cell>
          <table:table-cell table:formula="of:=(0.000000000000011676*[.F17]^4) - (0.0000000001313004*[.F17]^3)+(0.00000040827021*[.F17]^2)+(0.001412319*[.F17])+12.615873295" office:value-type="float" office:value="12.8563682366218" calcext:value-type="float">
            <text:p>12.86</text:p>
          </table:table-cell>
          <table:table-cell table:formula="of:=[.D17]-[.G17]" office:value-type="float" office:value="-0.0563682366218128" calcext:value-type="float">
            <text:p>-0.056368236621813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23:02,077</text:p>
          </table:table-cell>
          <table:table-cell office:value-type="string" calcext:value-type="string">
            <text:p>Temperature</text:p>
          </table:table-cell>
          <table:table-cell office:value-type="float" office:value="12.8" calcext:value-type="float">
            <text:p>12.8</text:p>
          </table:table-cell>
          <table:table-cell table:formula="of:=TIMEVALUE( LEFT([.B18]; 19))" office:value-type="time" office:time-value="PT10H23M01.999999727S" calcext:value-type="time">
            <text:p>10:23:02</text:p>
          </table:table-cell>
          <table:table-cell table:formula="of:=SECOND([.E18]-[.E17])+[.F17]" office:value-type="float" office:value="174" calcext:value-type="float">
            <text:p>174</text:p>
          </table:table-cell>
          <table:table-cell table:formula="of:=(0.000000000000011676*[.F18]^4) - (0.0000000001313004*[.F18]^3)+(0.00000040827021*[.F18]^2)+(0.001412319*[.F18])+12.615873295" office:value-type="float" office:value="12.8732965988635" calcext:value-type="float">
            <text:p>12.87</text:p>
          </table:table-cell>
          <table:table-cell table:formula="of:=[.D18]-[.G18]" office:value-type="float" office:value="-0.073296598863541" calcext:value-type="float">
            <text:p>-0.073296598863541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23:12,917</text:p>
          </table:table-cell>
          <table:table-cell office:value-type="string" calcext:value-type="string">
            <text:p>Temperature</text:p>
          </table:table-cell>
          <table:table-cell office:value-type="float" office:value="12.8" calcext:value-type="float">
            <text:p>12.8</text:p>
          </table:table-cell>
          <table:table-cell table:formula="of:=TIMEVALUE( LEFT([.B19]; 19))" office:value-type="time" office:time-value="PT10H23M12.000000179S" calcext:value-type="time">
            <text:p>10:23:12</text:p>
          </table:table-cell>
          <table:table-cell table:formula="of:=SECOND([.E19]-[.E18])+[.F18]" office:value-type="float" office:value="184" calcext:value-type="float">
            <text:p>184</text:p>
          </table:table-cell>
          <table:table-cell table:formula="of:=(0.000000000000011676*[.F19]^4) - (0.0000000001313004*[.F19]^3)+(0.00000040827021*[.F19]^2)+(0.001412319*[.F19])+12.615873295" office:value-type="float" office:value="12.8887578342295" calcext:value-type="float">
            <text:p>12.89</text:p>
          </table:table-cell>
          <table:table-cell table:formula="of:=[.D19]-[.G19]" office:value-type="float" office:value="-0.0887578342294795" calcext:value-type="float">
            <text:p>-0.08875783422948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23:23,757</text:p>
          </table:table-cell>
          <table:table-cell office:value-type="string" calcext:value-type="string">
            <text:p>Temperature</text:p>
          </table:table-cell>
          <table:table-cell office:value-type="float" office:value="12.8" calcext:value-type="float">
            <text:p>12.8</text:p>
          </table:table-cell>
          <table:table-cell table:formula="of:=TIMEVALUE( LEFT([.B20]; 19))" office:value-type="time" office:time-value="PT10H23M23.000000236S" calcext:value-type="time">
            <text:p>10:23:23</text:p>
          </table:table-cell>
          <table:table-cell table:formula="of:=SECOND([.E20]-[.E19])+[.F19]" office:value-type="float" office:value="195" calcext:value-type="float">
            <text:p>195</text:p>
          </table:table-cell>
          <table:table-cell table:formula="of:=(0.000000000000011676*[.F20]^4) - (0.0000000001313004*[.F20]^3)+(0.00000040827021*[.F20]^2)+(0.001412319*[.F20])+12.615873295" office:value-type="float" office:value="12.9058432810175" calcext:value-type="float">
            <text:p>12.91</text:p>
          </table:table-cell>
          <table:table-cell table:formula="of:=[.D20]-[.G20]" office:value-type="float" office:value="-0.105843281017497" calcext:value-type="float">
            <text:p>-0.105843281017497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23:34,597</text:p>
          </table:table-cell>
          <table:table-cell office:value-type="string" calcext:value-type="string">
            <text:p>Temperature</text:p>
          </table:table-cell>
          <table:table-cell office:value-type="float" office:value="12.8" calcext:value-type="float">
            <text:p>12.8</text:p>
          </table:table-cell>
          <table:table-cell table:formula="of:=TIMEVALUE( LEFT([.B21]; 19))" office:value-type="time" office:time-value="PT10H23M34.000000292S" calcext:value-type="time">
            <text:p>10:23:34</text:p>
          </table:table-cell>
          <table:table-cell table:formula="of:=SECOND([.E21]-[.E20])+[.F20]" office:value-type="float" office:value="206" calcext:value-type="float">
            <text:p>206</text:p>
          </table:table-cell>
          <table:table-cell table:formula="of:=(0.000000000000011676*[.F21]^4) - (0.0000000001313004*[.F21]^3)+(0.00000040827021*[.F21]^2)+(0.001412319*[.F21])+12.615873295" office:value-type="float" office:value="12.9230095859994" calcext:value-type="float">
            <text:p>12.92</text:p>
          </table:table-cell>
          <table:table-cell table:formula="of:=[.D21]-[.G21]" office:value-type="float" office:value="-0.123009585999418" calcext:value-type="float">
            <text:p>-0.123009585999418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23:45,437</text:p>
          </table:table-cell>
          <table:table-cell office:value-type="string" calcext:value-type="string">
            <text:p>Temperature</text:p>
          </table:table-cell>
          <table:table-cell office:value-type="float" office:value="12.9" calcext:value-type="float">
            <text:p>12.9</text:p>
          </table:table-cell>
          <table:table-cell table:formula="of:=TIMEVALUE( LEFT([.B22]; 19))" office:value-type="time" office:time-value="PT10H23M44.999999721S" calcext:value-type="time">
            <text:p>10:23:45</text:p>
          </table:table-cell>
          <table:table-cell table:formula="of:=SECOND([.E22]-[.E21])+[.F21]" office:value-type="float" office:value="217" calcext:value-type="float">
            <text:p>217</text:p>
          </table:table-cell>
          <table:table-cell table:formula="of:=(0.000000000000011676*[.F22]^4) - (0.0000000001313004*[.F22]^3)+(0.00000040827021*[.F22]^2)+(0.001412319*[.F22])+12.615873295" office:value-type="float" office:value="12.9402557753924" calcext:value-type="float">
            <text:p>12.94</text:p>
          </table:table-cell>
          <table:table-cell table:formula="of:=[.D22]-[.G22]" office:value-type="float" office:value="-0.0402557753923656" calcext:value-type="float">
            <text:p>-0.040255775392366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23:56,277</text:p>
          </table:table-cell>
          <table:table-cell office:value-type="string" calcext:value-type="string">
            <text:p>Temperature</text:p>
          </table:table-cell>
          <table:table-cell office:value-type="float" office:value="12.9" calcext:value-type="float">
            <text:p>12.9</text:p>
          </table:table-cell>
          <table:table-cell table:formula="of:=TIMEVALUE( LEFT([.B23]; 19))" office:value-type="time" office:time-value="PT10H23M55.999999777S" calcext:value-type="time">
            <text:p>10:23:56</text:p>
          </table:table-cell>
          <table:table-cell table:formula="of:=SECOND([.E23]-[.E22])+[.F22]" office:value-type="float" office:value="228" calcext:value-type="float">
            <text:p>228</text:p>
          </table:table-cell>
          <table:table-cell table:formula="of:=(0.000000000000011676*[.F23]^4) - (0.0000000001313004*[.F23]^3)+(0.00000040827021*[.F23]^2)+(0.001412319*[.F23])+12.615873295" office:value-type="float" office:value="12.9575808795162" calcext:value-type="float">
            <text:p>12.96</text:p>
          </table:table-cell>
          <table:table-cell table:formula="of:=[.D23]-[.G23]" office:value-type="float" office:value="-0.0575808795162249" calcext:value-type="float">
            <text:p>-0.057580879516225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24:07,117</text:p>
          </table:table-cell>
          <table:table-cell office:value-type="string" calcext:value-type="string">
            <text:p>Temperature</text:p>
          </table:table-cell>
          <table:table-cell office:value-type="float" office:value="12.9" calcext:value-type="float">
            <text:p>12.9</text:p>
          </table:table-cell>
          <table:table-cell table:formula="of:=TIMEVALUE( LEFT([.B24]; 19))" office:value-type="time" office:time-value="PT10H24M06.999999834S" calcext:value-type="time">
            <text:p>10:24:07</text:p>
          </table:table-cell>
          <table:table-cell table:formula="of:=SECOND([.E24]-[.E23])+[.F23]" office:value-type="float" office:value="239" calcext:value-type="float">
            <text:p>239</text:p>
          </table:table-cell>
          <table:table-cell table:formula="of:=(0.000000000000011676*[.F24]^4) - (0.0000000001313004*[.F24]^3)+(0.00000040827021*[.F24]^2)+(0.001412319*[.F24])+12.615873295" office:value-type="float" office:value="12.9749839327936" calcext:value-type="float">
            <text:p>12.97</text:p>
          </table:table-cell>
          <table:table-cell table:formula="of:=[.D24]-[.G24]" office:value-type="float" office:value="-0.0749839327936339" calcext:value-type="float">
            <text:p>-0.074983932793634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24:17,957</text:p>
          </table:table-cell>
          <table:table-cell office:value-type="string" calcext:value-type="string">
            <text:p>Temperature</text:p>
          </table:table-cell>
          <table:table-cell office:value-type="float" office:value="12.9" calcext:value-type="float">
            <text:p>12.9</text:p>
          </table:table-cell>
          <table:table-cell table:formula="of:=TIMEVALUE( LEFT([.B25]; 19))" office:value-type="time" office:time-value="PT10H24M17.000000286S" calcext:value-type="time">
            <text:p>10:24:17</text:p>
          </table:table-cell>
          <table:table-cell table:formula="of:=SECOND([.E25]-[.E24])+[.F24]" office:value-type="float" office:value="249" calcext:value-type="float">
            <text:p>249</text:p>
          </table:table-cell>
          <table:table-cell table:formula="of:=(0.000000000000011676*[.F25]^4) - (0.0000000001313004*[.F25]^3)+(0.00000040827021*[.F25]^2)+(0.001412319*[.F25])+12.615873295" office:value-type="float" office:value="12.990871723013" calcext:value-type="float">
            <text:p>12.99</text:p>
          </table:table-cell>
          <table:table-cell table:formula="of:=[.D25]-[.G25]" office:value-type="float" office:value="-0.0908717230130467" calcext:value-type="float">
            <text:p>-0.090871723013047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24:28,797</text:p>
          </table:table-cell>
          <table:table-cell office:value-type="string" calcext:value-type="string">
            <text:p>Temperature</text:p>
          </table:table-cell>
          <table:table-cell office:value-type="float" office:value="12.9" calcext:value-type="float">
            <text:p>12.9</text:p>
          </table:table-cell>
          <table:table-cell table:formula="of:=TIMEVALUE( LEFT([.B26]; 19))" office:value-type="time" office:time-value="PT10H24M27.999999714S" calcext:value-type="time">
            <text:p>10:24:28</text:p>
          </table:table-cell>
          <table:table-cell table:formula="of:=SECOND([.E26]-[.E25])+[.F25]" office:value-type="float" office:value="260" calcext:value-type="float">
            <text:p>260</text:p>
          </table:table-cell>
          <table:table-cell table:formula="of:=(0.000000000000011676*[.F26]^4) - (0.0000000001313004*[.F26]^3)+(0.00000040827021*[.F26]^2)+(0.001412319*[.F26])+12.615873295" office:value-type="float" office:value="13.0084209218834" calcext:value-type="float">
            <text:p>13.01</text:p>
          </table:table-cell>
          <table:table-cell table:formula="of:=[.D26]-[.G26]" office:value-type="float" office:value="-0.10842092188336" calcext:value-type="float">
            <text:p>-0.10842092188336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24:39,637</text:p>
          </table:table-cell>
          <table:table-cell office:value-type="string" calcext:value-type="string">
            <text:p>Temperature</text:p>
          </table:table-cell>
          <table:table-cell office:value-type="float" office:value="12.9" calcext:value-type="float">
            <text:p>12.9</text:p>
          </table:table-cell>
          <table:table-cell table:formula="of:=TIMEVALUE( LEFT([.B27]; 19))" office:value-type="time" office:time-value="PT10H24M38.999999771S" calcext:value-type="time">
            <text:p>10:24:39</text:p>
          </table:table-cell>
          <table:table-cell table:formula="of:=SECOND([.E27]-[.E26])+[.F26]" office:value-type="float" office:value="271" calcext:value-type="float">
            <text:p>271</text:p>
          </table:table-cell>
          <table:table-cell table:formula="of:=(0.000000000000011676*[.F27]^4) - (0.0000000001313004*[.F27]^3)+(0.00000040827021*[.F27]^2)+(0.001412319*[.F27])+12.615873295" office:value-type="float" office:value="13.026045284283" calcext:value-type="float">
            <text:p>13.03</text:p>
          </table:table-cell>
          <table:table-cell table:formula="of:=[.D27]-[.G27]" office:value-type="float" office:value="-0.126045284283002" calcext:value-type="float">
            <text:p>-0.126045284283002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24:50,477</text:p>
          </table:table-cell>
          <table:table-cell office:value-type="string" calcext:value-type="string">
            <text:p>Temperature</text:p>
          </table:table-cell>
          <table:table-cell office:value-type="float" office:value="12.9" calcext:value-type="float">
            <text:p>12.9</text:p>
          </table:table-cell>
          <table:table-cell table:formula="of:=TIMEVALUE( LEFT([.B28]; 19))" office:value-type="time" office:time-value="PT10H24M49.999999828S" calcext:value-type="time">
            <text:p>10:24:50</text:p>
          </table:table-cell>
          <table:table-cell table:formula="of:=SECOND([.E28]-[.E27])+[.F27]" office:value-type="float" office:value="282" calcext:value-type="float">
            <text:p>282</text:p>
          </table:table-cell>
          <table:table-cell table:formula="of:=(0.000000000000011676*[.F28]^4) - (0.0000000001313004*[.F28]^3)+(0.00000040827021*[.F28]^2)+(0.001412319*[.F28])+12.615873295" office:value-type="float" office:value="13.0437438606727" calcext:value-type="float">
            <text:p>13.04</text:p>
          </table:table-cell>
          <table:table-cell table:formula="of:=[.D28]-[.G28]" office:value-type="float" office:value="-0.143743860672673" calcext:value-type="float">
            <text:p>-0.143743860672673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25:01,317</text:p>
          </table:table-cell>
          <table:table-cell office:value-type="string" calcext:value-type="string">
            <text:p>Temperature</text:p>
          </table:table-cell>
          <table:table-cell office:value-type="float" office:value="13" calcext:value-type="float">
            <text:p>13</text:p>
          </table:table-cell>
          <table:table-cell table:formula="of:=TIMEVALUE( LEFT([.B29]; 19))" office:value-type="time" office:time-value="PT10H25M00.999999885S" calcext:value-type="time">
            <text:p>10:25:01</text:p>
          </table:table-cell>
          <table:table-cell table:formula="of:=SECOND([.E29]-[.E28])+[.F28]" office:value-type="float" office:value="293" calcext:value-type="float">
            <text:p>293</text:p>
          </table:table-cell>
          <table:table-cell table:formula="of:=(0.000000000000011676*[.F29]^4) - (0.0000000001313004*[.F29]^3)+(0.00000040827021*[.F29]^2)+(0.001412319*[.F29])+12.615873295" office:value-type="float" office:value="13.0615157056158" calcext:value-type="float">
            <text:p>13.06</text:p>
          </table:table-cell>
          <table:table-cell table:formula="of:=[.D29]-[.G29]" office:value-type="float" office:value="-0.0615157056158395" calcext:value-type="float">
            <text:p>-0.06151570561584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25:12,157</text:p>
          </table:table-cell>
          <table:table-cell office:value-type="string" calcext:value-type="string">
            <text:p>Temperature</text:p>
          </table:table-cell>
          <table:table-cell office:value-type="float" office:value="13" calcext:value-type="float">
            <text:p>13</text:p>
          </table:table-cell>
          <table:table-cell table:formula="of:=TIMEVALUE( LEFT([.B30]; 19))" office:value-type="time" office:time-value="PT10H25M11.999999941S" calcext:value-type="time">
            <text:p>10:25:12</text:p>
          </table:table-cell>
          <table:table-cell table:formula="of:=SECOND([.E30]-[.E29])+[.F29]" office:value-type="float" office:value="304" calcext:value-type="float">
            <text:p>304</text:p>
          </table:table-cell>
          <table:table-cell table:formula="of:=(0.000000000000011676*[.F30]^4) - (0.0000000001313004*[.F30]^3)+(0.00000040827021*[.F30]^2)+(0.001412319*[.F30])+12.615873295" office:value-type="float" office:value="13.0793598777787" calcext:value-type="float">
            <text:p>13.08</text:p>
          </table:table-cell>
          <table:table-cell table:formula="of:=[.D30]-[.G30]" office:value-type="float" office:value="-0.079359877778721" calcext:value-type="float">
            <text:p>-0.079359877778721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25:22,997</text:p>
          </table:table-cell>
          <table:table-cell office:value-type="string" calcext:value-type="string">
            <text:p>Temperature</text:p>
          </table:table-cell>
          <table:table-cell office:value-type="float" office:value="13.1" calcext:value-type="float">
            <text:p>13.1</text:p>
          </table:table-cell>
          <table:table-cell table:formula="of:=TIMEVALUE( LEFT([.B31]; 19))" office:value-type="time" office:time-value="PT10H25M21.999999764S" calcext:value-type="time">
            <text:p>10:25:22</text:p>
          </table:table-cell>
          <table:table-cell table:formula="of:=SECOND([.E31]-[.E30])+[.F30]" office:value-type="float" office:value="314" calcext:value-type="float">
            <text:p>314</text:p>
          </table:table-cell>
          <table:table-cell table:formula="of:=(0.000000000000011676*[.F31]^4) - (0.0000000001313004*[.F31]^3)+(0.00000040827021*[.F31]^2)+(0.001412319*[.F31])+12.615873295" office:value-type="float" office:value="13.0956438270294" calcext:value-type="float">
            <text:p>13.10</text:p>
          </table:table-cell>
          <table:table-cell table:formula="of:=[.D31]-[.G31]" office:value-type="float" office:value="0.00435617297057966" calcext:value-type="float">
            <text:p>0.00435617297058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25:33,837</text:p>
          </table:table-cell>
          <table:table-cell office:value-type="string" calcext:value-type="string">
            <text:p>Temperature</text:p>
          </table:table-cell>
          <table:table-cell office:value-type="float" office:value="13.1" calcext:value-type="float">
            <text:p>13.1</text:p>
          </table:table-cell>
          <table:table-cell table:formula="of:=TIMEVALUE( LEFT([.B32]; 19))" office:value-type="time" office:time-value="PT10H25M32.999999821S" calcext:value-type="time">
            <text:p>10:25:33</text:p>
          </table:table-cell>
          <table:table-cell table:formula="of:=SECOND([.E32]-[.E31])+[.F31]" office:value-type="float" office:value="325" calcext:value-type="float">
            <text:p>325</text:p>
          </table:table-cell>
          <table:table-cell table:formula="of:=(0.000000000000011676*[.F32]^4) - (0.0000000001313004*[.F32]^3)+(0.00000040827021*[.F32]^2)+(0.001412319*[.F32])+12.615873295" office:value-type="float" office:value="13.1136234793234" calcext:value-type="float">
            <text:p>13.11</text:p>
          </table:table-cell>
          <table:table-cell table:formula="of:=[.D32]-[.G32]" office:value-type="float" office:value="-0.0136234793234387" calcext:value-type="float">
            <text:p>-0.013623479323439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25:44,677</text:p>
          </table:table-cell>
          <table:table-cell office:value-type="string" calcext:value-type="string">
            <text:p>Temperature</text:p>
          </table:table-cell>
          <table:table-cell office:value-type="float" office:value="13.1" calcext:value-type="float">
            <text:p>13.1</text:p>
          </table:table-cell>
          <table:table-cell table:formula="of:=TIMEVALUE( LEFT([.B33]; 19))" office:value-type="time" office:time-value="PT10H25M43.999999878S" calcext:value-type="time">
            <text:p>10:25:44</text:p>
          </table:table-cell>
          <table:table-cell table:formula="of:=SECOND([.E33]-[.E32])+[.F32]" office:value-type="float" office:value="336" calcext:value-type="float">
            <text:p>336</text:p>
          </table:table-cell>
          <table:table-cell table:formula="of:=(0.000000000000011676*[.F33]^4) - (0.0000000001313004*[.F33]^3)+(0.00000040827021*[.F33]^2)+(0.001412319*[.F33])+12.615873295" office:value-type="float" office:value="13.1316727437397" calcext:value-type="float">
            <text:p>13.13</text:p>
          </table:table-cell>
          <table:table-cell table:formula="of:=[.D33]-[.G33]" office:value-type="float" office:value="-0.0316727437397208" calcext:value-type="float">
            <text:p>-0.031672743739721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25:55,517</text:p>
          </table:table-cell>
          <table:table-cell office:value-type="string" calcext:value-type="string">
            <text:p>Temperature</text:p>
          </table:table-cell>
          <table:table-cell office:value-type="float" office:value="13.1" calcext:value-type="float">
            <text:p>13.1</text:p>
          </table:table-cell>
          <table:table-cell table:formula="of:=TIMEVALUE( LEFT([.B34]; 19))" office:value-type="time" office:time-value="PT10H25M54.999999935S" calcext:value-type="time">
            <text:p>10:25:55</text:p>
          </table:table-cell>
          <table:table-cell table:formula="of:=SECOND([.E34]-[.E33])+[.F33]" office:value-type="float" office:value="347" calcext:value-type="float">
            <text:p>347</text:p>
          </table:table-cell>
          <table:table-cell table:formula="of:=(0.000000000000011676*[.F34]^4) - (0.0000000001313004*[.F34]^3)+(0.00000040827021*[.F34]^2)+(0.001412319*[.F34])+12.615873295" office:value-type="float" office:value="13.1497906949826" calcext:value-type="float">
            <text:p>13.15</text:p>
          </table:table-cell>
          <table:table-cell table:formula="of:=[.D34]-[.G34]" office:value-type="float" office:value="-0.0497906949825548" calcext:value-type="float">
            <text:p>-0.049790694982555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26:06,357</text:p>
          </table:table-cell>
          <table:table-cell office:value-type="string" calcext:value-type="string">
            <text:p>Temperature</text:p>
          </table:table-cell>
          <table:table-cell office:value-type="float" office:value="13.2" calcext:value-type="float">
            <text:p>13.2</text:p>
          </table:table-cell>
          <table:table-cell table:formula="of:=TIMEVALUE( LEFT([.B35]; 19))" office:value-type="time" office:time-value="PT10H26M05.999999992S" calcext:value-type="time">
            <text:p>10:26:06</text:p>
          </table:table-cell>
          <table:table-cell table:formula="of:=SECOND([.E35]-[.E34])+[.F34]" office:value-type="float" office:value="358" calcext:value-type="float">
            <text:p>358</text:p>
          </table:table-cell>
          <table:table-cell table:formula="of:=(0.000000000000011676*[.F35]^4) - (0.0000000001313004*[.F35]^3)+(0.00000040827021*[.F35]^2)+(0.001412319*[.F35])+12.615873295" office:value-type="float" office:value="13.167976411859" calcext:value-type="float">
            <text:p>13.17</text:p>
          </table:table-cell>
          <table:table-cell table:formula="of:=[.D35]-[.G35]" office:value-type="float" office:value="0.0320235881410227" calcext:value-type="float">
            <text:p>0.032023588141023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26:17,197</text:p>
          </table:table-cell>
          <table:table-cell office:value-type="string" calcext:value-type="string">
            <text:p>Temperature</text:p>
          </table:table-cell>
          <table:table-cell office:value-type="float" office:value="13.2" calcext:value-type="float">
            <text:p>13.2</text:p>
          </table:table-cell>
          <table:table-cell table:formula="of:=TIMEVALUE( LEFT([.B36]; 19))" office:value-type="time" office:time-value="PT10H26M17.000000048S" calcext:value-type="time">
            <text:p>10:26:17</text:p>
          </table:table-cell>
          <table:table-cell table:formula="of:=SECOND([.E36]-[.E35])+[.F35]" office:value-type="float" office:value="369" calcext:value-type="float">
            <text:p>369</text:p>
          </table:table-cell>
          <table:table-cell table:formula="of:=(0.000000000000011676*[.F36]^4) - (0.0000000001313004*[.F36]^3)+(0.00000040827021*[.F36]^2)+(0.001412319*[.F36])+12.615873295" office:value-type="float" office:value="13.1862289772788" calcext:value-type="float">
            <text:p>13.19</text:p>
          </table:table-cell>
          <table:table-cell table:formula="of:=[.D36]-[.G36]" office:value-type="float" office:value="0.0137710227212065" calcext:value-type="float">
            <text:p>0.013771022721207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26:28,037</text:p>
          </table:table-cell>
          <table:table-cell office:value-type="string" calcext:value-type="string">
            <text:p>Temperature</text:p>
          </table:table-cell>
          <table:table-cell office:value-type="float" office:value="13.2" calcext:value-type="float">
            <text:p>13.2</text:p>
          </table:table-cell>
          <table:table-cell table:formula="of:=TIMEVALUE( LEFT([.B37]; 19))" office:value-type="time" office:time-value="PT10H26M28.000000105S" calcext:value-type="time">
            <text:p>10:26:28</text:p>
          </table:table-cell>
          <table:table-cell table:formula="of:=SECOND([.E37]-[.E36])+[.F36]" office:value-type="float" office:value="380" calcext:value-type="float">
            <text:p>380</text:p>
          </table:table-cell>
          <table:table-cell table:formula="of:=(0.000000000000011676*[.F37]^4) - (0.0000000001313004*[.F37]^3)+(0.00000040827021*[.F37]^2)+(0.001412319*[.F37])+12.615873295" office:value-type="float" office:value="13.2045474782546" calcext:value-type="float">
            <text:p>13.20</text:p>
          </table:table-cell>
          <table:table-cell table:formula="of:=[.D37]-[.G37]" office:value-type="float" office:value="-0.00454747825456003" calcext:value-type="float">
            <text:p>-0.00454747825456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26:38,877</text:p>
          </table:table-cell>
          <table:table-cell office:value-type="string" calcext:value-type="string">
            <text:p>Temperature</text:p>
          </table:table-cell>
          <table:table-cell office:value-type="float" office:value="13.2" calcext:value-type="float">
            <text:p>13.2</text:p>
          </table:table-cell>
          <table:table-cell table:formula="of:=TIMEVALUE( LEFT([.B38]; 19))" office:value-type="time" office:time-value="PT10H26M37.999999928S" calcext:value-type="time">
            <text:p>10:26:38</text:p>
          </table:table-cell>
          <table:table-cell table:formula="of:=SECOND([.E38]-[.E37])+[.F37]" office:value-type="float" office:value="390" calcext:value-type="float">
            <text:p>390</text:p>
          </table:table-cell>
          <table:table-cell table:formula="of:=(0.000000000000011676*[.F38]^4) - (0.0000000001313004*[.F38]^3)+(0.00000040827021*[.F38]^2)+(0.001412319*[.F38])+12.615873295" office:value-type="float" office:value="13.2212571128846" calcext:value-type="float">
            <text:p>13.22</text:p>
          </table:table-cell>
          <table:table-cell table:formula="of:=[.D38]-[.G38]" office:value-type="float" office:value="-0.0212571128845607" calcext:value-type="float">
            <text:p>-0.021257112884561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26:49,717</text:p>
          </table:table-cell>
          <table:table-cell office:value-type="string" calcext:value-type="string">
            <text:p>Temperature</text:p>
          </table:table-cell>
          <table:table-cell office:value-type="float" office:value="13.2" calcext:value-type="float">
            <text:p>13.2</text:p>
          </table:table-cell>
          <table:table-cell table:formula="of:=TIMEVALUE( LEFT([.B39]; 19))" office:value-type="time" office:time-value="PT10H26M48.999999985S" calcext:value-type="time">
            <text:p>10:26:49</text:p>
          </table:table-cell>
          <table:table-cell table:formula="of:=SECOND([.E39]-[.E38])+[.F38]" office:value-type="float" office:value="401" calcext:value-type="float">
            <text:p>401</text:p>
          </table:table-cell>
          <table:table-cell table:formula="of:=(0.000000000000011676*[.F39]^4) - (0.0000000001313004*[.F39]^3)+(0.00000040827021*[.F39]^2)+(0.001412319*[.F39])+12.615873295" office:value-type="float" office:value="13.2396989704381" calcext:value-type="float">
            <text:p>13.24</text:p>
          </table:table-cell>
          <table:table-cell table:formula="of:=[.D39]-[.G39]" office:value-type="float" office:value="-0.0396989704380832" calcext:value-type="float">
            <text:p>-0.039698970438083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27:00,557</text:p>
          </table:table-cell>
          <table:table-cell office:value-type="string" calcext:value-type="string">
            <text:p>Temperature</text:p>
          </table:table-cell>
          <table:table-cell office:value-type="float" office:value="13.2" calcext:value-type="float">
            <text:p>13.2</text:p>
          </table:table-cell>
          <table:table-cell table:formula="of:=TIMEVALUE( LEFT([.B40]; 19))" office:value-type="time" office:time-value="PT10H27M00.000000042S" calcext:value-type="time">
            <text:p>10:27:00</text:p>
          </table:table-cell>
          <table:table-cell table:formula="of:=SECOND([.E40]-[.E39])+[.F39]" office:value-type="float" office:value="412" calcext:value-type="float">
            <text:p>412</text:p>
          </table:table-cell>
          <table:table-cell table:formula="of:=(0.000000000000011676*[.F40]^4) - (0.0000000001313004*[.F40]^3)+(0.00000040827021*[.F40]^2)+(0.001412319*[.F40])+12.615873295" office:value-type="float" office:value="13.2582041309122" calcext:value-type="float">
            <text:p>13.26</text:p>
          </table:table-cell>
          <table:table-cell table:formula="of:=[.D40]-[.G40]" office:value-type="float" office:value="-0.0582041309121877" calcext:value-type="float">
            <text:p>-0.058204130912188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27:11,397</text:p>
          </table:table-cell>
          <table:table-cell office:value-type="string" calcext:value-type="string">
            <text:p>Temperature</text:p>
          </table:table-cell>
          <table:table-cell office:value-type="float" office:value="13.3" calcext:value-type="float">
            <text:p>13.3</text:p>
          </table:table-cell>
          <table:table-cell table:formula="of:=TIMEVALUE( LEFT([.B41]; 19))" office:value-type="time" office:time-value="PT10H27M11.000000099S" calcext:value-type="time">
            <text:p>10:27:11</text:p>
          </table:table-cell>
          <table:table-cell table:formula="of:=SECOND([.E41]-[.E40])+[.F40]" office:value-type="float" office:value="423" calcext:value-type="float">
            <text:p>423</text:p>
          </table:table-cell>
          <table:table-cell table:formula="of:=(0.000000000000011676*[.F41]^4) - (0.0000000001313004*[.F41]^3)+(0.00000040827021*[.F41]^2)+(0.001412319*[.F41])+12.615873295" office:value-type="float" office:value="13.2767716973575" calcext:value-type="float">
            <text:p>13.28</text:p>
          </table:table-cell>
          <table:table-cell table:formula="of:=[.D41]-[.G41]" office:value-type="float" office:value="0.0232283026425062" calcext:value-type="float">
            <text:p>0.023228302642506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27:22,237</text:p>
          </table:table-cell>
          <table:table-cell office:value-type="string" calcext:value-type="string">
            <text:p>Temperature</text:p>
          </table:table-cell>
          <table:table-cell office:value-type="float" office:value="13.3" calcext:value-type="float">
            <text:p>13.3</text:p>
          </table:table-cell>
          <table:table-cell table:formula="of:=TIMEVALUE( LEFT([.B42]; 19))" office:value-type="time" office:time-value="PT10H27M22.000000156S" calcext:value-type="time">
            <text:p>10:27:22</text:p>
          </table:table-cell>
          <table:table-cell table:formula="of:=SECOND([.E42]-[.E41])+[.F41]" office:value-type="float" office:value="434" calcext:value-type="float">
            <text:p>434</text:p>
          </table:table-cell>
          <table:table-cell table:formula="of:=(0.000000000000011676*[.F42]^4) - (0.0000000001313004*[.F42]^3)+(0.00000040827021*[.F42]^2)+(0.001412319*[.F42])+12.615873295" office:value-type="float" office:value="13.2954007769274" calcext:value-type="float">
            <text:p>13.30</text:p>
          </table:table-cell>
          <table:table-cell table:formula="of:=[.D42]-[.G42]" office:value-type="float" office:value="0.00459922307261706" calcext:value-type="float">
            <text:p>0.004599223072617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27:33,077</text:p>
          </table:table-cell>
          <table:table-cell office:value-type="string" calcext:value-type="string">
            <text:p>Temperature</text:p>
          </table:table-cell>
          <table:table-cell office:value-type="float" office:value="13.3" calcext:value-type="float">
            <text:p>13.3</text:p>
          </table:table-cell>
          <table:table-cell table:formula="of:=TIMEVALUE( LEFT([.B43]; 19))" office:value-type="time" office:time-value="PT10H27M33.000000212S" calcext:value-type="time">
            <text:p>10:27:33</text:p>
          </table:table-cell>
          <table:table-cell table:formula="of:=SECOND([.E43]-[.E42])+[.F42]" office:value-type="float" office:value="445" calcext:value-type="float">
            <text:p>445</text:p>
          </table:table-cell>
          <table:table-cell table:formula="of:=(0.000000000000011676*[.F43]^4) - (0.0000000001313004*[.F43]^3)+(0.00000040827021*[.F43]^2)+(0.001412319*[.F43])+12.615873295" office:value-type="float" office:value="13.314090480878" calcext:value-type="float">
            <text:p>13.31</text:p>
          </table:table-cell>
          <table:table-cell table:formula="of:=[.D43]-[.G43]" office:value-type="float" office:value="-0.0140904808779965" calcext:value-type="float">
            <text:p>-0.014090480877997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27:43,917</text:p>
          </table:table-cell>
          <table:table-cell office:value-type="string" calcext:value-type="string">
            <text:p>Temperature</text:p>
          </table:table-cell>
          <table:table-cell office:value-type="float" office:value="13.3" calcext:value-type="float">
            <text:p>13.3</text:p>
          </table:table-cell>
          <table:table-cell table:formula="of:=TIMEVALUE( LEFT([.B44]; 19))" office:value-type="time" office:time-value="PT10H27M43.000000035S" calcext:value-type="time">
            <text:p>10:27:43</text:p>
          </table:table-cell>
          <table:table-cell table:formula="of:=SECOND([.E44]-[.E43])+[.F43]" office:value-type="float" office:value="455" calcext:value-type="float">
            <text:p>455</text:p>
          </table:table-cell>
          <table:table-cell table:formula="of:=(0.000000000000011676*[.F44]^4) - (0.0000000001313004*[.F44]^3)+(0.00000040827021*[.F44]^2)+(0.001412319*[.F44])+12.615873295" office:value-type="float" office:value="13.3311329842871" calcext:value-type="float">
            <text:p>13.33</text:p>
          </table:table-cell>
          <table:table-cell table:formula="of:=[.D44]-[.G44]" office:value-type="float" office:value="-0.0311329842870975" calcext:value-type="float">
            <text:p>-0.031132984287098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27:54,757</text:p>
          </table:table-cell>
          <table:table-cell office:value-type="string" calcext:value-type="string">
            <text:p>Temperature</text:p>
          </table:table-cell>
          <table:table-cell office:value-type="float" office:value="13.3" calcext:value-type="float">
            <text:p>13.3</text:p>
          </table:table-cell>
          <table:table-cell table:formula="of:=TIMEVALUE( LEFT([.B45]; 19))" office:value-type="time" office:time-value="PT10H27M54.000000092S" calcext:value-type="time">
            <text:p>10:27:54</text:p>
          </table:table-cell>
          <table:table-cell table:formula="of:=SECOND([.E45]-[.E44])+[.F44]" office:value-type="float" office:value="466" calcext:value-type="float">
            <text:p>466</text:p>
          </table:table-cell>
          <table:table-cell table:formula="of:=(0.000000000000011676*[.F45]^4) - (0.0000000001313004*[.F45]^3)+(0.00000040827021*[.F45]^2)+(0.001412319*[.F45])+12.615873295" office:value-type="float" office:value="13.3499359726201" calcext:value-type="float">
            <text:p>13.35</text:p>
          </table:table-cell>
          <table:table-cell table:formula="of:=[.D45]-[.G45]" office:value-type="float" office:value="-0.0499359726201316" calcext:value-type="float">
            <text:p>-0.049935972620132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28:05,597</text:p>
          </table:table-cell>
          <table:table-cell office:value-type="string" calcext:value-type="string">
            <text:p>Temperature</text:p>
          </table:table-cell>
          <table:table-cell office:value-type="float" office:value="13.4" calcext:value-type="float">
            <text:p>13.4</text:p>
          </table:table-cell>
          <table:table-cell table:formula="of:=TIMEVALUE( LEFT([.B46]; 19))" office:value-type="time" office:time-value="PT10H28M05.000000149S" calcext:value-type="time">
            <text:p>10:28:05</text:p>
          </table:table-cell>
          <table:table-cell table:formula="of:=SECOND([.E46]-[.E45])+[.F45]" office:value-type="float" office:value="477" calcext:value-type="float">
            <text:p>477</text:p>
          </table:table-cell>
          <table:table-cell table:formula="of:=(0.000000000000011676*[.F46]^4) - (0.0000000001313004*[.F46]^3)+(0.00000040827021*[.F46]^2)+(0.001412319*[.F46])+12.615873295" office:value-type="float" office:value="13.3687970232253" calcext:value-type="float">
            <text:p>13.37</text:p>
          </table:table-cell>
          <table:table-cell table:formula="of:=[.D46]-[.G46]" office:value-type="float" office:value="0.0312029767747042" calcext:value-type="float">
            <text:p>0.031202976774704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28:16,437</text:p>
          </table:table-cell>
          <table:table-cell office:value-type="string" calcext:value-type="string">
            <text:p>Temperature</text:p>
          </table:table-cell>
          <table:table-cell office:value-type="float" office:value="13.4" calcext:value-type="float">
            <text:p>13.4</text:p>
          </table:table-cell>
          <table:table-cell table:formula="of:=TIMEVALUE( LEFT([.B47]; 19))" office:value-type="time" office:time-value="PT10H28M16.000000206S" calcext:value-type="time">
            <text:p>10:28:16</text:p>
          </table:table-cell>
          <table:table-cell table:formula="of:=SECOND([.E47]-[.E46])+[.F46]" office:value-type="float" office:value="488" calcext:value-type="float">
            <text:p>488</text:p>
          </table:table-cell>
          <table:table-cell table:formula="of:=(0.000000000000011676*[.F47]^4) - (0.0000000001313004*[.F47]^3)+(0.00000040827021*[.F47]^2)+(0.001412319*[.F47])+12.615873295" office:value-type="float" office:value="13.3877152633968" calcext:value-type="float">
            <text:p>13.39</text:p>
          </table:table-cell>
          <table:table-cell table:formula="of:=[.D47]-[.G47]" office:value-type="float" office:value="0.0122847366032115" calcext:value-type="float">
            <text:p>0.012284736603212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28:27,277</text:p>
          </table:table-cell>
          <table:table-cell office:value-type="string" calcext:value-type="string">
            <text:p>Temperature</text:p>
          </table:table-cell>
          <table:table-cell office:value-type="float" office:value="13.4" calcext:value-type="float">
            <text:p>13.4</text:p>
          </table:table-cell>
          <table:table-cell table:formula="of:=TIMEVALUE( LEFT([.B48]; 19))" office:value-type="time" office:time-value="PT10H28M27.000000263S" calcext:value-type="time">
            <text:p>10:28:27</text:p>
          </table:table-cell>
          <table:table-cell table:formula="of:=SECOND([.E48]-[.E47])+[.F47]" office:value-type="float" office:value="499" calcext:value-type="float">
            <text:p>499</text:p>
          </table:table-cell>
          <table:table-cell table:formula="of:=(0.000000000000011676*[.F48]^4) - (0.0000000001313004*[.F48]^3)+(0.00000040827021*[.F48]^2)+(0.001412319*[.F48])+12.615873295" office:value-type="float" office:value="13.4066898245316" calcext:value-type="float">
            <text:p>13.41</text:p>
          </table:table-cell>
          <table:table-cell table:formula="of:=[.D48]-[.G48]" office:value-type="float" office:value="-0.00668982453156985" calcext:value-type="float">
            <text:p>-0.00668982453157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28:38,117</text:p>
          </table:table-cell>
          <table:table-cell office:value-type="string" calcext:value-type="string">
            <text:p>Temperature</text:p>
          </table:table-cell>
          <table:table-cell office:value-type="float" office:value="13.4" calcext:value-type="float">
            <text:p>13.4</text:p>
          </table:table-cell>
          <table:table-cell table:formula="of:=TIMEVALUE( LEFT([.B49]; 19))" office:value-type="time" office:time-value="PT10H28M37.999999691S" calcext:value-type="time">
            <text:p>10:28:38</text:p>
          </table:table-cell>
          <table:table-cell table:formula="of:=SECOND([.E49]-[.E48])+[.F48]" office:value-type="float" office:value="510" calcext:value-type="float">
            <text:p>510</text:p>
          </table:table-cell>
          <table:table-cell table:formula="of:=(0.000000000000011676*[.F49]^4) - (0.0000000001313004*[.F49]^3)+(0.00000040827021*[.F49]^2)+(0.001412319*[.F49])+12.615873295" office:value-type="float" office:value="13.4257198421294" calcext:value-type="float">
            <text:p>13.43</text:p>
          </table:table-cell>
          <table:table-cell table:formula="of:=[.D49]-[.G49]" office:value-type="float" office:value="-0.0257198421293605" calcext:value-type="float">
            <text:p>-0.025719842129361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28:48,957</text:p>
          </table:table-cell>
          <table:table-cell office:value-type="string" calcext:value-type="string">
            <text:p>Temperature</text:p>
          </table:table-cell>
          <table:table-cell office:value-type="float" office:value="13.4" calcext:value-type="float">
            <text:p>13.4</text:p>
          </table:table-cell>
          <table:table-cell table:formula="of:=TIMEVALUE( LEFT([.B50]; 19))" office:value-type="time" office:time-value="PT10H28M48.000000142S" calcext:value-type="time">
            <text:p>10:28:48</text:p>
          </table:table-cell>
          <table:table-cell table:formula="of:=SECOND([.E50]-[.E49])+[.F49]" office:value-type="float" office:value="520" calcext:value-type="float">
            <text:p>520</text:p>
          </table:table-cell>
          <table:table-cell table:formula="of:=(0.000000000000011676*[.F50]^4) - (0.0000000001313004*[.F50]^3)+(0.00000040827021*[.F50]^2)+(0.001412319*[.F50])+12.615873295" office:value-type="float" office:value="13.443067257425" calcext:value-type="float">
            <text:p>13.44</text:p>
          </table:table-cell>
          <table:table-cell table:formula="of:=[.D50]-[.G50]" office:value-type="float" office:value="-0.0430672574249602" calcext:value-type="float">
            <text:p>-0.04306725742496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28:59,797</text:p>
          </table:table-cell>
          <table:table-cell office:value-type="string" calcext:value-type="string">
            <text:p>Temperature</text:p>
          </table:table-cell>
          <table:table-cell office:value-type="float" office:value="13.5" calcext:value-type="float">
            <text:p>13.5</text:p>
          </table:table-cell>
          <table:table-cell table:formula="of:=TIMEVALUE( LEFT([.B51]; 19))" office:value-type="time" office:time-value="PT10H28M59.000000199S" calcext:value-type="time">
            <text:p>10:28:59</text:p>
          </table:table-cell>
          <table:table-cell table:formula="of:=SECOND([.E51]-[.E50])+[.F50]" office:value-type="float" office:value="531" calcext:value-type="float">
            <text:p>531</text:p>
          </table:table-cell>
          <table:table-cell table:formula="of:=(0.000000000000011676*[.F51]^4) - (0.0000000001313004*[.F51]^3)+(0.00000040827021*[.F51]^2)+(0.001412319*[.F51])+12.615873295" office:value-type="float" office:value="13.4622007607015" calcext:value-type="float">
            <text:p>13.46</text:p>
          </table:table-cell>
          <table:table-cell table:formula="of:=[.D51]-[.G51]" office:value-type="float" office:value="0.0377992392985433" calcext:value-type="float">
            <text:p>0.037799239298543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29:10,637</text:p>
          </table:table-cell>
          <table:table-cell office:value-type="string" calcext:value-type="string">
            <text:p>Temperature</text:p>
          </table:table-cell>
          <table:table-cell office:value-type="float" office:value="13.5" calcext:value-type="float">
            <text:p>13.5</text:p>
          </table:table-cell>
          <table:table-cell table:formula="of:=TIMEVALUE( LEFT([.B52]; 19))" office:value-type="time" office:time-value="PT10H29M10.000000256S" calcext:value-type="time">
            <text:p>10:29:10</text:p>
          </table:table-cell>
          <table:table-cell table:formula="of:=SECOND([.E52]-[.E51])+[.F51]" office:value-type="float" office:value="542" calcext:value-type="float">
            <text:p>542</text:p>
          </table:table-cell>
          <table:table-cell table:formula="of:=(0.000000000000011676*[.F52]^4) - (0.0000000001313004*[.F52]^3)+(0.00000040827021*[.F52]^2)+(0.001412319*[.F52])+12.615873295" office:value-type="float" office:value="13.4813872288591" calcext:value-type="float">
            <text:p>13.48</text:p>
          </table:table-cell>
          <table:table-cell table:formula="of:=[.D52]-[.G52]" office:value-type="float" office:value="0.018612771140857" calcext:value-type="float">
            <text:p>0.018612771140857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29:21,477</text:p>
          </table:table-cell>
          <table:table-cell office:value-type="string" calcext:value-type="string">
            <text:p>Temperature</text:p>
          </table:table-cell>
          <table:table-cell office:value-type="float" office:value="13.5" calcext:value-type="float">
            <text:p>13.5</text:p>
          </table:table-cell>
          <table:table-cell table:formula="of:=TIMEVALUE( LEFT([.B53]; 19))" office:value-type="time" office:time-value="PT10H29M21.000000313S" calcext:value-type="time">
            <text:p>10:29:21</text:p>
          </table:table-cell>
          <table:table-cell table:formula="of:=SECOND([.E53]-[.E52])+[.F52]" office:value-type="float" office:value="553" calcext:value-type="float">
            <text:p>553</text:p>
          </table:table-cell>
          <table:table-cell table:formula="of:=(0.000000000000011676*[.F53]^4) - (0.0000000001313004*[.F53]^3)+(0.00000040827021*[.F53]^2)+(0.001412319*[.F53])+12.615873295" office:value-type="float" office:value="13.5006258134358" calcext:value-type="float">
            <text:p>13.50</text:p>
          </table:table-cell>
          <table:table-cell table:formula="of:=[.D53]-[.G53]" office:value-type="float" office:value="-0.000625813435799927" calcext:value-type="float">
            <text:p>-0.0006258134358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29:32,317</text:p>
          </table:table-cell>
          <table:table-cell office:value-type="string" calcext:value-type="string">
            <text:p>Temperature</text:p>
          </table:table-cell>
          <table:table-cell office:value-type="float" office:value="13.6" calcext:value-type="float">
            <text:p>13.6</text:p>
          </table:table-cell>
          <table:table-cell table:formula="of:=TIMEVALUE( LEFT([.B54]; 19))" office:value-type="time" office:time-value="PT10H29M31.999999741S" calcext:value-type="time">
            <text:p>10:29:32</text:p>
          </table:table-cell>
          <table:table-cell table:formula="of:=SECOND([.E54]-[.E53])+[.F53]" office:value-type="float" office:value="564" calcext:value-type="float">
            <text:p>564</text:p>
          </table:table-cell>
          <table:table-cell table:formula="of:=(0.000000000000011676*[.F54]^4) - (0.0000000001313004*[.F54]^3)+(0.00000040827021*[.F54]^2)+(0.001412319*[.F54])+12.615873295" office:value-type="float" office:value="13.519915670072" calcext:value-type="float">
            <text:p>13.52</text:p>
          </table:table-cell>
          <table:table-cell table:formula="of:=[.D54]-[.G54]" office:value-type="float" office:value="0.0800843299280345" calcext:value-type="float">
            <text:p>0.080084329928035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29:43,157</text:p>
          </table:table-cell>
          <table:table-cell office:value-type="string" calcext:value-type="string">
            <text:p>Temperature</text:p>
          </table:table-cell>
          <table:table-cell office:value-type="float" office:value="13.6" calcext:value-type="float">
            <text:p>13.6</text:p>
          </table:table-cell>
          <table:table-cell table:formula="of:=TIMEVALUE( LEFT([.B55]; 19))" office:value-type="time" office:time-value="PT10H29M42.999999798S" calcext:value-type="time">
            <text:p>10:29:43</text:p>
          </table:table-cell>
          <table:table-cell table:formula="of:=SECOND([.E55]-[.E54])+[.F54]" office:value-type="float" office:value="575" calcext:value-type="float">
            <text:p>575</text:p>
          </table:table-cell>
          <table:table-cell table:formula="of:=(0.000000000000011676*[.F55]^4) - (0.0000000001313004*[.F55]^3)+(0.00000040827021*[.F55]^2)+(0.001412319*[.F55])+12.615873295" office:value-type="float" office:value="13.5392559585109" calcext:value-type="float">
            <text:p>13.54</text:p>
          </table:table-cell>
          <table:table-cell table:formula="of:=[.D55]-[.G55]" office:value-type="float" office:value="0.0607440414890625" calcext:value-type="float">
            <text:p>0.060744041489063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29:53,997</text:p>
          </table:table-cell>
          <table:table-cell office:value-type="string" calcext:value-type="string">
            <text:p>Temperature</text:p>
          </table:table-cell>
          <table:table-cell office:value-type="float" office:value="13.6" calcext:value-type="float">
            <text:p>13.6</text:p>
          </table:table-cell>
          <table:table-cell table:formula="of:=TIMEVALUE( LEFT([.B56]; 19))" office:value-type="time" office:time-value="PT10H29M53.00000025S" calcext:value-type="time">
            <text:p>10:29:53</text:p>
          </table:table-cell>
          <table:table-cell table:formula="of:=SECOND([.E56]-[.E55])+[.F55]" office:value-type="float" office:value="585" calcext:value-type="float">
            <text:p>585</text:p>
          </table:table-cell>
          <table:table-cell table:formula="of:=(0.000000000000011676*[.F56]^4) - (0.0000000001313004*[.F56]^3)+(0.00000040827021*[.F56]^2)+(0.001412319*[.F56])+12.615873295" office:value-type="float" office:value="13.5568810983656" calcext:value-type="float">
            <text:p>13.56</text:p>
          </table:table-cell>
          <table:table-cell table:formula="of:=[.D56]-[.G56]" office:value-type="float" office:value="0.0431189016344025" calcext:value-type="float">
            <text:p>0.043118901634403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0:04,837</text:p>
          </table:table-cell>
          <table:table-cell office:value-type="string" calcext:value-type="string">
            <text:p>Temperature</text:p>
          </table:table-cell>
          <table:table-cell office:value-type="float" office:value="13.6" calcext:value-type="float">
            <text:p>13.6</text:p>
          </table:table-cell>
          <table:table-cell table:formula="of:=TIMEVALUE( LEFT([.B57]; 19))" office:value-type="time" office:time-value="PT10H30M04.000000306S" calcext:value-type="time">
            <text:p>10:30:04</text:p>
          </table:table-cell>
          <table:table-cell table:formula="of:=SECOND([.E57]-[.E56])+[.F56]" office:value-type="float" office:value="596" calcext:value-type="float">
            <text:p>596</text:p>
          </table:table-cell>
          <table:table-cell table:formula="of:=(0.000000000000011676*[.F57]^4) - (0.0000000001313004*[.F57]^3)+(0.00000040827021*[.F57]^2)+(0.001412319*[.F57])+12.615873295" office:value-type="float" office:value="13.5763153472712" calcext:value-type="float">
            <text:p>13.58</text:p>
          </table:table-cell>
          <table:table-cell table:formula="of:=[.D57]-[.G57]" office:value-type="float" office:value="0.0236846527288179" calcext:value-type="float">
            <text:p>0.023684652728818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0:15,677</text:p>
          </table:table-cell>
          <table:table-cell office:value-type="string" calcext:value-type="string">
            <text:p>Temperature</text:p>
          </table:table-cell>
          <table:table-cell office:value-type="float" office:value="13.6" calcext:value-type="float">
            <text:p>13.6</text:p>
          </table:table-cell>
          <table:table-cell table:formula="of:=TIMEVALUE( LEFT([.B58]; 19))" office:value-type="time" office:time-value="PT10H30M14.999999735S" calcext:value-type="time">
            <text:p>10:30:15</text:p>
          </table:table-cell>
          <table:table-cell table:formula="of:=SECOND([.E58]-[.E57])+[.F57]" office:value-type="float" office:value="607" calcext:value-type="float">
            <text:p>607</text:p>
          </table:table-cell>
          <table:table-cell table:formula="of:=(0.000000000000011676*[.F58]^4) - (0.0000000001313004*[.F58]^3)+(0.00000040827021*[.F58]^2)+(0.001412319*[.F58])+12.615873295" office:value-type="float" office:value="13.5957976069245" calcext:value-type="float">
            <text:p>13.60</text:p>
          </table:table-cell>
          <table:table-cell table:formula="of:=[.D58]-[.G58]" office:value-type="float" office:value="0.00420239307547021" calcext:value-type="float">
            <text:p>0.00420239307547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0:26,517</text:p>
          </table:table-cell>
          <table:table-cell office:value-type="string" calcext:value-type="string">
            <text:p>Temperature</text:p>
          </table:table-cell>
          <table:table-cell office:value-type="float" office:value="13.6" calcext:value-type="float">
            <text:p>13.6</text:p>
          </table:table-cell>
          <table:table-cell table:formula="of:=TIMEVALUE( LEFT([.B59]; 19))" office:value-type="time" office:time-value="PT10H30M25.999999791S" calcext:value-type="time">
            <text:p>10:30:26</text:p>
          </table:table-cell>
          <table:table-cell table:formula="of:=SECOND([.E59]-[.E58])+[.F58]" office:value-type="float" office:value="618" calcext:value-type="float">
            <text:p>618</text:p>
          </table:table-cell>
          <table:table-cell table:formula="of:=(0.000000000000011676*[.F59]^4) - (0.0000000001313004*[.F59]^3)+(0.00000040827021*[.F59]^2)+(0.001412319*[.F59])+12.615873295" office:value-type="float" office:value="13.615327053107" calcext:value-type="float">
            <text:p>13.62</text:p>
          </table:table-cell>
          <table:table-cell table:formula="of:=[.D59]-[.G59]" office:value-type="float" office:value="-0.0153270531070042" calcext:value-type="float">
            <text:p>-0.015327053107004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0:37,357</text:p>
          </table:table-cell>
          <table:table-cell office:value-type="string" calcext:value-type="string">
            <text:p>Temperature</text:p>
          </table:table-cell>
          <table:table-cell office:value-type="float" office:value="13.7" calcext:value-type="float">
            <text:p>13.7</text:p>
          </table:table-cell>
          <table:table-cell table:formula="of:=TIMEVALUE( LEFT([.B60]; 19))" office:value-type="time" office:time-value="PT10H30M36.999999848S" calcext:value-type="time">
            <text:p>10:30:37</text:p>
          </table:table-cell>
          <table:table-cell table:formula="of:=SECOND([.E60]-[.E59])+[.F59]" office:value-type="float" office:value="629" calcext:value-type="float">
            <text:p>629</text:p>
          </table:table-cell>
          <table:table-cell table:formula="of:=(0.000000000000011676*[.F60]^4) - (0.0000000001313004*[.F60]^3)+(0.00000040827021*[.F60]^2)+(0.001412319*[.F60])+12.615873295" office:value-type="float" office:value="13.6349028657027" calcext:value-type="float">
            <text:p>13.63</text:p>
          </table:table-cell>
          <table:table-cell table:formula="of:=[.D60]-[.G60]" office:value-type="float" office:value="0.0650971342972788" calcext:value-type="float">
            <text:p>0.065097134297279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0:48,197</text:p>
          </table:table-cell>
          <table:table-cell office:value-type="string" calcext:value-type="string">
            <text:p>Temperature</text:p>
          </table:table-cell>
          <table:table-cell office:value-type="float" office:value="13.7" calcext:value-type="float">
            <text:p>13.7</text:p>
          </table:table-cell>
          <table:table-cell table:formula="of:=TIMEVALUE( LEFT([.B61]; 19))" office:value-type="time" office:time-value="PT10H30M47.999999905S" calcext:value-type="time">
            <text:p>10:30:48</text:p>
          </table:table-cell>
          <table:table-cell table:formula="of:=SECOND([.E61]-[.E60])+[.F60]" office:value-type="float" office:value="640" calcext:value-type="float">
            <text:p>640</text:p>
          </table:table-cell>
          <table:table-cell table:formula="of:=(0.000000000000011676*[.F61]^4) - (0.0000000001313004*[.F61]^3)+(0.00000040827021*[.F61]^2)+(0.001412319*[.F61])+12.615873295" office:value-type="float" office:value="13.6545242286986" calcext:value-type="float">
            <text:p>13.65</text:p>
          </table:table-cell>
          <table:table-cell table:formula="of:=[.D61]-[.G61]" office:value-type="float" office:value="0.0454757713014384" calcext:value-type="float">
            <text:p>0.045475771301439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0:59,037</text:p>
          </table:table-cell>
          <table:table-cell office:value-type="string" calcext:value-type="string">
            <text:p>Temperature</text:p>
          </table:table-cell>
          <table:table-cell office:value-type="float" office:value="13.7" calcext:value-type="float">
            <text:p>13.7</text:p>
          </table:table-cell>
          <table:table-cell table:formula="of:=TIMEVALUE( LEFT([.B62]; 19))" office:value-type="time" office:time-value="PT10H30M58.999999962S" calcext:value-type="time">
            <text:p>10:30:59</text:p>
          </table:table-cell>
          <table:table-cell table:formula="of:=SECOND([.E62]-[.E61])+[.F61]" office:value-type="float" office:value="651" calcext:value-type="float">
            <text:p>651</text:p>
          </table:table-cell>
          <table:table-cell table:formula="of:=(0.000000000000011676*[.F62]^4) - (0.0000000001313004*[.F62]^3)+(0.00000040827021*[.F62]^2)+(0.001412319*[.F62])+12.615873295" office:value-type="float" office:value="13.6741903301842" calcext:value-type="float">
            <text:p>13.67</text:p>
          </table:table-cell>
          <table:table-cell table:formula="of:=[.D62]-[.G62]" office:value-type="float" office:value="0.0258096698158408" calcext:value-type="float">
            <text:p>0.025809669815841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1:09,877</text:p>
          </table:table-cell>
          <table:table-cell office:value-type="string" calcext:value-type="string">
            <text:p>Temperature</text:p>
          </table:table-cell>
          <table:table-cell office:value-type="float" office:value="13.7" calcext:value-type="float">
            <text:p>13.7</text:p>
          </table:table-cell>
          <table:table-cell table:formula="of:=TIMEVALUE( LEFT([.B63]; 19))" office:value-type="time" office:time-value="PT10H31M08.999999785S" calcext:value-type="time">
            <text:p>10:31:09</text:p>
          </table:table-cell>
          <table:table-cell table:formula="of:=SECOND([.E63]-[.E62])+[.F62]" office:value-type="float" office:value="661" calcext:value-type="float">
            <text:p>661</text:p>
          </table:table-cell>
          <table:table-cell table:formula="of:=(0.000000000000011676*[.F63]^4) - (0.0000000001313004*[.F63]^3)+(0.00000040827021*[.F63]^2)+(0.001412319*[.F63])+12.615873295" office:value-type="float" office:value="13.692106747092" calcext:value-type="float">
            <text:p>13.69</text:p>
          </table:table-cell>
          <table:table-cell table:formula="of:=[.D63]-[.G63]" office:value-type="float" office:value="0.007893252908028" calcext:value-type="float">
            <text:p>0.007893252908028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1:20,717</text:p>
          </table:table-cell>
          <table:table-cell office:value-type="string" calcext:value-type="string">
            <text:p>Temperature</text:p>
          </table:table-cell>
          <table:table-cell office:value-type="float" office:value="13.8" calcext:value-type="float">
            <text:p>13.8</text:p>
          </table:table-cell>
          <table:table-cell table:formula="of:=TIMEVALUE( LEFT([.B64]; 19))" office:value-type="time" office:time-value="PT10H31M19.999999842S" calcext:value-type="time">
            <text:p>10:31:20</text:p>
          </table:table-cell>
          <table:table-cell table:formula="of:=SECOND([.E64]-[.E63])+[.F63]" office:value-type="float" office:value="672" calcext:value-type="float">
            <text:p>672</text:p>
          </table:table-cell>
          <table:table-cell table:formula="of:=(0.000000000000011676*[.F64]^4) - (0.0000000001313004*[.F64]^3)+(0.00000040827021*[.F64]^2)+(0.001412319*[.F64])+12.615873295" office:value-type="float" office:value="13.7118560187058" calcext:value-type="float">
            <text:p>13.71</text:p>
          </table:table-cell>
          <table:table-cell table:formula="of:=[.D64]-[.G64]" office:value-type="float" office:value="0.088143981294202" calcext:value-type="float">
            <text:p>0.088143981294202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1:31,557</text:p>
          </table:table-cell>
          <table:table-cell office:value-type="string" calcext:value-type="string">
            <text:p>Temperature</text:p>
          </table:table-cell>
          <table:table-cell office:value-type="float" office:value="13.8" calcext:value-type="float">
            <text:p>13.8</text:p>
          </table:table-cell>
          <table:table-cell table:formula="of:=TIMEVALUE( LEFT([.B65]; 19))" office:value-type="time" office:time-value="PT10H31M30.999999898S" calcext:value-type="time">
            <text:p>10:31:31</text:p>
          </table:table-cell>
          <table:table-cell table:formula="of:=SECOND([.E65]-[.E64])+[.F64]" office:value-type="float" office:value="683" calcext:value-type="float">
            <text:p>683</text:p>
          </table:table-cell>
          <table:table-cell table:formula="of:=(0.000000000000011676*[.F65]^4) - (0.0000000001313004*[.F65]^3)+(0.00000040827021*[.F65]^2)+(0.001412319*[.F65])+12.615873295" office:value-type="float" office:value="13.7316476902164" calcext:value-type="float">
            <text:p>13.73</text:p>
          </table:table-cell>
          <table:table-cell table:formula="of:=[.D65]-[.G65]" office:value-type="float" office:value="0.068352309783581" calcext:value-type="float">
            <text:p>0.068352309783581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1:42,397</text:p>
          </table:table-cell>
          <table:table-cell office:value-type="string" calcext:value-type="string">
            <text:p>Temperature</text:p>
          </table:table-cell>
          <table:table-cell office:value-type="float" office:value="13.8" calcext:value-type="float">
            <text:p>13.8</text:p>
          </table:table-cell>
          <table:table-cell table:formula="of:=TIMEVALUE( LEFT([.B66]; 19))" office:value-type="time" office:time-value="PT10H31M41.999999955S" calcext:value-type="time">
            <text:p>10:31:42</text:p>
          </table:table-cell>
          <table:table-cell table:formula="of:=SECOND([.E66]-[.E65])+[.F65]" office:value-type="float" office:value="694" calcext:value-type="float">
            <text:p>694</text:p>
          </table:table-cell>
          <table:table-cell table:formula="of:=(0.000000000000011676*[.F66]^4) - (0.0000000001313004*[.F66]^3)+(0.00000040827021*[.F66]^2)+(0.001412319*[.F66])+12.615873295" office:value-type="float" office:value="13.7514809657515" calcext:value-type="float">
            <text:p>13.75</text:p>
          </table:table-cell>
          <table:table-cell table:formula="of:=[.D66]-[.G66]" office:value-type="float" office:value="0.0485190342484678" calcext:value-type="float">
            <text:p>0.048519034248468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1:53,237</text:p>
          </table:table-cell>
          <table:table-cell office:value-type="string" calcext:value-type="string">
            <text:p>Temperature</text:p>
          </table:table-cell>
          <table:table-cell office:value-type="float" office:value="13.8" calcext:value-type="float">
            <text:p>13.8</text:p>
          </table:table-cell>
          <table:table-cell table:formula="of:=TIMEVALUE( LEFT([.B67]; 19))" office:value-type="time" office:time-value="PT10H31M53.000000012S" calcext:value-type="time">
            <text:p>10:31:53</text:p>
          </table:table-cell>
          <table:table-cell table:formula="of:=SECOND([.E67]-[.E66])+[.F66]" office:value-type="float" office:value="705" calcext:value-type="float">
            <text:p>705</text:p>
          </table:table-cell>
          <table:table-cell table:formula="of:=(0.000000000000011676*[.F67]^4) - (0.0000000001313004*[.F67]^3)+(0.00000040827021*[.F67]^2)+(0.001412319*[.F67])+12.615873295" office:value-type="float" office:value="13.7713550535416" calcext:value-type="float">
            <text:p>13.77</text:p>
          </table:table-cell>
          <table:table-cell table:formula="of:=[.D67]-[.G67]" office:value-type="float" office:value="0.0286449464584031" calcext:value-type="float">
            <text:p>0.028644946458403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2:04,077</text:p>
          </table:table-cell>
          <table:table-cell office:value-type="string" calcext:value-type="string">
            <text:p>Temperature</text:p>
          </table:table-cell>
          <table:table-cell office:value-type="float" office:value="13.8" calcext:value-type="float">
            <text:p>13.8</text:p>
          </table:table-cell>
          <table:table-cell table:formula="of:=TIMEVALUE( LEFT([.B68]; 19))" office:value-type="time" office:time-value="PT10H32M04.000000069S" calcext:value-type="time">
            <text:p>10:32:04</text:p>
          </table:table-cell>
          <table:table-cell table:formula="of:=SECOND([.E68]-[.E67])+[.F67]" office:value-type="float" office:value="716" calcext:value-type="float">
            <text:p>716</text:p>
          </table:table-cell>
          <table:table-cell table:formula="of:=(0.000000000000011676*[.F68]^4) - (0.0000000001313004*[.F68]^3)+(0.00000040827021*[.F68]^2)+(0.001412319*[.F68])+12.615873295" office:value-type="float" office:value="13.7912691659198" calcext:value-type="float">
            <text:p>13.79</text:p>
          </table:table-cell>
          <table:table-cell table:formula="of:=[.D68]-[.G68]" office:value-type="float" office:value="0.00873083408017195" calcext:value-type="float">
            <text:p>0.008730834080172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2:14,917</text:p>
          </table:table-cell>
          <table:table-cell office:value-type="string" calcext:value-type="string">
            <text:p>Temperature</text:p>
          </table:table-cell>
          <table:table-cell office:value-type="float" office:value="13.8" calcext:value-type="float">
            <text:p>13.8</text:p>
          </table:table-cell>
          <table:table-cell table:formula="of:=TIMEVALUE( LEFT([.B69]; 19))" office:value-type="time" office:time-value="PT10H32M13.999999892S" calcext:value-type="time">
            <text:p>10:32:14</text:p>
          </table:table-cell>
          <table:table-cell table:formula="of:=SECOND([.E69]-[.E68])+[.F68]" office:value-type="float" office:value="726" calcext:value-type="float">
            <text:p>726</text:p>
          </table:table-cell>
          <table:table-cell table:formula="of:=(0.000000000000011676*[.F69]^4) - (0.0000000001313004*[.F69]^3)+(0.00000040827021*[.F69]^2)+(0.001412319*[.F69])+12.615873295" office:value-type="float" office:value="13.8094069771" calcext:value-type="float">
            <text:p>13.81</text:p>
          </table:table-cell>
          <table:table-cell table:formula="of:=[.D69]-[.G69]" office:value-type="float" office:value="-0.00940697710003313" calcext:value-type="float">
            <text:p>-0.009406977100033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2:25,757</text:p>
          </table:table-cell>
          <table:table-cell office:value-type="string" calcext:value-type="string">
            <text:p>Temperature</text:p>
          </table:table-cell>
          <table:table-cell office:value-type="float" office:value="13.9" calcext:value-type="float">
            <text:p>13.9</text:p>
          </table:table-cell>
          <table:table-cell table:formula="of:=TIMEVALUE( LEFT([.B70]; 19))" office:value-type="time" office:time-value="PT10H32M24.999999949S" calcext:value-type="time">
            <text:p>10:32:25</text:p>
          </table:table-cell>
          <table:table-cell table:formula="of:=SECOND([.E70]-[.E69])+[.F69]" office:value-type="float" office:value="737" calcext:value-type="float">
            <text:p>737</text:p>
          </table:table-cell>
          <table:table-cell table:formula="of:=(0.000000000000011676*[.F70]^4) - (0.0000000001313004*[.F70]^3)+(0.00000040827021*[.F70]^2)+(0.001412319*[.F70])+12.615873295" office:value-type="float" office:value="13.8293953276608" calcext:value-type="float">
            <text:p>13.83</text:p>
          </table:table-cell>
          <table:table-cell table:formula="of:=[.D70]-[.G70]" office:value-type="float" office:value="0.0706046723391687" calcext:value-type="float">
            <text:p>0.070604672339169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2:36,597</text:p>
          </table:table-cell>
          <table:table-cell office:value-type="string" calcext:value-type="string">
            <text:p>Temperature</text:p>
          </table:table-cell>
          <table:table-cell office:value-type="float" office:value="13.9" calcext:value-type="float">
            <text:p>13.9</text:p>
          </table:table-cell>
          <table:table-cell table:formula="of:=TIMEVALUE( LEFT([.B71]; 19))" office:value-type="time" office:time-value="PT10H32M36.000000006S" calcext:value-type="time">
            <text:p>10:32:36</text:p>
          </table:table-cell>
          <table:table-cell table:formula="of:=SECOND([.E71]-[.E70])+[.F70]" office:value-type="float" office:value="748" calcext:value-type="float">
            <text:p>748</text:p>
          </table:table-cell>
          <table:table-cell table:formula="of:=(0.000000000000011676*[.F71]^4) - (0.0000000001313004*[.F71]^3)+(0.00000040827021*[.F71]^2)+(0.001412319*[.F71])+12.615873295" office:value-type="float" office:value="13.8494214347436" calcext:value-type="float">
            <text:p>13.85</text:p>
          </table:table-cell>
          <table:table-cell table:formula="of:=[.D71]-[.G71]" office:value-type="float" office:value="0.0505785652563944" calcext:value-type="float">
            <text:p>0.050578565256394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2:47,437</text:p>
          </table:table-cell>
          <table:table-cell office:value-type="string" calcext:value-type="string">
            <text:p>Temperature</text:p>
          </table:table-cell>
          <table:table-cell office:value-type="float" office:value="13.9" calcext:value-type="float">
            <text:p>13.9</text:p>
          </table:table-cell>
          <table:table-cell table:formula="of:=TIMEVALUE( LEFT([.B72]; 19))" office:value-type="time" office:time-value="PT10H32M47.000000062S" calcext:value-type="time">
            <text:p>10:32:47</text:p>
          </table:table-cell>
          <table:table-cell table:formula="of:=SECOND([.E72]-[.E71])+[.F71]" office:value-type="float" office:value="759" calcext:value-type="float">
            <text:p>759</text:p>
          </table:table-cell>
          <table:table-cell table:formula="of:=(0.000000000000011676*[.F72]^4) - (0.0000000001313004*[.F72]^3)+(0.00000040827021*[.F72]^2)+(0.001412319*[.F72])+12.615873295" office:value-type="float" office:value="13.8694845267196" calcext:value-type="float">
            <text:p>13.87</text:p>
          </table:table-cell>
          <table:table-cell table:formula="of:=[.D72]-[.G72]" office:value-type="float" office:value="0.0305154732803636" calcext:value-type="float">
            <text:p>0.030515473280364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2:58,277</text:p>
          </table:table-cell>
          <table:table-cell office:value-type="string" calcext:value-type="string">
            <text:p>Temperature</text:p>
          </table:table-cell>
          <table:table-cell office:value-type="float" office:value="13.9" calcext:value-type="float">
            <text:p>13.9</text:p>
          </table:table-cell>
          <table:table-cell table:formula="of:=TIMEVALUE( LEFT([.B73]; 19))" office:value-type="time" office:time-value="PT10H32M58.000000119S" calcext:value-type="time">
            <text:p>10:32:58</text:p>
          </table:table-cell>
          <table:table-cell table:formula="of:=SECOND([.E73]-[.E72])+[.F72]" office:value-type="float" office:value="770" calcext:value-type="float">
            <text:p>770</text:p>
          </table:table-cell>
          <table:table-cell table:formula="of:=(0.000000000000011676*[.F73]^4) - (0.0000000001313004*[.F73]^3)+(0.00000040827021*[.F73]^2)+(0.001412319*[.F73])+12.615873295" office:value-type="float" office:value="13.889583836063" calcext:value-type="float">
            <text:p>13.89</text:p>
          </table:table-cell>
          <table:table-cell table:formula="of:=[.D73]-[.G73]" office:value-type="float" office:value="0.010416163937041" calcext:value-type="float">
            <text:p>0.010416163937041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3:09,117</text:p>
          </table:table-cell>
          <table:table-cell office:value-type="string" calcext:value-type="string">
            <text:p>Temperature</text:p>
          </table:table-cell>
          <table:table-cell office:value-type="float" office:value="13.9" calcext:value-type="float">
            <text:p>13.9</text:p>
          </table:table-cell>
          <table:table-cell table:formula="of:=TIMEVALUE( LEFT([.B74]; 19))" office:value-type="time" office:time-value="PT10H33M09.000000176S" calcext:value-type="time">
            <text:p>10:33:09</text:p>
          </table:table-cell>
          <table:table-cell table:formula="of:=SECOND([.E74]-[.E73])+[.F73]" office:value-type="float" office:value="781" calcext:value-type="float">
            <text:p>781</text:p>
          </table:table-cell>
          <table:table-cell table:formula="of:=(0.000000000000011676*[.F74]^4) - (0.0000000001313004*[.F74]^3)+(0.00000040827021*[.F74]^2)+(0.001412319*[.F74])+12.615873295" office:value-type="float" office:value="13.9097185993504" calcext:value-type="float">
            <text:p>13.91</text:p>
          </table:table-cell>
          <table:table-cell table:formula="of:=[.D74]-[.G74]" office:value-type="float" office:value="-0.00971859935037323" calcext:value-type="float">
            <text:p>-0.009718599350373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3:19,957</text:p>
          </table:table-cell>
          <table:table-cell office:value-type="string" calcext:value-type="string">
            <text:p>Temperature</text:p>
          </table:table-cell>
          <table:table-cell office:value-type="float" office:value="13.9" calcext:value-type="float">
            <text:p>13.9</text:p>
          </table:table-cell>
          <table:table-cell table:formula="of:=TIMEVALUE( LEFT([.B75]; 19))" office:value-type="time" office:time-value="PT10H33M18.999999999S" calcext:value-type="time">
            <text:p>10:33:19</text:p>
          </table:table-cell>
          <table:table-cell table:formula="of:=SECOND([.E75]-[.E74])+[.F74]" office:value-type="float" office:value="791" calcext:value-type="float">
            <text:p>791</text:p>
          </table:table-cell>
          <table:table-cell table:formula="of:=(0.000000000000011676*[.F75]^4) - (0.0000000001313004*[.F75]^3)+(0.00000040827021*[.F75]^2)+(0.001412319*[.F75])+12.615873295" office:value-type="float" office:value="13.9280530564051" calcext:value-type="float">
            <text:p>13.93</text:p>
          </table:table-cell>
          <table:table-cell table:formula="of:=[.D75]-[.G75]" office:value-type="float" office:value="-0.0280530564051151" calcext:value-type="float">
            <text:p>-0.028053056405115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3:30,797</text:p>
          </table:table-cell>
          <table:table-cell office:value-type="string" calcext:value-type="string">
            <text:p>Temperature</text:p>
          </table:table-cell>
          <table:table-cell office:value-type="float" office:value="13.9" calcext:value-type="float">
            <text:p>13.9</text:p>
          </table:table-cell>
          <table:table-cell table:formula="of:=TIMEVALUE( LEFT([.B76]; 19))" office:value-type="time" office:time-value="PT10H33M30.000000056S" calcext:value-type="time">
            <text:p>10:33:30</text:p>
          </table:table-cell>
          <table:table-cell table:formula="of:=SECOND([.E76]-[.E75])+[.F75]" office:value-type="float" office:value="802" calcext:value-type="float">
            <text:p>802</text:p>
          </table:table-cell>
          <table:table-cell table:formula="of:=(0.000000000000011676*[.F76]^4) - (0.0000000001313004*[.F76]^3)+(0.00000040827021*[.F76]^2)+(0.001412319*[.F76])+12.615873295" office:value-type="float" office:value="13.948253399421" calcext:value-type="float">
            <text:p>13.95</text:p>
          </table:table-cell>
          <table:table-cell table:formula="of:=[.D76]-[.G76]" office:value-type="float" office:value="-0.0482533994210481" calcext:value-type="float">
            <text:p>-0.048253399421048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3:41,637</text:p>
          </table:table-cell>
          <table:table-cell office:value-type="string" calcext:value-type="string">
            <text:p>Temperature</text:p>
          </table:table-cell>
          <table:table-cell office:value-type="float" office:value="13.9" calcext:value-type="float">
            <text:p>13.9</text:p>
          </table:table-cell>
          <table:table-cell table:formula="of:=TIMEVALUE( LEFT([.B77]; 19))" office:value-type="time" office:time-value="PT10H33M41.000000113S" calcext:value-type="time">
            <text:p>10:33:41</text:p>
          </table:table-cell>
          <table:table-cell table:formula="of:=SECOND([.E77]-[.E76])+[.F76]" office:value-type="float" office:value="813" calcext:value-type="float">
            <text:p>813</text:p>
          </table:table-cell>
          <table:table-cell table:formula="of:=(0.000000000000011676*[.F77]^4) - (0.0000000001313004*[.F77]^3)+(0.00000040827021*[.F77]^2)+(0.001412319*[.F77])+12.615873295" office:value-type="float" office:value="13.9684869988417" calcext:value-type="float">
            <text:p>13.97</text:p>
          </table:table-cell>
          <table:table-cell table:formula="of:=[.D77]-[.G77]" office:value-type="float" office:value="-0.0684869988416601" calcext:value-type="float">
            <text:p>-0.06848699884166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3:52,477</text:p>
          </table:table-cell>
          <table:table-cell office:value-type="string" calcext:value-type="string">
            <text:p>Temperature</text:p>
          </table:table-cell>
          <table:table-cell office:value-type="float" office:value="13.9" calcext:value-type="float">
            <text:p>13.9</text:p>
          </table:table-cell>
          <table:table-cell table:formula="of:=TIMEVALUE( LEFT([.B78]; 19))" office:value-type="time" office:time-value="PT10H33M52.00000017S" calcext:value-type="time">
            <text:p>10:33:52</text:p>
          </table:table-cell>
          <table:table-cell table:formula="of:=SECOND([.E78]-[.E77])+[.F77]" office:value-type="float" office:value="824" calcext:value-type="float">
            <text:p>824</text:p>
          </table:table-cell>
          <table:table-cell table:formula="of:=(0.000000000000011676*[.F78]^4) - (0.0000000001313004*[.F78]^3)+(0.00000040827021*[.F78]^2)+(0.001412319*[.F78])+12.615873295" office:value-type="float" office:value="13.9887531072818" calcext:value-type="float">
            <text:p>13.99</text:p>
          </table:table-cell>
          <table:table-cell table:formula="of:=[.D78]-[.G78]" office:value-type="float" office:value="-0.0887531072818035" calcext:value-type="float">
            <text:p>-0.088753107281804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4:03,317</text:p>
          </table:table-cell>
          <table:table-cell office:value-type="string" calcext:value-type="string">
            <text:p>Temperature</text:p>
          </table:table-cell>
          <table:table-cell office:value-type="float" office:value="13.9" calcext:value-type="float">
            <text:p>13.9</text:p>
          </table:table-cell>
          <table:table-cell table:formula="of:=TIMEVALUE( LEFT([.B79]; 19))" office:value-type="time" office:time-value="PT10H34M03.000000226S" calcext:value-type="time">
            <text:p>10:34:03</text:p>
          </table:table-cell>
          <table:table-cell table:formula="of:=SECOND([.E79]-[.E78])+[.F78]" office:value-type="float" office:value="835" calcext:value-type="float">
            <text:p>835</text:p>
          </table:table-cell>
          <table:table-cell table:formula="of:=(0.000000000000011676*[.F79]^4) - (0.0000000001313004*[.F79]^3)+(0.00000040827021*[.F79]^2)+(0.001412319*[.F79])+12.615873295" office:value-type="float" office:value="14.0090509814591" calcext:value-type="float">
            <text:p>14.01</text:p>
          </table:table-cell>
          <table:table-cell table:formula="of:=[.D79]-[.G79]" office:value-type="float" office:value="-0.109050981459097" calcext:value-type="float">
            <text:p>-0.109050981459097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4:14,157</text:p>
          </table:table-cell>
          <table:table-cell office:value-type="string" calcext:value-type="string">
            <text:p>Temperature</text:p>
          </table:table-cell>
          <table:table-cell office:value-type="float" office:value="14" calcext:value-type="float">
            <text:p>14</text:p>
          </table:table-cell>
          <table:table-cell table:formula="of:=TIMEVALUE( LEFT([.B80]; 19))" office:value-type="time" office:time-value="PT10H34M14.000000283S" calcext:value-type="time">
            <text:p>10:34:14</text:p>
          </table:table-cell>
          <table:table-cell table:formula="of:=SECOND([.E80]-[.E79])+[.F79]" office:value-type="float" office:value="846" calcext:value-type="float">
            <text:p>846</text:p>
          </table:table-cell>
          <table:table-cell table:formula="of:=(0.000000000000011676*[.F80]^4) - (0.0000000001313004*[.F80]^3)+(0.00000040827021*[.F80]^2)+(0.001412319*[.F80])+12.615873295" office:value-type="float" office:value="14.0293798821939" calcext:value-type="float">
            <text:p>14.03</text:p>
          </table:table-cell>
          <table:table-cell table:formula="of:=[.D80]-[.G80]" office:value-type="float" office:value="-0.0293798821939166" calcext:value-type="float">
            <text:p>-0.029379882193917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4:24,997</text:p>
          </table:table-cell>
          <table:table-cell office:value-type="string" calcext:value-type="string">
            <text:p>Temperature</text:p>
          </table:table-cell>
          <table:table-cell office:value-type="float" office:value="14" calcext:value-type="float">
            <text:p>14</text:p>
          </table:table-cell>
          <table:table-cell table:formula="of:=TIMEVALUE( LEFT([.B81]; 19))" office:value-type="time" office:time-value="PT10H34M24.000000106S" calcext:value-type="time">
            <text:p>10:34:24</text:p>
          </table:table-cell>
          <table:table-cell table:formula="of:=SECOND([.E81]-[.E80])+[.F80]" office:value-type="float" office:value="856" calcext:value-type="float">
            <text:p>856</text:p>
          </table:table-cell>
          <table:table-cell table:formula="of:=(0.000000000000011676*[.F81]^4) - (0.0000000001313004*[.F81]^3)+(0.00000040827021*[.F81]^2)+(0.001412319*[.F81])+12.615873295" office:value-type="float" office:value="14.0478870062905" calcext:value-type="float">
            <text:p>14.05</text:p>
          </table:table-cell>
          <table:table-cell table:formula="of:=[.D81]-[.G81]" office:value-type="float" office:value="-0.0478870062904999" calcext:value-type="float">
            <text:p>-0.0478870062905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4:35,837</text:p>
          </table:table-cell>
          <table:table-cell office:value-type="string" calcext:value-type="string">
            <text:p>Temperature</text:p>
          </table:table-cell>
          <table:table-cell office:value-type="float" office:value="14" calcext:value-type="float">
            <text:p>14</text:p>
          </table:table-cell>
          <table:table-cell table:formula="of:=TIMEVALUE( LEFT([.B82]; 19))" office:value-type="time" office:time-value="PT10H34M35.000000163S" calcext:value-type="time">
            <text:p>10:34:35</text:p>
          </table:table-cell>
          <table:table-cell table:formula="of:=SECOND([.E82]-[.E81])+[.F81]" office:value-type="float" office:value="867" calcext:value-type="float">
            <text:p>867</text:p>
          </table:table-cell>
          <table:table-cell table:formula="of:=(0.000000000000011676*[.F82]^4) - (0.0000000001313004*[.F82]^3)+(0.00000040827021*[.F82]^2)+(0.001412319*[.F82])+12.615873295" office:value-type="float" office:value="14.0682731017914" calcext:value-type="float">
            <text:p>14.07</text:p>
          </table:table-cell>
          <table:table-cell table:formula="of:=[.D82]-[.G82]" office:value-type="float" office:value="-0.0682731017914158" calcext:value-type="float">
            <text:p>-0.068273101791416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4:46,677</text:p>
          </table:table-cell>
          <table:table-cell office:value-type="string" calcext:value-type="string">
            <text:p>Temperature</text:p>
          </table:table-cell>
          <table:table-cell office:value-type="float" office:value="14.1" calcext:value-type="float">
            <text:p>14.1</text:p>
          </table:table-cell>
          <table:table-cell table:formula="of:=TIMEVALUE( LEFT([.B83]; 19))" office:value-type="time" office:time-value="PT10H34M46.00000022S" calcext:value-type="time">
            <text:p>10:34:46</text:p>
          </table:table-cell>
          <table:table-cell table:formula="of:=SECOND([.E83]-[.E82])+[.F82]" office:value-type="float" office:value="878" calcext:value-type="float">
            <text:p>878</text:p>
          </table:table-cell>
          <table:table-cell table:formula="of:=(0.000000000000011676*[.F83]^4) - (0.0000000001313004*[.F83]^3)+(0.00000040827021*[.F83]^2)+(0.001412319*[.F83])+12.615873295" office:value-type="float" office:value="14.0886880968372" calcext:value-type="float">
            <text:p>14.09</text:p>
          </table:table-cell>
          <table:table-cell table:formula="of:=[.D83]-[.G83]" office:value-type="float" office:value="0.0113119031627793" calcext:value-type="float">
            <text:p>0.011311903162779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4:57,517</text:p>
          </table:table-cell>
          <table:table-cell office:value-type="string" calcext:value-type="string">
            <text:p>Temperature</text:p>
          </table:table-cell>
          <table:table-cell office:value-type="float" office:value="14.1" calcext:value-type="float">
            <text:p>14.1</text:p>
          </table:table-cell>
          <table:table-cell table:formula="of:=TIMEVALUE( LEFT([.B84]; 19))" office:value-type="time" office:time-value="PT10H34M57.000000277S" calcext:value-type="time">
            <text:p>10:34:57</text:p>
          </table:table-cell>
          <table:table-cell table:formula="of:=SECOND([.E84]-[.E83])+[.F83]" office:value-type="float" office:value="889" calcext:value-type="float">
            <text:p>889</text:p>
          </table:table-cell>
          <table:table-cell table:formula="of:=(0.000000000000011676*[.F84]^4) - (0.0000000001313004*[.F84]^3)+(0.00000040827021*[.F84]^2)+(0.001412319*[.F84])+12.615873295" office:value-type="float" office:value="14.1091312682864" calcext:value-type="float">
            <text:p>14.11</text:p>
          </table:table-cell>
          <table:table-cell table:formula="of:=[.D84]-[.G84]" office:value-type="float" office:value="-0.00913126828634958" calcext:value-type="float">
            <text:p>-0.00913126828635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5:08,357</text:p>
          </table:table-cell>
          <table:table-cell office:value-type="string" calcext:value-type="string">
            <text:p>Temperature</text:p>
          </table:table-cell>
          <table:table-cell office:value-type="float" office:value="14.1" calcext:value-type="float">
            <text:p>14.1</text:p>
          </table:table-cell>
          <table:table-cell table:formula="of:=TIMEVALUE( LEFT([.B85]; 19))" office:value-type="time" office:time-value="PT10H35M07.999999705S" calcext:value-type="time">
            <text:p>10:35:08</text:p>
          </table:table-cell>
          <table:table-cell table:formula="of:=SECOND([.E85]-[.E84])+[.F84]" office:value-type="float" office:value="900" calcext:value-type="float">
            <text:p>900</text:p>
          </table:table-cell>
          <table:table-cell table:formula="of:=(0.000000000000011676*[.F85]^4) - (0.0000000001313004*[.F85]^3)+(0.00000040827021*[.F85]^2)+(0.001412319*[.F85])+12.615873295" office:value-type="float" office:value="14.1296018971" calcext:value-type="float">
            <text:p>14.13</text:p>
          </table:table-cell>
          <table:table-cell table:formula="of:=[.D85]-[.G85]" office:value-type="float" office:value="-0.0296018971000009" calcext:value-type="float">
            <text:p>-0.029601897100001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5:19,197</text:p>
          </table:table-cell>
          <table:table-cell office:value-type="string" calcext:value-type="string">
            <text:p>Temperature</text:p>
          </table:table-cell>
          <table:table-cell office:value-type="float" office:value="14.1" calcext:value-type="float">
            <text:p>14.1</text:p>
          </table:table-cell>
          <table:table-cell table:formula="of:=TIMEVALUE( LEFT([.B86]; 19))" office:value-type="time" office:time-value="PT10H35M18.999999762S" calcext:value-type="time">
            <text:p>10:35:19</text:p>
          </table:table-cell>
          <table:table-cell table:formula="of:=SECOND([.E86]-[.E85])+[.F85]" office:value-type="float" office:value="911" calcext:value-type="float">
            <text:p>911</text:p>
          </table:table-cell>
          <table:table-cell table:formula="of:=(0.000000000000011676*[.F86]^4) - (0.0000000001313004*[.F86]^3)+(0.00000040827021*[.F86]^2)+(0.001412319*[.F86])+12.615873295" office:value-type="float" office:value="14.1500992683421" calcext:value-type="float">
            <text:p>14.15</text:p>
          </table:table-cell>
          <table:table-cell table:formula="of:=[.D86]-[.G86]" office:value-type="float" office:value="-0.0500992683421284" calcext:value-type="float">
            <text:p>-0.050099268342128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5:30,037</text:p>
          </table:table-cell>
          <table:table-cell office:value-type="string" calcext:value-type="string">
            <text:p>Temperature</text:p>
          </table:table-cell>
          <table:table-cell office:value-type="float" office:value="14.1" calcext:value-type="float">
            <text:p>14.1</text:p>
          </table:table-cell>
          <table:table-cell table:formula="of:=TIMEVALUE( LEFT([.B87]; 19))" office:value-type="time" office:time-value="PT10H35M29.999999818S" calcext:value-type="time">
            <text:p>10:35:30</text:p>
          </table:table-cell>
          <table:table-cell table:formula="of:=SECOND([.E87]-[.E86])+[.F86]" office:value-type="float" office:value="922" calcext:value-type="float">
            <text:p>922</text:p>
          </table:table-cell>
          <table:table-cell table:formula="of:=(0.000000000000011676*[.F87]^4) - (0.0000000001313004*[.F87]^3)+(0.00000040827021*[.F87]^2)+(0.001412319*[.F87])+12.615873295" office:value-type="float" office:value="14.1706226711794" calcext:value-type="float">
            <text:p>14.17</text:p>
          </table:table-cell>
          <table:table-cell table:formula="of:=[.D87]-[.G87]" office:value-type="float" office:value="-0.0706226711794464" calcext:value-type="float">
            <text:p>-0.070622671179447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5:40,877</text:p>
          </table:table-cell>
          <table:table-cell office:value-type="string" calcext:value-type="string">
            <text:p>Temperature</text:p>
          </table:table-cell>
          <table:table-cell office:value-type="float" office:value="14.1" calcext:value-type="float">
            <text:p>14.1</text:p>
          </table:table-cell>
          <table:table-cell table:formula="of:=TIMEVALUE( LEFT([.B88]; 19))" office:value-type="time" office:time-value="PT10H35M40.00000027S" calcext:value-type="time">
            <text:p>10:35:40</text:p>
          </table:table-cell>
          <table:table-cell table:formula="of:=SECOND([.E88]-[.E87])+[.F87]" office:value-type="float" office:value="932" calcext:value-type="float">
            <text:p>932</text:p>
          </table:table-cell>
          <table:table-cell table:formula="of:=(0.000000000000011676*[.F88]^4) - (0.0000000001313004*[.F88]^3)+(0.00000040827021*[.F88]^2)+(0.001412319*[.F88])+12.615873295" office:value-type="float" office:value="14.1893023047504" calcext:value-type="float">
            <text:p>14.19</text:p>
          </table:table-cell>
          <table:table-cell table:formula="of:=[.D88]-[.G88]" office:value-type="float" office:value="-0.0893023047504311" calcext:value-type="float">
            <text:p>-0.089302304750431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5:51,717</text:p>
          </table:table-cell>
          <table:table-cell office:value-type="string" calcext:value-type="string">
            <text:p>Temperature</text:p>
          </table:table-cell>
          <table:table-cell office:value-type="float" office:value="14.2" calcext:value-type="float">
            <text:p>14.2</text:p>
          </table:table-cell>
          <table:table-cell table:formula="of:=TIMEVALUE( LEFT([.B89]; 19))" office:value-type="time" office:time-value="PT10H35M50.999999698S" calcext:value-type="time">
            <text:p>10:35:51</text:p>
          </table:table-cell>
          <table:table-cell table:formula="of:=SECOND([.E89]-[.E88])+[.F88]" office:value-type="float" office:value="943" calcext:value-type="float">
            <text:p>943</text:p>
          </table:table-cell>
          <table:table-cell table:formula="of:=(0.000000000000011676*[.F89]^4) - (0.0000000001313004*[.F89]^3)+(0.00000040827021*[.F89]^2)+(0.001412319*[.F89])+12.615873295" office:value-type="float" office:value="14.2098734452305" calcext:value-type="float">
            <text:p>14.21</text:p>
          </table:table-cell>
          <table:table-cell table:formula="of:=[.D89]-[.G89]" office:value-type="float" office:value="-0.00987344523046296" calcext:value-type="float">
            <text:p>-0.009873445230463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6:02,557</text:p>
          </table:table-cell>
          <table:table-cell office:value-type="string" calcext:value-type="string">
            <text:p>Temperature</text:p>
          </table:table-cell>
          <table:table-cell office:value-type="float" office:value="14.2" calcext:value-type="float">
            <text:p>14.2</text:p>
          </table:table-cell>
          <table:table-cell table:formula="of:=TIMEVALUE( LEFT([.B90]; 19))" office:value-type="time" office:time-value="PT10H36M01.999999755S" calcext:value-type="time">
            <text:p>10:36:02</text:p>
          </table:table-cell>
          <table:table-cell table:formula="of:=SECOND([.E90]-[.E89])+[.F89]" office:value-type="float" office:value="954" calcext:value-type="float">
            <text:p>954</text:p>
          </table:table-cell>
          <table:table-cell table:formula="of:=(0.000000000000011676*[.F90]^4) - (0.0000000001313004*[.F90]^3)+(0.00000040827021*[.F90]^2)+(0.001412319*[.F90])+12.615873295" office:value-type="float" office:value="14.2304685727551" calcext:value-type="float">
            <text:p>14.23</text:p>
          </table:table-cell>
          <table:table-cell table:formula="of:=[.D90]-[.G90]" office:value-type="float" office:value="-0.0304685727551277" calcext:value-type="float">
            <text:p>-0.030468572755128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6:13,397</text:p>
          </table:table-cell>
          <table:table-cell office:value-type="string" calcext:value-type="string">
            <text:p>Temperature</text:p>
          </table:table-cell>
          <table:table-cell office:value-type="float" office:value="14.3" calcext:value-type="float">
            <text:p>14.3</text:p>
          </table:table-cell>
          <table:table-cell table:formula="of:=TIMEVALUE( LEFT([.B91]; 19))" office:value-type="time" office:time-value="PT10H36M12.999999812S" calcext:value-type="time">
            <text:p>10:36:13</text:p>
          </table:table-cell>
          <table:table-cell table:formula="of:=SECOND([.E91]-[.E90])+[.F90]" office:value-type="float" office:value="965" calcext:value-type="float">
            <text:p>965</text:p>
          </table:table-cell>
          <table:table-cell table:formula="of:=(0.000000000000011676*[.F91]^4) - (0.0000000001313004*[.F91]^3)+(0.00000040827021*[.F91]^2)+(0.001412319*[.F91])+12.615873295" office:value-type="float" office:value="14.2510869925292" calcext:value-type="float">
            <text:p>14.25</text:p>
          </table:table-cell>
          <table:table-cell table:formula="of:=[.D91]-[.G91]" office:value-type="float" office:value="0.0489130074708033" calcext:value-type="float">
            <text:p>0.048913007470803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6:24,237</text:p>
          </table:table-cell>
          <table:table-cell office:value-type="string" calcext:value-type="string">
            <text:p>Temperature</text:p>
          </table:table-cell>
          <table:table-cell office:value-type="float" office:value="14.2" calcext:value-type="float">
            <text:p>14.2</text:p>
          </table:table-cell>
          <table:table-cell table:formula="of:=TIMEVALUE( LEFT([.B92]; 19))" office:value-type="time" office:time-value="PT10H36M23.999999869S" calcext:value-type="time">
            <text:p>10:36:24</text:p>
          </table:table-cell>
          <table:table-cell table:formula="of:=SECOND([.E92]-[.E91])+[.F91]" office:value-type="float" office:value="976" calcext:value-type="float">
            <text:p>976</text:p>
          </table:table-cell>
          <table:table-cell table:formula="of:=(0.000000000000011676*[.F92]^4) - (0.0000000001313004*[.F92]^3)+(0.00000040827021*[.F92]^2)+(0.001412319*[.F92])+12.615873295" office:value-type="float" office:value="14.2717280138602" calcext:value-type="float">
            <text:p>14.27</text:p>
          </table:table-cell>
          <table:table-cell table:formula="of:=[.D92]-[.G92]" office:value-type="float" office:value="-0.071728013860211" calcext:value-type="float">
            <text:p>-0.071728013860211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6:35,077</text:p>
          </table:table-cell>
          <table:table-cell office:value-type="string" calcext:value-type="string">
            <text:p>Temperature</text:p>
          </table:table-cell>
          <table:table-cell office:value-type="float" office:value="14.2" calcext:value-type="float">
            <text:p>14.2</text:p>
          </table:table-cell>
          <table:table-cell table:formula="of:=TIMEVALUE( LEFT([.B93]; 19))" office:value-type="time" office:time-value="PT10H36M34.999999925S" calcext:value-type="time">
            <text:p>10:36:35</text:p>
          </table:table-cell>
          <table:table-cell table:formula="of:=SECOND([.E93]-[.E92])+[.F92]" office:value-type="float" office:value="987" calcext:value-type="float">
            <text:p>987</text:p>
          </table:table-cell>
          <table:table-cell table:formula="of:=(0.000000000000011676*[.F93]^4) - (0.0000000001313004*[.F93]^3)+(0.00000040827021*[.F93]^2)+(0.001412319*[.F93])+12.615873295" office:value-type="float" office:value="14.2923909501585" calcext:value-type="float">
            <text:p>14.29</text:p>
          </table:table-cell>
          <table:table-cell table:formula="of:=[.D93]-[.G93]" office:value-type="float" office:value="-0.0923909501584603" calcext:value-type="float">
            <text:p>-0.09239095015846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6:45,917</text:p>
          </table:table-cell>
          <table:table-cell office:value-type="string" calcext:value-type="string">
            <text:p>Temperature</text:p>
          </table:table-cell>
          <table:table-cell office:value-type="float" office:value="14.3" calcext:value-type="float">
            <text:p>14.3</text:p>
          </table:table-cell>
          <table:table-cell table:formula="of:=TIMEVALUE( LEFT([.B94]; 19))" office:value-type="time" office:time-value="PT10H36M44.999999749S" calcext:value-type="time">
            <text:p>10:36:45</text:p>
          </table:table-cell>
          <table:table-cell table:formula="of:=SECOND([.E94]-[.E93])+[.F93]" office:value-type="float" office:value="997" calcext:value-type="float">
            <text:p>997</text:p>
          </table:table-cell>
          <table:table-cell table:formula="of:=(0.000000000000011676*[.F94]^4) - (0.0000000001313004*[.F94]^3)+(0.00000040827021*[.F94]^2)+(0.001412319*[.F94])+12.615873295" office:value-type="float" office:value="14.3111938804501" calcext:value-type="float">
            <text:p>14.31</text:p>
          </table:table-cell>
          <table:table-cell table:formula="of:=[.D94]-[.G94]" office:value-type="float" office:value="-0.0111938804501381" calcext:value-type="float">
            <text:p>-0.011193880450138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6:56,757</text:p>
          </table:table-cell>
          <table:table-cell office:value-type="string" calcext:value-type="string">
            <text:p>Temperature</text:p>
          </table:table-cell>
          <table:table-cell office:value-type="float" office:value="14.3" calcext:value-type="float">
            <text:p>14.3</text:p>
          </table:table-cell>
          <table:table-cell table:formula="of:=TIMEVALUE( LEFT([.B95]; 19))" office:value-type="time" office:time-value="PT10H36M55.999999805S" calcext:value-type="time">
            <text:p>10:36:56</text:p>
          </table:table-cell>
          <table:table-cell table:formula="of:=SECOND([.E95]-[.E94])+[.F94]" office:value-type="float" office:value="1008" calcext:value-type="float">
            <text:p>1008</text:p>
          </table:table-cell>
          <table:table-cell table:formula="of:=(0.000000000000011676*[.F95]^4) - (0.0000000001313004*[.F95]^3)+(0.00000040827021*[.F95]^2)+(0.001412319*[.F95])+12.615873295" office:value-type="float" office:value="14.3318967626951" calcext:value-type="float">
            <text:p>14.33</text:p>
          </table:table-cell>
          <table:table-cell table:formula="of:=[.D95]-[.G95]" office:value-type="float" office:value="-0.0318967626951085" calcext:value-type="float">
            <text:p>-0.031896762695109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7:07,597</text:p>
          </table:table-cell>
          <table:table-cell office:value-type="string" calcext:value-type="string">
            <text:p>Temperature</text:p>
          </table:table-cell>
          <table:table-cell office:value-type="float" office:value="14.3" calcext:value-type="float">
            <text:p>14.3</text:p>
          </table:table-cell>
          <table:table-cell table:formula="of:=TIMEVALUE( LEFT([.B96]; 19))" office:value-type="time" office:time-value="PT10H37M06.999999862S" calcext:value-type="time">
            <text:p>10:37:07</text:p>
          </table:table-cell>
          <table:table-cell table:formula="of:=SECOND([.E96]-[.E95])+[.F95]" office:value-type="float" office:value="1019" calcext:value-type="float">
            <text:p>1019</text:p>
          </table:table-cell>
          <table:table-cell table:formula="of:=(0.000000000000011676*[.F96]^4) - (0.0000000001313004*[.F96]^3)+(0.00000040827021*[.F96]^2)+(0.001412319*[.F96])+12.615873295" office:value-type="float" office:value="14.3526195858835" calcext:value-type="float">
            <text:p>14.35</text:p>
          </table:table-cell>
          <table:table-cell table:formula="of:=[.D96]-[.G96]" office:value-type="float" office:value="-0.0526195858835301" calcext:value-type="float">
            <text:p>-0.05261958588353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7:18,437</text:p>
          </table:table-cell>
          <table:table-cell office:value-type="string" calcext:value-type="string">
            <text:p>Temperature</text:p>
          </table:table-cell>
          <table:table-cell office:value-type="float" office:value="14.3" calcext:value-type="float">
            <text:p>14.3</text:p>
          </table:table-cell>
          <table:table-cell table:formula="of:=TIMEVALUE( LEFT([.B97]; 19))" office:value-type="time" office:time-value="PT10H37M17.999999919S" calcext:value-type="time">
            <text:p>10:37:18</text:p>
          </table:table-cell>
          <table:table-cell table:formula="of:=SECOND([.E97]-[.E96])+[.F96]" office:value-type="float" office:value="1030" calcext:value-type="float">
            <text:p>1030</text:p>
          </table:table-cell>
          <table:table-cell table:formula="of:=(0.000000000000011676*[.F97]^4) - (0.0000000001313004*[.F97]^3)+(0.00000040827021*[.F97]^2)+(0.001412319*[.F97])+12.615873295" office:value-type="float" office:value="14.3733616794638" calcext:value-type="float">
            <text:p>14.37</text:p>
          </table:table-cell>
          <table:table-cell table:formula="of:=[.D97]-[.G97]" office:value-type="float" office:value="-0.0733616794637584" calcext:value-type="float">
            <text:p>-0.073361679463758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7:29,277</text:p>
          </table:table-cell>
          <table:table-cell office:value-type="string" calcext:value-type="string">
            <text:p>Temperature</text:p>
          </table:table-cell>
          <table:table-cell office:value-type="float" office:value="14.3" calcext:value-type="float">
            <text:p>14.3</text:p>
          </table:table-cell>
          <table:table-cell table:formula="of:=TIMEVALUE( LEFT([.B98]; 19))" office:value-type="time" office:time-value="PT10H37M28.999999976S" calcext:value-type="time">
            <text:p>10:37:29</text:p>
          </table:table-cell>
          <table:table-cell table:formula="of:=SECOND([.E98]-[.E97])+[.F97]" office:value-type="float" office:value="1041" calcext:value-type="float">
            <text:p>1041</text:p>
          </table:table-cell>
          <table:table-cell table:formula="of:=(0.000000000000011676*[.F98]^4) - (0.0000000001313004*[.F98]^3)+(0.00000040827021*[.F98]^2)+(0.001412319*[.F98])+12.615873295" office:value-type="float" office:value="14.3941223769869" calcext:value-type="float">
            <text:p>14.39</text:p>
          </table:table-cell>
          <table:table-cell table:formula="of:=[.D98]-[.G98]" office:value-type="float" office:value="-0.0941223769869097" calcext:value-type="float">
            <text:p>-0.09412237698691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7:40,117</text:p>
          </table:table-cell>
          <table:table-cell office:value-type="string" calcext:value-type="string">
            <text:p>Temperature</text:p>
          </table:table-cell>
          <table:table-cell office:value-type="float" office:value="14.4" calcext:value-type="float">
            <text:p>14.4</text:p>
          </table:table-cell>
          <table:table-cell table:formula="of:=TIMEVALUE( LEFT([.B99]; 19))" office:value-type="time" office:time-value="PT10H37M40.000000033S" calcext:value-type="time">
            <text:p>10:37:40</text:p>
          </table:table-cell>
          <table:table-cell table:formula="of:=SECOND([.E99]-[.E98])+[.F98]" office:value-type="float" office:value="1052" calcext:value-type="float">
            <text:p>1052</text:p>
          </table:table-cell>
          <table:table-cell table:formula="of:=(0.000000000000011676*[.F99]^4) - (0.0000000001313004*[.F99]^3)+(0.00000040827021*[.F99]^2)+(0.001412319*[.F99])+12.615873295" office:value-type="float" office:value="14.4149010161069" calcext:value-type="float">
            <text:p>14.41</text:p>
          </table:table-cell>
          <table:table-cell table:formula="of:=[.D99]-[.G99]" office:value-type="float" office:value="-0.0149010161068563" calcext:value-type="float">
            <text:p>-0.014901016106856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7:50,957</text:p>
          </table:table-cell>
          <table:table-cell office:value-type="string" calcext:value-type="string">
            <text:p>Temperature</text:p>
          </table:table-cell>
          <table:table-cell office:value-type="float" office:value="14.4" calcext:value-type="float">
            <text:p>14.4</text:p>
          </table:table-cell>
          <table:table-cell table:formula="of:=TIMEVALUE( LEFT([.B100]; 19))" office:value-type="time" office:time-value="PT10H37M49.999999856S" calcext:value-type="time">
            <text:p>10:37:50</text:p>
          </table:table-cell>
          <table:table-cell table:formula="of:=SECOND([.E100]-[.E99])+[.F99]" office:value-type="float" office:value="1062" calcext:value-type="float">
            <text:p>1062</text:p>
          </table:table-cell>
          <table:table-cell table:formula="of:=(0.000000000000011676*[.F100]^4) - (0.0000000001313004*[.F100]^3)+(0.00000040827021*[.F100]^2)+(0.001412319*[.F100])+12.615873295" office:value-type="float" office:value="14.4338057032161" calcext:value-type="float">
            <text:p>14.43</text:p>
          </table:table-cell>
          <table:table-cell table:formula="of:=[.D100]-[.G100]" office:value-type="float" office:value="-0.0338057032161192" calcext:value-type="float">
            <text:p>-0.033805703216119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8:01,797</text:p>
          </table:table-cell>
          <table:table-cell office:value-type="string" calcext:value-type="string">
            <text:p>Temperature</text:p>
          </table:table-cell>
          <table:table-cell office:value-type="float" office:value="14.4" calcext:value-type="float">
            <text:p>14.4</text:p>
          </table:table-cell>
          <table:table-cell table:formula="of:=TIMEVALUE( LEFT([.B101]; 19))" office:value-type="time" office:time-value="PT10H38M00.999999912S" calcext:value-type="time">
            <text:p>10:38:01</text:p>
          </table:table-cell>
          <table:table-cell table:formula="of:=SECOND([.E101]-[.E100])+[.F100]" office:value-type="float" office:value="1073" calcext:value-type="float">
            <text:p>1073</text:p>
          </table:table-cell>
          <table:table-cell table:formula="of:=(0.000000000000011676*[.F101]^4) - (0.0000000001313004*[.F101]^3)+(0.00000040827021*[.F101]^2)+(0.001412319*[.F101])+12.615873295" office:value-type="float" office:value="14.4546167700784" calcext:value-type="float">
            <text:p>14.45</text:p>
          </table:table-cell>
          <table:table-cell table:formula="of:=[.D101]-[.G101]" office:value-type="float" office:value="-0.0546167700784128" calcext:value-type="float">
            <text:p>-0.054616770078413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8:12,637</text:p>
          </table:table-cell>
          <table:table-cell office:value-type="string" calcext:value-type="string">
            <text:p>Temperature</text:p>
          </table:table-cell>
          <table:table-cell office:value-type="float" office:value="14.4" calcext:value-type="float">
            <text:p>14.4</text:p>
          </table:table-cell>
          <table:table-cell table:formula="of:=TIMEVALUE( LEFT([.B102]; 19))" office:value-type="time" office:time-value="PT10H38M11.999999969S" calcext:value-type="time">
            <text:p>10:38:12</text:p>
          </table:table-cell>
          <table:table-cell table:formula="of:=SECOND([.E102]-[.E101])+[.F101]" office:value-type="float" office:value="1084" calcext:value-type="float">
            <text:p>1084</text:p>
          </table:table-cell>
          <table:table-cell table:formula="of:=(0.000000000000011676*[.F102]^4) - (0.0000000001313004*[.F102]^3)+(0.00000040827021*[.F102]^2)+(0.001412319*[.F102])+12.615873295" office:value-type="float" office:value="14.4754438750405" calcext:value-type="float">
            <text:p>14.48</text:p>
          </table:table-cell>
          <table:table-cell table:formula="of:=[.D102]-[.G102]" office:value-type="float" office:value="-0.0754438750404933" calcext:value-type="float">
            <text:p>-0.075443875040493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8:23,477</text:p>
          </table:table-cell>
          <table:table-cell office:value-type="string" calcext:value-type="string">
            <text:p>Temperature</text:p>
          </table:table-cell>
          <table:table-cell office:value-type="float" office:value="14.4" calcext:value-type="float">
            <text:p>14.4</text:p>
          </table:table-cell>
          <table:table-cell table:formula="of:=TIMEVALUE( LEFT([.B103]; 19))" office:value-type="time" office:time-value="PT10H38M23.000000026S" calcext:value-type="time">
            <text:p>10:38:23</text:p>
          </table:table-cell>
          <table:table-cell table:formula="of:=SECOND([.E103]-[.E102])+[.F102]" office:value-type="float" office:value="1095" calcext:value-type="float">
            <text:p>1095</text:p>
          </table:table-cell>
          <table:table-cell table:formula="of:=(0.000000000000011676*[.F103]^4) - (0.0000000001313004*[.F103]^3)+(0.00000040827021*[.F103]^2)+(0.001412319*[.F103])+12.615873295" office:value-type="float" office:value="14.4962863717943" calcext:value-type="float">
            <text:p>14.50</text:p>
          </table:table-cell>
          <table:table-cell table:formula="of:=[.D103]-[.G103]" office:value-type="float" office:value="-0.0962863717942977" calcext:value-type="float">
            <text:p>-0.096286371794298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8:34,317</text:p>
          </table:table-cell>
          <table:table-cell office:value-type="string" calcext:value-type="string">
            <text:p>Temperature</text:p>
          </table:table-cell>
          <table:table-cell office:value-type="float" office:value="14.4" calcext:value-type="float">
            <text:p>14.4</text:p>
          </table:table-cell>
          <table:table-cell table:formula="of:=TIMEVALUE( LEFT([.B104]; 19))" office:value-type="time" office:time-value="PT10H38M34.000000083S" calcext:value-type="time">
            <text:p>10:38:34</text:p>
          </table:table-cell>
          <table:table-cell table:formula="of:=SECOND([.E104]-[.E103])+[.F103]" office:value-type="float" office:value="1106" calcext:value-type="float">
            <text:p>1106</text:p>
          </table:table-cell>
          <table:table-cell table:formula="of:=(0.000000000000011676*[.F104]^4) - (0.0000000001313004*[.F104]^3)+(0.00000040827021*[.F104]^2)+(0.001412319*[.F104])+12.615873295" office:value-type="float" office:value="14.5171436181345" calcext:value-type="float">
            <text:p>14.52</text:p>
          </table:table-cell>
          <table:table-cell table:formula="of:=[.D104]-[.G104]" office:value-type="float" office:value="-0.117143618134515" calcext:value-type="float">
            <text:p>-0.117143618134515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8:45,157</text:p>
          </table:table-cell>
          <table:table-cell office:value-type="string" calcext:value-type="string">
            <text:p>Temperature</text:p>
          </table:table-cell>
          <table:table-cell office:value-type="float" office:value="14.5" calcext:value-type="float">
            <text:p>14.5</text:p>
          </table:table-cell>
          <table:table-cell table:formula="of:=TIMEVALUE( LEFT([.B105]; 19))" office:value-type="time" office:time-value="PT10H38M45.00000014S" calcext:value-type="time">
            <text:p>10:38:45</text:p>
          </table:table-cell>
          <table:table-cell table:formula="of:=SECOND([.E105]-[.E104])+[.F104]" office:value-type="float" office:value="1117" calcext:value-type="float">
            <text:p>1117</text:p>
          </table:table-cell>
          <table:table-cell table:formula="of:=(0.000000000000011676*[.F105]^4) - (0.0000000001313004*[.F105]^3)+(0.00000040827021*[.F105]^2)+(0.001412319*[.F105])+12.615873295" office:value-type="float" office:value="14.5380149759586" calcext:value-type="float">
            <text:p>14.54</text:p>
          </table:table-cell>
          <table:table-cell table:formula="of:=[.D105]-[.G105]" office:value-type="float" office:value="-0.0380149759586033" calcext:value-type="float">
            <text:p>-0.038014975958603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8:55,997</text:p>
          </table:table-cell>
          <table:table-cell office:value-type="string" calcext:value-type="string">
            <text:p>Temperature</text:p>
          </table:table-cell>
          <table:table-cell office:value-type="float" office:value="14.5" calcext:value-type="float">
            <text:p>14.5</text:p>
          </table:table-cell>
          <table:table-cell table:formula="of:=TIMEVALUE( LEFT([.B106]; 19))" office:value-type="time" office:time-value="PT10H38M54.999999963S" calcext:value-type="time">
            <text:p>10:38:55</text:p>
          </table:table-cell>
          <table:table-cell table:formula="of:=SECOND([.E106]-[.E105])+[.F105]" office:value-type="float" office:value="1127" calcext:value-type="float">
            <text:p>1127</text:p>
          </table:table-cell>
          <table:table-cell table:formula="of:=(0.000000000000011676*[.F106]^4) - (0.0000000001313004*[.F106]^3)+(0.00000040827021*[.F106]^2)+(0.001412319*[.F106])+12.615873295" office:value-type="float" office:value="14.5570006495475" calcext:value-type="float">
            <text:p>14.56</text:p>
          </table:table-cell>
          <table:table-cell table:formula="of:=[.D106]-[.G106]" office:value-type="float" office:value="-0.0570006495474971" calcext:value-type="float">
            <text:p>-0.057000649547497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9:06,837</text:p>
          </table:table-cell>
          <table:table-cell office:value-type="string" calcext:value-type="string">
            <text:p>Temperature</text:p>
          </table:table-cell>
          <table:table-cell office:value-type="float" office:value="14.6" calcext:value-type="float">
            <text:p>14.6</text:p>
          </table:table-cell>
          <table:table-cell table:formula="of:=TIMEVALUE( LEFT([.B107]; 19))" office:value-type="time" office:time-value="PT10H39M06.00000002S" calcext:value-type="time">
            <text:p>10:39:06</text:p>
          </table:table-cell>
          <table:table-cell table:formula="of:=SECOND([.E107]-[.E106])+[.F106]" office:value-type="float" office:value="1138" calcext:value-type="float">
            <text:p>1138</text:p>
          </table:table-cell>
          <table:table-cell table:formula="of:=(0.000000000000011676*[.F107]^4) - (0.0000000001313004*[.F107]^3)+(0.00000040827021*[.F107]^2)+(0.001412319*[.F107])+12.615873295" office:value-type="float" office:value="14.5778971904012" calcext:value-type="float">
            <text:p>14.58</text:p>
          </table:table-cell>
          <table:table-cell table:formula="of:=[.D107]-[.G107]" office:value-type="float" office:value="0.0221028095988238" calcext:value-type="float">
            <text:p>0.022102809598824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9:17,677</text:p>
          </table:table-cell>
          <table:table-cell office:value-type="string" calcext:value-type="string">
            <text:p>Temperature</text:p>
          </table:table-cell>
          <table:table-cell office:value-type="float" office:value="14.6" calcext:value-type="float">
            <text:p>14.6</text:p>
          </table:table-cell>
          <table:table-cell table:formula="of:=TIMEVALUE( LEFT([.B108]; 19))" office:value-type="time" office:time-value="PT10H39M17.000000076S" calcext:value-type="time">
            <text:p>10:39:17</text:p>
          </table:table-cell>
          <table:table-cell table:formula="of:=SECOND([.E108]-[.E107])+[.F107]" office:value-type="float" office:value="1149" calcext:value-type="float">
            <text:p>1149</text:p>
          </table:table-cell>
          <table:table-cell table:formula="of:=(0.000000000000011676*[.F108]^4) - (0.0000000001313004*[.F108]^3)+(0.00000040827021*[.F108]^2)+(0.001412319*[.F108])+12.615873295" office:value-type="float" office:value="14.5988060097685" calcext:value-type="float">
            <text:p>14.60</text:p>
          </table:table-cell>
          <table:table-cell table:formula="of:=[.D108]-[.G108]" office:value-type="float" office:value="0.00119399023150812" calcext:value-type="float">
            <text:p>0.001193990231508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9:28,517</text:p>
          </table:table-cell>
          <table:table-cell office:value-type="string" calcext:value-type="string">
            <text:p>Temperature</text:p>
          </table:table-cell>
          <table:table-cell office:value-type="float" office:value="14.6" calcext:value-type="float">
            <text:p>14.6</text:p>
          </table:table-cell>
          <table:table-cell table:formula="of:=TIMEVALUE( LEFT([.B109]; 19))" office:value-type="time" office:time-value="PT10H39M28.000000133S" calcext:value-type="time">
            <text:p>10:39:28</text:p>
          </table:table-cell>
          <table:table-cell table:formula="of:=SECOND([.E109]-[.E108])+[.F108]" office:value-type="float" office:value="1160" calcext:value-type="float">
            <text:p>1160</text:p>
          </table:table-cell>
          <table:table-cell table:formula="of:=(0.000000000000011676*[.F109]^4) - (0.0000000001313004*[.F109]^3)+(0.00000040827021*[.F109]^2)+(0.001412319*[.F109])+12.615873295" office:value-type="float" office:value="14.619726485585" calcext:value-type="float">
            <text:p>14.62</text:p>
          </table:table-cell>
          <table:table-cell table:formula="of:=[.D109]-[.G109]" office:value-type="float" office:value="-0.0197264855849593" calcext:value-type="float">
            <text:p>-0.019726485584959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9:39,357</text:p>
          </table:table-cell>
          <table:table-cell office:value-type="string" calcext:value-type="string">
            <text:p>Temperature</text:p>
          </table:table-cell>
          <table:table-cell office:value-type="float" office:value="14.7" calcext:value-type="float">
            <text:p>14.7</text:p>
          </table:table-cell>
          <table:table-cell table:formula="of:=TIMEVALUE( LEFT([.B110]; 19))" office:value-type="time" office:time-value="PT10H39M39.00000019S" calcext:value-type="time">
            <text:p>10:39:39</text:p>
          </table:table-cell>
          <table:table-cell table:formula="of:=SECOND([.E110]-[.E109])+[.F109]" office:value-type="float" office:value="1171" calcext:value-type="float">
            <text:p>1171</text:p>
          </table:table-cell>
          <table:table-cell table:formula="of:=(0.000000000000011676*[.F110]^4) - (0.0000000001313004*[.F110]^3)+(0.00000040827021*[.F110]^2)+(0.001412319*[.F110])+12.615873295" office:value-type="float" office:value="14.6406579998889" calcext:value-type="float">
            <text:p>14.64</text:p>
          </table:table-cell>
          <table:table-cell table:formula="of:=[.D110]-[.G110]" office:value-type="float" office:value="0.0593420001111475" calcext:value-type="float">
            <text:p>0.059342000111148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39:50,197</text:p>
          </table:table-cell>
          <table:table-cell office:value-type="string" calcext:value-type="string">
            <text:p>Temperature</text:p>
          </table:table-cell>
          <table:table-cell office:value-type="float" office:value="14.7" calcext:value-type="float">
            <text:p>14.7</text:p>
          </table:table-cell>
          <table:table-cell table:formula="of:=TIMEVALUE( LEFT([.B111]; 19))" office:value-type="time" office:time-value="PT10H39M50.000000247S" calcext:value-type="time">
            <text:p>10:39:50</text:p>
          </table:table-cell>
          <table:table-cell table:formula="of:=SECOND([.E111]-[.E110])+[.F110]" office:value-type="float" office:value="1182" calcext:value-type="float">
            <text:p>1182</text:p>
          </table:table-cell>
          <table:table-cell table:formula="of:=(0.000000000000011676*[.F111]^4) - (0.0000000001313004*[.F111]^3)+(0.00000040827021*[.F111]^2)+(0.001412319*[.F111])+12.615873295" office:value-type="float" office:value="14.6615999388212" calcext:value-type="float">
            <text:p>14.66</text:p>
          </table:table-cell>
          <table:table-cell table:formula="of:=[.D111]-[.G111]" office:value-type="float" office:value="0.0384000611788" calcext:value-type="float">
            <text:p>0.0384000611788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0:01,037</text:p>
          </table:table-cell>
          <table:table-cell office:value-type="string" calcext:value-type="string">
            <text:p>Temperature</text:p>
          </table:table-cell>
          <table:table-cell office:value-type="float" office:value="14.8" calcext:value-type="float">
            <text:p>14.8</text:p>
          </table:table-cell>
          <table:table-cell table:formula="of:=TIMEVALUE( LEFT([.B112]; 19))" office:value-type="time" office:time-value="PT10H40M01.000000304S" calcext:value-type="time">
            <text:p>10:40:01</text:p>
          </table:table-cell>
          <table:table-cell table:formula="of:=SECOND([.E112]-[.E111])+[.F111]" office:value-type="float" office:value="1193" calcext:value-type="float">
            <text:p>1193</text:p>
          </table:table-cell>
          <table:table-cell table:formula="of:=(0.000000000000011676*[.F112]^4) - (0.0000000001313004*[.F112]^3)+(0.00000040827021*[.F112]^2)+(0.001412319*[.F112])+12.615873295" office:value-type="float" office:value="14.6825516926258" calcext:value-type="float">
            <text:p>14.68</text:p>
          </table:table-cell>
          <table:table-cell table:formula="of:=[.D112]-[.G112]" office:value-type="float" office:value="0.117448307374206" calcext:value-type="float">
            <text:p>0.117448307374206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0:11,877</text:p>
          </table:table-cell>
          <table:table-cell office:value-type="string" calcext:value-type="string">
            <text:p>Temperature</text:p>
          </table:table-cell>
          <table:table-cell office:value-type="float" office:value="14.8" calcext:value-type="float">
            <text:p>14.8</text:p>
          </table:table-cell>
          <table:table-cell table:formula="of:=TIMEVALUE( LEFT([.B113]; 19))" office:value-type="time" office:time-value="PT10H40M11.000000127S" calcext:value-type="time">
            <text:p>10:40:11</text:p>
          </table:table-cell>
          <table:table-cell table:formula="of:=SECOND([.E113]-[.E112])+[.F112]" office:value-type="float" office:value="1203" calcext:value-type="float">
            <text:p>1203</text:p>
          </table:table-cell>
          <table:table-cell table:formula="of:=(0.000000000000011676*[.F113]^4) - (0.0000000001313004*[.F113]^3)+(0.00000040827021*[.F113]^2)+(0.001412319*[.F113])+12.615873295" office:value-type="float" office:value="14.7016067488577" calcext:value-type="float">
            <text:p>14.70</text:p>
          </table:table-cell>
          <table:table-cell table:formula="of:=[.D113]-[.G113]" office:value-type="float" office:value="0.0983932511422658" calcext:value-type="float">
            <text:p>0.098393251142266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0:22,717</text:p>
          </table:table-cell>
          <table:table-cell office:value-type="string" calcext:value-type="string">
            <text:p>Temperature</text:p>
          </table:table-cell>
          <table:table-cell office:value-type="float" office:value="14.8" calcext:value-type="float">
            <text:p>14.8</text:p>
          </table:table-cell>
          <table:table-cell table:formula="of:=TIMEVALUE( LEFT([.B114]; 19))" office:value-type="time" office:time-value="PT10H40M22.000000183S" calcext:value-type="time">
            <text:p>10:40:22</text:p>
          </table:table-cell>
          <table:table-cell table:formula="of:=SECOND([.E114]-[.E113])+[.F113]" office:value-type="float" office:value="1214" calcext:value-type="float">
            <text:p>1214</text:p>
          </table:table-cell>
          <table:table-cell table:formula="of:=(0.000000000000011676*[.F114]^4) - (0.0000000001313004*[.F114]^3)+(0.00000040827021*[.F114]^2)+(0.001412319*[.F114])+12.615873295" office:value-type="float" office:value="14.7225755617835" calcext:value-type="float">
            <text:p>14.72</text:p>
          </table:table-cell>
          <table:table-cell table:formula="of:=[.D114]-[.G114]" office:value-type="float" office:value="0.0774244382164611" calcext:value-type="float">
            <text:p>0.077424438216461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0:33,557</text:p>
          </table:table-cell>
          <table:table-cell office:value-type="string" calcext:value-type="string">
            <text:p>Temperature</text:p>
          </table:table-cell>
          <table:table-cell office:value-type="float" office:value="14.8" calcext:value-type="float">
            <text:p>14.8</text:p>
          </table:table-cell>
          <table:table-cell table:formula="of:=TIMEVALUE( LEFT([.B115]; 19))" office:value-type="time" office:time-value="PT10H40M33.00000024S" calcext:value-type="time">
            <text:p>10:40:33</text:p>
          </table:table-cell>
          <table:table-cell table:formula="of:=SECOND([.E115]-[.E114])+[.F114]" office:value-type="float" office:value="1225" calcext:value-type="float">
            <text:p>1225</text:p>
          </table:table-cell>
          <table:table-cell table:formula="of:=(0.000000000000011676*[.F115]^4) - (0.0000000001313004*[.F115]^3)+(0.00000040827021*[.F115]^2)+(0.001412319*[.F115])+12.615873295" office:value-type="float" office:value="14.7435524390734" calcext:value-type="float">
            <text:p>14.74</text:p>
          </table:table-cell>
          <table:table-cell table:formula="of:=[.D115]-[.G115]" office:value-type="float" office:value="0.0564475609265642" calcext:value-type="float">
            <text:p>0.056447560926564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0:44,397</text:p>
          </table:table-cell>
          <table:table-cell office:value-type="string" calcext:value-type="string">
            <text:p>Temperature</text:p>
          </table:table-cell>
          <table:table-cell office:value-type="float" office:value="14.8" calcext:value-type="float">
            <text:p>14.8</text:p>
          </table:table-cell>
          <table:table-cell table:formula="of:=TIMEVALUE( LEFT([.B116]; 19))" office:value-type="time" office:time-value="PT10H40M44.000000297S" calcext:value-type="time">
            <text:p>10:40:44</text:p>
          </table:table-cell>
          <table:table-cell table:formula="of:=SECOND([.E116]-[.E115])+[.F115]" office:value-type="float" office:value="1236" calcext:value-type="float">
            <text:p>1236</text:p>
          </table:table-cell>
          <table:table-cell table:formula="of:=(0.000000000000011676*[.F116]^4) - (0.0000000001313004*[.F116]^3)+(0.00000040827021*[.F116]^2)+(0.001412319*[.F116])+12.615873295" office:value-type="float" office:value="14.7645367870093" calcext:value-type="float">
            <text:p>14.76</text:p>
          </table:table-cell>
          <table:table-cell table:formula="of:=[.D116]-[.G116]" office:value-type="float" office:value="0.0354632129907166" calcext:value-type="float">
            <text:p>0.035463212990717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0:55,237</text:p>
          </table:table-cell>
          <table:table-cell office:value-type="string" calcext:value-type="string">
            <text:p>Temperature</text:p>
          </table:table-cell>
          <table:table-cell office:value-type="float" office:value="14.8" calcext:value-type="float">
            <text:p>14.8</text:p>
          </table:table-cell>
          <table:table-cell table:formula="of:=TIMEVALUE( LEFT([.B117]; 19))" office:value-type="time" office:time-value="PT10H40M54.999999725S" calcext:value-type="time">
            <text:p>10:40:55</text:p>
          </table:table-cell>
          <table:table-cell table:formula="of:=SECOND([.E117]-[.E116])+[.F116]" office:value-type="float" office:value="1247" calcext:value-type="float">
            <text:p>1247</text:p>
          </table:table-cell>
          <table:table-cell table:formula="of:=(0.000000000000011676*[.F117]^4) - (0.0000000001313004*[.F117]^3)+(0.00000040827021*[.F117]^2)+(0.001412319*[.F117])+12.615873295" office:value-type="float" office:value="14.7855280159757" calcext:value-type="float">
            <text:p>14.79</text:p>
          </table:table-cell>
          <table:table-cell table:formula="of:=[.D117]-[.G117]" office:value-type="float" office:value="0.0144719840243148" calcext:value-type="float">
            <text:p>0.014471984024315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1:06,077</text:p>
          </table:table-cell>
          <table:table-cell office:value-type="string" calcext:value-type="string">
            <text:p>Temperature</text:p>
          </table:table-cell>
          <table:table-cell office:value-type="float" office:value="14.8" calcext:value-type="float">
            <text:p>14.8</text:p>
          </table:table-cell>
          <table:table-cell table:formula="of:=TIMEVALUE( LEFT([.B118]; 19))" office:value-type="time" office:time-value="PT10H41M05.999999782S" calcext:value-type="time">
            <text:p>10:41:06</text:p>
          </table:table-cell>
          <table:table-cell table:formula="of:=SECOND([.E118]-[.E117])+[.F117]" office:value-type="float" office:value="1258" calcext:value-type="float">
            <text:p>1258</text:p>
          </table:table-cell>
          <table:table-cell table:formula="of:=(0.000000000000011676*[.F118]^4) - (0.0000000001313004*[.F118]^3)+(0.00000040827021*[.F118]^2)+(0.001412319*[.F118])+12.615873295" office:value-type="float" office:value="14.80652554046" calcext:value-type="float">
            <text:p>14.81</text:p>
          </table:table-cell>
          <table:table-cell table:formula="of:=[.D118]-[.G118]" office:value-type="float" office:value="-0.00652554046001974" calcext:value-type="float">
            <text:p>-0.00652554046002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1:16,917</text:p>
          </table:table-cell>
          <table:table-cell office:value-type="string" calcext:value-type="string">
            <text:p>Temperature</text:p>
          </table:table-cell>
          <table:table-cell office:value-type="float" office:value="14.8" calcext:value-type="float">
            <text:p>14.8</text:p>
          </table:table-cell>
          <table:table-cell table:formula="of:=TIMEVALUE( LEFT([.B119]; 19))" office:value-type="time" office:time-value="PT10H41M16.000000234S" calcext:value-type="time">
            <text:p>10:41:16</text:p>
          </table:table-cell>
          <table:table-cell table:formula="of:=SECOND([.E119]-[.E118])+[.F118]" office:value-type="float" office:value="1268" calcext:value-type="float">
            <text:p>1268</text:p>
          </table:table-cell>
          <table:table-cell table:formula="of:=(0.000000000000011676*[.F119]^4) - (0.0000000001313004*[.F119]^3)+(0.00000040827021*[.F119]^2)+(0.001412319*[.F119])+12.615873295" office:value-type="float" office:value="14.825619172816" calcext:value-type="float">
            <text:p>14.83</text:p>
          </table:table-cell>
          <table:table-cell table:formula="of:=[.D119]-[.G119]" office:value-type="float" office:value="-0.0256191728159667" calcext:value-type="float">
            <text:p>-0.025619172815967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1:27,757</text:p>
          </table:table-cell>
          <table:table-cell office:value-type="string" calcext:value-type="string">
            <text:p>Temperature</text:p>
          </table:table-cell>
          <table:table-cell office:value-type="float" office:value="14.9" calcext:value-type="float">
            <text:p>14.9</text:p>
          </table:table-cell>
          <table:table-cell table:formula="of:=TIMEVALUE( LEFT([.B120]; 19))" office:value-type="time" office:time-value="PT10H41M27.000000291S" calcext:value-type="time">
            <text:p>10:41:27</text:p>
          </table:table-cell>
          <table:table-cell table:formula="of:=SECOND([.E120]-[.E119])+[.F119]" office:value-type="float" office:value="1279" calcext:value-type="float">
            <text:p>1279</text:p>
          </table:table-cell>
          <table:table-cell table:formula="of:=(0.000000000000011676*[.F120]^4) - (0.0000000001313004*[.F120]^3)+(0.00000040827021*[.F120]^2)+(0.001412319*[.F120])+12.615873295" office:value-type="float" office:value="14.8466271049752" calcext:value-type="float">
            <text:p>14.85</text:p>
          </table:table-cell>
          <table:table-cell table:formula="of:=[.D120]-[.G120]" office:value-type="float" office:value="0.0533728950248129" calcext:value-type="float">
            <text:p>0.053372895024813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1:38,597</text:p>
          </table:table-cell>
          <table:table-cell office:value-type="string" calcext:value-type="string">
            <text:p>Temperature</text:p>
          </table:table-cell>
          <table:table-cell office:value-type="float" office:value="14.9" calcext:value-type="float">
            <text:p>14.9</text:p>
          </table:table-cell>
          <table:table-cell table:formula="of:=TIMEVALUE( LEFT([.B121]; 19))" office:value-type="time" office:time-value="PT10H41M37.999999719S" calcext:value-type="time">
            <text:p>10:41:38</text:p>
          </table:table-cell>
          <table:table-cell table:formula="of:=SECOND([.E121]-[.E120])+[.F120]" office:value-type="float" office:value="1290" calcext:value-type="float">
            <text:p>1290</text:p>
          </table:table-cell>
          <table:table-cell table:formula="of:=(0.000000000000011676*[.F121]^4) - (0.0000000001313004*[.F121]^3)+(0.00000040827021*[.F121]^2)+(0.001412319*[.F121])+12.615873295" office:value-type="float" office:value="14.867639652671" calcext:value-type="float">
            <text:p>14.87</text:p>
          </table:table-cell>
          <table:table-cell table:formula="of:=[.D121]-[.G121]" office:value-type="float" office:value="0.0323603473290408" calcext:value-type="float">
            <text:p>0.032360347329041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1:49,437</text:p>
          </table:table-cell>
          <table:table-cell office:value-type="string" calcext:value-type="string">
            <text:p>Temperature</text:p>
          </table:table-cell>
          <table:table-cell office:value-type="float" office:value="14.9" calcext:value-type="float">
            <text:p>14.9</text:p>
          </table:table-cell>
          <table:table-cell table:formula="of:=TIMEVALUE( LEFT([.B122]; 19))" office:value-type="time" office:time-value="PT10H41M48.999999776S" calcext:value-type="time">
            <text:p>10:41:49</text:p>
          </table:table-cell>
          <table:table-cell table:formula="of:=SECOND([.E122]-[.E121])+[.F121]" office:value-type="float" office:value="1301" calcext:value-type="float">
            <text:p>1301</text:p>
          </table:table-cell>
          <table:table-cell table:formula="of:=(0.000000000000011676*[.F122]^4) - (0.0000000001313004*[.F122]^3)+(0.00000040827021*[.F122]^2)+(0.001412319*[.F122])+12.615873295" office:value-type="float" office:value="14.8886562464287" calcext:value-type="float">
            <text:p>14.89</text:p>
          </table:table-cell>
          <table:table-cell table:formula="of:=[.D122]-[.G122]" office:value-type="float" office:value="0.0113437535712837" calcext:value-type="float">
            <text:p>0.011343753571284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2:00,277</text:p>
          </table:table-cell>
          <table:table-cell office:value-type="string" calcext:value-type="string">
            <text:p>Temperature</text:p>
          </table:table-cell>
          <table:table-cell office:value-type="float" office:value="14.9" calcext:value-type="float">
            <text:p>14.9</text:p>
          </table:table-cell>
          <table:table-cell table:formula="of:=TIMEVALUE( LEFT([.B123]; 19))" office:value-type="time" office:time-value="PT10H41M59.999999832S" calcext:value-type="time">
            <text:p>10:42:00</text:p>
          </table:table-cell>
          <table:table-cell table:formula="of:=SECOND([.E123]-[.E122])+[.F122]" office:value-type="float" office:value="1312" calcext:value-type="float">
            <text:p>1312</text:p>
          </table:table-cell>
          <table:table-cell table:formula="of:=(0.000000000000011676*[.F123]^4) - (0.0000000001313004*[.F123]^3)+(0.00000040827021*[.F123]^2)+(0.001412319*[.F123])+12.615873295" office:value-type="float" office:value="14.9096763208766" calcext:value-type="float">
            <text:p>14.91</text:p>
          </table:table-cell>
          <table:table-cell table:formula="of:=[.D123]-[.G123]" office:value-type="float" office:value="-0.0096763208766486" calcext:value-type="float">
            <text:p>-0.009676320876649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2:11,117</text:p>
          </table:table-cell>
          <table:table-cell office:value-type="string" calcext:value-type="string">
            <text:p>Temperature</text:p>
          </table:table-cell>
          <table:table-cell office:value-type="float" office:value="14.9" calcext:value-type="float">
            <text:p>14.9</text:p>
          </table:table-cell>
          <table:table-cell table:formula="of:=TIMEVALUE( LEFT([.B124]; 19))" office:value-type="time" office:time-value="PT10H42M10.999999889S" calcext:value-type="time">
            <text:p>10:42:11</text:p>
          </table:table-cell>
          <table:table-cell table:formula="of:=SECOND([.E124]-[.E123])+[.F123]" office:value-type="float" office:value="1323" calcext:value-type="float">
            <text:p>1323</text:p>
          </table:table-cell>
          <table:table-cell table:formula="of:=(0.000000000000011676*[.F124]^4) - (0.0000000001313004*[.F124]^3)+(0.00000040827021*[.F124]^2)+(0.001412319*[.F124])+12.615873295" office:value-type="float" office:value="14.9306993147457" calcext:value-type="float">
            <text:p>14.93</text:p>
          </table:table-cell>
          <table:table-cell table:formula="of:=[.D124]-[.G124]" office:value-type="float" office:value="-0.0306993147457053" calcext:value-type="float">
            <text:p>-0.030699314745705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2:21,967</text:p>
          </table:table-cell>
          <table:table-cell office:value-type="string" calcext:value-type="string">
            <text:p>Temperature</text:p>
          </table:table-cell>
          <table:table-cell office:value-type="float" office:value="14.9" calcext:value-type="float">
            <text:p>14.9</text:p>
          </table:table-cell>
          <table:table-cell table:formula="of:=TIMEVALUE( LEFT([.B125]; 19))" office:value-type="time" office:time-value="PT10H42M20.999999712S" calcext:value-type="time">
            <text:p>10:42:21</text:p>
          </table:table-cell>
          <table:table-cell table:formula="of:=SECOND([.E125]-[.E124])+[.F124]" office:value-type="float" office:value="1333" calcext:value-type="float">
            <text:p>1333</text:p>
          </table:table-cell>
          <table:table-cell table:formula="of:=(0.000000000000011676*[.F125]^4) - (0.0000000001313004*[.F125]^3)+(0.00000040827021*[.F125]^2)+(0.001412319*[.F125])+12.615873295" office:value-type="float" office:value="14.9498131918173" calcext:value-type="float">
            <text:p>14.95</text:p>
          </table:table-cell>
          <table:table-cell table:formula="of:=[.D125]-[.G125]" office:value-type="float" office:value="-0.0498131918172913" calcext:value-type="float">
            <text:p>-0.049813191817291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2:32,807</text:p>
          </table:table-cell>
          <table:table-cell office:value-type="string" calcext:value-type="string">
            <text:p>Temperature</text:p>
          </table:table-cell>
          <table:table-cell office:value-type="float" office:value="15" calcext:value-type="float">
            <text:p>15</text:p>
          </table:table-cell>
          <table:table-cell table:formula="of:=TIMEVALUE( LEFT([.B126]; 19))" office:value-type="time" office:time-value="PT10H42M31.999999769S" calcext:value-type="time">
            <text:p>10:42:32</text:p>
          </table:table-cell>
          <table:table-cell table:formula="of:=SECOND([.E126]-[.E125])+[.F125]" office:value-type="float" office:value="1344" calcext:value-type="float">
            <text:p>1344</text:p>
          </table:table-cell>
          <table:table-cell table:formula="of:=(0.000000000000011676*[.F126]^4) - (0.0000000001313004*[.F126]^3)+(0.00000040827021*[.F126]^2)+(0.001412319*[.F126])+12.615873295" office:value-type="float" office:value="14.9708402154065" calcext:value-type="float">
            <text:p>14.97</text:p>
          </table:table-cell>
          <table:table-cell table:formula="of:=[.D126]-[.G126]" office:value-type="float" office:value="0.0291597845934675" calcext:value-type="float">
            <text:p>0.029159784593468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2:43,647</text:p>
          </table:table-cell>
          <table:table-cell office:value-type="string" calcext:value-type="string">
            <text:p>Temperature</text:p>
          </table:table-cell>
          <table:table-cell office:value-type="float" office:value="15" calcext:value-type="float">
            <text:p>15</text:p>
          </table:table-cell>
          <table:table-cell table:formula="of:=TIMEVALUE( LEFT([.B127]; 19))" office:value-type="time" office:time-value="PT10H42M42.999999826S" calcext:value-type="time">
            <text:p>10:42:43</text:p>
          </table:table-cell>
          <table:table-cell table:formula="of:=SECOND([.E127]-[.E126])+[.F126]" office:value-type="float" office:value="1355" calcext:value-type="float">
            <text:p>1355</text:p>
          </table:table-cell>
          <table:table-cell table:formula="of:=(0.000000000000011676*[.F127]^4) - (0.0000000001313004*[.F127]^3)+(0.00000040827021*[.F127]^2)+(0.001412319*[.F127])+12.615873295" office:value-type="float" office:value="14.9918685489623" calcext:value-type="float">
            <text:p>14.99</text:p>
          </table:table-cell>
          <table:table-cell table:formula="of:=[.D127]-[.G127]" office:value-type="float" office:value="0.00813145103770196" calcext:value-type="float">
            <text:p>0.008131451037702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2:54,487</text:p>
          </table:table-cell>
          <table:table-cell office:value-type="string" calcext:value-type="string">
            <text:p>Temperature</text:p>
          </table:table-cell>
          <table:table-cell office:value-type="float" office:value="15" calcext:value-type="float">
            <text:p>15</text:p>
          </table:table-cell>
          <table:table-cell table:formula="of:=TIMEVALUE( LEFT([.B128]; 19))" office:value-type="time" office:time-value="PT10H42M53.999999883S" calcext:value-type="time">
            <text:p>10:42:54</text:p>
          </table:table-cell>
          <table:table-cell table:formula="of:=SECOND([.E128]-[.E127])+[.F127]" office:value-type="float" office:value="1366" calcext:value-type="float">
            <text:p>1366</text:p>
          </table:table-cell>
          <table:table-cell table:formula="of:=(0.000000000000011676*[.F128]^4) - (0.0000000001313004*[.F128]^3)+(0.00000040827021*[.F128]^2)+(0.001412319*[.F128])+12.615873295" office:value-type="float" office:value="15.0128976472536" calcext:value-type="float">
            <text:p>15.01</text:p>
          </table:table-cell>
          <table:table-cell table:formula="of:=[.D128]-[.G128]" office:value-type="float" office:value="-0.0128976472535989" calcext:value-type="float">
            <text:p>-0.012897647253599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3:05,327</text:p>
          </table:table-cell>
          <table:table-cell office:value-type="string" calcext:value-type="string">
            <text:p>Temperature</text:p>
          </table:table-cell>
          <table:table-cell office:value-type="float" office:value="15.1" calcext:value-type="float">
            <text:p>15.1</text:p>
          </table:table-cell>
          <table:table-cell table:formula="of:=TIMEVALUE( LEFT([.B129]; 19))" office:value-type="time" office:time-value="PT10H43M04.999999939S" calcext:value-type="time">
            <text:p>10:43:05</text:p>
          </table:table-cell>
          <table:table-cell table:formula="of:=SECOND([.E129]-[.E128])+[.F128]" office:value-type="float" office:value="1377" calcext:value-type="float">
            <text:p>1377</text:p>
          </table:table-cell>
          <table:table-cell table:formula="of:=(0.000000000000011676*[.F129]^4) - (0.0000000001313004*[.F129]^3)+(0.00000040827021*[.F129]^2)+(0.001412319*[.F129])+12.615873295" office:value-type="float" office:value="15.0339269691522" calcext:value-type="float">
            <text:p>15.03</text:p>
          </table:table-cell>
          <table:table-cell table:formula="of:=[.D129]-[.G129]" office:value-type="float" office:value="0.0660730308477948" calcext:value-type="float">
            <text:p>0.066073030847795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3:16,167</text:p>
          </table:table-cell>
          <table:table-cell office:value-type="string" calcext:value-type="string">
            <text:p>Temperature</text:p>
          </table:table-cell>
          <table:table-cell office:value-type="float" office:value="15.1" calcext:value-type="float">
            <text:p>15.1</text:p>
          </table:table-cell>
          <table:table-cell table:formula="of:=TIMEVALUE( LEFT([.B130]; 19))" office:value-type="time" office:time-value="PT10H43M15.999999996S" calcext:value-type="time">
            <text:p>10:43:16</text:p>
          </table:table-cell>
          <table:table-cell table:formula="of:=SECOND([.E130]-[.E129])+[.F129]" office:value-type="float" office:value="1388" calcext:value-type="float">
            <text:p>1388</text:p>
          </table:table-cell>
          <table:table-cell table:formula="of:=(0.000000000000011676*[.F130]^4) - (0.0000000001313004*[.F130]^3)+(0.00000040827021*[.F130]^2)+(0.001412319*[.F130])+12.615873295" office:value-type="float" office:value="15.0549559776326" calcext:value-type="float">
            <text:p>15.05</text:p>
          </table:table-cell>
          <table:table-cell table:formula="of:=[.D130]-[.G130]" office:value-type="float" office:value="0.0450440223673514" calcext:value-type="float">
            <text:p>0.045044022367351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3:27,007</text:p>
          </table:table-cell>
          <table:table-cell office:value-type="string" calcext:value-type="string">
            <text:p>Temperature</text:p>
          </table:table-cell>
          <table:table-cell office:value-type="float" office:value="15.1" calcext:value-type="float">
            <text:p>15.1</text:p>
          </table:table-cell>
          <table:table-cell table:formula="of:=TIMEVALUE( LEFT([.B131]; 19))" office:value-type="time" office:time-value="PT10H43M27.000000053S" calcext:value-type="time">
            <text:p>10:43:27</text:p>
          </table:table-cell>
          <table:table-cell table:formula="of:=SECOND([.E131]-[.E130])+[.F130]" office:value-type="float" office:value="1399" calcext:value-type="float">
            <text:p>1399</text:p>
          </table:table-cell>
          <table:table-cell table:formula="of:=(0.000000000000011676*[.F131]^4) - (0.0000000001313004*[.F131]^3)+(0.00000040827021*[.F131]^2)+(0.001412319*[.F131])+12.615873295" office:value-type="float" office:value="15.0759841397722" calcext:value-type="float">
            <text:p>15.08</text:p>
          </table:table-cell>
          <table:table-cell table:formula="of:=[.D131]-[.G131]" office:value-type="float" office:value="0.0240158602277827" calcext:value-type="float">
            <text:p>0.024015860227783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3:37,847</text:p>
          </table:table-cell>
          <table:table-cell office:value-type="string" calcext:value-type="string">
            <text:p>Temperature</text:p>
          </table:table-cell>
          <table:table-cell office:value-type="float" office:value="15.1" calcext:value-type="float">
            <text:p>15.1</text:p>
          </table:table-cell>
          <table:table-cell table:formula="of:=TIMEVALUE( LEFT([.B132]; 19))" office:value-type="time" office:time-value="PT10H43M36.999999876S" calcext:value-type="time">
            <text:p>10:43:37</text:p>
          </table:table-cell>
          <table:table-cell table:formula="of:=SECOND([.E132]-[.E131])+[.F131]" office:value-type="float" office:value="1409" calcext:value-type="float">
            <text:p>1409</text:p>
          </table:table-cell>
          <table:table-cell table:formula="of:=(0.000000000000011676*[.F132]^4) - (0.0000000001313004*[.F132]^3)+(0.00000040827021*[.F132]^2)+(0.001412319*[.F132])+12.615873295" office:value-type="float" office:value="15.0950994713142" calcext:value-type="float">
            <text:p>15.10</text:p>
          </table:table-cell>
          <table:table-cell table:formula="of:=[.D132]-[.G132]" office:value-type="float" office:value="0.00490052868579305" calcext:value-type="float">
            <text:p>0.004900528685793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3:48,687</text:p>
          </table:table-cell>
          <table:table-cell office:value-type="string" calcext:value-type="string">
            <text:p>Temperature</text:p>
          </table:table-cell>
          <table:table-cell office:value-type="float" office:value="15.1" calcext:value-type="float">
            <text:p>15.1</text:p>
          </table:table-cell>
          <table:table-cell table:formula="of:=TIMEVALUE( LEFT([.B133]; 19))" office:value-type="time" office:time-value="PT10H43M47.999999933S" calcext:value-type="time">
            <text:p>10:43:48</text:p>
          </table:table-cell>
          <table:table-cell table:formula="of:=SECOND([.E133]-[.E132])+[.F132]" office:value-type="float" office:value="1420" calcext:value-type="float">
            <text:p>1420</text:p>
          </table:table-cell>
          <table:table-cell table:formula="of:=(0.000000000000011676*[.F133]^4) - (0.0000000001313004*[.F133]^3)+(0.00000040827021*[.F133]^2)+(0.001412319*[.F133])+12.615873295" office:value-type="float" office:value="15.1161245527058" calcext:value-type="float">
            <text:p>15.12</text:p>
          </table:table-cell>
          <table:table-cell table:formula="of:=[.D133]-[.G133]" office:value-type="float" office:value="-0.0161245527057599" calcext:value-type="float">
            <text:p>-0.01612455270576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3:59,527</text:p>
          </table:table-cell>
          <table:table-cell office:value-type="string" calcext:value-type="string">
            <text:p>Temperature</text:p>
          </table:table-cell>
          <table:table-cell office:value-type="float" office:value="15.1" calcext:value-type="float">
            <text:p>15.1</text:p>
          </table:table-cell>
          <table:table-cell table:formula="of:=TIMEVALUE( LEFT([.B134]; 19))" office:value-type="time" office:time-value="PT10H43M58.99999999S" calcext:value-type="time">
            <text:p>10:43:59</text:p>
          </table:table-cell>
          <table:table-cell table:formula="of:=SECOND([.E134]-[.E133])+[.F133]" office:value-type="float" office:value="1431" calcext:value-type="float">
            <text:p>1431</text:p>
          </table:table-cell>
          <table:table-cell table:formula="of:=(0.000000000000011676*[.F134]^4) - (0.0000000001313004*[.F134]^3)+(0.00000040827021*[.F134]^2)+(0.001412319*[.F134])+12.615873295" office:value-type="float" office:value="15.1371472607639" calcext:value-type="float">
            <text:p>15.14</text:p>
          </table:table-cell>
          <table:table-cell table:formula="of:=[.D134]-[.G134]" office:value-type="float" office:value="-0.0371472607639145" calcext:value-type="float">
            <text:p>-0.037147260763915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4:10,367</text:p>
          </table:table-cell>
          <table:table-cell office:value-type="string" calcext:value-type="string">
            <text:p>Temperature</text:p>
          </table:table-cell>
          <table:table-cell office:value-type="float" office:value="15.2" calcext:value-type="float">
            <text:p>15.2</text:p>
          </table:table-cell>
          <table:table-cell table:formula="of:=TIMEVALUE( LEFT([.B135]; 19))" office:value-type="time" office:time-value="PT10H44M10.000000047S" calcext:value-type="time">
            <text:p>10:44:10</text:p>
          </table:table-cell>
          <table:table-cell table:formula="of:=SECOND([.E135]-[.E134])+[.F134]" office:value-type="float" office:value="1442" calcext:value-type="float">
            <text:p>1442</text:p>
          </table:table-cell>
          <table:table-cell table:formula="of:=(0.000000000000011676*[.F135]^4) - (0.0000000001313004*[.F135]^3)+(0.00000040827021*[.F135]^2)+(0.001412319*[.F135])+12.615873295" office:value-type="float" office:value="15.158167078604" calcext:value-type="float">
            <text:p>15.16</text:p>
          </table:table-cell>
          <table:table-cell table:formula="of:=[.D135]-[.G135]" office:value-type="float" office:value="0.0418329213959794" calcext:value-type="float">
            <text:p>0.041832921395979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4:21,207</text:p>
          </table:table-cell>
          <table:table-cell office:value-type="string" calcext:value-type="string">
            <text:p>Temperature</text:p>
          </table:table-cell>
          <table:table-cell office:value-type="float" office:value="15.2" calcext:value-type="float">
            <text:p>15.2</text:p>
          </table:table-cell>
          <table:table-cell table:formula="of:=TIMEVALUE( LEFT([.B136]; 19))" office:value-type="time" office:time-value="PT10H44M21.000000103S" calcext:value-type="time">
            <text:p>10:44:21</text:p>
          </table:table-cell>
          <table:table-cell table:formula="of:=SECOND([.E136]-[.E135])+[.F135]" office:value-type="float" office:value="1453" calcext:value-type="float">
            <text:p>1453</text:p>
          </table:table-cell>
          <table:table-cell table:formula="of:=(0.000000000000011676*[.F136]^4) - (0.0000000001313004*[.F136]^3)+(0.00000040827021*[.F136]^2)+(0.001412319*[.F136])+12.615873295" office:value-type="float" office:value="15.1791834934442" calcext:value-type="float">
            <text:p>15.18</text:p>
          </table:table-cell>
          <table:table-cell table:formula="of:=[.D136]-[.G136]" office:value-type="float" office:value="0.0208165065558124" calcext:value-type="float">
            <text:p>0.020816506555812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4:32,047</text:p>
          </table:table-cell>
          <table:table-cell office:value-type="string" calcext:value-type="string">
            <text:p>Temperature</text:p>
          </table:table-cell>
          <table:table-cell office:value-type="float" office:value="15.3" calcext:value-type="float">
            <text:p>15.3</text:p>
          </table:table-cell>
          <table:table-cell table:formula="of:=TIMEVALUE( LEFT([.B137]; 19))" office:value-type="time" office:time-value="PT10H44M32.00000016S" calcext:value-type="time">
            <text:p>10:44:32</text:p>
          </table:table-cell>
          <table:table-cell table:formula="of:=SECOND([.E137]-[.E136])+[.F136]" office:value-type="float" office:value="1464" calcext:value-type="float">
            <text:p>1464</text:p>
          </table:table-cell>
          <table:table-cell table:formula="of:=(0.000000000000011676*[.F137]^4) - (0.0000000001313004*[.F137]^3)+(0.00000040827021*[.F137]^2)+(0.001412319*[.F137])+12.615873295" office:value-type="float" office:value="15.2001959966053" calcext:value-type="float">
            <text:p>15.20</text:p>
          </table:table-cell>
          <table:table-cell table:formula="of:=[.D137]-[.G137]" office:value-type="float" office:value="0.0998040033947181" calcext:value-type="float">
            <text:p>0.099804003394718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4:42,887</text:p>
          </table:table-cell>
          <table:table-cell office:value-type="string" calcext:value-type="string">
            <text:p>Temperature</text:p>
          </table:table-cell>
          <table:table-cell office:value-type="float" office:value="15.3" calcext:value-type="float">
            <text:p>15.3</text:p>
          </table:table-cell>
          <table:table-cell table:formula="of:=TIMEVALUE( LEFT([.B138]; 19))" office:value-type="time" office:time-value="PT10H44M41.999999983S" calcext:value-type="time">
            <text:p>10:44:42</text:p>
          </table:table-cell>
          <table:table-cell table:formula="of:=SECOND([.E138]-[.E137])+[.F137]" office:value-type="float" office:value="1474" calcext:value-type="float">
            <text:p>1474</text:p>
          </table:table-cell>
          <table:table-cell table:formula="of:=(0.000000000000011676*[.F138]^4) - (0.0000000001313004*[.F138]^3)+(0.00000040827021*[.F138]^2)+(0.001412319*[.F138])+12.615873295" office:value-type="float" office:value="15.2192944531084" calcext:value-type="float">
            <text:p>15.22</text:p>
          </table:table-cell>
          <table:table-cell table:formula="of:=[.D138]-[.G138]" office:value-type="float" office:value="0.0807055468916147" calcext:value-type="float">
            <text:p>0.080705546891615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4:53,727</text:p>
          </table:table-cell>
          <table:table-cell office:value-type="string" calcext:value-type="string">
            <text:p>Temperature</text:p>
          </table:table-cell>
          <table:table-cell office:value-type="float" office:value="15.3" calcext:value-type="float">
            <text:p>15.3</text:p>
          </table:table-cell>
          <table:table-cell table:formula="of:=TIMEVALUE( LEFT([.B139]; 19))" office:value-type="time" office:time-value="PT10H44M53.00000004S" calcext:value-type="time">
            <text:p>10:44:53</text:p>
          </table:table-cell>
          <table:table-cell table:formula="of:=SECOND([.E139]-[.E138])+[.F138]" office:value-type="float" office:value="1485" calcext:value-type="float">
            <text:p>1485</text:p>
          </table:table-cell>
          <table:table-cell table:formula="of:=(0.000000000000011676*[.F139]^4) - (0.0000000001313004*[.F139]^3)+(0.00000040827021*[.F139]^2)+(0.001412319*[.F139])+12.615873295" office:value-type="float" office:value="15.2402980908332" calcext:value-type="float">
            <text:p>15.24</text:p>
          </table:table-cell>
          <table:table-cell table:formula="of:=[.D139]-[.G139]" office:value-type="float" office:value="0.0597019091668027" calcext:value-type="float">
            <text:p>0.059701909166803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5:04,567</text:p>
          </table:table-cell>
          <table:table-cell office:value-type="string" calcext:value-type="string">
            <text:p>Temperature</text:p>
          </table:table-cell>
          <table:table-cell office:value-type="float" office:value="15.3" calcext:value-type="float">
            <text:p>15.3</text:p>
          </table:table-cell>
          <table:table-cell table:formula="of:=TIMEVALUE( LEFT([.B140]; 19))" office:value-type="time" office:time-value="PT10H45M04.000000097S" calcext:value-type="time">
            <text:p>10:45:04</text:p>
          </table:table-cell>
          <table:table-cell table:formula="of:=SECOND([.E140]-[.E139])+[.F139]" office:value-type="float" office:value="1496" calcext:value-type="float">
            <text:p>1496</text:p>
          </table:table-cell>
          <table:table-cell table:formula="of:=(0.000000000000011676*[.F140]^4) - (0.0000000001313004*[.F140]^3)+(0.00000040827021*[.F140]^2)+(0.001412319*[.F140])+12.615873295" office:value-type="float" office:value="15.2612963604132" calcext:value-type="float">
            <text:p>15.26</text:p>
          </table:table-cell>
          <table:table-cell table:formula="of:=[.D140]-[.G140]" office:value-type="float" office:value="0.0387036395868101" calcext:value-type="float">
            <text:p>0.03870363958681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5:15,407</text:p>
          </table:table-cell>
          <table:table-cell office:value-type="string" calcext:value-type="string">
            <text:p>Temperature</text:p>
          </table:table-cell>
          <table:table-cell office:value-type="float" office:value="15.3" calcext:value-type="float">
            <text:p>15.3</text:p>
          </table:table-cell>
          <table:table-cell table:formula="of:=TIMEVALUE( LEFT([.B141]; 19))" office:value-type="time" office:time-value="PT10H45M15.000000154S" calcext:value-type="time">
            <text:p>10:45:15</text:p>
          </table:table-cell>
          <table:table-cell table:formula="of:=SECOND([.E141]-[.E140])+[.F140]" office:value-type="float" office:value="1507" calcext:value-type="float">
            <text:p>1507</text:p>
          </table:table-cell>
          <table:table-cell table:formula="of:=(0.000000000000011676*[.F141]^4) - (0.0000000001313004*[.F141]^3)+(0.00000040827021*[.F141]^2)+(0.001412319*[.F141])+12.615873295" office:value-type="float" office:value="15.2822887692073" calcext:value-type="float">
            <text:p>15.28</text:p>
          </table:table-cell>
          <table:table-cell table:formula="of:=[.D141]-[.G141]" office:value-type="float" office:value="0.0177112307927061" calcext:value-type="float">
            <text:p>0.017711230792706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5:26,247</text:p>
          </table:table-cell>
          <table:table-cell office:value-type="string" calcext:value-type="string">
            <text:p>Temperature</text:p>
          </table:table-cell>
          <table:table-cell office:value-type="float" office:value="15.3" calcext:value-type="float">
            <text:p>15.3</text:p>
          </table:table-cell>
          <table:table-cell table:formula="of:=TIMEVALUE( LEFT([.B142]; 19))" office:value-type="time" office:time-value="PT10H45M26.00000021S" calcext:value-type="time">
            <text:p>10:45:26</text:p>
          </table:table-cell>
          <table:table-cell table:formula="of:=SECOND([.E142]-[.E141])+[.F141]" office:value-type="float" office:value="1518" calcext:value-type="float">
            <text:p>1518</text:p>
          </table:table-cell>
          <table:table-cell table:formula="of:=(0.000000000000011676*[.F142]^4) - (0.0000000001313004*[.F142]^3)+(0.00000040827021*[.F142]^2)+(0.001412319*[.F142])+12.615873295" office:value-type="float" office:value="15.3032748286772" calcext:value-type="float">
            <text:p>15.30</text:p>
          </table:table-cell>
          <table:table-cell table:formula="of:=[.D142]-[.G142]" office:value-type="float" office:value="-0.00327482867719908" calcext:value-type="float">
            <text:p>-0.003274828677199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5:37,087</text:p>
          </table:table-cell>
          <table:table-cell office:value-type="string" calcext:value-type="string">
            <text:p>Temperature</text:p>
          </table:table-cell>
          <table:table-cell office:value-type="float" office:value="15.3" calcext:value-type="float">
            <text:p>15.3</text:p>
          </table:table-cell>
          <table:table-cell table:formula="of:=TIMEVALUE( LEFT([.B143]; 19))" office:value-type="time" office:time-value="PT10H45M37.000000267S" calcext:value-type="time">
            <text:p>10:45:37</text:p>
          </table:table-cell>
          <table:table-cell table:formula="of:=SECOND([.E143]-[.E142])+[.F142]" office:value-type="float" office:value="1529" calcext:value-type="float">
            <text:p>1529</text:p>
          </table:table-cell>
          <table:table-cell table:formula="of:=(0.000000000000011676*[.F143]^4) - (0.0000000001313004*[.F143]^3)+(0.00000040827021*[.F143]^2)+(0.001412319*[.F143])+12.615873295" office:value-type="float" office:value="15.3242540543874" calcext:value-type="float">
            <text:p>15.32</text:p>
          </table:table-cell>
          <table:table-cell table:formula="of:=[.D143]-[.G143]" office:value-type="float" office:value="-0.0242540543873506" calcext:value-type="float">
            <text:p>-0.024254054387351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5:47,927</text:p>
          </table:table-cell>
          <table:table-cell office:value-type="string" calcext:value-type="string">
            <text:p>Temperature</text:p>
          </table:table-cell>
          <table:table-cell office:value-type="float" office:value="15.4" calcext:value-type="float">
            <text:p>15.4</text:p>
          </table:table-cell>
          <table:table-cell table:formula="of:=TIMEVALUE( LEFT([.B144]; 19))" office:value-type="time" office:time-value="PT10H45M47.00000009S" calcext:value-type="time">
            <text:p>10:45:47</text:p>
          </table:table-cell>
          <table:table-cell table:formula="of:=SECOND([.E144]-[.E143])+[.F143]" office:value-type="float" office:value="1539" calcext:value-type="float">
            <text:p>1539</text:p>
          </table:table-cell>
          <table:table-cell table:formula="of:=(0.000000000000011676*[.F144]^4) - (0.0000000001313004*[.F144]^3)+(0.00000040827021*[.F144]^2)+(0.001412319*[.F144])+12.615873295" office:value-type="float" office:value="15.3433197433728" calcext:value-type="float">
            <text:p>15.34</text:p>
          </table:table-cell>
          <table:table-cell table:formula="of:=[.D144]-[.G144]" office:value-type="float" office:value="0.0566802566272173" calcext:value-type="float">
            <text:p>0.056680256627217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5:58,767</text:p>
          </table:table-cell>
          <table:table-cell office:value-type="string" calcext:value-type="string">
            <text:p>Temperature</text:p>
          </table:table-cell>
          <table:table-cell office:value-type="float" office:value="15.4" calcext:value-type="float">
            <text:p>15.4</text:p>
          </table:table-cell>
          <table:table-cell table:formula="of:=TIMEVALUE( LEFT([.B145]; 19))" office:value-type="time" office:time-value="PT10H45M58.000000147S" calcext:value-type="time">
            <text:p>10:45:58</text:p>
          </table:table-cell>
          <table:table-cell table:formula="of:=SECOND([.E145]-[.E144])+[.F144]" office:value-type="float" office:value="1550" calcext:value-type="float">
            <text:p>1550</text:p>
          </table:table-cell>
          <table:table-cell table:formula="of:=(0.000000000000011676*[.F145]^4) - (0.0000000001313004*[.F145]^3)+(0.00000040827021*[.F145]^2)+(0.001412319*[.F145])+12.615873295" office:value-type="float" office:value="15.36428459245" calcext:value-type="float">
            <text:p>15.36</text:p>
          </table:table-cell>
          <table:table-cell table:formula="of:=[.D145]-[.G145]" office:value-type="float" office:value="0.0357154075500006" calcext:value-type="float">
            <text:p>0.035715407550001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6:09,607</text:p>
          </table:table-cell>
          <table:table-cell office:value-type="string" calcext:value-type="string">
            <text:p>Temperature</text:p>
          </table:table-cell>
          <table:table-cell office:value-type="float" office:value="15.4" calcext:value-type="float">
            <text:p>15.4</text:p>
          </table:table-cell>
          <table:table-cell table:formula="of:=TIMEVALUE( LEFT([.B146]; 19))" office:value-type="time" office:time-value="PT10H46M09.000000204S" calcext:value-type="time">
            <text:p>10:46:09</text:p>
          </table:table-cell>
          <table:table-cell table:formula="of:=SECOND([.E146]-[.E145])+[.F145]" office:value-type="float" office:value="1561" calcext:value-type="float">
            <text:p>1561</text:p>
          </table:table-cell>
          <table:table-cell table:formula="of:=(0.000000000000011676*[.F146]^4) - (0.0000000001313004*[.F146]^3)+(0.00000040827021*[.F146]^2)+(0.001412319*[.F146])+12.615873295" office:value-type="float" office:value="15.3852412218285" calcext:value-type="float">
            <text:p>15.39</text:p>
          </table:table-cell>
          <table:table-cell table:formula="of:=[.D146]-[.G146]" office:value-type="float" office:value="0.0147587781715064" calcext:value-type="float">
            <text:p>0.014758778171506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6:20,447</text:p>
          </table:table-cell>
          <table:table-cell office:value-type="string" calcext:value-type="string">
            <text:p>Temperature</text:p>
          </table:table-cell>
          <table:table-cell office:value-type="float" office:value="15.4" calcext:value-type="float">
            <text:p>15.4</text:p>
          </table:table-cell>
          <table:table-cell table:formula="of:=TIMEVALUE( LEFT([.B147]; 19))" office:value-type="time" office:time-value="PT10H46M20.000000261S" calcext:value-type="time">
            <text:p>10:46:20</text:p>
          </table:table-cell>
          <table:table-cell table:formula="of:=SECOND([.E147]-[.E146])+[.F146]" office:value-type="float" office:value="1572" calcext:value-type="float">
            <text:p>1572</text:p>
          </table:table-cell>
          <table:table-cell table:formula="of:=(0.000000000000011676*[.F147]^4) - (0.0000000001313004*[.F147]^3)+(0.00000040827021*[.F147]^2)+(0.001412319*[.F147])+12.615873295" office:value-type="float" office:value="15.4061891631108" calcext:value-type="float">
            <text:p>15.41</text:p>
          </table:table-cell>
          <table:table-cell table:formula="of:=[.D147]-[.G147]" office:value-type="float" office:value="-0.00618916311077022" calcext:value-type="float">
            <text:p>-0.00618916311077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6:31,287</text:p>
          </table:table-cell>
          <table:table-cell office:value-type="string" calcext:value-type="string">
            <text:p>Temperature</text:p>
          </table:table-cell>
          <table:table-cell office:value-type="float" office:value="15.4" calcext:value-type="float">
            <text:p>15.4</text:p>
          </table:table-cell>
          <table:table-cell table:formula="of:=TIMEVALUE( LEFT([.B148]; 19))" office:value-type="time" office:time-value="PT10H46M30.999999689S" calcext:value-type="time">
            <text:p>10:46:31</text:p>
          </table:table-cell>
          <table:table-cell table:formula="of:=SECOND([.E148]-[.E147])+[.F147]" office:value-type="float" office:value="1583" calcext:value-type="float">
            <text:p>1583</text:p>
          </table:table-cell>
          <table:table-cell table:formula="of:=(0.000000000000011676*[.F148]^4) - (0.0000000001313004*[.F148]^3)+(0.00000040827021*[.F148]^2)+(0.001412319*[.F148])+12.615873295" office:value-type="float" office:value="15.4271279520021" calcext:value-type="float">
            <text:p>15.43</text:p>
          </table:table-cell>
          <table:table-cell table:formula="of:=[.D148]-[.G148]" office:value-type="float" office:value="-0.0271279520021022" calcext:value-type="float">
            <text:p>-0.027127952002102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6:42,127</text:p>
          </table:table-cell>
          <table:table-cell office:value-type="string" calcext:value-type="string">
            <text:p>Temperature</text:p>
          </table:table-cell>
          <table:table-cell office:value-type="float" office:value="15.5" calcext:value-type="float">
            <text:p>15.5</text:p>
          </table:table-cell>
          <table:table-cell table:formula="of:=TIMEVALUE( LEFT([.B149]; 19))" office:value-type="time" office:time-value="PT10H46M41.999999746S" calcext:value-type="time">
            <text:p>10:46:42</text:p>
          </table:table-cell>
          <table:table-cell table:formula="of:=SECOND([.E149]-[.E148])+[.F148]" office:value-type="float" office:value="1594" calcext:value-type="float">
            <text:p>1594</text:p>
          </table:table-cell>
          <table:table-cell table:formula="of:=(0.000000000000011676*[.F149]^4) - (0.0000000001313004*[.F149]^3)+(0.00000040827021*[.F149]^2)+(0.001412319*[.F149])+12.615873295" office:value-type="float" office:value="15.4480571283105" calcext:value-type="float">
            <text:p>15.45</text:p>
          </table:table-cell>
          <table:table-cell table:formula="of:=[.D149]-[.G149]" office:value-type="float" office:value="0.0519428716894836" calcext:value-type="float">
            <text:p>0.051942871689484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6:52,967</text:p>
          </table:table-cell>
          <table:table-cell office:value-type="string" calcext:value-type="string">
            <text:p>Temperature</text:p>
          </table:table-cell>
          <table:table-cell office:value-type="float" office:value="15.5" calcext:value-type="float">
            <text:p>15.5</text:p>
          </table:table-cell>
          <table:table-cell table:formula="of:=TIMEVALUE( LEFT([.B150]; 19))" office:value-type="time" office:time-value="PT10H46M52.000000197S" calcext:value-type="time">
            <text:p>10:46:52</text:p>
          </table:table-cell>
          <table:table-cell table:formula="of:=SECOND([.E150]-[.E149])+[.F149]" office:value-type="float" office:value="1604" calcext:value-type="float">
            <text:p>1604</text:p>
          </table:table-cell>
          <table:table-cell table:formula="of:=(0.000000000000011676*[.F150]^4) - (0.0000000001313004*[.F150]^3)+(0.00000040827021*[.F150]^2)+(0.001412319*[.F150])+12.615873295" office:value-type="float" office:value="15.4670749268647" calcext:value-type="float">
            <text:p>15.47</text:p>
          </table:table-cell>
          <table:table-cell table:formula="of:=[.D150]-[.G150]" office:value-type="float" office:value="0.0329250731353472" calcext:value-type="float">
            <text:p>0.032925073135347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7:03,807</text:p>
          </table:table-cell>
          <table:table-cell office:value-type="string" calcext:value-type="string">
            <text:p>Temperature</text:p>
          </table:table-cell>
          <table:table-cell office:value-type="float" office:value="15.5" calcext:value-type="float">
            <text:p>15.5</text:p>
          </table:table-cell>
          <table:table-cell table:formula="of:=TIMEVALUE( LEFT([.B151]; 19))" office:value-type="time" office:time-value="PT10H47M03.000000254S" calcext:value-type="time">
            <text:p>10:47:03</text:p>
          </table:table-cell>
          <table:table-cell table:formula="of:=SECOND([.E151]-[.E150])+[.F150]" office:value-type="float" office:value="1615" calcext:value-type="float">
            <text:p>1615</text:p>
          </table:table-cell>
          <table:table-cell table:formula="of:=(0.000000000000011676*[.F151]^4) - (0.0000000001313004*[.F151]^3)+(0.00000040827021*[.F151]^2)+(0.001412319*[.F151])+12.615873295" office:value-type="float" office:value="15.4879844888351" calcext:value-type="float">
            <text:p>15.49</text:p>
          </table:table-cell>
          <table:table-cell table:formula="of:=[.D151]-[.G151]" office:value-type="float" office:value="0.0120155111649023" calcext:value-type="float">
            <text:p>0.012015511164902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7:14,647</text:p>
          </table:table-cell>
          <table:table-cell office:value-type="string" calcext:value-type="string">
            <text:p>Temperature</text:p>
          </table:table-cell>
          <table:table-cell office:value-type="float" office:value="15.6" calcext:value-type="float">
            <text:p>15.6</text:p>
          </table:table-cell>
          <table:table-cell table:formula="of:=TIMEVALUE( LEFT([.B152]; 19))" office:value-type="time" office:time-value="PT10H47M14.000000311S" calcext:value-type="time">
            <text:p>10:47:14</text:p>
          </table:table-cell>
          <table:table-cell table:formula="of:=SECOND([.E152]-[.E151])+[.F151]" office:value-type="float" office:value="1626" calcext:value-type="float">
            <text:p>1626</text:p>
          </table:table-cell>
          <table:table-cell table:formula="of:=(0.000000000000011676*[.F152]^4) - (0.0000000001313004*[.F152]^3)+(0.00000040827021*[.F152]^2)+(0.001412319*[.F152])+12.615873295" office:value-type="float" office:value="15.5088831228104" calcext:value-type="float">
            <text:p>15.51</text:p>
          </table:table-cell>
          <table:table-cell table:formula="of:=[.D152]-[.G152]" office:value-type="float" office:value="0.0911168771895721" calcext:value-type="float">
            <text:p>0.091116877189572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7:25,487</text:p>
          </table:table-cell>
          <table:table-cell office:value-type="string" calcext:value-type="string">
            <text:p>Temperature</text:p>
          </table:table-cell>
          <table:table-cell office:value-type="float" office:value="15.6" calcext:value-type="float">
            <text:p>15.6</text:p>
          </table:table-cell>
          <table:table-cell table:formula="of:=TIMEVALUE( LEFT([.B153]; 19))" office:value-type="time" office:time-value="PT10H47M24.999999739S" calcext:value-type="time">
            <text:p>10:47:25</text:p>
          </table:table-cell>
          <table:table-cell table:formula="of:=SECOND([.E153]-[.E152])+[.F152]" office:value-type="float" office:value="1637" calcext:value-type="float">
            <text:p>1637</text:p>
          </table:table-cell>
          <table:table-cell table:formula="of:=(0.000000000000011676*[.F153]^4) - (0.0000000001313004*[.F153]^3)+(0.00000040827021*[.F153]^2)+(0.001412319*[.F153])+12.615873295" office:value-type="float" office:value="15.5297703846367" calcext:value-type="float">
            <text:p>15.53</text:p>
          </table:table-cell>
          <table:table-cell table:formula="of:=[.D153]-[.G153]" office:value-type="float" office:value="0.0702296153632691" calcext:value-type="float">
            <text:p>0.070229615363269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7:36,327</text:p>
          </table:table-cell>
          <table:table-cell office:value-type="string" calcext:value-type="string">
            <text:p>Temperature</text:p>
          </table:table-cell>
          <table:table-cell office:value-type="float" office:value="15.6" calcext:value-type="float">
            <text:p>15.6</text:p>
          </table:table-cell>
          <table:table-cell table:formula="of:=TIMEVALUE( LEFT([.B154]; 19))" office:value-type="time" office:time-value="PT10H47M35.999999796S" calcext:value-type="time">
            <text:p>10:47:36</text:p>
          </table:table-cell>
          <table:table-cell table:formula="of:=SECOND([.E154]-[.E153])+[.F153]" office:value-type="float" office:value="1648" calcext:value-type="float">
            <text:p>1648</text:p>
          </table:table-cell>
          <table:table-cell table:formula="of:=(0.000000000000011676*[.F154]^4) - (0.0000000001313004*[.F154]^3)+(0.00000040827021*[.F154]^2)+(0.001412319*[.F154])+12.615873295" office:value-type="float" office:value="15.5506458342629" calcext:value-type="float">
            <text:p>15.55</text:p>
          </table:table-cell>
          <table:table-cell table:formula="of:=[.D154]-[.G154]" office:value-type="float" office:value="0.0493541657371424" calcext:value-type="float">
            <text:p>0.049354165737142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7:47,167</text:p>
          </table:table-cell>
          <table:table-cell office:value-type="string" calcext:value-type="string">
            <text:p>Temperature</text:p>
          </table:table-cell>
          <table:table-cell office:value-type="float" office:value="15.6" calcext:value-type="float">
            <text:p>15.6</text:p>
          </table:table-cell>
          <table:table-cell table:formula="of:=TIMEVALUE( LEFT([.B155]; 19))" office:value-type="time" office:time-value="PT10H47M46.999999853S" calcext:value-type="time">
            <text:p>10:47:47</text:p>
          </table:table-cell>
          <table:table-cell table:formula="of:=SECOND([.E155]-[.E154])+[.F154]" office:value-type="float" office:value="1659" calcext:value-type="float">
            <text:p>1659</text:p>
          </table:table-cell>
          <table:table-cell table:formula="of:=(0.000000000000011676*[.F155]^4) - (0.0000000001313004*[.F155]^3)+(0.00000040827021*[.F155]^2)+(0.001412319*[.F155])+12.615873295" office:value-type="float" office:value="15.5715090357404" calcext:value-type="float">
            <text:p>15.57</text:p>
          </table:table-cell>
          <table:table-cell table:formula="of:=[.D155]-[.G155]" office:value-type="float" office:value="0.0284909642595892" calcext:value-type="float">
            <text:p>0.028490964259589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7:58,007</text:p>
          </table:table-cell>
          <table:table-cell office:value-type="string" calcext:value-type="string">
            <text:p>Temperature</text:p>
          </table:table-cell>
          <table:table-cell office:value-type="float" office:value="15.6" calcext:value-type="float">
            <text:p>15.6</text:p>
          </table:table-cell>
          <table:table-cell table:formula="of:=TIMEVALUE( LEFT([.B156]; 19))" office:value-type="time" office:time-value="PT10H47M57.99999991S" calcext:value-type="time">
            <text:p>10:47:58</text:p>
          </table:table-cell>
          <table:table-cell table:formula="of:=SECOND([.E156]-[.E155])+[.F155]" office:value-type="float" office:value="1670" calcext:value-type="float">
            <text:p>1670</text:p>
          </table:table-cell>
          <table:table-cell table:formula="of:=(0.000000000000011676*[.F156]^4) - (0.0000000001313004*[.F156]^3)+(0.00000040827021*[.F156]^2)+(0.001412319*[.F156])+12.615873295" office:value-type="float" office:value="15.5923595572238" calcext:value-type="float">
            <text:p>15.59</text:p>
          </table:table-cell>
          <table:table-cell table:formula="of:=[.D156]-[.G156]" office:value-type="float" office:value="0.0076404427762391" calcext:value-type="float">
            <text:p>0.007640442776239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8:08,847</text:p>
          </table:table-cell>
          <table:table-cell office:value-type="string" calcext:value-type="string">
            <text:p>Temperature</text:p>
          </table:table-cell>
          <table:table-cell office:value-type="float" office:value="15.6" calcext:value-type="float">
            <text:p>15.6</text:p>
          </table:table-cell>
          <table:table-cell table:formula="of:=TIMEVALUE( LEFT([.B157]; 19))" office:value-type="time" office:time-value="PT10H48M07.999999733S" calcext:value-type="time">
            <text:p>10:48:08</text:p>
          </table:table-cell>
          <table:table-cell table:formula="of:=SECOND([.E157]-[.E156])+[.F156]" office:value-type="float" office:value="1680" calcext:value-type="float">
            <text:p>1680</text:p>
          </table:table-cell>
          <table:table-cell table:formula="of:=(0.000000000000011676*[.F157]^4) - (0.0000000001313004*[.F157]^3)+(0.00000040827021*[.F157]^2)+(0.001412319*[.F157])+12.615873295" office:value-type="float" office:value="15.611303213441" calcext:value-type="float">
            <text:p>15.61</text:p>
          </table:table-cell>
          <table:table-cell table:formula="of:=[.D157]-[.G157]" office:value-type="float" office:value="-0.0113032134409607" calcext:value-type="float">
            <text:p>-0.011303213440961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8:19,687</text:p>
          </table:table-cell>
          <table:table-cell office:value-type="string" calcext:value-type="string">
            <text:p>Temperature</text:p>
          </table:table-cell>
          <table:table-cell office:value-type="float" office:value="15.7" calcext:value-type="float">
            <text:p>15.7</text:p>
          </table:table-cell>
          <table:table-cell table:formula="of:=TIMEVALUE( LEFT([.B158]; 19))" office:value-type="time" office:time-value="PT10H48M18.99999979S" calcext:value-type="time">
            <text:p>10:48:19</text:p>
          </table:table-cell>
          <table:table-cell table:formula="of:=SECOND([.E158]-[.E157])+[.F157]" office:value-type="float" office:value="1691" calcext:value-type="float">
            <text:p>1691</text:p>
          </table:table-cell>
          <table:table-cell table:formula="of:=(0.000000000000011676*[.F158]^4) - (0.0000000001313004*[.F158]^3)+(0.00000040827021*[.F158]^2)+(0.001412319*[.F158])+12.615873295" office:value-type="float" office:value="15.6321283433331" calcext:value-type="float">
            <text:p>15.63</text:p>
          </table:table-cell>
          <table:table-cell table:formula="of:=[.D158]-[.G158]" office:value-type="float" office:value="0.067871656666858" calcext:value-type="float">
            <text:p>0.067871656666858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8:30,527</text:p>
          </table:table-cell>
          <table:table-cell office:value-type="string" calcext:value-type="string">
            <text:p>Temperature</text:p>
          </table:table-cell>
          <table:table-cell office:value-type="float" office:value="15.7" calcext:value-type="float">
            <text:p>15.7</text:p>
          </table:table-cell>
          <table:table-cell table:formula="of:=TIMEVALUE( LEFT([.B159]; 19))" office:value-type="time" office:time-value="PT10H48M29.999999846S" calcext:value-type="time">
            <text:p>10:48:30</text:p>
          </table:table-cell>
          <table:table-cell table:formula="of:=SECOND([.E159]-[.E158])+[.F158]" office:value-type="float" office:value="1702" calcext:value-type="float">
            <text:p>1702</text:p>
          </table:table-cell>
          <table:table-cell table:formula="of:=(0.000000000000011676*[.F159]^4) - (0.0000000001313004*[.F159]^3)+(0.00000040827021*[.F159]^2)+(0.001412319*[.F159])+12.615873295" office:value-type="float" office:value="15.652939560281" calcext:value-type="float">
            <text:p>15.65</text:p>
          </table:table-cell>
          <table:table-cell table:formula="of:=[.D159]-[.G159]" office:value-type="float" office:value="0.0470604397190009" calcext:value-type="float">
            <text:p>0.047060439719001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8:41,367</text:p>
          </table:table-cell>
          <table:table-cell office:value-type="string" calcext:value-type="string">
            <text:p>Temperature</text:p>
          </table:table-cell>
          <table:table-cell office:value-type="float" office:value="15.7" calcext:value-type="float">
            <text:p>15.7</text:p>
          </table:table-cell>
          <table:table-cell table:formula="of:=TIMEVALUE( LEFT([.B160]; 19))" office:value-type="time" office:time-value="PT10H48M40.999999903S" calcext:value-type="time">
            <text:p>10:48:41</text:p>
          </table:table-cell>
          <table:table-cell table:formula="of:=SECOND([.E160]-[.E159])+[.F159]" office:value-type="float" office:value="1713" calcext:value-type="float">
            <text:p>1713</text:p>
          </table:table-cell>
          <table:table-cell table:formula="of:=(0.000000000000011676*[.F160]^4) - (0.0000000001313004*[.F160]^3)+(0.00000040827021*[.F160]^2)+(0.001412319*[.F160])+12.615873295" office:value-type="float" office:value="15.673736448477" calcext:value-type="float">
            <text:p>15.67</text:p>
          </table:table-cell>
          <table:table-cell table:formula="of:=[.D160]-[.G160]" office:value-type="float" office:value="0.0262635515230407" calcext:value-type="float">
            <text:p>0.026263551523041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8:52,207</text:p>
          </table:table-cell>
          <table:table-cell office:value-type="string" calcext:value-type="string">
            <text:p>Temperature</text:p>
          </table:table-cell>
          <table:table-cell office:value-type="float" office:value="15.8" calcext:value-type="float">
            <text:p>15.8</text:p>
          </table:table-cell>
          <table:table-cell table:formula="of:=TIMEVALUE( LEFT([.B161]; 19))" office:value-type="time" office:time-value="PT10H48M51.99999996S" calcext:value-type="time">
            <text:p>10:48:52</text:p>
          </table:table-cell>
          <table:table-cell table:formula="of:=SECOND([.E161]-[.E160])+[.F160]" office:value-type="float" office:value="1724" calcext:value-type="float">
            <text:p>1724</text:p>
          </table:table-cell>
          <table:table-cell table:formula="of:=(0.000000000000011676*[.F161]^4) - (0.0000000001313004*[.F161]^3)+(0.00000040827021*[.F161]^2)+(0.001412319*[.F161])+12.615873295" office:value-type="float" office:value="15.6945185962162" calcext:value-type="float">
            <text:p>15.69</text:p>
          </table:table-cell>
          <table:table-cell table:formula="of:=[.D161]-[.G161]" office:value-type="float" office:value="0.105481403783791" calcext:value-type="float">
            <text:p>0.105481403783791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9:03,047</text:p>
          </table:table-cell>
          <table:table-cell office:value-type="string" calcext:value-type="string">
            <text:p>Temperature</text:p>
          </table:table-cell>
          <table:table-cell office:value-type="float" office:value="15.8" calcext:value-type="float">
            <text:p>15.8</text:p>
          </table:table-cell>
          <table:table-cell table:formula="of:=TIMEVALUE( LEFT([.B162]; 19))" office:value-type="time" office:time-value="PT10H49M03.000000017S" calcext:value-type="time">
            <text:p>10:49:03</text:p>
          </table:table-cell>
          <table:table-cell table:formula="of:=SECOND([.E162]-[.E161])+[.F161]" office:value-type="float" office:value="1735" calcext:value-type="float">
            <text:p>1735</text:p>
          </table:table-cell>
          <table:table-cell table:formula="of:=(0.000000000000011676*[.F162]^4) - (0.0000000001313004*[.F162]^3)+(0.00000040827021*[.F162]^2)+(0.001412319*[.F162])+12.615873295" office:value-type="float" office:value="15.7152855958967" calcext:value-type="float">
            <text:p>15.72</text:p>
          </table:table-cell>
          <table:table-cell table:formula="of:=[.D162]-[.G162]" office:value-type="float" office:value="0.0847144041033019" calcext:value-type="float">
            <text:p>0.084714404103302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9:13,887</text:p>
          </table:table-cell>
          <table:table-cell office:value-type="string" calcext:value-type="string">
            <text:p>Temperature</text:p>
          </table:table-cell>
          <table:table-cell office:value-type="float" office:value="15.8" calcext:value-type="float">
            <text:p>15.8</text:p>
          </table:table-cell>
          <table:table-cell table:formula="of:=TIMEVALUE( LEFT([.B163]; 19))" office:value-type="time" office:time-value="PT10H49M12.99999984S" calcext:value-type="time">
            <text:p>10:49:13</text:p>
          </table:table-cell>
          <table:table-cell table:formula="of:=SECOND([.E163]-[.E162])+[.F162]" office:value-type="float" office:value="1745" calcext:value-type="float">
            <text:p>1745</text:p>
          </table:table-cell>
          <table:table-cell table:formula="of:=(0.000000000000011676*[.F163]^4) - (0.0000000001313004*[.F163]^3)+(0.00000040827021*[.F163]^2)+(0.001412319*[.F163])+12.615873295" office:value-type="float" office:value="15.7341512018936" calcext:value-type="float">
            <text:p>15.73</text:p>
          </table:table-cell>
          <table:table-cell table:formula="of:=[.D163]-[.G163]" office:value-type="float" office:value="0.0658487981064031" calcext:value-type="float">
            <text:p>0.065848798106403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9:24,727</text:p>
          </table:table-cell>
          <table:table-cell office:value-type="string" calcext:value-type="string">
            <text:p>Temperature</text:p>
          </table:table-cell>
          <table:table-cell office:value-type="float" office:value="15.8" calcext:value-type="float">
            <text:p>15.8</text:p>
          </table:table-cell>
          <table:table-cell table:formula="of:=TIMEVALUE( LEFT([.B164]; 19))" office:value-type="time" office:time-value="PT10H49M23.999999897S" calcext:value-type="time">
            <text:p>10:49:24</text:p>
          </table:table-cell>
          <table:table-cell table:formula="of:=SECOND([.E164]-[.E163])+[.F163]" office:value-type="float" office:value="1756" calcext:value-type="float">
            <text:p>1756</text:p>
          </table:table-cell>
          <table:table-cell table:formula="of:=(0.000000000000011676*[.F164]^4) - (0.0000000001313004*[.F164]^3)+(0.00000040827021*[.F164]^2)+(0.001412319*[.F164])+12.615873295" office:value-type="float" office:value="15.7548881655443" calcext:value-type="float">
            <text:p>15.75</text:p>
          </table:table-cell>
          <table:table-cell table:formula="of:=[.D164]-[.G164]" office:value-type="float" office:value="0.0451118344556836" calcext:value-type="float">
            <text:p>0.045111834455684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9:35,567</text:p>
          </table:table-cell>
          <table:table-cell office:value-type="string" calcext:value-type="string">
            <text:p>Temperature</text:p>
          </table:table-cell>
          <table:table-cell office:value-type="float" office:value="15.8" calcext:value-type="float">
            <text:p>15.8</text:p>
          </table:table-cell>
          <table:table-cell table:formula="of:=TIMEVALUE( LEFT([.B165]; 19))" office:value-type="time" office:time-value="PT10H49M34.999999953S" calcext:value-type="time">
            <text:p>10:49:35</text:p>
          </table:table-cell>
          <table:table-cell table:formula="of:=SECOND([.E165]-[.E164])+[.F164]" office:value-type="float" office:value="1767" calcext:value-type="float">
            <text:p>1767</text:p>
          </table:table-cell>
          <table:table-cell table:formula="of:=(0.000000000000011676*[.F165]^4) - (0.0000000001313004*[.F165]^3)+(0.00000040827021*[.F165]^2)+(0.001412319*[.F165])+12.615873295" office:value-type="float" office:value="15.7756088187129" calcext:value-type="float">
            <text:p>15.78</text:p>
          </table:table-cell>
          <table:table-cell table:formula="of:=[.D165]-[.G165]" office:value-type="float" office:value="0.0243911812870685" calcext:value-type="float">
            <text:p>0.024391181287069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9:46,407</text:p>
          </table:table-cell>
          <table:table-cell office:value-type="string" calcext:value-type="string">
            <text:p>Temperature</text:p>
          </table:table-cell>
          <table:table-cell office:value-type="float" office:value="15.8" calcext:value-type="float">
            <text:p>15.8</text:p>
          </table:table-cell>
          <table:table-cell table:formula="of:=TIMEVALUE( LEFT([.B166]; 19))" office:value-type="time" office:time-value="PT10H49M46.00000001S" calcext:value-type="time">
            <text:p>10:49:46</text:p>
          </table:table-cell>
          <table:table-cell table:formula="of:=SECOND([.E166]-[.E165])+[.F165]" office:value-type="float" office:value="1778" calcext:value-type="float">
            <text:p>1778</text:p>
          </table:table-cell>
          <table:table-cell table:formula="of:=(0.000000000000011676*[.F166]^4) - (0.0000000001313004*[.F166]^3)+(0.00000040827021*[.F166]^2)+(0.001412319*[.F166])+12.615873295" office:value-type="float" office:value="15.7963127698354" calcext:value-type="float">
            <text:p>15.80</text:p>
          </table:table-cell>
          <table:table-cell table:formula="of:=[.D166]-[.G166]" office:value-type="float" office:value="0.00368723016455519" calcext:value-type="float">
            <text:p>0.003687230164555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49:57,247</text:p>
          </table:table-cell>
          <table:table-cell office:value-type="string" calcext:value-type="string">
            <text:p>Temperature</text:p>
          </table:table-cell>
          <table:table-cell office:value-type="float" office:value="15.8" calcext:value-type="float">
            <text:p>15.8</text:p>
          </table:table-cell>
          <table:table-cell table:formula="of:=TIMEVALUE( LEFT([.B167]; 19))" office:value-type="time" office:time-value="PT10H49M57.000000067S" calcext:value-type="time">
            <text:p>10:49:57</text:p>
          </table:table-cell>
          <table:table-cell table:formula="of:=SECOND([.E167]-[.E166])+[.F166]" office:value-type="float" office:value="1789" calcext:value-type="float">
            <text:p>1789</text:p>
          </table:table-cell>
          <table:table-cell table:formula="of:=(0.000000000000011676*[.F167]^4) - (0.0000000001313004*[.F167]^3)+(0.00000040827021*[.F167]^2)+(0.001412319*[.F167])+12.615873295" office:value-type="float" office:value="15.8169996314506" calcext:value-type="float">
            <text:p>15.82</text:p>
          </table:table-cell>
          <table:table-cell table:formula="of:=[.D167]-[.G167]" office:value-type="float" office:value="-0.0169996314506271" calcext:value-type="float">
            <text:p>-0.016999631450627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0:08,087</text:p>
          </table:table-cell>
          <table:table-cell office:value-type="string" calcext:value-type="string">
            <text:p>Temperature</text:p>
          </table:table-cell>
          <table:table-cell office:value-type="float" office:value="15.9" calcext:value-type="float">
            <text:p>15.9</text:p>
          </table:table-cell>
          <table:table-cell table:formula="of:=TIMEVALUE( LEFT([.B168]; 19))" office:value-type="time" office:time-value="PT10H50M08.000000124S" calcext:value-type="time">
            <text:p>10:50:08</text:p>
          </table:table-cell>
          <table:table-cell table:formula="of:=SECOND([.E168]-[.E167])+[.F167]" office:value-type="float" office:value="1800" calcext:value-type="float">
            <text:p>1800</text:p>
          </table:table-cell>
          <table:table-cell table:formula="of:=(0.000000000000011676*[.F168]^4) - (0.0000000001313004*[.F168]^3)+(0.00000040827021*[.F168]^2)+(0.001412319*[.F168])+12.615873295" office:value-type="float" office:value="15.8376690202" calcext:value-type="float">
            <text:p>15.84</text:p>
          </table:table-cell>
          <table:table-cell table:formula="of:=[.D168]-[.G168]" office:value-type="float" office:value="0.0623309798000005" calcext:value-type="float">
            <text:p>0.062330979800001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0:18,927</text:p>
          </table:table-cell>
          <table:table-cell office:value-type="string" calcext:value-type="string">
            <text:p>Temperature</text:p>
          </table:table-cell>
          <table:table-cell office:value-type="float" office:value="15.9" calcext:value-type="float">
            <text:p>15.9</text:p>
          </table:table-cell>
          <table:table-cell table:formula="of:=TIMEVALUE( LEFT([.B169]; 19))" office:value-type="time" office:time-value="PT10H50M17.999999947S" calcext:value-type="time">
            <text:p>10:50:18</text:p>
          </table:table-cell>
          <table:table-cell table:formula="of:=SECOND([.E169]-[.E168])+[.F168]" office:value-type="float" office:value="1810" calcext:value-type="float">
            <text:p>1810</text:p>
          </table:table-cell>
          <table:table-cell table:formula="of:=(0.000000000000011676*[.F169]^4) - (0.0000000001313004*[.F169]^3)+(0.00000040827021*[.F169]^2)+(0.001412319*[.F169])+12.615873295" office:value-type="float" office:value="15.8564438919926" calcext:value-type="float">
            <text:p>15.86</text:p>
          </table:table-cell>
          <table:table-cell table:formula="of:=[.D169]-[.G169]" office:value-type="float" office:value="0.04355610800744" calcext:value-type="float">
            <text:p>0.04355610800744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0:29,767</text:p>
          </table:table-cell>
          <table:table-cell office:value-type="string" calcext:value-type="string">
            <text:p>Temperature</text:p>
          </table:table-cell>
          <table:table-cell office:value-type="float" office:value="15.9" calcext:value-type="float">
            <text:p>15.9</text:p>
          </table:table-cell>
          <table:table-cell table:formula="of:=TIMEVALUE( LEFT([.B170]; 19))" office:value-type="time" office:time-value="PT10H50M29.000000004S" calcext:value-type="time">
            <text:p>10:50:29</text:p>
          </table:table-cell>
          <table:table-cell table:formula="of:=SECOND([.E170]-[.E169])+[.F169]" office:value-type="float" office:value="1821" calcext:value-type="float">
            <text:p>1821</text:p>
          </table:table-cell>
          <table:table-cell table:formula="of:=(0.000000000000011676*[.F170]^4) - (0.0000000001313004*[.F170]^3)+(0.00000040827021*[.F170]^2)+(0.001412319*[.F170])+12.615873295" office:value-type="float" office:value="15.8770788737652" calcext:value-type="float">
            <text:p>15.88</text:p>
          </table:table-cell>
          <table:table-cell table:formula="of:=[.D170]-[.G170]" office:value-type="float" office:value="0.0229211262348148" calcext:value-type="float">
            <text:p>0.022921126234815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0:40,607</text:p>
          </table:table-cell>
          <table:table-cell office:value-type="string" calcext:value-type="string">
            <text:p>Temperature</text:p>
          </table:table-cell>
          <table:table-cell office:value-type="float" office:value="15.9" calcext:value-type="float">
            <text:p>15.9</text:p>
          </table:table-cell>
          <table:table-cell table:formula="of:=TIMEVALUE( LEFT([.B171]; 19))" office:value-type="time" office:time-value="PT10H50M40.000000061S" calcext:value-type="time">
            <text:p>10:50:40</text:p>
          </table:table-cell>
          <table:table-cell table:formula="of:=SECOND([.E171]-[.E170])+[.F170]" office:value-type="float" office:value="1832" calcext:value-type="float">
            <text:p>1832</text:p>
          </table:table-cell>
          <table:table-cell table:formula="of:=(0.000000000000011676*[.F171]^4) - (0.0000000001313004*[.F171]^3)+(0.00000040827021*[.F171]^2)+(0.001412319*[.F171])+12.615873295" office:value-type="float" office:value="15.8976952907754" calcext:value-type="float">
            <text:p>15.90</text:p>
          </table:table-cell>
          <table:table-cell table:formula="of:=[.D171]-[.G171]" office:value-type="float" office:value="0.00230470922456405" calcext:value-type="float">
            <text:p>0.002304709224564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0:51,447</text:p>
          </table:table-cell>
          <table:table-cell office:value-type="string" calcext:value-type="string">
            <text:p>Temperature</text:p>
          </table:table-cell>
          <table:table-cell office:value-type="float" office:value="15.9" calcext:value-type="float">
            <text:p>15.9</text:p>
          </table:table-cell>
          <table:table-cell table:formula="of:=TIMEVALUE( LEFT([.B172]; 19))" office:value-type="time" office:time-value="PT10H50M51.000000117S" calcext:value-type="time">
            <text:p>10:50:51</text:p>
          </table:table-cell>
          <table:table-cell table:formula="of:=SECOND([.E172]-[.E171])+[.F171]" office:value-type="float" office:value="1843" calcext:value-type="float">
            <text:p>1843</text:p>
          </table:table-cell>
          <table:table-cell table:formula="of:=(0.000000000000011676*[.F172]^4) - (0.0000000001313004*[.F172]^3)+(0.00000040827021*[.F172]^2)+(0.001412319*[.F172])+12.615873295" office:value-type="float" office:value="15.9182927757029" calcext:value-type="float">
            <text:p>15.92</text:p>
          </table:table-cell>
          <table:table-cell table:formula="of:=[.D172]-[.G172]" office:value-type="float" office:value="-0.0182927757028981" calcext:value-type="float">
            <text:p>-0.018292775702898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1:02,287</text:p>
          </table:table-cell>
          <table:table-cell office:value-type="string" calcext:value-type="string">
            <text:p>Temperature</text:p>
          </table:table-cell>
          <table:table-cell office:value-type="float" office:value="15.9" calcext:value-type="float">
            <text:p>15.9</text:p>
          </table:table-cell>
          <table:table-cell table:formula="of:=TIMEVALUE( LEFT([.B173]; 19))" office:value-type="time" office:time-value="PT10H51M02.000000174S" calcext:value-type="time">
            <text:p>10:51:02</text:p>
          </table:table-cell>
          <table:table-cell table:formula="of:=SECOND([.E173]-[.E172])+[.F172]" office:value-type="float" office:value="1854" calcext:value-type="float">
            <text:p>1854</text:p>
          </table:table-cell>
          <table:table-cell table:formula="of:=(0.000000000000011676*[.F173]^4) - (0.0000000001313004*[.F173]^3)+(0.00000040827021*[.F173]^2)+(0.001412319*[.F173])+12.615873295" office:value-type="float" office:value="15.9388709653299" calcext:value-type="float">
            <text:p>15.94</text:p>
          </table:table-cell>
          <table:table-cell table:formula="of:=[.D173]-[.G173]" office:value-type="float" office:value="-0.0388709653299166" calcext:value-type="float">
            <text:p>-0.038870965329917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1:13,127</text:p>
          </table:table-cell>
          <table:table-cell office:value-type="string" calcext:value-type="string">
            <text:p>Temperature</text:p>
          </table:table-cell>
          <table:table-cell office:value-type="float" office:value="16" calcext:value-type="float">
            <text:p>16</text:p>
          </table:table-cell>
          <table:table-cell table:formula="of:=TIMEVALUE( LEFT([.B174]; 19))" office:value-type="time" office:time-value="PT10H51M13.000000231S" calcext:value-type="time">
            <text:p>10:51:13</text:p>
          </table:table-cell>
          <table:table-cell table:formula="of:=SECOND([.E174]-[.E173])+[.F173]" office:value-type="float" office:value="1865" calcext:value-type="float">
            <text:p>1865</text:p>
          </table:table-cell>
          <table:table-cell table:formula="of:=(0.000000000000011676*[.F174]^4) - (0.0000000001313004*[.F174]^3)+(0.00000040827021*[.F174]^2)+(0.001412319*[.F174])+12.615873295" office:value-type="float" office:value="15.9594295005416" calcext:value-type="float">
            <text:p>15.96</text:p>
          </table:table-cell>
          <table:table-cell table:formula="of:=[.D174]-[.G174]" office:value-type="float" office:value="0.0405704994584024" calcext:value-type="float">
            <text:p>0.040570499458402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1:23,967</text:p>
          </table:table-cell>
          <table:table-cell office:value-type="string" calcext:value-type="string">
            <text:p>Temperature</text:p>
          </table:table-cell>
          <table:table-cell office:value-type="float" office:value="16" calcext:value-type="float">
            <text:p>16</text:p>
          </table:table-cell>
          <table:table-cell table:formula="of:=TIMEVALUE( LEFT([.B175]; 19))" office:value-type="time" office:time-value="PT10H51M23.000000054S" calcext:value-type="time">
            <text:p>10:51:23</text:p>
          </table:table-cell>
          <table:table-cell table:formula="of:=SECOND([.E175]-[.E174])+[.F174]" office:value-type="float" office:value="1875" calcext:value-type="float">
            <text:p>1875</text:p>
          </table:table-cell>
          <table:table-cell table:formula="of:=(0.000000000000011676*[.F175]^4) - (0.0000000001313004*[.F175]^3)+(0.00000040827021*[.F175]^2)+(0.001412319*[.F175])+12.615873295" office:value-type="float" office:value="15.9781017237109" calcext:value-type="float">
            <text:p>15.98</text:p>
          </table:table-cell>
          <table:table-cell table:formula="of:=[.D175]-[.G175]" office:value-type="float" office:value="0.0218982762890612" calcext:value-type="float">
            <text:p>0.021898276289061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1:34,807</text:p>
          </table:table-cell>
          <table:table-cell office:value-type="string" calcext:value-type="string">
            <text:p>Temperature</text:p>
          </table:table-cell>
          <table:table-cell office:value-type="float" office:value="16" calcext:value-type="float">
            <text:p>16</text:p>
          </table:table-cell>
          <table:table-cell table:formula="of:=TIMEVALUE( LEFT([.B176]; 19))" office:value-type="time" office:time-value="PT10H51M34.000000111S" calcext:value-type="time">
            <text:p>10:51:34</text:p>
          </table:table-cell>
          <table:table-cell table:formula="of:=SECOND([.E176]-[.E175])+[.F175]" office:value-type="float" office:value="1886" calcext:value-type="float">
            <text:p>1886</text:p>
          </table:table-cell>
          <table:table-cell table:formula="of:=(0.000000000000011676*[.F176]^4) - (0.0000000001313004*[.F176]^3)+(0.00000040827021*[.F176]^2)+(0.001412319*[.F176])+12.615873295" office:value-type="float" office:value="15.9986217544905" calcext:value-type="float">
            <text:p>16.00</text:p>
          </table:table-cell>
          <table:table-cell table:formula="of:=[.D176]-[.G176]" office:value-type="float" office:value="0.00137824550949262" calcext:value-type="float">
            <text:p>0.001378245509493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1:45,647</text:p>
          </table:table-cell>
          <table:table-cell office:value-type="string" calcext:value-type="string">
            <text:p>Temperature</text:p>
          </table:table-cell>
          <table:table-cell office:value-type="float" office:value="16.1" calcext:value-type="float">
            <text:p>16.1</text:p>
          </table:table-cell>
          <table:table-cell table:formula="of:=TIMEVALUE( LEFT([.B177]; 19))" office:value-type="time" office:time-value="PT10H51M45.000000168S" calcext:value-type="time">
            <text:p>10:51:45</text:p>
          </table:table-cell>
          <table:table-cell table:formula="of:=SECOND([.E177]-[.E176])+[.F176]" office:value-type="float" office:value="1897" calcext:value-type="float">
            <text:p>1897</text:p>
          </table:table-cell>
          <table:table-cell table:formula="of:=(0.000000000000011676*[.F177]^4) - (0.0000000001313004*[.F177]^3)+(0.00000040827021*[.F177]^2)+(0.001412319*[.F177])+12.615873295" office:value-type="float" office:value="16.019121109485" calcext:value-type="float">
            <text:p>16.02</text:p>
          </table:table-cell>
          <table:table-cell table:formula="of:=[.D177]-[.G177]" office:value-type="float" office:value="0.0808788905150486" calcext:value-type="float">
            <text:p>0.080878890515049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1:56,487</text:p>
          </table:table-cell>
          <table:table-cell office:value-type="string" calcext:value-type="string">
            <text:p>Temperature</text:p>
          </table:table-cell>
          <table:table-cell office:value-type="float" office:value="16.1" calcext:value-type="float">
            <text:p>16.1</text:p>
          </table:table-cell>
          <table:table-cell table:formula="of:=TIMEVALUE( LEFT([.B178]; 19))" office:value-type="time" office:time-value="PT10H51M56.000000224S" calcext:value-type="time">
            <text:p>10:51:56</text:p>
          </table:table-cell>
          <table:table-cell table:formula="of:=SECOND([.E178]-[.E177])+[.F177]" office:value-type="float" office:value="1908" calcext:value-type="float">
            <text:p>1908</text:p>
          </table:table-cell>
          <table:table-cell table:formula="of:=(0.000000000000011676*[.F178]^4) - (0.0000000001313004*[.F178]^3)+(0.00000040827021*[.F178]^2)+(0.001412319*[.F178])+12.615873295" office:value-type="float" office:value="16.0395994456174" calcext:value-type="float">
            <text:p>16.04</text:p>
          </table:table-cell>
          <table:table-cell table:formula="of:=[.D178]-[.G178]" office:value-type="float" office:value="0.0604005543825714" calcext:value-type="float">
            <text:p>0.060400554382572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2:07,327</text:p>
          </table:table-cell>
          <table:table-cell office:value-type="string" calcext:value-type="string">
            <text:p>Temperature</text:p>
          </table:table-cell>
          <table:table-cell office:value-type="float" office:value="16.1" calcext:value-type="float">
            <text:p>16.1</text:p>
          </table:table-cell>
          <table:table-cell table:formula="of:=TIMEVALUE( LEFT([.B179]; 19))" office:value-type="time" office:time-value="PT10H52M07.000000281S" calcext:value-type="time">
            <text:p>10:52:07</text:p>
          </table:table-cell>
          <table:table-cell table:formula="of:=SECOND([.E179]-[.E178])+[.F178]" office:value-type="float" office:value="1919" calcext:value-type="float">
            <text:p>1919</text:p>
          </table:table-cell>
          <table:table-cell table:formula="of:=(0.000000000000011676*[.F179]^4) - (0.0000000001313004*[.F179]^3)+(0.00000040827021*[.F179]^2)+(0.001412319*[.F179])+12.615873295" office:value-type="float" office:value="16.0600564239139" calcext:value-type="float">
            <text:p>16.06</text:p>
          </table:table-cell>
          <table:table-cell table:formula="of:=[.D179]-[.G179]" office:value-type="float" office:value="0.0399435760861309" calcext:value-type="float">
            <text:p>0.039943576086131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2:18,167</text:p>
          </table:table-cell>
          <table:table-cell office:value-type="string" calcext:value-type="string">
            <text:p>Temperature</text:p>
          </table:table-cell>
          <table:table-cell office:value-type="float" office:value="16.1" calcext:value-type="float">
            <text:p>16.1</text:p>
          </table:table-cell>
          <table:table-cell table:formula="of:=TIMEVALUE( LEFT([.B180]; 19))" office:value-type="time" office:time-value="PT10H52M17.999999709S" calcext:value-type="time">
            <text:p>10:52:18</text:p>
          </table:table-cell>
          <table:table-cell table:formula="of:=SECOND([.E180]-[.E179])+[.F179]" office:value-type="float" office:value="1930" calcext:value-type="float">
            <text:p>1930</text:p>
          </table:table-cell>
          <table:table-cell table:formula="of:=(0.000000000000011676*[.F180]^4) - (0.0000000001313004*[.F180]^3)+(0.00000040827021*[.F180]^2)+(0.001412319*[.F180])+12.615873295" office:value-type="float" office:value="16.080491709503" calcext:value-type="float">
            <text:p>16.08</text:p>
          </table:table-cell>
          <table:table-cell table:formula="of:=[.D180]-[.G180]" office:value-type="float" office:value="0.0195082904970434" calcext:value-type="float">
            <text:p>0.019508290497043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2:29,007</text:p>
          </table:table-cell>
          <table:table-cell office:value-type="string" calcext:value-type="string">
            <text:p>Temperature</text:p>
          </table:table-cell>
          <table:table-cell office:value-type="float" office:value="16.1" calcext:value-type="float">
            <text:p>16.1</text:p>
          </table:table-cell>
          <table:table-cell table:formula="of:=TIMEVALUE( LEFT([.B181]; 19))" office:value-type="time" office:time-value="PT10H52M28.999999766S" calcext:value-type="time">
            <text:p>10:52:29</text:p>
          </table:table-cell>
          <table:table-cell table:formula="of:=SECOND([.E181]-[.E180])+[.F180]" office:value-type="float" office:value="1941" calcext:value-type="float">
            <text:p>1941</text:p>
          </table:table-cell>
          <table:table-cell table:formula="of:=(0.000000000000011676*[.F181]^4) - (0.0000000001313004*[.F181]^3)+(0.00000040827021*[.F181]^2)+(0.001412319*[.F181])+12.615873295" office:value-type="float" office:value="16.1009049716161" calcext:value-type="float">
            <text:p>16.10</text:p>
          </table:table-cell>
          <table:table-cell table:formula="of:=[.D181]-[.G181]" office:value-type="float" office:value="-0.000904971616133565" calcext:value-type="float">
            <text:p>-0.000904971616134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2:39,847</text:p>
          </table:table-cell>
          <table:table-cell office:value-type="string" calcext:value-type="string">
            <text:p>Temperature</text:p>
          </table:table-cell>
          <table:table-cell office:value-type="float" office:value="16.2" calcext:value-type="float">
            <text:p>16.2</text:p>
          </table:table-cell>
          <table:table-cell table:formula="of:=TIMEVALUE( LEFT([.B182]; 19))" office:value-type="time" office:time-value="PT10H52M39.000000218S" calcext:value-type="time">
            <text:p>10:52:39</text:p>
          </table:table-cell>
          <table:table-cell table:formula="of:=SECOND([.E182]-[.E181])+[.F181]" office:value-type="float" office:value="1951" calcext:value-type="float">
            <text:p>1951</text:p>
          </table:table-cell>
          <table:table-cell table:formula="of:=(0.000000000000011676*[.F182]^4) - (0.0000000001313004*[.F182]^3)+(0.00000040827021*[.F182]^2)+(0.001412319*[.F182])+12.615873295" office:value-type="float" office:value="16.1194430963886" calcext:value-type="float">
            <text:p>16.12</text:p>
          </table:table-cell>
          <table:table-cell table:formula="of:=[.D182]-[.G182]" office:value-type="float" office:value="0.0805569036114058" calcext:value-type="float">
            <text:p>0.080556903611406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2:50,687</text:p>
          </table:table-cell>
          <table:table-cell office:value-type="string" calcext:value-type="string">
            <text:p>Temperature</text:p>
          </table:table-cell>
          <table:table-cell office:value-type="float" office:value="16.2" calcext:value-type="float">
            <text:p>16.2</text:p>
          </table:table-cell>
          <table:table-cell table:formula="of:=TIMEVALUE( LEFT([.B183]; 19))" office:value-type="time" office:time-value="PT10H52M50.000000275S" calcext:value-type="time">
            <text:p>10:52:50</text:p>
          </table:table-cell>
          <table:table-cell table:formula="of:=SECOND([.E183]-[.E182])+[.F182]" office:value-type="float" office:value="1962" calcext:value-type="float">
            <text:p>1962</text:p>
          </table:table-cell>
          <table:table-cell table:formula="of:=(0.000000000000011676*[.F183]^4) - (0.0000000001313004*[.F183]^3)+(0.00000040827021*[.F183]^2)+(0.001412319*[.F183])+12.615873295" office:value-type="float" office:value="16.1398134100315" calcext:value-type="float">
            <text:p>16.14</text:p>
          </table:table-cell>
          <table:table-cell table:formula="of:=[.D183]-[.G183]" office:value-type="float" office:value="0.0601865899685379" calcext:value-type="float">
            <text:p>0.060186589968538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3:01,527</text:p>
          </table:table-cell>
          <table:table-cell office:value-type="string" calcext:value-type="string">
            <text:p>Temperature</text:p>
          </table:table-cell>
          <table:table-cell office:value-type="float" office:value="16.2" calcext:value-type="float">
            <text:p>16.2</text:p>
          </table:table-cell>
          <table:table-cell table:formula="of:=TIMEVALUE( LEFT([.B184]; 19))" office:value-type="time" office:time-value="PT10H53M00.999999703S" calcext:value-type="time">
            <text:p>10:53:01</text:p>
          </table:table-cell>
          <table:table-cell table:formula="of:=SECOND([.E184]-[.E183])+[.F183]" office:value-type="float" office:value="1973" calcext:value-type="float">
            <text:p>1973</text:p>
          </table:table-cell>
          <table:table-cell table:formula="of:=(0.000000000000011676*[.F184]^4) - (0.0000000001313004*[.F184]^3)+(0.00000040827021*[.F184]^2)+(0.001412319*[.F184])+12.615873295" office:value-type="float" office:value="16.1601607612907" calcext:value-type="float">
            <text:p>16.16</text:p>
          </table:table-cell>
          <table:table-cell table:formula="of:=[.D184]-[.G184]" office:value-type="float" office:value="0.0398392387092947" calcext:value-type="float">
            <text:p>0.039839238709295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3:12,367</text:p>
          </table:table-cell>
          <table:table-cell office:value-type="string" calcext:value-type="string">
            <text:p>Temperature</text:p>
          </table:table-cell>
          <table:table-cell office:value-type="float" office:value="16.2" calcext:value-type="float">
            <text:p>16.2</text:p>
          </table:table-cell>
          <table:table-cell table:formula="of:=TIMEVALUE( LEFT([.B185]; 19))" office:value-type="time" office:time-value="PT10H53M11.99999976S" calcext:value-type="time">
            <text:p>10:53:12</text:p>
          </table:table-cell>
          <table:table-cell table:formula="of:=SECOND([.E185]-[.E184])+[.F184]" office:value-type="float" office:value="1984" calcext:value-type="float">
            <text:p>1984</text:p>
          </table:table-cell>
          <table:table-cell table:formula="of:=(0.000000000000011676*[.F185]^4) - (0.0000000001313004*[.F185]^3)+(0.00000040827021*[.F185]^2)+(0.001412319*[.F185])+12.615873295" office:value-type="float" office:value="16.1804848354358" calcext:value-type="float">
            <text:p>16.18</text:p>
          </table:table-cell>
          <table:table-cell table:formula="of:=[.D185]-[.G185]" office:value-type="float" office:value="0.0195151645641722" calcext:value-type="float">
            <text:p>0.019515164564172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3:23,207</text:p>
          </table:table-cell>
          <table:table-cell office:value-type="string" calcext:value-type="string">
            <text:p>Temperature</text:p>
          </table:table-cell>
          <table:table-cell office:value-type="float" office:value="16.3" calcext:value-type="float">
            <text:p>16.3</text:p>
          </table:table-cell>
          <table:table-cell table:formula="of:=TIMEVALUE( LEFT([.B186]; 19))" office:value-type="time" office:time-value="PT10H53M22.999999817S" calcext:value-type="time">
            <text:p>10:53:23</text:p>
          </table:table-cell>
          <table:table-cell table:formula="of:=SECOND([.E186]-[.E185])+[.F185]" office:value-type="float" office:value="1995" calcext:value-type="float">
            <text:p>1995</text:p>
          </table:table-cell>
          <table:table-cell table:formula="of:=(0.000000000000011676*[.F186]^4) - (0.0000000001313004*[.F186]^3)+(0.00000040827021*[.F186]^2)+(0.001412319*[.F186])+12.615873295" office:value-type="float" office:value="16.2007853218391" calcext:value-type="float">
            <text:p>16.20</text:p>
          </table:table-cell>
          <table:table-cell table:formula="of:=[.D186]-[.G186]" office:value-type="float" office:value="0.0992146781609016" calcext:value-type="float">
            <text:p>0.099214678160902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3:34,047</text:p>
          </table:table-cell>
          <table:table-cell office:value-type="string" calcext:value-type="string">
            <text:p>Temperature</text:p>
          </table:table-cell>
          <table:table-cell office:value-type="float" office:value="16.3" calcext:value-type="float">
            <text:p>16.3</text:p>
          </table:table-cell>
          <table:table-cell table:formula="of:=TIMEVALUE( LEFT([.B187]; 19))" office:value-type="time" office:time-value="PT10H53M33.999999873S" calcext:value-type="time">
            <text:p>10:53:34</text:p>
          </table:table-cell>
          <table:table-cell table:formula="of:=SECOND([.E187]-[.E186])+[.F186]" office:value-type="float" office:value="2006" calcext:value-type="float">
            <text:p>2006</text:p>
          </table:table-cell>
          <table:table-cell table:formula="of:=(0.000000000000011676*[.F187]^4) - (0.0000000001313004*[.F187]^3)+(0.00000040827021*[.F187]^2)+(0.001412319*[.F187])+12.615873295" office:value-type="float" office:value="16.2210619139755" calcext:value-type="float">
            <text:p>16.22</text:p>
          </table:table-cell>
          <table:table-cell table:formula="of:=[.D187]-[.G187]" office:value-type="float" office:value="0.0789380860244684" calcext:value-type="float">
            <text:p>0.078938086024468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3:44,887</text:p>
          </table:table-cell>
          <table:table-cell office:value-type="string" calcext:value-type="string">
            <text:p>Temperature</text:p>
          </table:table-cell>
          <table:table-cell office:value-type="float" office:value="16.3" calcext:value-type="float">
            <text:p>16.3</text:p>
          </table:table-cell>
          <table:table-cell table:formula="of:=TIMEVALUE( LEFT([.B188]; 19))" office:value-type="time" office:time-value="PT10H53M43.999999696S" calcext:value-type="time">
            <text:p>10:53:44</text:p>
          </table:table-cell>
          <table:table-cell table:formula="of:=SECOND([.E188]-[.E187])+[.F187]" office:value-type="float" office:value="2016" calcext:value-type="float">
            <text:p>2016</text:p>
          </table:table-cell>
          <table:table-cell table:formula="of:=(0.000000000000011676*[.F188]^4) - (0.0000000001313004*[.F188]^3)+(0.00000040827021*[.F188]^2)+(0.001412319*[.F188])+12.615873295" office:value-type="float" office:value="16.2394741903013" calcext:value-type="float">
            <text:p>16.24</text:p>
          </table:table-cell>
          <table:table-cell table:formula="of:=[.D188]-[.G188]" office:value-type="float" office:value="0.0605258096987136" calcext:value-type="float">
            <text:p>0.060525809698714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3:55,727</text:p>
          </table:table-cell>
          <table:table-cell office:value-type="string" calcext:value-type="string">
            <text:p>Temperature</text:p>
          </table:table-cell>
          <table:table-cell office:value-type="float" office:value="16.3" calcext:value-type="float">
            <text:p>16.3</text:p>
          </table:table-cell>
          <table:table-cell table:formula="of:=TIMEVALUE( LEFT([.B189]; 19))" office:value-type="time" office:time-value="PT10H53M54.999999753S" calcext:value-type="time">
            <text:p>10:53:55</text:p>
          </table:table-cell>
          <table:table-cell table:formula="of:=SECOND([.E189]-[.E188])+[.F188]" office:value-type="float" office:value="2027" calcext:value-type="float">
            <text:p>2027</text:p>
          </table:table-cell>
          <table:table-cell table:formula="of:=(0.000000000000011676*[.F189]^4) - (0.0000000001313004*[.F189]^3)+(0.00000040827021*[.F189]^2)+(0.001412319*[.F189])+12.615873295" office:value-type="float" office:value="16.2597043297785" calcext:value-type="float">
            <text:p>16.26</text:p>
          </table:table-cell>
          <table:table-cell table:formula="of:=[.D189]-[.G189]" office:value-type="float" office:value="0.0402956702215143" calcext:value-type="float">
            <text:p>0.040295670221514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4:06,567</text:p>
          </table:table-cell>
          <table:table-cell office:value-type="string" calcext:value-type="string">
            <text:p>Temperature</text:p>
          </table:table-cell>
          <table:table-cell office:value-type="float" office:value="16.3" calcext:value-type="float">
            <text:p>16.3</text:p>
          </table:table-cell>
          <table:table-cell table:formula="of:=TIMEVALUE( LEFT([.B190]; 19))" office:value-type="time" office:time-value="PT10H54M05.99999981S" calcext:value-type="time">
            <text:p>10:54:06</text:p>
          </table:table-cell>
          <table:table-cell table:formula="of:=SECOND([.E190]-[.E189])+[.F189]" office:value-type="float" office:value="2038" calcext:value-type="float">
            <text:p>2038</text:p>
          </table:table-cell>
          <table:table-cell table:formula="of:=(0.000000000000011676*[.F190]^4) - (0.0000000001313004*[.F190]^3)+(0.00000040827021*[.F190]^2)+(0.001412319*[.F190])+12.615873295" office:value-type="float" office:value="16.2799097066079" calcext:value-type="float">
            <text:p>16.28</text:p>
          </table:table-cell>
          <table:table-cell table:formula="of:=[.D190]-[.G190]" office:value-type="float" office:value="0.0200902933920837" calcext:value-type="float">
            <text:p>0.020090293392084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4:17,407</text:p>
          </table:table-cell>
          <table:table-cell office:value-type="string" calcext:value-type="string">
            <text:p>Temperature</text:p>
          </table:table-cell>
          <table:table-cell office:value-type="float" office:value="16.3" calcext:value-type="float">
            <text:p>16.3</text:p>
          </table:table-cell>
          <table:table-cell table:formula="of:=TIMEVALUE( LEFT([.B191]; 19))" office:value-type="time" office:time-value="PT10H54M16.999999867S" calcext:value-type="time">
            <text:p>10:54:17</text:p>
          </table:table-cell>
          <table:table-cell table:formula="of:=SECOND([.E191]-[.E190])+[.F190]" office:value-type="float" office:value="2049" calcext:value-type="float">
            <text:p>2049</text:p>
          </table:table-cell>
          <table:table-cell table:formula="of:=(0.000000000000011676*[.F191]^4) - (0.0000000001313004*[.F191]^3)+(0.00000040827021*[.F191]^2)+(0.001412319*[.F191])+12.615873295" office:value-type="float" office:value="16.3000900303027" calcext:value-type="float">
            <text:p>16.30</text:p>
          </table:table-cell>
          <table:table-cell table:formula="of:=[.D191]-[.G191]" office:value-type="float" office:value="-0.000090030302658306" calcext:value-type="float">
            <text:p>-9.0030302658306E-05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4:28,247</text:p>
          </table:table-cell>
          <table:table-cell office:value-type="string" calcext:value-type="string">
            <text:p>Temperature</text:p>
          </table:table-cell>
          <table:table-cell office:value-type="float" office:value="16.3" calcext:value-type="float">
            <text:p>16.3</text:p>
          </table:table-cell>
          <table:table-cell table:formula="of:=TIMEVALUE( LEFT([.B192]; 19))" office:value-type="time" office:time-value="PT10H54M27.999999924S" calcext:value-type="time">
            <text:p>10:54:28</text:p>
          </table:table-cell>
          <table:table-cell table:formula="of:=SECOND([.E192]-[.E191])+[.F191]" office:value-type="float" office:value="2060" calcext:value-type="float">
            <text:p>2060</text:p>
          </table:table-cell>
          <table:table-cell table:formula="of:=(0.000000000000011676*[.F192]^4) - (0.0000000001313004*[.F192]^3)+(0.00000040827021*[.F192]^2)+(0.001412319*[.F192])+12.615873295" office:value-type="float" office:value="16.3202450144786" calcext:value-type="float">
            <text:p>16.32</text:p>
          </table:table-cell>
          <table:table-cell table:formula="of:=[.D192]-[.G192]" office:value-type="float" office:value="-0.020245014478558" calcext:value-type="float">
            <text:p>-0.020245014478558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4:39,087</text:p>
          </table:table-cell>
          <table:table-cell office:value-type="string" calcext:value-type="string">
            <text:p>Temperature</text:p>
          </table:table-cell>
          <table:table-cell office:value-type="float" office:value="16.3" calcext:value-type="float">
            <text:p>16.3</text:p>
          </table:table-cell>
          <table:table-cell table:formula="of:=TIMEVALUE( LEFT([.B193]; 19))" office:value-type="time" office:time-value="PT10H54M38.99999998S" calcext:value-type="time">
            <text:p>10:54:39</text:p>
          </table:table-cell>
          <table:table-cell table:formula="of:=SECOND([.E193]-[.E192])+[.F192]" office:value-type="float" office:value="2071" calcext:value-type="float">
            <text:p>2071</text:p>
          </table:table-cell>
          <table:table-cell table:formula="of:=(0.000000000000011676*[.F193]^4) - (0.0000000001313004*[.F193]^3)+(0.00000040827021*[.F193]^2)+(0.001412319*[.F193])+12.615873295" office:value-type="float" office:value="16.3403743768542" calcext:value-type="float">
            <text:p>16.34</text:p>
          </table:table-cell>
          <table:table-cell table:formula="of:=[.D193]-[.G193]" office:value-type="float" office:value="-0.0403743768542206" calcext:value-type="float">
            <text:p>-0.040374376854221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4:49,927</text:p>
          </table:table-cell>
          <table:table-cell office:value-type="string" calcext:value-type="string">
            <text:p>Temperature</text:p>
          </table:table-cell>
          <table:table-cell office:value-type="float" office:value="16.4" calcext:value-type="float">
            <text:p>16.4</text:p>
          </table:table-cell>
          <table:table-cell table:formula="of:=TIMEVALUE( LEFT([.B194]; 19))" office:value-type="time" office:time-value="PT10H54M48.999999803S" calcext:value-type="time">
            <text:p>10:54:49</text:p>
          </table:table-cell>
          <table:table-cell table:formula="of:=SECOND([.E194]-[.E193])+[.F193]" office:value-type="float" office:value="2081" calcext:value-type="float">
            <text:p>2081</text:p>
          </table:table-cell>
          <table:table-cell table:formula="of:=(0.000000000000011676*[.F194]^4) - (0.0000000001313004*[.F194]^3)+(0.00000040827021*[.F194]^2)+(0.001412319*[.F194])+12.615873295" office:value-type="float" office:value="16.358651329244" calcext:value-type="float">
            <text:p>16.36</text:p>
          </table:table-cell>
          <table:table-cell table:formula="of:=[.D194]-[.G194]" office:value-type="float" office:value="0.0413486707560224" calcext:value-type="float">
            <text:p>0.041348670756023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5:00,767</text:p>
          </table:table-cell>
          <table:table-cell office:value-type="string" calcext:value-type="string">
            <text:p>Temperature</text:p>
          </table:table-cell>
          <table:table-cell office:value-type="float" office:value="16.4" calcext:value-type="float">
            <text:p>16.4</text:p>
          </table:table-cell>
          <table:table-cell table:formula="of:=TIMEVALUE( LEFT([.B195]; 19))" office:value-type="time" office:time-value="PT10H54M59.99999986S" calcext:value-type="time">
            <text:p>10:55:00</text:p>
          </table:table-cell>
          <table:table-cell table:formula="of:=SECOND([.E195]-[.E194])+[.F194]" office:value-type="float" office:value="2092" calcext:value-type="float">
            <text:p>2092</text:p>
          </table:table-cell>
          <table:table-cell table:formula="of:=(0.000000000000011676*[.F195]^4) - (0.0000000001313004*[.F195]^3)+(0.00000040827021*[.F195]^2)+(0.001412319*[.F195])+12.615873295" office:value-type="float" office:value="16.3787310082631" calcext:value-type="float">
            <text:p>16.38</text:p>
          </table:table-cell>
          <table:table-cell table:formula="of:=[.D195]-[.G195]" office:value-type="float" office:value="0.0212689917369104" calcext:value-type="float">
            <text:p>0.021268991736911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5:11,607</text:p>
          </table:table-cell>
          <table:table-cell office:value-type="string" calcext:value-type="string">
            <text:p>Temperature</text:p>
          </table:table-cell>
          <table:table-cell office:value-type="float" office:value="16.4" calcext:value-type="float">
            <text:p>16.4</text:p>
          </table:table-cell>
          <table:table-cell table:formula="of:=TIMEVALUE( LEFT([.B196]; 19))" office:value-type="time" office:time-value="PT10H55M10.999999917S" calcext:value-type="time">
            <text:p>10:55:11</text:p>
          </table:table-cell>
          <table:table-cell table:formula="of:=SECOND([.E196]-[.E195])+[.F195]" office:value-type="float" office:value="2103" calcext:value-type="float">
            <text:p>2103</text:p>
          </table:table-cell>
          <table:table-cell table:formula="of:=(0.000000000000011676*[.F196]^4) - (0.0000000001313004*[.F196]^3)+(0.00000040827021*[.F196]^2)+(0.001412319*[.F196])+12.615873295" office:value-type="float" office:value="16.3987842676278" calcext:value-type="float">
            <text:p>16.40</text:p>
          </table:table-cell>
          <table:table-cell table:formula="of:=[.D196]-[.G196]" office:value-type="float" office:value="0.00121573237219508" calcext:value-type="float">
            <text:p>0.001215732372195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5:22,447</text:p>
          </table:table-cell>
          <table:table-cell office:value-type="string" calcext:value-type="string">
            <text:p>Temperature</text:p>
          </table:table-cell>
          <table:table-cell office:value-type="float" office:value="16.4" calcext:value-type="float">
            <text:p>16.4</text:p>
          </table:table-cell>
          <table:table-cell table:formula="of:=TIMEVALUE( LEFT([.B197]; 19))" office:value-type="time" office:time-value="PT10H55M21.999999974S" calcext:value-type="time">
            <text:p>10:55:22</text:p>
          </table:table-cell>
          <table:table-cell table:formula="of:=SECOND([.E197]-[.E196])+[.F196]" office:value-type="float" office:value="2114" calcext:value-type="float">
            <text:p>2114</text:p>
          </table:table-cell>
          <table:table-cell table:formula="of:=(0.000000000000011676*[.F197]^4) - (0.0000000001313004*[.F197]^3)+(0.00000040827021*[.F197]^2)+(0.001412319*[.F197])+12.615873295" office:value-type="float" office:value="16.4188108410948" calcext:value-type="float">
            <text:p>16.42</text:p>
          </table:table-cell>
          <table:table-cell table:formula="of:=[.D197]-[.G197]" office:value-type="float" office:value="-0.0188108410947798" calcext:value-type="float">
            <text:p>-0.01881084109478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5:33,287</text:p>
          </table:table-cell>
          <table:table-cell office:value-type="string" calcext:value-type="string">
            <text:p>Temperature</text:p>
          </table:table-cell>
          <table:table-cell office:value-type="float" office:value="16.4" calcext:value-type="float">
            <text:p>16.4</text:p>
          </table:table-cell>
          <table:table-cell table:formula="of:=TIMEVALUE( LEFT([.B198]; 19))" office:value-type="time" office:time-value="PT10H55M33.000000031S" calcext:value-type="time">
            <text:p>10:55:33</text:p>
          </table:table-cell>
          <table:table-cell table:formula="of:=SECOND([.E198]-[.E197])+[.F197]" office:value-type="float" office:value="2125" calcext:value-type="float">
            <text:p>2125</text:p>
          </table:table-cell>
          <table:table-cell table:formula="of:=(0.000000000000011676*[.F198]^4) - (0.0000000001313004*[.F198]^3)+(0.00000040827021*[.F198]^2)+(0.001412319*[.F198])+12.615873295" office:value-type="float" office:value="16.4388104665234" calcext:value-type="float">
            <text:p>16.44</text:p>
          </table:table-cell>
          <table:table-cell table:formula="of:=[.D198]-[.G198]" office:value-type="float" office:value="-0.0388104665234366" calcext:value-type="float">
            <text:p>-0.038810466523437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5:44,127</text:p>
          </table:table-cell>
          <table:table-cell office:value-type="string" calcext:value-type="string">
            <text:p>Temperature</text:p>
          </table:table-cell>
          <table:table-cell office:value-type="float" office:value="16.5" calcext:value-type="float">
            <text:p>16.5</text:p>
          </table:table-cell>
          <table:table-cell table:formula="of:=TIMEVALUE( LEFT([.B199]; 19))" office:value-type="time" office:time-value="PT10H55M44.000000088S" calcext:value-type="time">
            <text:p>10:55:44</text:p>
          </table:table-cell>
          <table:table-cell table:formula="of:=SECOND([.E199]-[.E198])+[.F198]" office:value-type="float" office:value="2136" calcext:value-type="float">
            <text:p>2136</text:p>
          </table:table-cell>
          <table:table-cell table:formula="of:=(0.000000000000011676*[.F199]^4) - (0.0000000001313004*[.F199]^3)+(0.00000040827021*[.F199]^2)+(0.001412319*[.F199])+12.615873295" office:value-type="float" office:value="16.458782885876" calcext:value-type="float">
            <text:p>16.46</text:p>
          </table:table-cell>
          <table:table-cell table:formula="of:=[.D199]-[.G199]" office:value-type="float" office:value="0.0412171141240343" calcext:value-type="float">
            <text:p>0.041217114124034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5:54,967</text:p>
          </table:table-cell>
          <table:table-cell office:value-type="string" calcext:value-type="string">
            <text:p>Temperature</text:p>
          </table:table-cell>
          <table:table-cell office:value-type="float" office:value="16.5" calcext:value-type="float">
            <text:p>16.5</text:p>
          </table:table-cell>
          <table:table-cell table:formula="of:=TIMEVALUE( LEFT([.B200]; 19))" office:value-type="time" office:time-value="PT10H55M53.999999911S" calcext:value-type="time">
            <text:p>10:55:54</text:p>
          </table:table-cell>
          <table:table-cell table:formula="of:=SECOND([.E200]-[.E199])+[.F199]" office:value-type="float" office:value="2146" calcext:value-type="float">
            <text:p>2146</text:p>
          </table:table-cell>
          <table:table-cell table:formula="of:=(0.000000000000011676*[.F200]^4) - (0.0000000001313004*[.F200]^3)+(0.00000040827021*[.F200]^2)+(0.001412319*[.F200])+12.615873295" office:value-type="float" office:value="16.4769158084056" calcext:value-type="float">
            <text:p>16.48</text:p>
          </table:table-cell>
          <table:table-cell table:formula="of:=[.D200]-[.G200]" office:value-type="float" office:value="0.023084191594414" calcext:value-type="float">
            <text:p>0.023084191594414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6:05,807</text:p>
          </table:table-cell>
          <table:table-cell office:value-type="string" calcext:value-type="string">
            <text:p>Temperature</text:p>
          </table:table-cell>
          <table:table-cell office:value-type="float" office:value="16.5" calcext:value-type="float">
            <text:p>16.5</text:p>
          </table:table-cell>
          <table:table-cell table:formula="of:=TIMEVALUE( LEFT([.B201]; 19))" office:value-type="time" office:time-value="PT10H56M04.999999967S" calcext:value-type="time">
            <text:p>10:56:05</text:p>
          </table:table-cell>
          <table:table-cell table:formula="of:=SECOND([.E201]-[.E200])+[.F200]" office:value-type="float" office:value="2157" calcext:value-type="float">
            <text:p>2157</text:p>
          </table:table-cell>
          <table:table-cell table:formula="of:=(0.000000000000011676*[.F201]^4) - (0.0000000001313004*[.F201]^3)+(0.00000040827021*[.F201]^2)+(0.001412319*[.F201])+12.615873295" office:value-type="float" office:value="16.4968355871959" calcext:value-type="float">
            <text:p>16.50</text:p>
          </table:table-cell>
          <table:table-cell table:formula="of:=[.D201]-[.G201]" office:value-type="float" office:value="0.0031644128041286" calcext:value-type="float">
            <text:p>0.003164412804129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6:16,648</text:p>
          </table:table-cell>
          <table:table-cell office:value-type="string" calcext:value-type="string">
            <text:p>Temperature</text:p>
          </table:table-cell>
          <table:table-cell office:value-type="float" office:value="16.5" calcext:value-type="float">
            <text:p>16.5</text:p>
          </table:table-cell>
          <table:table-cell table:formula="of:=TIMEVALUE( LEFT([.B202]; 19))" office:value-type="time" office:time-value="PT10H56M16.000000024S" calcext:value-type="time">
            <text:p>10:56:16</text:p>
          </table:table-cell>
          <table:table-cell table:formula="of:=SECOND([.E202]-[.E201])+[.F201]" office:value-type="float" office:value="2168" calcext:value-type="float">
            <text:p>2168</text:p>
          </table:table-cell>
          <table:table-cell table:formula="of:=(0.000000000000011676*[.F202]^4) - (0.0000000001313004*[.F202]^3)+(0.00000040827021*[.F202]^2)+(0.001412319*[.F202])+12.615873295" office:value-type="float" office:value="16.5167274325826" calcext:value-type="float">
            <text:p>16.52</text:p>
          </table:table-cell>
          <table:table-cell table:formula="of:=[.D202]-[.G202]" office:value-type="float" office:value="-0.0167274325826412" calcext:value-type="float">
            <text:p>-0.016727432582641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6:27,487</text:p>
          </table:table-cell>
          <table:table-cell office:value-type="string" calcext:value-type="string">
            <text:p>Temperature</text:p>
          </table:table-cell>
          <table:table-cell office:value-type="float" office:value="16.6" calcext:value-type="float">
            <text:p>16.6</text:p>
          </table:table-cell>
          <table:table-cell table:formula="of:=TIMEVALUE( LEFT([.B203]; 19))" office:value-type="time" office:time-value="PT10H56M27.000000081S" calcext:value-type="time">
            <text:p>10:56:27</text:p>
          </table:table-cell>
          <table:table-cell table:formula="of:=SECOND([.E203]-[.E202])+[.F202]" office:value-type="float" office:value="2179" calcext:value-type="float">
            <text:p>2179</text:p>
          </table:table-cell>
          <table:table-cell table:formula="of:=(0.000000000000011676*[.F203]^4) - (0.0000000001313004*[.F203]^3)+(0.00000040827021*[.F203]^2)+(0.001412319*[.F203])+12.615873295" office:value-type="float" office:value="16.5365911025661" calcext:value-type="float">
            <text:p>16.54</text:p>
          </table:table-cell>
          <table:table-cell table:formula="of:=[.D203]-[.G203]" office:value-type="float" office:value="0.0634088974338631" calcext:value-type="float">
            <text:p>0.063408897433863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6:38,327</text:p>
          </table:table-cell>
          <table:table-cell office:value-type="string" calcext:value-type="string">
            <text:p>Temperature</text:p>
          </table:table-cell>
          <table:table-cell office:value-type="float" office:value="16.6" calcext:value-type="float">
            <text:p>16.6</text:p>
          </table:table-cell>
          <table:table-cell table:formula="of:=TIMEVALUE( LEFT([.B204]; 19))" office:value-type="time" office:time-value="PT10H56M38.000000138S" calcext:value-type="time">
            <text:p>10:56:38</text:p>
          </table:table-cell>
          <table:table-cell table:formula="of:=SECOND([.E204]-[.E203])+[.F203]" office:value-type="float" office:value="2190" calcext:value-type="float">
            <text:p>2190</text:p>
          </table:table-cell>
          <table:table-cell table:formula="of:=(0.000000000000011676*[.F204]^4) - (0.0000000001313004*[.F204]^3)+(0.00000040827021*[.F204]^2)+(0.001412319*[.F204])+12.615873295" office:value-type="float" office:value="16.5564263592494" calcext:value-type="float">
            <text:p>16.56</text:p>
          </table:table-cell>
          <table:table-cell table:formula="of:=[.D204]-[.G204]" office:value-type="float" office:value="0.0435736407506404" calcext:value-type="float">
            <text:p>0.04357364075064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6:49,167</text:p>
          </table:table-cell>
          <table:table-cell office:value-type="string" calcext:value-type="string">
            <text:p>Temperature</text:p>
          </table:table-cell>
          <table:table-cell office:value-type="float" office:value="16.6" calcext:value-type="float">
            <text:p>16.6</text:p>
          </table:table-cell>
          <table:table-cell table:formula="of:=TIMEVALUE( LEFT([.B205]; 19))" office:value-type="time" office:time-value="PT10H56M49.000000195S" calcext:value-type="time">
            <text:p>10:56:49</text:p>
          </table:table-cell>
          <table:table-cell table:formula="of:=SECOND([.E205]-[.E204])+[.F204]" office:value-type="float" office:value="2201" calcext:value-type="float">
            <text:p>2201</text:p>
          </table:table-cell>
          <table:table-cell table:formula="of:=(0.000000000000011676*[.F205]^4) - (0.0000000001313004*[.F205]^3)+(0.00000040827021*[.F205]^2)+(0.001412319*[.F205])+12.615873295" office:value-type="float" office:value="16.5762329688381" calcext:value-type="float">
            <text:p>16.58</text:p>
          </table:table-cell>
          <table:table-cell table:formula="of:=[.D205]-[.G205]" office:value-type="float" office:value="0.0237670311619311" calcext:value-type="float">
            <text:p>0.023767031161931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7:00,007</text:p>
          </table:table-cell>
          <table:table-cell office:value-type="string" calcext:value-type="string">
            <text:p>Temperature</text:p>
          </table:table-cell>
          <table:table-cell office:value-type="float" office:value="16.6" calcext:value-type="float">
            <text:p>16.6</text:p>
          </table:table-cell>
          <table:table-cell table:formula="of:=TIMEVALUE( LEFT([.B206]; 19))" office:value-type="time" office:time-value="PT10H57M00.000000251S" calcext:value-type="time">
            <text:p>10:57:00</text:p>
          </table:table-cell>
          <table:table-cell table:formula="of:=SECOND([.E206]-[.E205])+[.F205]" office:value-type="float" office:value="2212" calcext:value-type="float">
            <text:p>2212</text:p>
          </table:table-cell>
          <table:table-cell table:formula="of:=(0.000000000000011676*[.F206]^4) - (0.0000000001313004*[.F206]^3)+(0.00000040827021*[.F206]^2)+(0.001412319*[.F206])+12.615873295" office:value-type="float" office:value="16.5960107016408" calcext:value-type="float">
            <text:p>16.60</text:p>
          </table:table-cell>
          <table:table-cell table:formula="of:=[.D206]-[.G206]" office:value-type="float" office:value="0.0039892983592118" calcext:value-type="float">
            <text:p>0.003989298359212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7:10,847</text:p>
          </table:table-cell>
          <table:table-cell office:value-type="string" calcext:value-type="string">
            <text:p>Temperature</text:p>
          </table:table-cell>
          <table:table-cell office:value-type="float" office:value="16.6" calcext:value-type="float">
            <text:p>16.6</text:p>
          </table:table-cell>
          <table:table-cell table:formula="of:=TIMEVALUE( LEFT([.B207]; 19))" office:value-type="time" office:time-value="PT10H57M10.000000075S" calcext:value-type="time">
            <text:p>10:57:10</text:p>
          </table:table-cell>
          <table:table-cell table:formula="of:=SECOND([.E207]-[.E206])+[.F206]" office:value-type="float" office:value="2222" calcext:value-type="float">
            <text:p>2222</text:p>
          </table:table-cell>
          <table:table-cell table:formula="of:=(0.000000000000011676*[.F207]^4) - (0.0000000001313004*[.F207]^3)+(0.00000040827021*[.F207]^2)+(0.001412319*[.F207])+12.615873295" office:value-type="float" office:value="16.613965210461" calcext:value-type="float">
            <text:p>16.61</text:p>
          </table:table-cell>
          <table:table-cell table:formula="of:=[.D207]-[.G207]" office:value-type="float" office:value="-0.0139652104609738" calcext:value-type="float">
            <text:p>-0.013965210460974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7:21,687</text:p>
          </table:table-cell>
          <table:table-cell office:value-type="string" calcext:value-type="string">
            <text:p>Temperature</text:p>
          </table:table-cell>
          <table:table-cell office:value-type="float" office:value="16.6" calcext:value-type="float">
            <text:p>16.6</text:p>
          </table:table-cell>
          <table:table-cell table:formula="of:=TIMEVALUE( LEFT([.B208]; 19))" office:value-type="time" office:time-value="PT10H57M21.000000131S" calcext:value-type="time">
            <text:p>10:57:21</text:p>
          </table:table-cell>
          <table:table-cell table:formula="of:=SECOND([.E208]-[.E207])+[.F207]" office:value-type="float" office:value="2233" calcext:value-type="float">
            <text:p>2233</text:p>
          </table:table-cell>
          <table:table-cell table:formula="of:=(0.000000000000011676*[.F208]^4) - (0.0000000001313004*[.F208]^3)+(0.00000040827021*[.F208]^2)+(0.001412319*[.F208])+12.615873295" office:value-type="float" office:value="16.6336871918783" calcext:value-type="float">
            <text:p>16.63</text:p>
          </table:table-cell>
          <table:table-cell table:formula="of:=[.D208]-[.G208]" office:value-type="float" office:value="-0.0336871918782506" calcext:value-type="float">
            <text:p>-0.033687191878251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7:32,527</text:p>
          </table:table-cell>
          <table:table-cell office:value-type="string" calcext:value-type="string">
            <text:p>Temperature</text:p>
          </table:table-cell>
          <table:table-cell office:value-type="float" office:value="16.6" calcext:value-type="float">
            <text:p>16.6</text:p>
          </table:table-cell>
          <table:table-cell table:formula="of:=TIMEVALUE( LEFT([.B209]; 19))" office:value-type="time" office:time-value="PT10H57M32.000000188S" calcext:value-type="time">
            <text:p>10:57:32</text:p>
          </table:table-cell>
          <table:table-cell table:formula="of:=SECOND([.E209]-[.E208])+[.F208]" office:value-type="float" office:value="2244" calcext:value-type="float">
            <text:p>2244</text:p>
          </table:table-cell>
          <table:table-cell table:formula="of:=(0.000000000000011676*[.F209]^4) - (0.0000000001313004*[.F209]^3)+(0.00000040827021*[.F209]^2)+(0.001412319*[.F209])+12.615873295" office:value-type="float" office:value="16.6533796516442" calcext:value-type="float">
            <text:p>16.65</text:p>
          </table:table-cell>
          <table:table-cell table:formula="of:=[.D209]-[.G209]" office:value-type="float" office:value="-0.0533796516442351" calcext:value-type="float">
            <text:p>-0.053379651644235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7:43,367</text:p>
          </table:table-cell>
          <table:table-cell office:value-type="string" calcext:value-type="string">
            <text:p>Temperature</text:p>
          </table:table-cell>
          <table:table-cell office:value-type="float" office:value="16.7" calcext:value-type="float">
            <text:p>16.7</text:p>
          </table:table-cell>
          <table:table-cell table:formula="of:=TIMEVALUE( LEFT([.B210]; 19))" office:value-type="time" office:time-value="PT10H57M43.000000245S" calcext:value-type="time">
            <text:p>10:57:43</text:p>
          </table:table-cell>
          <table:table-cell table:formula="of:=SECOND([.E210]-[.E209])+[.F209]" office:value-type="float" office:value="2255" calcext:value-type="float">
            <text:p>2255</text:p>
          </table:table-cell>
          <table:table-cell table:formula="of:=(0.000000000000011676*[.F210]^4) - (0.0000000001313004*[.F210]^3)+(0.00000040827021*[.F210]^2)+(0.001412319*[.F210])+12.615873295" office:value-type="float" office:value="16.6730423761055" calcext:value-type="float">
            <text:p>16.67</text:p>
          </table:table-cell>
          <table:table-cell table:formula="of:=[.D210]-[.G210]" office:value-type="float" office:value="0.0269576238945" calcext:value-type="float">
            <text:p>0.0269576238945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7:54,207</text:p>
          </table:table-cell>
          <table:table-cell office:value-type="string" calcext:value-type="string">
            <text:p>Temperature</text:p>
          </table:table-cell>
          <table:table-cell office:value-type="float" office:value="16.7" calcext:value-type="float">
            <text:p>16.7</text:p>
          </table:table-cell>
          <table:table-cell table:formula="of:=TIMEVALUE( LEFT([.B211]; 19))" office:value-type="time" office:time-value="PT10H57M54.000000302S" calcext:value-type="time">
            <text:p>10:57:54</text:p>
          </table:table-cell>
          <table:table-cell table:formula="of:=SECOND([.E211]-[.E210])+[.F210]" office:value-type="float" office:value="2266" calcext:value-type="float">
            <text:p>2266</text:p>
          </table:table-cell>
          <table:table-cell table:formula="of:=(0.000000000000011676*[.F211]^4) - (0.0000000001313004*[.F211]^3)+(0.00000040827021*[.F211]^2)+(0.001412319*[.F211])+12.615873295" office:value-type="float" office:value="16.6926751557114" calcext:value-type="float">
            <text:p>16.69</text:p>
          </table:table-cell>
          <table:table-cell table:formula="of:=[.D211]-[.G211]" office:value-type="float" office:value="0.00732484428861469" calcext:value-type="float">
            <text:p>0.007324844288615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8:05,047</text:p>
          </table:table-cell>
          <table:table-cell office:value-type="string" calcext:value-type="string">
            <text:p>Temperature</text:p>
          </table:table-cell>
          <table:table-cell office:value-type="float" office:value="16.7" calcext:value-type="float">
            <text:p>16.7</text:p>
          </table:table-cell>
          <table:table-cell table:formula="of:=TIMEVALUE( LEFT([.B212]; 19))" office:value-type="time" office:time-value="PT10H58M04.99999973S" calcext:value-type="time">
            <text:p>10:58:05</text:p>
          </table:table-cell>
          <table:table-cell table:formula="of:=SECOND([.E212]-[.E211])+[.F211]" office:value-type="float" office:value="2277" calcext:value-type="float">
            <text:p>2277</text:p>
          </table:table-cell>
          <table:table-cell table:formula="of:=(0.000000000000011676*[.F212]^4) - (0.0000000001313004*[.F212]^3)+(0.00000040827021*[.F212]^2)+(0.001412319*[.F212])+12.615873295" office:value-type="float" office:value="16.712277785014" calcext:value-type="float">
            <text:p>16.71</text:p>
          </table:table-cell>
          <table:table-cell table:formula="of:=[.D212]-[.G212]" office:value-type="float" office:value="-0.0122777850139961" calcext:value-type="float">
            <text:p>-0.012277785013996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8:15,887</text:p>
          </table:table-cell>
          <table:table-cell office:value-type="string" calcext:value-type="string">
            <text:p>Temperature</text:p>
          </table:table-cell>
          <table:table-cell office:value-type="float" office:value="16.8" calcext:value-type="float">
            <text:p>16.8</text:p>
          </table:table-cell>
          <table:table-cell table:formula="of:=TIMEVALUE( LEFT([.B213]; 19))" office:value-type="time" office:time-value="PT10H58M15.000000182S" calcext:value-type="time">
            <text:p>10:58:15</text:p>
          </table:table-cell>
          <table:table-cell table:formula="of:=SECOND([.E213]-[.E212])+[.F212]" office:value-type="float" office:value="2287" calcext:value-type="float">
            <text:p>2287</text:p>
          </table:table-cell>
          <table:table-cell table:formula="of:=(0.000000000000011676*[.F213]^4) - (0.0000000001313004*[.F213]^3)+(0.00000040827021*[.F213]^2)+(0.001412319*[.F213])+12.615873295" office:value-type="float" office:value="16.7300720241161" calcext:value-type="float">
            <text:p>16.73</text:p>
          </table:table-cell>
          <table:table-cell table:formula="of:=[.D213]-[.G213]" office:value-type="float" office:value="0.0699279758839175" calcext:value-type="float">
            <text:p>0.069927975883918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8:26,727</text:p>
          </table:table-cell>
          <table:table-cell office:value-type="string" calcext:value-type="string">
            <text:p>Temperature</text:p>
          </table:table-cell>
          <table:table-cell office:value-type="float" office:value="16.8" calcext:value-type="float">
            <text:p>16.8</text:p>
          </table:table-cell>
          <table:table-cell table:formula="of:=TIMEVALUE( LEFT([.B214]; 19))" office:value-type="time" office:time-value="PT10H58M26.000000238S" calcext:value-type="time">
            <text:p>10:58:26</text:p>
          </table:table-cell>
          <table:table-cell table:formula="of:=SECOND([.E214]-[.E213])+[.F213]" office:value-type="float" office:value="2298" calcext:value-type="float">
            <text:p>2298</text:p>
          </table:table-cell>
          <table:table-cell table:formula="of:=(0.000000000000011676*[.F214]^4) - (0.0000000001313004*[.F214]^3)+(0.00000040827021*[.F214]^2)+(0.001412319*[.F214])+12.615873295" office:value-type="float" office:value="16.749616538094" calcext:value-type="float">
            <text:p>16.75</text:p>
          </table:table-cell>
          <table:table-cell table:formula="of:=[.D214]-[.G214]" office:value-type="float" office:value="0.0503834619060051" calcext:value-type="float">
            <text:p>0.050383461906005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8:37,567</text:p>
          </table:table-cell>
          <table:table-cell office:value-type="string" calcext:value-type="string">
            <text:p>Temperature</text:p>
          </table:table-cell>
          <table:table-cell office:value-type="float" office:value="16.7" calcext:value-type="float">
            <text:p>16.7</text:p>
          </table:table-cell>
          <table:table-cell table:formula="of:=TIMEVALUE( LEFT([.B215]; 19))" office:value-type="time" office:time-value="PT10H58M37.000000295S" calcext:value-type="time">
            <text:p>10:58:37</text:p>
          </table:table-cell>
          <table:table-cell table:formula="of:=SECOND([.E215]-[.E214])+[.F214]" office:value-type="float" office:value="2309" calcext:value-type="float">
            <text:p>2309</text:p>
          </table:table-cell>
          <table:table-cell table:formula="of:=(0.000000000000011676*[.F215]^4) - (0.0000000001313004*[.F215]^3)+(0.00000040827021*[.F215]^2)+(0.001412319*[.F215])+12.615873295" office:value-type="float" office:value="16.7691303274301" calcext:value-type="float">
            <text:p>16.77</text:p>
          </table:table-cell>
          <table:table-cell table:formula="of:=[.D215]-[.G215]" office:value-type="float" office:value="-0.0691303274301021" calcext:value-type="float">
            <text:p>-0.069130327430102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8:48,407</text:p>
          </table:table-cell>
          <table:table-cell office:value-type="string" calcext:value-type="string">
            <text:p>Temperature</text:p>
          </table:table-cell>
          <table:table-cell office:value-type="float" office:value="16.8" calcext:value-type="float">
            <text:p>16.8</text:p>
          </table:table-cell>
          <table:table-cell table:formula="of:=TIMEVALUE( LEFT([.B216]; 19))" office:value-type="time" office:time-value="PT10H58M47.999999723S" calcext:value-type="time">
            <text:p>10:58:48</text:p>
          </table:table-cell>
          <table:table-cell table:formula="of:=SECOND([.E216]-[.E215])+[.F215]" office:value-type="float" office:value="2320" calcext:value-type="float">
            <text:p>2320</text:p>
          </table:table-cell>
          <table:table-cell table:formula="of:=(0.000000000000011676*[.F216]^4) - (0.0000000001313004*[.F216]^3)+(0.00000040827021*[.F216]^2)+(0.001412319*[.F216])+12.615873295" office:value-type="float" office:value="16.7886132027146" calcext:value-type="float">
            <text:p>16.79</text:p>
          </table:table-cell>
          <table:table-cell table:formula="of:=[.D216]-[.G216]" office:value-type="float" office:value="0.0113867972854429" calcext:value-type="float">
            <text:p>0.011386797285443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8:59,247</text:p>
          </table:table-cell>
          <table:table-cell office:value-type="string" calcext:value-type="string">
            <text:p>Temperature</text:p>
          </table:table-cell>
          <table:table-cell office:value-type="float" office:value="16.8" calcext:value-type="float">
            <text:p>16.8</text:p>
          </table:table-cell>
          <table:table-cell table:formula="of:=TIMEVALUE( LEFT([.B217]; 19))" office:value-type="time" office:time-value="PT10H58M58.99999978S" calcext:value-type="time">
            <text:p>10:58:59</text:p>
          </table:table-cell>
          <table:table-cell table:formula="of:=SECOND([.E217]-[.E216])+[.F216]" office:value-type="float" office:value="2331" calcext:value-type="float">
            <text:p>2331</text:p>
          </table:table-cell>
          <table:table-cell table:formula="of:=(0.000000000000011676*[.F217]^4) - (0.0000000001313004*[.F217]^3)+(0.00000040827021*[.F217]^2)+(0.001412319*[.F217])+12.615873295" office:value-type="float" office:value="16.8080649786403" calcext:value-type="float">
            <text:p>16.81</text:p>
          </table:table-cell>
          <table:table-cell table:formula="of:=[.D217]-[.G217]" office:value-type="float" office:value="-0.00806497864029154" calcext:value-type="float">
            <text:p>-0.008064978640292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9:10,087</text:p>
          </table:table-cell>
          <table:table-cell office:value-type="string" calcext:value-type="string">
            <text:p>Temperature</text:p>
          </table:table-cell>
          <table:table-cell office:value-type="float" office:value="16.8" calcext:value-type="float">
            <text:p>16.8</text:p>
          </table:table-cell>
          <table:table-cell table:formula="of:=TIMEVALUE( LEFT([.B218]; 19))" office:value-type="time" office:time-value="PT10H59M09.999999837S" calcext:value-type="time">
            <text:p>10:59:10</text:p>
          </table:table-cell>
          <table:table-cell table:formula="of:=SECOND([.E218]-[.E217])+[.F217]" office:value-type="float" office:value="2342" calcext:value-type="float">
            <text:p>2342</text:p>
          </table:table-cell>
          <table:table-cell table:formula="of:=(0.000000000000011676*[.F218]^4) - (0.0000000001313004*[.F218]^3)+(0.00000040827021*[.F218]^2)+(0.001412319*[.F218])+12.615873295" office:value-type="float" office:value="16.827485474003" calcext:value-type="float">
            <text:p>16.83</text:p>
          </table:table-cell>
          <table:table-cell table:formula="of:=[.D218]-[.G218]" office:value-type="float" office:value="-0.027485474002976" calcext:value-type="float">
            <text:p>-0.027485474002976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9:20,927</text:p>
          </table:table-cell>
          <table:table-cell office:value-type="string" calcext:value-type="string">
            <text:p>Temperature</text:p>
          </table:table-cell>
          <table:table-cell office:value-type="float" office:value="16.8" calcext:value-type="float">
            <text:p>16.8</text:p>
          </table:table-cell>
          <table:table-cell table:formula="of:=TIMEVALUE( LEFT([.B219]; 19))" office:value-type="time" office:time-value="PT10H59M20.000000289S" calcext:value-type="time">
            <text:p>10:59:20</text:p>
          </table:table-cell>
          <table:table-cell table:formula="of:=SECOND([.E219]-[.E218])+[.F218]" office:value-type="float" office:value="2352" calcext:value-type="float">
            <text:p>2352</text:p>
          </table:table-cell>
          <table:table-cell table:formula="of:=(0.000000000000011676*[.F219]^4) - (0.0000000001313004*[.F219]^3)+(0.00000040827021*[.F219]^2)+(0.001412319*[.F219])+12.615873295" office:value-type="float" office:value="16.8451131763924" calcext:value-type="float">
            <text:p>16.85</text:p>
          </table:table-cell>
          <table:table-cell table:formula="of:=[.D219]-[.G219]" office:value-type="float" office:value="-0.045113176392416" calcext:value-type="float">
            <text:p>-0.045113176392416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9:31,767</text:p>
          </table:table-cell>
          <table:table-cell office:value-type="string" calcext:value-type="string">
            <text:p>Temperature</text:p>
          </table:table-cell>
          <table:table-cell office:value-type="float" office:value="16.8" calcext:value-type="float">
            <text:p>16.8</text:p>
          </table:table-cell>
          <table:table-cell table:formula="of:=TIMEVALUE( LEFT([.B220]; 19))" office:value-type="time" office:time-value="PT10H59M30.999999717S" calcext:value-type="time">
            <text:p>10:59:31</text:p>
          </table:table-cell>
          <table:table-cell table:formula="of:=SECOND([.E220]-[.E219])+[.F219]" office:value-type="float" office:value="2363" calcext:value-type="float">
            <text:p>2363</text:p>
          </table:table-cell>
          <table:table-cell table:formula="of:=(0.000000000000011676*[.F220]^4) - (0.0000000001313004*[.F220]^3)+(0.00000040827021*[.F220]^2)+(0.001412319*[.F220])+12.615873295" office:value-type="float" office:value="16.8644734659828" calcext:value-type="float">
            <text:p>16.86</text:p>
          </table:table-cell>
          <table:table-cell table:formula="of:=[.D220]-[.G220]" office:value-type="float" office:value="-0.0644734659827648" calcext:value-type="float">
            <text:p>-0.064473465982765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9:42,607</text:p>
          </table:table-cell>
          <table:table-cell office:value-type="string" calcext:value-type="string">
            <text:p>Temperature</text:p>
          </table:table-cell>
          <table:table-cell office:value-type="float" office:value="16.9" calcext:value-type="float">
            <text:p>16.9</text:p>
          </table:table-cell>
          <table:table-cell table:formula="of:=TIMEVALUE( LEFT([.B221]; 19))" office:value-type="time" office:time-value="PT10H59M41.999999774S" calcext:value-type="time">
            <text:p>10:59:42</text:p>
          </table:table-cell>
          <table:table-cell table:formula="of:=SECOND([.E221]-[.E220])+[.F220]" office:value-type="float" office:value="2374" calcext:value-type="float">
            <text:p>2374</text:p>
          </table:table-cell>
          <table:table-cell table:formula="of:=(0.000000000000011676*[.F221]^4) - (0.0000000001313004*[.F221]^3)+(0.00000040827021*[.F221]^2)+(0.001412319*[.F221])+12.615873295" office:value-type="float" office:value="16.8838019711983" calcext:value-type="float">
            <text:p>16.88</text:p>
          </table:table-cell>
          <table:table-cell table:formula="of:=[.D221]-[.G221]" office:value-type="float" office:value="0.0161980288016856" calcext:value-type="float">
            <text:p>0.016198028801686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0:59:53,447</text:p>
          </table:table-cell>
          <table:table-cell office:value-type="string" calcext:value-type="string">
            <text:p>Temperature</text:p>
          </table:table-cell>
          <table:table-cell office:value-type="float" office:value="16.9" calcext:value-type="float">
            <text:p>16.9</text:p>
          </table:table-cell>
          <table:table-cell table:formula="of:=TIMEVALUE( LEFT([.B222]; 19))" office:value-type="time" office:time-value="PT10H59M52.99999983S" calcext:value-type="time">
            <text:p>10:59:53</text:p>
          </table:table-cell>
          <table:table-cell table:formula="of:=SECOND([.E222]-[.E221])+[.F221]" office:value-type="float" office:value="2385" calcext:value-type="float">
            <text:p>2385</text:p>
          </table:table-cell>
          <table:table-cell table:formula="of:=(0.000000000000011676*[.F222]^4) - (0.0000000001313004*[.F222]^3)+(0.00000040827021*[.F222]^2)+(0.001412319*[.F222])+12.615873295" office:value-type="float" office:value="16.9030985268728" calcext:value-type="float">
            <text:p>16.90</text:p>
          </table:table-cell>
          <table:table-cell table:formula="of:=[.D222]-[.G222]" office:value-type="float" office:value="-0.00309852687279744" calcext:value-type="float">
            <text:p>-0.003098526872797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0:04,287</text:p>
          </table:table-cell>
          <table:table-cell office:value-type="string" calcext:value-type="string">
            <text:p>Temperature</text:p>
          </table:table-cell>
          <table:table-cell office:value-type="float" office:value="16.9" calcext:value-type="float">
            <text:p>16.9</text:p>
          </table:table-cell>
          <table:table-cell table:formula="of:=TIMEVALUE( LEFT([.B223]; 19))" office:value-type="time" office:time-value="PT11H00M03.999999887S" calcext:value-type="time">
            <text:p>11:00:04</text:p>
          </table:table-cell>
          <table:table-cell table:formula="of:=SECOND([.E223]-[.E222])+[.F222]" office:value-type="float" office:value="2396" calcext:value-type="float">
            <text:p>2396</text:p>
          </table:table-cell>
          <table:table-cell table:formula="of:=(0.000000000000011676*[.F223]^4) - (0.0000000001313004*[.F223]^3)+(0.00000040827021*[.F223]^2)+(0.001412319*[.F223])+12.615873295" office:value-type="float" office:value="16.9223629719427" calcext:value-type="float">
            <text:p>16.92</text:p>
          </table:table-cell>
          <table:table-cell table:formula="of:=[.D223]-[.G223]" office:value-type="float" office:value="-0.0223629719427194" calcext:value-type="float">
            <text:p>-0.02236297194272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0:15,128</text:p>
          </table:table-cell>
          <table:table-cell office:value-type="string" calcext:value-type="string">
            <text:p>Temperature</text:p>
          </table:table-cell>
          <table:table-cell office:value-type="float" office:value="16.9" calcext:value-type="float">
            <text:p>16.9</text:p>
          </table:table-cell>
          <table:table-cell table:formula="of:=TIMEVALUE( LEFT([.B224]; 19))" office:value-type="time" office:time-value="PT11H00M14.999999944S" calcext:value-type="time">
            <text:p>11:00:15</text:p>
          </table:table-cell>
          <table:table-cell table:formula="of:=SECOND([.E224]-[.E223])+[.F223]" office:value-type="float" office:value="2407" calcext:value-type="float">
            <text:p>2407</text:p>
          </table:table-cell>
          <table:table-cell table:formula="of:=(0.000000000000011676*[.F224]^4) - (0.0000000001313004*[.F224]^3)+(0.00000040827021*[.F224]^2)+(0.001412319*[.F224])+12.615873295" office:value-type="float" office:value="16.9415951494473" calcext:value-type="float">
            <text:p>16.94</text:p>
          </table:table-cell>
          <table:table-cell table:formula="of:=[.D224]-[.G224]" office:value-type="float" office:value="-0.041595149447339" calcext:value-type="float">
            <text:p>-0.041595149447339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0:25,967</text:p>
          </table:table-cell>
          <table:table-cell office:value-type="string" calcext:value-type="string">
            <text:p>Temperature</text:p>
          </table:table-cell>
          <table:table-cell office:value-type="float" office:value="16.9" calcext:value-type="float">
            <text:p>16.9</text:p>
          </table:table-cell>
          <table:table-cell table:formula="of:=TIMEVALUE( LEFT([.B225]; 19))" office:value-type="time" office:time-value="PT11H00M24.999999767S" calcext:value-type="time">
            <text:p>11:00:25</text:p>
          </table:table-cell>
          <table:table-cell table:formula="of:=SECOND([.E225]-[.E224])+[.F224]" office:value-type="float" office:value="2417" calcext:value-type="float">
            <text:p>2417</text:p>
          </table:table-cell>
          <table:table-cell table:formula="of:=(0.000000000000011676*[.F225]^4) - (0.0000000001313004*[.F225]^3)+(0.00000040827021*[.F225]^2)+(0.001412319*[.F225])+12.615873295" office:value-type="float" office:value="16.9590508176947" calcext:value-type="float">
            <text:p>16.96</text:p>
          </table:table-cell>
          <table:table-cell table:formula="of:=[.D225]-[.G225]" office:value-type="float" office:value="-0.0590508176947431" calcext:value-type="float">
            <text:p>-0.059050817694743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0:36,807</text:p>
          </table:table-cell>
          <table:table-cell office:value-type="string" calcext:value-type="string">
            <text:p>Temperature</text:p>
          </table:table-cell>
          <table:table-cell office:value-type="float" office:value="16.9" calcext:value-type="float">
            <text:p>16.9</text:p>
          </table:table-cell>
          <table:table-cell table:formula="of:=TIMEVALUE( LEFT([.B226]; 19))" office:value-type="time" office:time-value="PT11H00M35.999999824S" calcext:value-type="time">
            <text:p>11:00:36</text:p>
          </table:table-cell>
          <table:table-cell table:formula="of:=SECOND([.E226]-[.E225])+[.F225]" office:value-type="float" office:value="2428" calcext:value-type="float">
            <text:p>2428</text:p>
          </table:table-cell>
          <table:table-cell table:formula="of:=(0.000000000000011676*[.F226]^4) - (0.0000000001313004*[.F226]^3)+(0.00000040827021*[.F226]^2)+(0.001412319*[.F226])+12.615873295" office:value-type="float" office:value="16.978220972471" calcext:value-type="float">
            <text:p>16.98</text:p>
          </table:table-cell>
          <table:table-cell table:formula="of:=[.D226]-[.G226]" office:value-type="float" office:value="-0.0782209724710015" calcext:value-type="float">
            <text:p>-0.078220972471002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0:47,647</text:p>
          </table:table-cell>
          <table:table-cell office:value-type="string" calcext:value-type="string">
            <text:p>Temperature</text:p>
          </table:table-cell>
          <table:table-cell office:value-type="float" office:value="16.9" calcext:value-type="float">
            <text:p>16.9</text:p>
          </table:table-cell>
          <table:table-cell table:formula="of:=TIMEVALUE( LEFT([.B227]; 19))" office:value-type="time" office:time-value="PT11H00M46.999999881S" calcext:value-type="time">
            <text:p>11:00:47</text:p>
          </table:table-cell>
          <table:table-cell table:formula="of:=SECOND([.E227]-[.E226])+[.F226]" office:value-type="float" office:value="2439" calcext:value-type="float">
            <text:p>2439</text:p>
          </table:table-cell>
          <table:table-cell table:formula="of:=(0.000000000000011676*[.F227]^4) - (0.0000000001313004*[.F227]^3)+(0.00000040827021*[.F227]^2)+(0.001412319*[.F227])+12.615873295" office:value-type="float" office:value="16.997358426397" calcext:value-type="float">
            <text:p>17.00</text:p>
          </table:table-cell>
          <table:table-cell table:formula="of:=[.D227]-[.G227]" office:value-type="float" office:value="-0.0973584263969833" calcext:value-type="float">
            <text:p>-0.097358426396983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0:58,487</text:p>
          </table:table-cell>
          <table:table-cell office:value-type="string" calcext:value-type="string">
            <text:p>Temperature</text:p>
          </table:table-cell>
          <table:table-cell office:value-type="float" office:value="17" calcext:value-type="float">
            <text:p>17</text:p>
          </table:table-cell>
          <table:table-cell table:formula="of:=TIMEVALUE( LEFT([.B228]; 19))" office:value-type="time" office:time-value="PT11H00M57.999999938S" calcext:value-type="time">
            <text:p>11:00:58</text:p>
          </table:table-cell>
          <table:table-cell table:formula="of:=SECOND([.E228]-[.E227])+[.F227]" office:value-type="float" office:value="2450" calcext:value-type="float">
            <text:p>2450</text:p>
          </table:table-cell>
          <table:table-cell table:formula="of:=(0.000000000000011676*[.F228]^4) - (0.0000000001313004*[.F228]^3)+(0.00000040827021*[.F228]^2)+(0.001412319*[.F228])+12.615873295" office:value-type="float" office:value="17.01646303855" calcext:value-type="float">
            <text:p>17.02</text:p>
          </table:table-cell>
          <table:table-cell table:formula="of:=[.D228]-[.G228]" office:value-type="float" office:value="-0.0164630385500004" calcext:value-type="float">
            <text:p>-0.016463038550001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1:09,327</text:p>
          </table:table-cell>
          <table:table-cell office:value-type="string" calcext:value-type="string">
            <text:p>Temperature</text:p>
          </table:table-cell>
          <table:table-cell office:value-type="float" office:value="17" calcext:value-type="float">
            <text:p>17</text:p>
          </table:table-cell>
          <table:table-cell table:formula="of:=TIMEVALUE( LEFT([.B229]; 19))" office:value-type="time" office:time-value="PT11H01M08.999999994S" calcext:value-type="time">
            <text:p>11:01:09</text:p>
          </table:table-cell>
          <table:table-cell table:formula="of:=SECOND([.E229]-[.E228])+[.F228]" office:value-type="float" office:value="2461" calcext:value-type="float">
            <text:p>2461</text:p>
          </table:table-cell>
          <table:table-cell table:formula="of:=(0.000000000000011676*[.F229]^4) - (0.0000000001313004*[.F229]^3)+(0.00000040827021*[.F229]^2)+(0.001412319*[.F229])+12.615873295" office:value-type="float" office:value="17.0355346721101" calcext:value-type="float">
            <text:p>17.04</text:p>
          </table:table-cell>
          <table:table-cell table:formula="of:=[.D229]-[.G229]" office:value-type="float" office:value="-0.0355346721101348" calcext:value-type="float">
            <text:p>-0.035534672110135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1:20,167</text:p>
          </table:table-cell>
          <table:table-cell office:value-type="string" calcext:value-type="string">
            <text:p>Temperature</text:p>
          </table:table-cell>
          <table:table-cell office:value-type="float" office:value="17" calcext:value-type="float">
            <text:p>17</text:p>
          </table:table-cell>
          <table:table-cell table:formula="of:=TIMEVALUE( LEFT([.B230]; 19))" office:value-type="time" office:time-value="PT11H01M20.000000051S" calcext:value-type="time">
            <text:p>11:01:20</text:p>
          </table:table-cell>
          <table:table-cell table:formula="of:=SECOND([.E230]-[.E229])+[.F229]" office:value-type="float" office:value="2472" calcext:value-type="float">
            <text:p>2472</text:p>
          </table:table-cell>
          <table:table-cell table:formula="of:=(0.000000000000011676*[.F230]^4) - (0.0000000001313004*[.F230]^3)+(0.00000040827021*[.F230]^2)+(0.001412319*[.F230])+12.615873295" office:value-type="float" office:value="17.0545731943602" calcext:value-type="float">
            <text:p>17.05</text:p>
          </table:table-cell>
          <table:table-cell table:formula="of:=[.D230]-[.G230]" office:value-type="float" office:value="-0.0545731943602235" calcext:value-type="float">
            <text:p>-0.054573194360224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1:31,007</text:p>
          </table:table-cell>
          <table:table-cell office:value-type="string" calcext:value-type="string">
            <text:p>Temperature</text:p>
          </table:table-cell>
          <table:table-cell office:value-type="float" office:value="17.1" calcext:value-type="float">
            <text:p>17.1</text:p>
          </table:table-cell>
          <table:table-cell table:formula="of:=TIMEVALUE( LEFT([.B231]; 19))" office:value-type="time" office:time-value="PT11H01M31.000000108S" calcext:value-type="time">
            <text:p>11:01:31</text:p>
          </table:table-cell>
          <table:table-cell table:formula="of:=SECOND([.E231]-[.E230])+[.F230]" office:value-type="float" office:value="2483" calcext:value-type="float">
            <text:p>2483</text:p>
          </table:table-cell>
          <table:table-cell table:formula="of:=(0.000000000000011676*[.F231]^4) - (0.0000000001313004*[.F231]^3)+(0.00000040827021*[.F231]^2)+(0.001412319*[.F231])+12.615873295" office:value-type="float" office:value="17.0735784766859" calcext:value-type="float">
            <text:p>17.07</text:p>
          </table:table-cell>
          <table:table-cell table:formula="of:=[.D231]-[.G231]" office:value-type="float" office:value="0.0264215233141343" calcext:value-type="float">
            <text:p>0.026421523314134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1:41,847</text:p>
          </table:table-cell>
          <table:table-cell office:value-type="string" calcext:value-type="string">
            <text:p>Temperature</text:p>
          </table:table-cell>
          <table:table-cell office:value-type="float" office:value="17.1" calcext:value-type="float">
            <text:p>17.1</text:p>
          </table:table-cell>
          <table:table-cell table:formula="of:=TIMEVALUE( LEFT([.B232]; 19))" office:value-type="time" office:time-value="PT11H01M40.999999931S" calcext:value-type="time">
            <text:p>11:01:41</text:p>
          </table:table-cell>
          <table:table-cell table:formula="of:=SECOND([.E232]-[.E231])+[.F231]" office:value-type="float" office:value="2493" calcext:value-type="float">
            <text:p>2493</text:p>
          </table:table-cell>
          <table:table-cell table:formula="of:=(0.000000000000011676*[.F232]^4) - (0.0000000001313004*[.F232]^3)+(0.00000040827021*[.F232]^2)+(0.001412319*[.F232])+12.615873295" office:value-type="float" office:value="17.0908270566587" calcext:value-type="float">
            <text:p>17.09</text:p>
          </table:table-cell>
          <table:table-cell table:formula="of:=[.D232]-[.G232]" office:value-type="float" office:value="0.00917294334131924" calcext:value-type="float">
            <text:p>0.009172943341319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1:52,687</text:p>
          </table:table-cell>
          <table:table-cell office:value-type="string" calcext:value-type="string">
            <text:p>Temperature</text:p>
          </table:table-cell>
          <table:table-cell office:value-type="float" office:value="17.1" calcext:value-type="float">
            <text:p>17.1</text:p>
          </table:table-cell>
          <table:table-cell table:formula="of:=TIMEVALUE( LEFT([.B233]; 19))" office:value-type="time" office:time-value="PT11H01M51.999999988S" calcext:value-type="time">
            <text:p>11:01:52</text:p>
          </table:table-cell>
          <table:table-cell table:formula="of:=SECOND([.E233]-[.E232])+[.F232]" office:value-type="float" office:value="2504" calcext:value-type="float">
            <text:p>2504</text:p>
          </table:table-cell>
          <table:table-cell table:formula="of:=(0.000000000000011676*[.F233]^4) - (0.0000000001313004*[.F233]^3)+(0.00000040827021*[.F233]^2)+(0.001412319*[.F233])+12.615873295" office:value-type="float" office:value="17.1097685386478" calcext:value-type="float">
            <text:p>17.11</text:p>
          </table:table-cell>
          <table:table-cell table:formula="of:=[.D233]-[.G233]" office:value-type="float" office:value="-0.00976853864776217" calcext:value-type="float">
            <text:p>-0.009768538647762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2:03,527</text:p>
          </table:table-cell>
          <table:table-cell office:value-type="string" calcext:value-type="string">
            <text:p>Temperature</text:p>
          </table:table-cell>
          <table:table-cell office:value-type="float" office:value="17.1" calcext:value-type="float">
            <text:p>17.1</text:p>
          </table:table-cell>
          <table:table-cell table:formula="of:=TIMEVALUE( LEFT([.B234]; 19))" office:value-type="time" office:time-value="PT11H02M03.000000045S" calcext:value-type="time">
            <text:p>11:02:03</text:p>
          </table:table-cell>
          <table:table-cell table:formula="of:=SECOND([.E234]-[.E233])+[.F233]" office:value-type="float" office:value="2515" calcext:value-type="float">
            <text:p>2515</text:p>
          </table:table-cell>
          <table:table-cell table:formula="of:=(0.000000000000011676*[.F234]^4) - (0.0000000001313004*[.F234]^3)+(0.00000040827021*[.F234]^2)+(0.001412319*[.F234])+12.615873295" office:value-type="float" office:value="17.1286764298895" calcext:value-type="float">
            <text:p>17.13</text:p>
          </table:table-cell>
          <table:table-cell table:formula="of:=[.D234]-[.G234]" office:value-type="float" office:value="-0.0286764298894937" calcext:value-type="float">
            <text:p>-0.028676429889494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2:14,367</text:p>
          </table:table-cell>
          <table:table-cell office:value-type="string" calcext:value-type="string">
            <text:p>Temperature</text:p>
          </table:table-cell>
          <table:table-cell office:value-type="float" office:value="17.1" calcext:value-type="float">
            <text:p>17.1</text:p>
          </table:table-cell>
          <table:table-cell table:formula="of:=TIMEVALUE( LEFT([.B235]; 19))" office:value-type="time" office:time-value="PT11H02M14.000000102S" calcext:value-type="time">
            <text:p>11:02:14</text:p>
          </table:table-cell>
          <table:table-cell table:formula="of:=SECOND([.E235]-[.E234])+[.F234]" office:value-type="float" office:value="2526" calcext:value-type="float">
            <text:p>2526</text:p>
          </table:table-cell>
          <table:table-cell table:formula="of:=(0.000000000000011676*[.F235]^4) - (0.0000000001313004*[.F235]^3)+(0.00000040827021*[.F235]^2)+(0.001412319*[.F235])+12.615873295" office:value-type="float" office:value="17.1475506178075" calcext:value-type="float">
            <text:p>17.15</text:p>
          </table:table-cell>
          <table:table-cell table:formula="of:=[.D235]-[.G235]" office:value-type="float" office:value="-0.0475506178075378" calcext:value-type="float">
            <text:p>-0.047550617807538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2:25,207</text:p>
          </table:table-cell>
          <table:table-cell office:value-type="string" calcext:value-type="string">
            <text:p>Temperature</text:p>
          </table:table-cell>
          <table:table-cell office:value-type="float" office:value="17.1" calcext:value-type="float">
            <text:p>17.1</text:p>
          </table:table-cell>
          <table:table-cell table:formula="of:=TIMEVALUE( LEFT([.B236]; 19))" office:value-type="time" office:time-value="PT11H02M25.000000158S" calcext:value-type="time">
            <text:p>11:02:25</text:p>
          </table:table-cell>
          <table:table-cell table:formula="of:=SECOND([.E236]-[.E235])+[.F235]" office:value-type="float" office:value="2537" calcext:value-type="float">
            <text:p>2537</text:p>
          </table:table-cell>
          <table:table-cell table:formula="of:=(0.000000000000011676*[.F236]^4) - (0.0000000001313004*[.F236]^3)+(0.00000040827021*[.F236]^2)+(0.001412319*[.F236])+12.615873295" office:value-type="float" office:value="17.1663909939283" calcext:value-type="float">
            <text:p>17.17</text:p>
          </table:table-cell>
          <table:table-cell table:formula="of:=[.D236]-[.G236]" office:value-type="float" office:value="-0.0663909939283087" calcext:value-type="float">
            <text:p>-0.066390993928309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2:36,047</text:p>
          </table:table-cell>
          <table:table-cell office:value-type="string" calcext:value-type="string">
            <text:p>Temperature</text:p>
          </table:table-cell>
          <table:table-cell office:value-type="float" office:value="17.1" calcext:value-type="float">
            <text:p>17.1</text:p>
          </table:table-cell>
          <table:table-cell table:formula="of:=TIMEVALUE( LEFT([.B237]; 19))" office:value-type="time" office:time-value="PT11H02M36.000000215S" calcext:value-type="time">
            <text:p>11:02:36</text:p>
          </table:table-cell>
          <table:table-cell table:formula="of:=SECOND([.E237]-[.E236])+[.F236]" office:value-type="float" office:value="2548" calcext:value-type="float">
            <text:p>2548</text:p>
          </table:table-cell>
          <table:table-cell table:formula="of:=(0.000000000000011676*[.F237]^4) - (0.0000000001313004*[.F237]^3)+(0.00000040827021*[.F237]^2)+(0.001412319*[.F237])+12.615873295" office:value-type="float" office:value="17.185197453881" calcext:value-type="float">
            <text:p>17.19</text:p>
          </table:table-cell>
          <table:table-cell table:formula="of:=[.D237]-[.G237]" office:value-type="float" office:value="-0.085197453880987" calcext:value-type="float">
            <text:p>-0.085197453880987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2:46,887</text:p>
          </table:table-cell>
          <table:table-cell office:value-type="string" calcext:value-type="string">
            <text:p>Temperature</text:p>
          </table:table-cell>
          <table:table-cell office:value-type="float" office:value="17.1" calcext:value-type="float">
            <text:p>17.1</text:p>
          </table:table-cell>
          <table:table-cell table:formula="of:=TIMEVALUE( LEFT([.B238]; 19))" office:value-type="time" office:time-value="PT11H02M46.000000038S" calcext:value-type="time">
            <text:p>11:02:46</text:p>
          </table:table-cell>
          <table:table-cell table:formula="of:=SECOND([.E238]-[.E237])+[.F237]" office:value-type="float" office:value="2558" calcext:value-type="float">
            <text:p>2558</text:p>
          </table:table-cell>
          <table:table-cell table:formula="of:=(0.000000000000011676*[.F238]^4) - (0.0000000001313004*[.F238]^3)+(0.00000040827021*[.F238]^2)+(0.001412319*[.F238])+12.615873295" office:value-type="float" office:value="17.2022647198193" calcext:value-type="float">
            <text:p>17.20</text:p>
          </table:table-cell>
          <table:table-cell table:formula="of:=[.D238]-[.G238]" office:value-type="float" office:value="-0.102264719819321" calcext:value-type="float">
            <text:p>-0.102264719819321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2:57,727</text:p>
          </table:table-cell>
          <table:table-cell office:value-type="string" calcext:value-type="string">
            <text:p>Temperature</text:p>
          </table:table-cell>
          <table:table-cell office:value-type="float" office:value="17.2" calcext:value-type="float">
            <text:p>17.2</text:p>
          </table:table-cell>
          <table:table-cell table:formula="of:=TIMEVALUE( LEFT([.B239]; 19))" office:value-type="time" office:time-value="PT11H02M57.000000095S" calcext:value-type="time">
            <text:p>11:02:57</text:p>
          </table:table-cell>
          <table:table-cell table:formula="of:=SECOND([.E239]-[.E238])+[.F238]" office:value-type="float" office:value="2569" calcext:value-type="float">
            <text:p>2569</text:p>
          </table:table-cell>
          <table:table-cell table:formula="of:=(0.000000000000011676*[.F239]^4) - (0.0000000001313004*[.F239]^3)+(0.00000040827021*[.F239]^2)+(0.001412319*[.F239])+12.615873295" office:value-type="float" office:value="17.2210061557459" calcext:value-type="float">
            <text:p>17.22</text:p>
          </table:table-cell>
          <table:table-cell table:formula="of:=[.D239]-[.G239]" office:value-type="float" office:value="-0.0210061557458516" calcext:value-type="float">
            <text:p>-0.021006155745852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3:08,567</text:p>
          </table:table-cell>
          <table:table-cell office:value-type="string" calcext:value-type="string">
            <text:p>Temperature</text:p>
          </table:table-cell>
          <table:table-cell office:value-type="float" office:value="17.2" calcext:value-type="float">
            <text:p>17.2</text:p>
          </table:table-cell>
          <table:table-cell table:formula="of:=TIMEVALUE( LEFT([.B240]; 19))" office:value-type="time" office:time-value="PT11H03M08.000000152S" calcext:value-type="time">
            <text:p>11:03:08</text:p>
          </table:table-cell>
          <table:table-cell table:formula="of:=SECOND([.E240]-[.E239])+[.F239]" office:value-type="float" office:value="2580" calcext:value-type="float">
            <text:p>2580</text:p>
          </table:table-cell>
          <table:table-cell table:formula="of:=(0.000000000000011676*[.F240]^4) - (0.0000000001313004*[.F240]^3)+(0.00000040827021*[.F240]^2)+(0.001412319*[.F240])+12.615873295" office:value-type="float" office:value="17.2397133952082" calcext:value-type="float">
            <text:p>17.24</text:p>
          </table:table-cell>
          <table:table-cell table:formula="of:=[.D240]-[.G240]" office:value-type="float" office:value="-0.0397133952081603" calcext:value-type="float">
            <text:p>-0.03971339520816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3:19,407</text:p>
          </table:table-cell>
          <table:table-cell office:value-type="string" calcext:value-type="string">
            <text:p>Temperature</text:p>
          </table:table-cell>
          <table:table-cell office:value-type="float" office:value="17.2" calcext:value-type="float">
            <text:p>17.2</text:p>
          </table:table-cell>
          <table:table-cell table:formula="of:=TIMEVALUE( LEFT([.B241]; 19))" office:value-type="time" office:time-value="PT11H03M19.000000209S" calcext:value-type="time">
            <text:p>11:03:19</text:p>
          </table:table-cell>
          <table:table-cell table:formula="of:=SECOND([.E241]-[.E240])+[.F240]" office:value-type="float" office:value="2591" calcext:value-type="float">
            <text:p>2591</text:p>
          </table:table-cell>
          <table:table-cell table:formula="of:=(0.000000000000011676*[.F241]^4) - (0.0000000001313004*[.F241]^3)+(0.00000040827021*[.F241]^2)+(0.001412319*[.F241])+12.615873295" office:value-type="float" office:value="17.2583863498735" calcext:value-type="float">
            <text:p>17.26</text:p>
          </table:table-cell>
          <table:table-cell table:formula="of:=[.D241]-[.G241]" office:value-type="float" office:value="-0.0583863498734871" calcext:value-type="float">
            <text:p>-0.058386349873487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3:30,247</text:p>
          </table:table-cell>
          <table:table-cell office:value-type="string" calcext:value-type="string">
            <text:p>Temperature</text:p>
          </table:table-cell>
          <table:table-cell office:value-type="float" office:value="17.3" calcext:value-type="float">
            <text:p>17.3</text:p>
          </table:table-cell>
          <table:table-cell table:formula="of:=TIMEVALUE( LEFT([.B242]; 19))" office:value-type="time" office:time-value="PT11H03M30.000000265S" calcext:value-type="time">
            <text:p>11:03:30</text:p>
          </table:table-cell>
          <table:table-cell table:formula="of:=SECOND([.E242]-[.E241])+[.F241]" office:value-type="float" office:value="2602" calcext:value-type="float">
            <text:p>2602</text:p>
          </table:table-cell>
          <table:table-cell table:formula="of:=(0.000000000000011676*[.F242]^4) - (0.0000000001313004*[.F242]^3)+(0.00000040827021*[.F242]^2)+(0.001412319*[.F242])+12.615873295" office:value-type="float" office:value="17.2770249355118" calcext:value-type="float">
            <text:p>17.28</text:p>
          </table:table-cell>
          <table:table-cell table:formula="of:=[.D242]-[.G242]" office:value-type="float" office:value="0.0229750644881754" calcext:value-type="float">
            <text:p>0.022975064488176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3:41,087</text:p>
          </table:table-cell>
          <table:table-cell office:value-type="string" calcext:value-type="string">
            <text:p>Temperature</text:p>
          </table:table-cell>
          <table:table-cell office:value-type="float" office:value="17.3" calcext:value-type="float">
            <text:p>17.3</text:p>
          </table:table-cell>
          <table:table-cell table:formula="of:=TIMEVALUE( LEFT([.B243]; 19))" office:value-type="time" office:time-value="PT11H03M40.999999694S" calcext:value-type="time">
            <text:p>11:03:41</text:p>
          </table:table-cell>
          <table:table-cell table:formula="of:=SECOND([.E243]-[.E242])+[.F242]" office:value-type="float" office:value="2613" calcext:value-type="float">
            <text:p>2613</text:p>
          </table:table-cell>
          <table:table-cell table:formula="of:=(0.000000000000011676*[.F243]^4) - (0.0000000001313004*[.F243]^3)+(0.00000040827021*[.F243]^2)+(0.001412319*[.F243])+12.615873295" office:value-type="float" office:value="17.2956290719959" calcext:value-type="float">
            <text:p>17.30</text:p>
          </table:table-cell>
          <table:table-cell table:formula="of:=[.D243]-[.G243]" office:value-type="float" office:value="0.00437092800406091" calcext:value-type="float">
            <text:p>0.004370928004061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3:51,927</text:p>
          </table:table-cell>
          <table:table-cell office:value-type="string" calcext:value-type="string">
            <text:p>Temperature</text:p>
          </table:table-cell>
          <table:table-cell office:value-type="float" office:value="17.3" calcext:value-type="float">
            <text:p>17.3</text:p>
          </table:table-cell>
          <table:table-cell table:formula="of:=TIMEVALUE( LEFT([.B244]; 19))" office:value-type="time" office:time-value="PT11H03M51.000000145S" calcext:value-type="time">
            <text:p>11:03:51</text:p>
          </table:table-cell>
          <table:table-cell table:formula="of:=SECOND([.E244]-[.E243])+[.F243]" office:value-type="float" office:value="2623" calcext:value-type="float">
            <text:p>2623</text:p>
          </table:table-cell>
          <table:table-cell table:formula="of:=(0.000000000000011676*[.F244]^4) - (0.0000000001313004*[.F244]^3)+(0.00000040827021*[.F244]^2)+(0.001412319*[.F244])+12.615873295" office:value-type="float" office:value="17.3125119654" calcext:value-type="float">
            <text:p>17.31</text:p>
          </table:table-cell>
          <table:table-cell table:formula="of:=[.D244]-[.G244]" office:value-type="float" office:value="-0.0125119653999839" calcext:value-type="float">
            <text:p>-0.012511965399984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4:02,767</text:p>
          </table:table-cell>
          <table:table-cell office:value-type="string" calcext:value-type="string">
            <text:p>Temperature</text:p>
          </table:table-cell>
          <table:table-cell office:value-type="float" office:value="17.3" calcext:value-type="float">
            <text:p>17.3</text:p>
          </table:table-cell>
          <table:table-cell table:formula="of:=TIMEVALUE( LEFT([.B245]; 19))" office:value-type="time" office:time-value="PT11H04M02.000000202S" calcext:value-type="time">
            <text:p>11:04:02</text:p>
          </table:table-cell>
          <table:table-cell table:formula="of:=SECOND([.E245]-[.E244])+[.F244]" office:value-type="float" office:value="2634" calcext:value-type="float">
            <text:p>2634</text:p>
          </table:table-cell>
          <table:table-cell table:formula="of:=(0.000000000000011676*[.F245]^4) - (0.0000000001313004*[.F245]^3)+(0.00000040827021*[.F245]^2)+(0.001412319*[.F245])+12.615873295" office:value-type="float" office:value="17.33105012766" calcext:value-type="float">
            <text:p>17.33</text:p>
          </table:table-cell>
          <table:table-cell table:formula="of:=[.D245]-[.G245]" office:value-type="float" office:value="-0.0310501276599773" calcext:value-type="float">
            <text:p>-0.031050127659977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4:13,607</text:p>
          </table:table-cell>
          <table:table-cell office:value-type="string" calcext:value-type="string">
            <text:p>Temperature</text:p>
          </table:table-cell>
          <table:table-cell office:value-type="float" office:value="17.3" calcext:value-type="float">
            <text:p>17.3</text:p>
          </table:table-cell>
          <table:table-cell table:formula="of:=TIMEVALUE( LEFT([.B246]; 19))" office:value-type="time" office:time-value="PT11H04M13.000000259S" calcext:value-type="time">
            <text:p>11:04:13</text:p>
          </table:table-cell>
          <table:table-cell table:formula="of:=SECOND([.E246]-[.E245])+[.F245]" office:value-type="float" office:value="2645" calcext:value-type="float">
            <text:p>2645</text:p>
          </table:table-cell>
          <table:table-cell table:formula="of:=(0.000000000000011676*[.F246]^4) - (0.0000000001313004*[.F246]^3)+(0.00000040827021*[.F246]^2)+(0.001412319*[.F246])+12.615873295" office:value-type="float" office:value="17.3495536309964" calcext:value-type="float">
            <text:p>17.35</text:p>
          </table:table-cell>
          <table:table-cell table:formula="of:=[.D246]-[.G246]" office:value-type="float" office:value="-0.049553630996396" calcext:value-type="float">
            <text:p>-0.049553630996396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4:24,447</text:p>
          </table:table-cell>
          <table:table-cell office:value-type="string" calcext:value-type="string">
            <text:p>Temperature</text:p>
          </table:table-cell>
          <table:table-cell office:value-type="float" office:value="17.3" calcext:value-type="float">
            <text:p>17.3</text:p>
          </table:table-cell>
          <table:table-cell table:formula="of:=TIMEVALUE( LEFT([.B247]; 19))" office:value-type="time" office:time-value="PT11H04M23.999999687S" calcext:value-type="time">
            <text:p>11:04:24</text:p>
          </table:table-cell>
          <table:table-cell table:formula="of:=SECOND([.E247]-[.E246])+[.F246]" office:value-type="float" office:value="2656" calcext:value-type="float">
            <text:p>2656</text:p>
          </table:table-cell>
          <table:table-cell table:formula="of:=(0.000000000000011676*[.F247]^4) - (0.0000000001313004*[.F247]^3)+(0.00000040827021*[.F247]^2)+(0.001412319*[.F247])+12.615873295" office:value-type="float" office:value="17.3680224113201" calcext:value-type="float">
            <text:p>17.37</text:p>
          </table:table-cell>
          <table:table-cell table:formula="of:=[.D247]-[.G247]" office:value-type="float" office:value="-0.0680224113200545" calcext:value-type="float">
            <text:p>-0.068022411320055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4:35,287</text:p>
          </table:table-cell>
          <table:table-cell office:value-type="string" calcext:value-type="string">
            <text:p>Temperature</text:p>
          </table:table-cell>
          <table:table-cell office:value-type="float" office:value="17.3" calcext:value-type="float">
            <text:p>17.3</text:p>
          </table:table-cell>
          <table:table-cell table:formula="of:=TIMEVALUE( LEFT([.B248]; 19))" office:value-type="time" office:time-value="PT11H04M34.999999744S" calcext:value-type="time">
            <text:p>11:04:35</text:p>
          </table:table-cell>
          <table:table-cell table:formula="of:=SECOND([.E248]-[.E247])+[.F247]" office:value-type="float" office:value="2667" calcext:value-type="float">
            <text:p>2667</text:p>
          </table:table-cell>
          <table:table-cell table:formula="of:=(0.000000000000011676*[.F248]^4) - (0.0000000001313004*[.F248]^3)+(0.00000040827021*[.F248]^2)+(0.001412319*[.F248])+12.615873295" office:value-type="float" office:value="17.3864564086445" calcext:value-type="float">
            <text:p>17.39</text:p>
          </table:table-cell>
          <table:table-cell table:formula="of:=[.D248]-[.G248]" office:value-type="float" office:value="-0.0864564086445263" calcext:value-type="float">
            <text:p>-0.086456408644526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4:46,127</text:p>
          </table:table-cell>
          <table:table-cell office:value-type="string" calcext:value-type="string">
            <text:p>Temperature</text:p>
          </table:table-cell>
          <table:table-cell office:value-type="float" office:value="17.3" calcext:value-type="float">
            <text:p>17.3</text:p>
          </table:table-cell>
          <table:table-cell table:formula="of:=TIMEVALUE( LEFT([.B249]; 19))" office:value-type="time" office:time-value="PT11H04M45.999999801S" calcext:value-type="time">
            <text:p>11:04:46</text:p>
          </table:table-cell>
          <table:table-cell table:formula="of:=SECOND([.E249]-[.E248])+[.F248]" office:value-type="float" office:value="2678" calcext:value-type="float">
            <text:p>2678</text:p>
          </table:table-cell>
          <table:table-cell table:formula="of:=(0.000000000000011676*[.F249]^4) - (0.0000000001313004*[.F249]^3)+(0.00000040827021*[.F249]^2)+(0.001412319*[.F249])+12.615873295" office:value-type="float" office:value="17.4048555670862" calcext:value-type="float">
            <text:p>17.40</text:p>
          </table:table-cell>
          <table:table-cell table:formula="of:=[.D249]-[.G249]" office:value-type="float" office:value="-0.104855567086151" calcext:value-type="float">
            <text:p>-0.104855567086151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4:56,967</text:p>
          </table:table-cell>
          <table:table-cell office:value-type="string" calcext:value-type="string">
            <text:p>Temperature</text:p>
          </table:table-cell>
          <table:table-cell office:value-type="float" office:value="17.4" calcext:value-type="float">
            <text:p>17.4</text:p>
          </table:table-cell>
          <table:table-cell table:formula="of:=TIMEVALUE( LEFT([.B250]; 19))" office:value-type="time" office:time-value="PT11H04M56.000000252S" calcext:value-type="time">
            <text:p>11:04:56</text:p>
          </table:table-cell>
          <table:table-cell table:formula="of:=SECOND([.E250]-[.E249])+[.F249]" office:value-type="float" office:value="2688" calcext:value-type="float">
            <text:p>2688</text:p>
          </table:table-cell>
          <table:table-cell table:formula="of:=(0.000000000000011676*[.F250]^4) - (0.0000000001313004*[.F250]^3)+(0.00000040827021*[.F250]^2)+(0.001412319*[.F250])+12.615873295" office:value-type="float" office:value="17.4215517990213" calcext:value-type="float">
            <text:p>17.42</text:p>
          </table:table-cell>
          <table:table-cell table:formula="of:=[.D250]-[.G250]" office:value-type="float" office:value="-0.0215517990212639" calcext:value-type="float">
            <text:p>-0.021551799021264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5:07,807</text:p>
          </table:table-cell>
          <table:table-cell office:value-type="string" calcext:value-type="string">
            <text:p>Temperature</text:p>
          </table:table-cell>
          <table:table-cell office:value-type="float" office:value="17.4" calcext:value-type="float">
            <text:p>17.4</text:p>
          </table:table-cell>
          <table:table-cell table:formula="of:=TIMEVALUE( LEFT([.B251]; 19))" office:value-type="time" office:time-value="PT11H05M07.000000309S" calcext:value-type="time">
            <text:p>11:05:07</text:p>
          </table:table-cell>
          <table:table-cell table:formula="of:=SECOND([.E251]-[.E250])+[.F250]" office:value-type="float" office:value="2699" calcext:value-type="float">
            <text:p>2699</text:p>
          </table:table-cell>
          <table:table-cell table:formula="of:=(0.000000000000011676*[.F251]^4) - (0.0000000001313004*[.F251]^3)+(0.00000040827021*[.F251]^2)+(0.001412319*[.F251])+12.615873295" office:value-type="float" office:value="17.4398843065324" calcext:value-type="float">
            <text:p>17.44</text:p>
          </table:table-cell>
          <table:table-cell table:formula="of:=[.D251]-[.G251]" office:value-type="float" office:value="-0.0398843065324215" calcext:value-type="float">
            <text:p>-0.039884306532422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5:18,647</text:p>
          </table:table-cell>
          <table:table-cell office:value-type="string" calcext:value-type="string">
            <text:p>Temperature</text:p>
          </table:table-cell>
          <table:table-cell office:value-type="float" office:value="17.4" calcext:value-type="float">
            <text:p>17.4</text:p>
          </table:table-cell>
          <table:table-cell table:formula="of:=TIMEVALUE( LEFT([.B252]; 19))" office:value-type="time" office:time-value="PT11H05M17.999999737S" calcext:value-type="time">
            <text:p>11:05:18</text:p>
          </table:table-cell>
          <table:table-cell table:formula="of:=SECOND([.E252]-[.E251])+[.F251]" office:value-type="float" office:value="2710" calcext:value-type="float">
            <text:p>2710</text:p>
          </table:table-cell>
          <table:table-cell table:formula="of:=(0.000000000000011676*[.F252]^4) - (0.0000000001313004*[.F252]^3)+(0.00000040827021*[.F252]^2)+(0.001412319*[.F252])+12.615873295" office:value-type="float" office:value="17.4581818359182" calcext:value-type="float">
            <text:p>17.46</text:p>
          </table:table-cell>
          <table:table-cell table:formula="of:=[.D252]-[.G252]" office:value-type="float" office:value="-0.0581818359181625" calcext:value-type="float">
            <text:p>-0.058181835918163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5:29,487</text:p>
          </table:table-cell>
          <table:table-cell office:value-type="string" calcext:value-type="string">
            <text:p>Temperature</text:p>
          </table:table-cell>
          <table:table-cell office:value-type="float" office:value="17.4" calcext:value-type="float">
            <text:p>17.4</text:p>
          </table:table-cell>
          <table:table-cell table:formula="of:=TIMEVALUE( LEFT([.B253]; 19))" office:value-type="time" office:time-value="PT11H05M28.999999794S" calcext:value-type="time">
            <text:p>11:05:29</text:p>
          </table:table-cell>
          <table:table-cell table:formula="of:=SECOND([.E253]-[.E252])+[.F252]" office:value-type="float" office:value="2721" calcext:value-type="float">
            <text:p>2721</text:p>
          </table:table-cell>
          <table:table-cell table:formula="of:=(0.000000000000011676*[.F253]^4) - (0.0000000001313004*[.F253]^3)+(0.00000040827021*[.F253]^2)+(0.001412319*[.F253])+12.615873295" office:value-type="float" office:value="17.4764443473329" calcext:value-type="float">
            <text:p>17.48</text:p>
          </table:table-cell>
          <table:table-cell table:formula="of:=[.D253]-[.G253]" office:value-type="float" office:value="-0.076444347332874" calcext:value-type="float">
            <text:p>-0.076444347332874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5:40,327</text:p>
          </table:table-cell>
          <table:table-cell office:value-type="string" calcext:value-type="string">
            <text:p>Temperature</text:p>
          </table:table-cell>
          <table:table-cell office:value-type="float" office:value="17.4" calcext:value-type="float">
            <text:p>17.4</text:p>
          </table:table-cell>
          <table:table-cell table:formula="of:=TIMEVALUE( LEFT([.B254]; 19))" office:value-type="time" office:time-value="PT11H05M39.999999851S" calcext:value-type="time">
            <text:p>11:05:40</text:p>
          </table:table-cell>
          <table:table-cell table:formula="of:=SECOND([.E254]-[.E253])+[.F253]" office:value-type="float" office:value="2732" calcext:value-type="float">
            <text:p>2732</text:p>
          </table:table-cell>
          <table:table-cell table:formula="of:=(0.000000000000011676*[.F254]^4) - (0.0000000001313004*[.F254]^3)+(0.00000040827021*[.F254]^2)+(0.001412319*[.F254])+12.615873295" office:value-type="float" office:value="17.4946718050337" calcext:value-type="float">
            <text:p>17.49</text:p>
          </table:table-cell>
          <table:table-cell table:formula="of:=[.D254]-[.G254]" office:value-type="float" office:value="-0.0946718050337196" calcext:value-type="float">
            <text:p>-0.09467180503372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5:51,167</text:p>
          </table:table-cell>
          <table:table-cell office:value-type="string" calcext:value-type="string">
            <text:p>Temperature</text:p>
          </table:table-cell>
          <table:table-cell office:value-type="float" office:value="17.4" calcext:value-type="float">
            <text:p>17.4</text:p>
          </table:table-cell>
          <table:table-cell table:formula="of:=TIMEVALUE( LEFT([.B255]; 19))" office:value-type="time" office:time-value="PT11H05M50.999999908S" calcext:value-type="time">
            <text:p>11:05:51</text:p>
          </table:table-cell>
          <table:table-cell table:formula="of:=SECOND([.E255]-[.E254])+[.F254]" office:value-type="float" office:value="2743" calcext:value-type="float">
            <text:p>2743</text:p>
          </table:table-cell>
          <table:table-cell table:formula="of:=(0.000000000000011676*[.F255]^4) - (0.0000000001313004*[.F255]^3)+(0.00000040827021*[.F255]^2)+(0.001412319*[.F255])+12.615873295" office:value-type="float" office:value="17.5128641773806" calcext:value-type="float">
            <text:p>17.51</text:p>
          </table:table-cell>
          <table:table-cell table:formula="of:=[.D255]-[.G255]" office:value-type="float" office:value="-0.112864177380615" calcext:value-type="float">
            <text:p>-0.112864177380615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6:02,007</text:p>
          </table:table-cell>
          <table:table-cell office:value-type="string" calcext:value-type="string">
            <text:p>Temperature</text:p>
          </table:table-cell>
          <table:table-cell office:value-type="float" office:value="17.5" calcext:value-type="float">
            <text:p>17.5</text:p>
          </table:table-cell>
          <table:table-cell table:formula="of:=TIMEVALUE( LEFT([.B256]; 19))" office:value-type="time" office:time-value="PT11H06M01.999999965S" calcext:value-type="time">
            <text:p>11:06:02</text:p>
          </table:table-cell>
          <table:table-cell table:formula="of:=SECOND([.E256]-[.E255])+[.F255]" office:value-type="float" office:value="2754" calcext:value-type="float">
            <text:p>2754</text:p>
          </table:table-cell>
          <table:table-cell table:formula="of:=(0.000000000000011676*[.F256]^4) - (0.0000000001313004*[.F256]^3)+(0.00000040827021*[.F256]^2)+(0.001412319*[.F256])+12.615873295" office:value-type="float" office:value="17.5310214368362" calcext:value-type="float">
            <text:p>17.53</text:p>
          </table:table-cell>
          <table:table-cell table:formula="of:=[.D256]-[.G256]" office:value-type="float" office:value="-0.0310214368362267" calcext:value-type="float">
            <text:p>-0.031021436836227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6:12,847</text:p>
          </table:table-cell>
          <table:table-cell office:value-type="string" calcext:value-type="string">
            <text:p>Temperature</text:p>
          </table:table-cell>
          <table:table-cell office:value-type="float" office:value="17.5" calcext:value-type="float">
            <text:p>17.5</text:p>
          </table:table-cell>
          <table:table-cell table:formula="of:=TIMEVALUE( LEFT([.B257]; 19))" office:value-type="time" office:time-value="PT11H06M11.999999788S" calcext:value-type="time">
            <text:p>11:06:12</text:p>
          </table:table-cell>
          <table:table-cell table:formula="of:=SECOND([.E257]-[.E256])+[.F256]" office:value-type="float" office:value="2764" calcext:value-type="float">
            <text:p>2764</text:p>
          </table:table-cell>
          <table:table-cell table:formula="of:=(0.000000000000011676*[.F257]^4) - (0.0000000001313004*[.F257]^3)+(0.00000040827021*[.F257]^2)+(0.001412319*[.F257])+12.615873295" office:value-type="float" office:value="17.547497546679" calcext:value-type="float">
            <text:p>17.55</text:p>
          </table:table-cell>
          <table:table-cell table:formula="of:=[.D257]-[.G257]" office:value-type="float" office:value="-0.04749754667899" calcext:value-type="float">
            <text:p>-0.04749754667899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6:23,687</text:p>
          </table:table-cell>
          <table:table-cell office:value-type="string" calcext:value-type="string">
            <text:p>Temperature</text:p>
          </table:table-cell>
          <table:table-cell office:value-type="float" office:value="17.5" calcext:value-type="float">
            <text:p>17.5</text:p>
          </table:table-cell>
          <table:table-cell table:formula="of:=TIMEVALUE( LEFT([.B258]; 19))" office:value-type="time" office:time-value="PT11H06M22.999999844S" calcext:value-type="time">
            <text:p>11:06:23</text:p>
          </table:table-cell>
          <table:table-cell table:formula="of:=SECOND([.E258]-[.E257])+[.F257]" office:value-type="float" office:value="2775" calcext:value-type="float">
            <text:p>2775</text:p>
          </table:table-cell>
          <table:table-cell table:formula="of:=(0.000000000000011676*[.F258]^4) - (0.0000000001313004*[.F258]^3)+(0.00000040827021*[.F258]^2)+(0.001412319*[.F258])+12.615873295" office:value-type="float" office:value="17.5655877108109" calcext:value-type="float">
            <text:p>17.57</text:p>
          </table:table-cell>
          <table:table-cell table:formula="of:=[.D258]-[.G258]" office:value-type="float" office:value="-0.065587710810938" calcext:value-type="float">
            <text:p>-0.065587710810938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6:34,527</text:p>
          </table:table-cell>
          <table:table-cell office:value-type="string" calcext:value-type="string">
            <text:p>Temperature</text:p>
          </table:table-cell>
          <table:table-cell office:value-type="float" office:value="17.6" calcext:value-type="float">
            <text:p>17.6</text:p>
          </table:table-cell>
          <table:table-cell table:formula="of:=TIMEVALUE( LEFT([.B259]; 19))" office:value-type="time" office:time-value="PT11H06M33.999999901S" calcext:value-type="time">
            <text:p>11:06:34</text:p>
          </table:table-cell>
          <table:table-cell table:formula="of:=SECOND([.E259]-[.E258])+[.F258]" office:value-type="float" office:value="2786" calcext:value-type="float">
            <text:p>2786</text:p>
          </table:table-cell>
          <table:table-cell table:formula="of:=(0.000000000000011676*[.F259]^4) - (0.0000000001313004*[.F259]^3)+(0.00000040827021*[.F259]^2)+(0.001412319*[.F259])+12.615873295" office:value-type="float" office:value="17.5836427052711" calcext:value-type="float">
            <text:p>17.58</text:p>
          </table:table-cell>
          <table:table-cell table:formula="of:=[.D259]-[.G259]" office:value-type="float" office:value="0.0163572947288912" calcext:value-type="float">
            <text:p>0.016357294728891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6:45,367</text:p>
          </table:table-cell>
          <table:table-cell office:value-type="string" calcext:value-type="string">
            <text:p>Temperature</text:p>
          </table:table-cell>
          <table:table-cell office:value-type="float" office:value="17.6" calcext:value-type="float">
            <text:p>17.6</text:p>
          </table:table-cell>
          <table:table-cell table:formula="of:=TIMEVALUE( LEFT([.B260]; 19))" office:value-type="time" office:time-value="PT11H06M44.999999958S" calcext:value-type="time">
            <text:p>11:06:45</text:p>
          </table:table-cell>
          <table:table-cell table:formula="of:=SECOND([.E260]-[.E259])+[.F259]" office:value-type="float" office:value="2797" calcext:value-type="float">
            <text:p>2797</text:p>
          </table:table-cell>
          <table:table-cell table:formula="of:=(0.000000000000011676*[.F260]^4) - (0.0000000001313004*[.F260]^3)+(0.00000040827021*[.F260]^2)+(0.001412319*[.F260])+12.615873295" office:value-type="float" office:value="17.6016625185602" calcext:value-type="float">
            <text:p>17.60</text:p>
          </table:table-cell>
          <table:table-cell table:formula="of:=[.D260]-[.G260]" office:value-type="float" office:value="-0.00166251856024147" calcext:value-type="float">
            <text:p>-0.001662518560241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6:56,207</text:p>
          </table:table-cell>
          <table:table-cell office:value-type="string" calcext:value-type="string">
            <text:p>Temperature</text:p>
          </table:table-cell>
          <table:table-cell office:value-type="float" office:value="17.6" calcext:value-type="float">
            <text:p>17.6</text:p>
          </table:table-cell>
          <table:table-cell table:formula="of:=TIMEVALUE( LEFT([.B261]; 19))" office:value-type="time" office:time-value="PT11H06M56.000000015S" calcext:value-type="time">
            <text:p>11:06:56</text:p>
          </table:table-cell>
          <table:table-cell table:formula="of:=SECOND([.E261]-[.E260])+[.F260]" office:value-type="float" office:value="2808" calcext:value-type="float">
            <text:p>2808</text:p>
          </table:table-cell>
          <table:table-cell table:formula="of:=(0.000000000000011676*[.F261]^4) - (0.0000000001313004*[.F261]^3)+(0.00000040827021*[.F261]^2)+(0.001412319*[.F261])+12.615873295" office:value-type="float" office:value="17.6196471432818" calcext:value-type="float">
            <text:p>17.62</text:p>
          </table:table-cell>
          <table:table-cell table:formula="of:=[.D261]-[.G261]" office:value-type="float" office:value="-0.0196471432818335" calcext:value-type="float">
            <text:p>-0.019647143281834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7:07,047</text:p>
          </table:table-cell>
          <table:table-cell office:value-type="string" calcext:value-type="string">
            <text:p>Temperature</text:p>
          </table:table-cell>
          <table:table-cell office:value-type="float" office:value="17.6" calcext:value-type="float">
            <text:p>17.6</text:p>
          </table:table-cell>
          <table:table-cell table:formula="of:=TIMEVALUE( LEFT([.B262]; 19))" office:value-type="time" office:time-value="PT11H07M07.000000072S" calcext:value-type="time">
            <text:p>11:07:07</text:p>
          </table:table-cell>
          <table:table-cell table:formula="of:=SECOND([.E262]-[.E261])+[.F261]" office:value-type="float" office:value="2819" calcext:value-type="float">
            <text:p>2819</text:p>
          </table:table-cell>
          <table:table-cell table:formula="of:=(0.000000000000011676*[.F262]^4) - (0.0000000001313004*[.F262]^3)+(0.00000040827021*[.F262]^2)+(0.001412319*[.F262])+12.615873295" office:value-type="float" office:value="17.6375965761421" calcext:value-type="float">
            <text:p>17.64</text:p>
          </table:table-cell>
          <table:table-cell table:formula="of:=[.D262]-[.G262]" office:value-type="float" office:value="-0.0375965761421355" calcext:value-type="float">
            <text:p>-0.037596576142136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7:17,887</text:p>
          </table:table-cell>
          <table:table-cell office:value-type="string" calcext:value-type="string">
            <text:p>Temperature</text:p>
          </table:table-cell>
          <table:table-cell office:value-type="float" office:value="17.6" calcext:value-type="float">
            <text:p>17.6</text:p>
          </table:table-cell>
          <table:table-cell table:formula="of:=TIMEVALUE( LEFT([.B263]; 19))" office:value-type="time" office:time-value="PT11H07M16.999999895S" calcext:value-type="time">
            <text:p>11:07:17</text:p>
          </table:table-cell>
          <table:table-cell table:formula="of:=SECOND([.E263]-[.E262])+[.F262]" office:value-type="float" office:value="2829" calcext:value-type="float">
            <text:p>2829</text:p>
          </table:table-cell>
          <table:table-cell table:formula="of:=(0.000000000000011676*[.F263]^4) - (0.0000000001313004*[.F263]^3)+(0.00000040827021*[.F263]^2)+(0.001412319*[.F263])+12.615873295" office:value-type="float" office:value="17.653883704589" calcext:value-type="float">
            <text:p>17.65</text:p>
          </table:table-cell>
          <table:table-cell table:formula="of:=[.D263]-[.G263]" office:value-type="float" office:value="-0.0538837045890404" calcext:value-type="float">
            <text:p>-0.05388370458904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7:28,727</text:p>
          </table:table-cell>
          <table:table-cell office:value-type="string" calcext:value-type="string">
            <text:p>Temperature</text:p>
          </table:table-cell>
          <table:table-cell office:value-type="float" office:value="17.6" calcext:value-type="float">
            <text:p>17.6</text:p>
          </table:table-cell>
          <table:table-cell table:formula="of:=TIMEVALUE( LEFT([.B264]; 19))" office:value-type="time" office:time-value="PT11H07M27.999999952S" calcext:value-type="time">
            <text:p>11:07:28</text:p>
          </table:table-cell>
          <table:table-cell table:formula="of:=SECOND([.E264]-[.E263])+[.F263]" office:value-type="float" office:value="2840" calcext:value-type="float">
            <text:p>2840</text:p>
          </table:table-cell>
          <table:table-cell table:formula="of:=(0.000000000000011676*[.F264]^4) - (0.0000000001313004*[.F264]^3)+(0.00000040827021*[.F264]^2)+(0.001412319*[.F264])+12.615873295" office:value-type="float" office:value="17.6717659586858" calcext:value-type="float">
            <text:p>17.67</text:p>
          </table:table-cell>
          <table:table-cell table:formula="of:=[.D264]-[.G264]" office:value-type="float" office:value="-0.0717659586857593" calcext:value-type="float">
            <text:p>-0.071765958685759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7:39,567</text:p>
          </table:table-cell>
          <table:table-cell office:value-type="string" calcext:value-type="string">
            <text:p>Temperature</text:p>
          </table:table-cell>
          <table:table-cell office:value-type="float" office:value="17.6" calcext:value-type="float">
            <text:p>17.6</text:p>
          </table:table-cell>
          <table:table-cell table:formula="of:=TIMEVALUE( LEFT([.B265]; 19))" office:value-type="time" office:time-value="PT11H07M39.000000008S" calcext:value-type="time">
            <text:p>11:07:39</text:p>
          </table:table-cell>
          <table:table-cell table:formula="of:=SECOND([.E265]-[.E264])+[.F264]" office:value-type="float" office:value="2851" calcext:value-type="float">
            <text:p>2851</text:p>
          </table:table-cell>
          <table:table-cell table:formula="of:=(0.000000000000011676*[.F265]^4) - (0.0000000001313004*[.F265]^3)+(0.00000040827021*[.F265]^2)+(0.001412319*[.F265])+12.615873295" office:value-type="float" office:value="17.6896130346675" calcext:value-type="float">
            <text:p>17.69</text:p>
          </table:table-cell>
          <table:table-cell table:formula="of:=[.D265]-[.G265]" office:value-type="float" office:value="-0.0896130346674653" calcext:value-type="float">
            <text:p>-0.089613034667465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7:50,407</text:p>
          </table:table-cell>
          <table:table-cell office:value-type="string" calcext:value-type="string">
            <text:p>Temperature</text:p>
          </table:table-cell>
          <table:table-cell office:value-type="float" office:value="17.7" calcext:value-type="float">
            <text:p>17.7</text:p>
          </table:table-cell>
          <table:table-cell table:formula="of:=TIMEVALUE( LEFT([.B266]; 19))" office:value-type="time" office:time-value="PT11H07M50.000000065S" calcext:value-type="time">
            <text:p>11:07:50</text:p>
          </table:table-cell>
          <table:table-cell table:formula="of:=SECOND([.E266]-[.E265])+[.F265]" office:value-type="float" office:value="2862" calcext:value-type="float">
            <text:p>2862</text:p>
          </table:table-cell>
          <table:table-cell table:formula="of:=(0.000000000000011676*[.F266]^4) - (0.0000000001313004*[.F266]^3)+(0.00000040827021*[.F266]^2)+(0.001412319*[.F266])+12.615873295" office:value-type="float" office:value="17.7074249452785" calcext:value-type="float">
            <text:p>17.71</text:p>
          </table:table-cell>
          <table:table-cell table:formula="of:=[.D266]-[.G266]" office:value-type="float" office:value="-0.00742494527848336" calcext:value-type="float">
            <text:p>-0.007424945278483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8:01,247</text:p>
          </table:table-cell>
          <table:table-cell office:value-type="string" calcext:value-type="string">
            <text:p>Temperature</text:p>
          </table:table-cell>
          <table:table-cell office:value-type="float" office:value="17.7" calcext:value-type="float">
            <text:p>17.7</text:p>
          </table:table-cell>
          <table:table-cell table:formula="of:=TIMEVALUE( LEFT([.B267]; 19))" office:value-type="time" office:time-value="PT11H08M01.000000122S" calcext:value-type="time">
            <text:p>11:08:01</text:p>
          </table:table-cell>
          <table:table-cell table:formula="of:=SECOND([.E267]-[.E266])+[.F266]" office:value-type="float" office:value="2873" calcext:value-type="float">
            <text:p>2873</text:p>
          </table:table-cell>
          <table:table-cell table:formula="of:=(0.000000000000011676*[.F267]^4) - (0.0000000001313004*[.F267]^3)+(0.00000040827021*[.F267]^2)+(0.001412319*[.F267])+12.615873295" office:value-type="float" office:value="17.7252017073659" calcext:value-type="float">
            <text:p>17.73</text:p>
          </table:table-cell>
          <table:table-cell table:formula="of:=[.D267]-[.G267]" office:value-type="float" office:value="-0.025201707365877" calcext:value-type="float">
            <text:p>-0.025201707365877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8:12,087</text:p>
          </table:table-cell>
          <table:table-cell office:value-type="string" calcext:value-type="string">
            <text:p>Temperature</text:p>
          </table:table-cell>
          <table:table-cell office:value-type="float" office:value="17.7" calcext:value-type="float">
            <text:p>17.7</text:p>
          </table:table-cell>
          <table:table-cell table:formula="of:=TIMEVALUE( LEFT([.B268]; 19))" office:value-type="time" office:time-value="PT11H08M12.000000179S" calcext:value-type="time">
            <text:p>11:08:12</text:p>
          </table:table-cell>
          <table:table-cell table:formula="of:=SECOND([.E268]-[.E267])+[.F267]" office:value-type="float" office:value="2884" calcext:value-type="float">
            <text:p>2884</text:p>
          </table:table-cell>
          <table:table-cell table:formula="of:=(0.000000000000011676*[.F268]^4) - (0.0000000001313004*[.F268]^3)+(0.00000040827021*[.F268]^2)+(0.001412319*[.F268])+12.615873295" office:value-type="float" office:value="17.7429433418795" calcext:value-type="float">
            <text:p>17.74</text:p>
          </table:table-cell>
          <table:table-cell table:formula="of:=[.D268]-[.G268]" office:value-type="float" office:value="-0.0429433418794822" calcext:value-type="float">
            <text:p>-0.042943341879482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8:22,927</text:p>
          </table:table-cell>
          <table:table-cell office:value-type="string" calcext:value-type="string">
            <text:p>Temperature</text:p>
          </table:table-cell>
          <table:table-cell office:value-type="float" office:value="17.8" calcext:value-type="float">
            <text:p>17.8</text:p>
          </table:table-cell>
          <table:table-cell table:formula="of:=TIMEVALUE( LEFT([.B269]; 19))" office:value-type="time" office:time-value="PT11H08M22.000000002S" calcext:value-type="time">
            <text:p>11:08:22</text:p>
          </table:table-cell>
          <table:table-cell table:formula="of:=SECOND([.E269]-[.E268])+[.F268]" office:value-type="float" office:value="2894" calcext:value-type="float">
            <text:p>2894</text:p>
          </table:table-cell>
          <table:table-cell table:formula="of:=(0.000000000000011676*[.F269]^4) - (0.0000000001313004*[.F269]^3)+(0.00000040827021*[.F269]^2)+(0.001412319*[.F269])+12.615873295" office:value-type="float" office:value="17.7590416389255" calcext:value-type="float">
            <text:p>17.76</text:p>
          </table:table-cell>
          <table:table-cell table:formula="of:=[.D269]-[.G269]" office:value-type="float" office:value="0.0409583610745266" calcext:value-type="float">
            <text:p>0.040958361074527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8:33,767</text:p>
          </table:table-cell>
          <table:table-cell office:value-type="string" calcext:value-type="string">
            <text:p>Temperature</text:p>
          </table:table-cell>
          <table:table-cell office:value-type="float" office:value="17.8" calcext:value-type="float">
            <text:p>17.8</text:p>
          </table:table-cell>
          <table:table-cell table:formula="of:=TIMEVALUE( LEFT([.B270]; 19))" office:value-type="time" office:time-value="PT11H08M33.000000059S" calcext:value-type="time">
            <text:p>11:08:33</text:p>
          </table:table-cell>
          <table:table-cell table:formula="of:=SECOND([.E270]-[.E269])+[.F269]" office:value-type="float" office:value="2905" calcext:value-type="float">
            <text:p>2905</text:p>
          </table:table-cell>
          <table:table-cell table:formula="of:=(0.000000000000011676*[.F270]^4) - (0.0000000001313004*[.F270]^3)+(0.00000040827021*[.F270]^2)+(0.001412319*[.F270])+12.615873295" office:value-type="float" office:value="17.7767162847272" calcext:value-type="float">
            <text:p>17.78</text:p>
          </table:table-cell>
          <table:table-cell table:formula="of:=[.D270]-[.G270]" office:value-type="float" office:value="0.0232837152728038" calcext:value-type="float">
            <text:p>0.023283715272804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8:44,607</text:p>
          </table:table-cell>
          <table:table-cell office:value-type="string" calcext:value-type="string">
            <text:p>Temperature</text:p>
          </table:table-cell>
          <table:table-cell office:value-type="float" office:value="17.8" calcext:value-type="float">
            <text:p>17.8</text:p>
          </table:table-cell>
          <table:table-cell table:formula="of:=TIMEVALUE( LEFT([.B271]; 19))" office:value-type="time" office:time-value="PT11H08M44.000000115S" calcext:value-type="time">
            <text:p>11:08:44</text:p>
          </table:table-cell>
          <table:table-cell table:formula="of:=SECOND([.E271]-[.E270])+[.F270]" office:value-type="float" office:value="2916" calcext:value-type="float">
            <text:p>2916</text:p>
          </table:table-cell>
          <table:table-cell table:formula="of:=(0.000000000000011676*[.F271]^4) - (0.0000000001313004*[.F271]^3)+(0.00000040827021*[.F271]^2)+(0.001412319*[.F271])+12.615873295" office:value-type="float" office:value="17.7943558872282" calcext:value-type="float">
            <text:p>17.79</text:p>
          </table:table-cell>
          <table:table-cell table:formula="of:=[.D271]-[.G271]" office:value-type="float" office:value="0.0056441127718081" calcext:value-type="float">
            <text:p>0.005644112771808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8:55,447</text:p>
          </table:table-cell>
          <table:table-cell office:value-type="string" calcext:value-type="string">
            <text:p>Temperature</text:p>
          </table:table-cell>
          <table:table-cell office:value-type="float" office:value="17.8" calcext:value-type="float">
            <text:p>17.8</text:p>
          </table:table-cell>
          <table:table-cell table:formula="of:=TIMEVALUE( LEFT([.B272]; 19))" office:value-type="time" office:time-value="PT11H08M55.000000172S" calcext:value-type="time">
            <text:p>11:08:55</text:p>
          </table:table-cell>
          <table:table-cell table:formula="of:=SECOND([.E272]-[.E271])+[.F271]" office:value-type="float" office:value="2927" calcext:value-type="float">
            <text:p>2927</text:p>
          </table:table-cell>
          <table:table-cell table:formula="of:=(0.000000000000011676*[.F272]^4) - (0.0000000001313004*[.F272]^3)+(0.00000040827021*[.F272]^2)+(0.001412319*[.F272])+12.615873295" office:value-type="float" office:value="17.8119604834164" calcext:value-type="float">
            <text:p>17.81</text:p>
          </table:table-cell>
          <table:table-cell table:formula="of:=[.D272]-[.G272]" office:value-type="float" office:value="-0.011960483416356" calcext:value-type="float">
            <text:p>-0.011960483416356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9:06,287</text:p>
          </table:table-cell>
          <table:table-cell office:value-type="string" calcext:value-type="string">
            <text:p>Temperature</text:p>
          </table:table-cell>
          <table:table-cell office:value-type="float" office:value="17.8" calcext:value-type="float">
            <text:p>17.8</text:p>
          </table:table-cell>
          <table:table-cell table:formula="of:=TIMEVALUE( LEFT([.B273]; 19))" office:value-type="time" office:time-value="PT11H09M06.000000229S" calcext:value-type="time">
            <text:p>11:09:06</text:p>
          </table:table-cell>
          <table:table-cell table:formula="of:=SECOND([.E273]-[.E272])+[.F272]" office:value-type="float" office:value="2938" calcext:value-type="float">
            <text:p>2938</text:p>
          </table:table-cell>
          <table:table-cell table:formula="of:=(0.000000000000011676*[.F273]^4) - (0.0000000001313004*[.F273]^3)+(0.00000040827021*[.F273]^2)+(0.001412319*[.F273])+12.615873295" office:value-type="float" office:value="17.8295301143823" calcext:value-type="float">
            <text:p>17.83</text:p>
          </table:table-cell>
          <table:table-cell table:formula="of:=[.D273]-[.G273]" office:value-type="float" office:value="-0.0295301143823323" calcext:value-type="float">
            <text:p>-0.029530114382332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9:17,127</text:p>
          </table:table-cell>
          <table:table-cell office:value-type="string" calcext:value-type="string">
            <text:p>Temperature</text:p>
          </table:table-cell>
          <table:table-cell office:value-type="float" office:value="17.9" calcext:value-type="float">
            <text:p>17.9</text:p>
          </table:table-cell>
          <table:table-cell table:formula="of:=TIMEVALUE( LEFT([.B274]; 19))" office:value-type="time" office:time-value="PT11H09M17.000000286S" calcext:value-type="time">
            <text:p>11:09:17</text:p>
          </table:table-cell>
          <table:table-cell table:formula="of:=SECOND([.E274]-[.E273])+[.F273]" office:value-type="float" office:value="2949" calcext:value-type="float">
            <text:p>2949</text:p>
          </table:table-cell>
          <table:table-cell table:formula="of:=(0.000000000000011676*[.F274]^4) - (0.0000000001313004*[.F274]^3)+(0.00000040827021*[.F274]^2)+(0.001412319*[.F274])+12.615873295" office:value-type="float" office:value="17.8470648253195" calcext:value-type="float">
            <text:p>17.85</text:p>
          </table:table-cell>
          <table:table-cell table:formula="of:=[.D274]-[.G274]" office:value-type="float" office:value="0.0529351746804529" calcext:value-type="float">
            <text:p>0.052935174680453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9:27,967</text:p>
          </table:table-cell>
          <table:table-cell office:value-type="string" calcext:value-type="string">
            <text:p>Temperature</text:p>
          </table:table-cell>
          <table:table-cell office:value-type="float" office:value="17.9" calcext:value-type="float">
            <text:p>17.9</text:p>
          </table:table-cell>
          <table:table-cell table:formula="of:=TIMEVALUE( LEFT([.B275]; 19))" office:value-type="time" office:time-value="PT11H09M27.000000109S" calcext:value-type="time">
            <text:p>11:09:27</text:p>
          </table:table-cell>
          <table:table-cell table:formula="of:=SECOND([.E275]-[.E274])+[.F274]" office:value-type="float" office:value="2959" calcext:value-type="float">
            <text:p>2959</text:p>
          </table:table-cell>
          <table:table-cell table:formula="of:=(0.000000000000011676*[.F275]^4) - (0.0000000001313004*[.F275]^3)+(0.00000040827021*[.F275]^2)+(0.001412319*[.F275])+12.615873295" office:value-type="float" office:value="17.8629752105247" calcext:value-type="float">
            <text:p>17.86</text:p>
          </table:table-cell>
          <table:table-cell table:formula="of:=[.D275]-[.G275]" office:value-type="float" office:value="0.0370247894752858" calcext:value-type="float">
            <text:p>0.037024789475286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9:38,807</text:p>
          </table:table-cell>
          <table:table-cell office:value-type="string" calcext:value-type="string">
            <text:p>Temperature</text:p>
          </table:table-cell>
          <table:table-cell office:value-type="float" office:value="17.9" calcext:value-type="float">
            <text:p>17.9</text:p>
          </table:table-cell>
          <table:table-cell table:formula="of:=TIMEVALUE( LEFT([.B276]; 19))" office:value-type="time" office:time-value="PT11H09M38.000000166S" calcext:value-type="time">
            <text:p>11:09:38</text:p>
          </table:table-cell>
          <table:table-cell table:formula="of:=SECOND([.E276]-[.E275])+[.F275]" office:value-type="float" office:value="2970" calcext:value-type="float">
            <text:p>2970</text:p>
          </table:table-cell>
          <table:table-cell table:formula="of:=(0.000000000000011676*[.F276]^4) - (0.0000000001313004*[.F276]^3)+(0.00000040827021*[.F276]^2)+(0.001412319*[.F276])+12.615873295" office:value-type="float" office:value="17.8804433962934" calcext:value-type="float">
            <text:p>17.88</text:p>
          </table:table-cell>
          <table:table-cell table:formula="of:=[.D276]-[.G276]" office:value-type="float" office:value="0.0195566037066399" calcext:value-type="float">
            <text:p>0.01955660370664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09:49,647</text:p>
          </table:table-cell>
          <table:table-cell office:value-type="string" calcext:value-type="string">
            <text:p>Temperature</text:p>
          </table:table-cell>
          <table:table-cell office:value-type="float" office:value="17.9" calcext:value-type="float">
            <text:p>17.9</text:p>
          </table:table-cell>
          <table:table-cell table:formula="of:=TIMEVALUE( LEFT([.B277]; 19))" office:value-type="time" office:time-value="PT11H09M49.000000223S" calcext:value-type="time">
            <text:p>11:09:49</text:p>
          </table:table-cell>
          <table:table-cell table:formula="of:=SECOND([.E277]-[.E276])+[.F276]" office:value-type="float" office:value="2981" calcext:value-type="float">
            <text:p>2981</text:p>
          </table:table-cell>
          <table:table-cell table:formula="of:=(0.000000000000011676*[.F277]^4) - (0.0000000001313004*[.F277]^3)+(0.00000040827021*[.F277]^2)+(0.001412319*[.F277])+12.615873295" office:value-type="float" office:value="17.8978768168331" calcext:value-type="float">
            <text:p>17.90</text:p>
          </table:table-cell>
          <table:table-cell table:formula="of:=[.D277]-[.G277]" office:value-type="float" office:value="0.00212318316692617" calcext:value-type="float">
            <text:p>0.002123183166926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0:00,487</text:p>
          </table:table-cell>
          <table:table-cell office:value-type="string" calcext:value-type="string">
            <text:p>Temperature</text:p>
          </table:table-cell>
          <table:table-cell office:value-type="float" office:value="17.9" calcext:value-type="float">
            <text:p>17.9</text:p>
          </table:table-cell>
          <table:table-cell table:formula="of:=TIMEVALUE( LEFT([.B278]; 19))" office:value-type="time" office:time-value="PT11H10M00.000000279S" calcext:value-type="time">
            <text:p>11:10:00</text:p>
          </table:table-cell>
          <table:table-cell table:formula="of:=SECOND([.E278]-[.E277])+[.F277]" office:value-type="float" office:value="2992" calcext:value-type="float">
            <text:p>2992</text:p>
          </table:table-cell>
          <table:table-cell table:formula="of:=(0.000000000000011676*[.F278]^4) - (0.0000000001313004*[.F278]^3)+(0.00000040827021*[.F278]^2)+(0.001412319*[.F278])+12.615873295" office:value-type="float" office:value="17.9152755333753" calcext:value-type="float">
            <text:p>17.92</text:p>
          </table:table-cell>
          <table:table-cell table:formula="of:=[.D278]-[.G278]" office:value-type="float" office:value="-0.0152755333753269" calcext:value-type="float">
            <text:p>-0.015275533375327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0:11,327</text:p>
          </table:table-cell>
          <table:table-cell office:value-type="string" calcext:value-type="string">
            <text:p>Temperature</text:p>
          </table:table-cell>
          <table:table-cell office:value-type="float" office:value="17.9" calcext:value-type="float">
            <text:p>17.9</text:p>
          </table:table-cell>
          <table:table-cell table:formula="of:=TIMEVALUE( LEFT([.B279]; 19))" office:value-type="time" office:time-value="PT11H10M10.999999708S" calcext:value-type="time">
            <text:p>11:10:11</text:p>
          </table:table-cell>
          <table:table-cell table:formula="of:=SECOND([.E279]-[.E278])+[.F278]" office:value-type="float" office:value="3003" calcext:value-type="float">
            <text:p>3003</text:p>
          </table:table-cell>
          <table:table-cell table:formula="of:=(0.000000000000011676*[.F279]^4) - (0.0000000001313004*[.F279]^3)+(0.00000040827021*[.F279]^2)+(0.001412319*[.F279])+12.615873295" office:value-type="float" office:value="17.9326396112543" calcext:value-type="float">
            <text:p>17.93</text:p>
          </table:table-cell>
          <table:table-cell table:formula="of:=[.D279]-[.G279]" office:value-type="float" office:value="-0.0326396112543499" calcext:value-type="float">
            <text:p>-0.03263961125435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0:22,167</text:p>
          </table:table-cell>
          <table:table-cell office:value-type="string" calcext:value-type="string">
            <text:p>Temperature</text:p>
          </table:table-cell>
          <table:table-cell office:value-type="float" office:value="17.9" calcext:value-type="float">
            <text:p>17.9</text:p>
          </table:table-cell>
          <table:table-cell table:formula="of:=TIMEVALUE( LEFT([.B280]; 19))" office:value-type="time" office:time-value="PT11H10M21.999999764S" calcext:value-type="time">
            <text:p>11:10:22</text:p>
          </table:table-cell>
          <table:table-cell table:formula="of:=SECOND([.E280]-[.E279])+[.F279]" office:value-type="float" office:value="3014" calcext:value-type="float">
            <text:p>3014</text:p>
          </table:table-cell>
          <table:table-cell table:formula="of:=(0.000000000000011676*[.F280]^4) - (0.0000000001313004*[.F280]^3)+(0.00000040827021*[.F280]^2)+(0.001412319*[.F280])+12.615873295" office:value-type="float" office:value="17.9499691199071" calcext:value-type="float">
            <text:p>17.95</text:p>
          </table:table-cell>
          <table:table-cell table:formula="of:=[.D280]-[.G280]" office:value-type="float" office:value="-0.0499691199071393" calcext:value-type="float">
            <text:p>-0.049969119907139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0:33,007</text:p>
          </table:table-cell>
          <table:table-cell office:value-type="string" calcext:value-type="string">
            <text:p>Temperature</text:p>
          </table:table-cell>
          <table:table-cell office:value-type="float" office:value="18" calcext:value-type="float">
            <text:p>18</text:p>
          </table:table-cell>
          <table:table-cell table:formula="of:=TIMEVALUE( LEFT([.B281]; 19))" office:value-type="time" office:time-value="PT11H10M32.999999821S" calcext:value-type="time">
            <text:p>11:10:33</text:p>
          </table:table-cell>
          <table:table-cell table:formula="of:=SECOND([.E281]-[.E280])+[.F280]" office:value-type="float" office:value="3025" calcext:value-type="float">
            <text:p>3025</text:p>
          </table:table-cell>
          <table:table-cell table:formula="of:=(0.000000000000011676*[.F281]^4) - (0.0000000001313004*[.F281]^3)+(0.00000040827021*[.F281]^2)+(0.001412319*[.F281])+12.615873295" office:value-type="float" office:value="17.9672641328734" calcext:value-type="float">
            <text:p>17.97</text:p>
          </table:table-cell>
          <table:table-cell table:formula="of:=[.D281]-[.G281]" office:value-type="float" office:value="0.0327358671265614" calcext:value-type="float">
            <text:p>0.032735867126561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0:43,847</text:p>
          </table:table-cell>
          <table:table-cell office:value-type="string" calcext:value-type="string">
            <text:p>Temperature</text:p>
          </table:table-cell>
          <table:table-cell office:value-type="float" office:value="18" calcext:value-type="float">
            <text:p>18</text:p>
          </table:table-cell>
          <table:table-cell table:formula="of:=TIMEVALUE( LEFT([.B282]; 19))" office:value-type="time" office:time-value="PT11H10M43.000000273S" calcext:value-type="time">
            <text:p>11:10:43</text:p>
          </table:table-cell>
          <table:table-cell table:formula="of:=SECOND([.E282]-[.E281])+[.F281]" office:value-type="float" office:value="3035" calcext:value-type="float">
            <text:p>3035</text:p>
          </table:table-cell>
          <table:table-cell table:formula="of:=(0.000000000000011676*[.F282]^4) - (0.0000000001313004*[.F282]^3)+(0.00000040827021*[.F282]^2)+(0.001412319*[.F282])+12.615873295" office:value-type="float" office:value="17.9829570029159" calcext:value-type="float">
            <text:p>17.98</text:p>
          </table:table-cell>
          <table:table-cell table:formula="of:=[.D282]-[.G282]" office:value-type="float" office:value="0.0170429970841042" calcext:value-type="float">
            <text:p>0.017042997084104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0:54,687</text:p>
          </table:table-cell>
          <table:table-cell office:value-type="string" calcext:value-type="string">
            <text:p>Temperature</text:p>
          </table:table-cell>
          <table:table-cell office:value-type="float" office:value="18" calcext:value-type="float">
            <text:p>18</text:p>
          </table:table-cell>
          <table:table-cell table:formula="of:=TIMEVALUE( LEFT([.B283]; 19))" office:value-type="time" office:time-value="PT11H10M53.999999701S" calcext:value-type="time">
            <text:p>11:10:54</text:p>
          </table:table-cell>
          <table:table-cell table:formula="of:=SECOND([.E283]-[.E282])+[.F282]" office:value-type="float" office:value="3046" calcext:value-type="float">
            <text:p>3046</text:p>
          </table:table-cell>
          <table:table-cell table:formula="of:=(0.000000000000011676*[.F283]^4) - (0.0000000001313004*[.F283]^3)+(0.00000040827021*[.F283]^2)+(0.001412319*[.F283])+12.615873295" office:value-type="float" office:value="18.0001863795354" calcext:value-type="float">
            <text:p>18.00</text:p>
          </table:table-cell>
          <table:table-cell table:formula="of:=[.D283]-[.G283]" office:value-type="float" office:value="-0.000186379535435322" calcext:value-type="float">
            <text:p>-0.000186379535435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1:05,527</text:p>
          </table:table-cell>
          <table:table-cell office:value-type="string" calcext:value-type="string">
            <text:p>Temperature</text:p>
          </table:table-cell>
          <table:table-cell office:value-type="float" office:value="18.1" calcext:value-type="float">
            <text:p>18.1</text:p>
          </table:table-cell>
          <table:table-cell table:formula="of:=TIMEVALUE( LEFT([.B284]; 19))" office:value-type="time" office:time-value="PT11H11M04.999999758S" calcext:value-type="time">
            <text:p>11:11:05</text:p>
          </table:table-cell>
          <table:table-cell table:formula="of:=SECOND([.E284]-[.E283])+[.F283]" office:value-type="float" office:value="3057" calcext:value-type="float">
            <text:p>3057</text:p>
          </table:table-cell>
          <table:table-cell table:formula="of:=(0.000000000000011676*[.F284]^4) - (0.0000000001313004*[.F284]^3)+(0.00000040827021*[.F284]^2)+(0.001412319*[.F284])+12.615873295" office:value-type="float" office:value="18.0173814977304" calcext:value-type="float">
            <text:p>18.02</text:p>
          </table:table-cell>
          <table:table-cell table:formula="of:=[.D284]-[.G284]" office:value-type="float" office:value="0.0826185022696038" calcext:value-type="float">
            <text:p>0.082618502269604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1:16,367</text:p>
          </table:table-cell>
          <table:table-cell office:value-type="string" calcext:value-type="string">
            <text:p>Temperature</text:p>
          </table:table-cell>
          <table:table-cell office:value-type="float" office:value="18.1" calcext:value-type="float">
            <text:p>18.1</text:p>
          </table:table-cell>
          <table:table-cell table:formula="of:=TIMEVALUE( LEFT([.B285]; 19))" office:value-type="time" office:time-value="PT11H11M15.999999815S" calcext:value-type="time">
            <text:p>11:11:16</text:p>
          </table:table-cell>
          <table:table-cell table:formula="of:=SECOND([.E285]-[.E284])+[.F284]" office:value-type="float" office:value="3068" calcext:value-type="float">
            <text:p>3068</text:p>
          </table:table-cell>
          <table:table-cell table:formula="of:=(0.000000000000011676*[.F285]^4) - (0.0000000001313004*[.F285]^3)+(0.00000040827021*[.F285]^2)+(0.001412319*[.F285])+12.615873295" office:value-type="float" office:value="18.0345424470786" calcext:value-type="float">
            <text:p>18.03</text:p>
          </table:table-cell>
          <table:table-cell table:formula="of:=[.D285]-[.G285]" office:value-type="float" office:value="0.065457552921405" calcext:value-type="float">
            <text:p>0.065457552921405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1:27,217</text:p>
          </table:table-cell>
          <table:table-cell office:value-type="string" calcext:value-type="string">
            <text:p>Temperature</text:p>
          </table:table-cell>
          <table:table-cell office:value-type="float" office:value="18.1" calcext:value-type="float">
            <text:p>18.1</text:p>
          </table:table-cell>
          <table:table-cell table:formula="of:=TIMEVALUE( LEFT([.B286]; 19))" office:value-type="time" office:time-value="PT11H11M26.999999871S" calcext:value-type="time">
            <text:p>11:11:27</text:p>
          </table:table-cell>
          <table:table-cell table:formula="of:=SECOND([.E286]-[.E285])+[.F285]" office:value-type="float" office:value="3079" calcext:value-type="float">
            <text:p>3079</text:p>
          </table:table-cell>
          <table:table-cell table:formula="of:=(0.000000000000011676*[.F286]^4) - (0.0000000001313004*[.F286]^3)+(0.00000040827021*[.F286]^2)+(0.001412319*[.F286])+12.615873295" office:value-type="float" office:value="18.0516693212606" calcext:value-type="float">
            <text:p>18.05</text:p>
          </table:table-cell>
          <table:table-cell table:formula="of:=[.D286]-[.G286]" office:value-type="float" office:value="0.0483306787393936" calcext:value-type="float">
            <text:p>0.048330678739394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1:38,057</text:p>
          </table:table-cell>
          <table:table-cell office:value-type="string" calcext:value-type="string">
            <text:p>Temperature</text:p>
          </table:table-cell>
          <table:table-cell office:value-type="float" office:value="18.1" calcext:value-type="float">
            <text:p>18.1</text:p>
          </table:table-cell>
          <table:table-cell table:formula="of:=TIMEVALUE( LEFT([.B287]; 19))" office:value-type="time" office:time-value="PT11H11M37.999999928S" calcext:value-type="time">
            <text:p>11:11:38</text:p>
          </table:table-cell>
          <table:table-cell table:formula="of:=SECOND([.E287]-[.E286])+[.F286]" office:value-type="float" office:value="3090" calcext:value-type="float">
            <text:p>3090</text:p>
          </table:table-cell>
          <table:table-cell table:formula="of:=(0.000000000000011676*[.F287]^4) - (0.0000000001313004*[.F287]^3)+(0.00000040827021*[.F287]^2)+(0.001412319*[.F287])+12.615873295" office:value-type="float" office:value="18.0687622180598" calcext:value-type="float">
            <text:p>18.07</text:p>
          </table:table-cell>
          <table:table-cell table:formula="of:=[.D287]-[.G287]" office:value-type="float" office:value="0.0312377819402414" calcext:value-type="float">
            <text:p>0.031237781940241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1:48,897</text:p>
          </table:table-cell>
          <table:table-cell office:value-type="string" calcext:value-type="string">
            <text:p>Temperature</text:p>
          </table:table-cell>
          <table:table-cell office:value-type="float" office:value="18.1" calcext:value-type="float">
            <text:p>18.1</text:p>
          </table:table-cell>
          <table:table-cell table:formula="of:=TIMEVALUE( LEFT([.B288]; 19))" office:value-type="time" office:time-value="PT11H11M47.999999751S" calcext:value-type="time">
            <text:p>11:11:48</text:p>
          </table:table-cell>
          <table:table-cell table:formula="of:=SECOND([.E288]-[.E287])+[.F287]" office:value-type="float" office:value="3100" calcext:value-type="float">
            <text:p>3100</text:p>
          </table:table-cell>
          <table:table-cell table:formula="of:=(0.000000000000011676*[.F288]^4) - (0.0000000001313004*[.F288]^3)+(0.00000040827021*[.F288]^2)+(0.001412319*[.F288])+12.615873295" office:value-type="float" office:value="18.0842718163" calcext:value-type="float">
            <text:p>18.08</text:p>
          </table:table-cell>
          <table:table-cell table:formula="of:=[.D288]-[.G288]" office:value-type="float" office:value="0.0157281837000021" calcext:value-type="float">
            <text:p>0.015728183700002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1:59,737</text:p>
          </table:table-cell>
          <table:table-cell office:value-type="string" calcext:value-type="string">
            <text:p>Temperature</text:p>
          </table:table-cell>
          <table:table-cell office:value-type="float" office:value="18.1" calcext:value-type="float">
            <text:p>18.1</text:p>
          </table:table-cell>
          <table:table-cell table:formula="of:=TIMEVALUE( LEFT([.B289]; 19))" office:value-type="time" office:time-value="PT11H11M58.999999808S" calcext:value-type="time">
            <text:p>11:11:59</text:p>
          </table:table-cell>
          <table:table-cell table:formula="of:=SECOND([.E289]-[.E288])+[.F288]" office:value-type="float" office:value="3111" calcext:value-type="float">
            <text:p>3111</text:p>
          </table:table-cell>
          <table:table-cell table:formula="of:=(0.000000000000011676*[.F289]^4) - (0.0000000001313004*[.F289]^3)+(0.00000040827021*[.F289]^2)+(0.001412319*[.F289])+12.615873295" office:value-type="float" office:value="18.1013001335621" calcext:value-type="float">
            <text:p>18.10</text:p>
          </table:table-cell>
          <table:table-cell table:formula="of:=[.D289]-[.G289]" office:value-type="float" office:value="-0.00130013356213965" calcext:value-type="float">
            <text:p>-0.00130013356214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2:10,577</text:p>
          </table:table-cell>
          <table:table-cell office:value-type="string" calcext:value-type="string">
            <text:p>Temperature</text:p>
          </table:table-cell>
          <table:table-cell office:value-type="float" office:value="18.1" calcext:value-type="float">
            <text:p>18.1</text:p>
          </table:table-cell>
          <table:table-cell table:formula="of:=TIMEVALUE( LEFT([.B290]; 19))" office:value-type="time" office:time-value="PT11H12M09.999999865S" calcext:value-type="time">
            <text:p>11:12:10</text:p>
          </table:table-cell>
          <table:table-cell table:formula="of:=SECOND([.E290]-[.E289])+[.F289]" office:value-type="float" office:value="3122" calcext:value-type="float">
            <text:p>3122</text:p>
          </table:table-cell>
          <table:table-cell table:formula="of:=(0.000000000000011676*[.F290]^4) - (0.0000000001313004*[.F290]^3)+(0.00000040827021*[.F290]^2)+(0.001412319*[.F290])+12.615873295" office:value-type="float" office:value="18.1182947812301" calcext:value-type="float">
            <text:p>18.12</text:p>
          </table:table-cell>
          <table:table-cell table:formula="of:=[.D290]-[.G290]" office:value-type="float" office:value="-0.0182947812301073" calcext:value-type="float">
            <text:p>-0.018294781230107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2:21,417</text:p>
          </table:table-cell>
          <table:table-cell office:value-type="string" calcext:value-type="string">
            <text:p>Temperature</text:p>
          </table:table-cell>
          <table:table-cell office:value-type="float" office:value="18.2" calcext:value-type="float">
            <text:p>18.2</text:p>
          </table:table-cell>
          <table:table-cell table:formula="of:=TIMEVALUE( LEFT([.B291]; 19))" office:value-type="time" office:time-value="PT11H12M20.999999922S" calcext:value-type="time">
            <text:p>11:12:21</text:p>
          </table:table-cell>
          <table:table-cell table:formula="of:=SECOND([.E291]-[.E290])+[.F290]" office:value-type="float" office:value="3133" calcext:value-type="float">
            <text:p>3133</text:p>
          </table:table-cell>
          <table:table-cell table:formula="of:=(0.000000000000011676*[.F291]^4) - (0.0000000001313004*[.F291]^3)+(0.00000040827021*[.F291]^2)+(0.001412319*[.F291])+12.615873295" office:value-type="float" office:value="18.1352558731253" calcext:value-type="float">
            <text:p>18.14</text:p>
          </table:table-cell>
          <table:table-cell table:formula="of:=[.D291]-[.G291]" office:value-type="float" office:value="0.0647441268747002" calcext:value-type="float">
            <text:p>0.0647441268747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2:32,257</text:p>
          </table:table-cell>
          <table:table-cell office:value-type="string" calcext:value-type="string">
            <text:p>Temperature</text:p>
          </table:table-cell>
          <table:table-cell office:value-type="float" office:value="18.1" calcext:value-type="float">
            <text:p>18.1</text:p>
          </table:table-cell>
          <table:table-cell table:formula="of:=TIMEVALUE( LEFT([.B292]; 19))" office:value-type="time" office:time-value="PT11H12M31.999999979S" calcext:value-type="time">
            <text:p>11:12:32</text:p>
          </table:table-cell>
          <table:table-cell table:formula="of:=SECOND([.E292]-[.E291])+[.F291]" office:value-type="float" office:value="3144" calcext:value-type="float">
            <text:p>3144</text:p>
          </table:table-cell>
          <table:table-cell table:formula="of:=(0.000000000000011676*[.F292]^4) - (0.0000000001313004*[.F292]^3)+(0.00000040827021*[.F292]^2)+(0.001412319*[.F292])+12.615873295" office:value-type="float" office:value="18.1521835271719" calcext:value-type="float">
            <text:p>18.15</text:p>
          </table:table-cell>
          <table:table-cell table:formula="of:=[.D292]-[.G292]" office:value-type="float" office:value="-0.0521835271718558" calcext:value-type="float">
            <text:p>-0.052183527171856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2:43,097</text:p>
          </table:table-cell>
          <table:table-cell office:value-type="string" calcext:value-type="string">
            <text:p>Temperature</text:p>
          </table:table-cell>
          <table:table-cell office:value-type="float" office:value="18.2" calcext:value-type="float">
            <text:p>18.2</text:p>
          </table:table-cell>
          <table:table-cell table:formula="of:=TIMEVALUE( LEFT([.B293]; 19))" office:value-type="time" office:time-value="PT11H12M43.000000035S" calcext:value-type="time">
            <text:p>11:12:43</text:p>
          </table:table-cell>
          <table:table-cell table:formula="of:=SECOND([.E293]-[.E292])+[.F292]" office:value-type="float" office:value="3155" calcext:value-type="float">
            <text:p>3155</text:p>
          </table:table-cell>
          <table:table-cell table:formula="of:=(0.000000000000011676*[.F293]^4) - (0.0000000001313004*[.F293]^3)+(0.00000040827021*[.F293]^2)+(0.001412319*[.F293])+12.615873295" office:value-type="float" office:value="18.1690778653967" calcext:value-type="float">
            <text:p>18.17</text:p>
          </table:table-cell>
          <table:table-cell table:formula="of:=[.D293]-[.G293]" office:value-type="float" office:value="0.0309221346033013" calcext:value-type="float">
            <text:p>0.030922134603301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2:53,937</text:p>
          </table:table-cell>
          <table:table-cell office:value-type="string" calcext:value-type="string">
            <text:p>Temperature</text:p>
          </table:table-cell>
          <table:table-cell office:value-type="float" office:value="18.2" calcext:value-type="float">
            <text:p>18.2</text:p>
          </table:table-cell>
          <table:table-cell table:formula="of:=TIMEVALUE( LEFT([.B294]; 19))" office:value-type="time" office:time-value="PT11H12M52.999999858S" calcext:value-type="time">
            <text:p>11:12:53</text:p>
          </table:table-cell>
          <table:table-cell table:formula="of:=SECOND([.E294]-[.E293])+[.F293]" office:value-type="float" office:value="3165" calcext:value-type="float">
            <text:p>3165</text:p>
          </table:table-cell>
          <table:table-cell table:formula="of:=(0.000000000000011676*[.F294]^4) - (0.0000000001313004*[.F294]^3)+(0.00000040827021*[.F294]^2)+(0.001412319*[.F294])+12.615873295" office:value-type="float" office:value="18.1844075503244" calcext:value-type="float">
            <text:p>18.18</text:p>
          </table:table-cell>
          <table:table-cell table:formula="of:=[.D294]-[.G294]" office:value-type="float" office:value="0.0155924496756015" calcext:value-type="float">
            <text:p>0.015592449675602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3:04,777</text:p>
          </table:table-cell>
          <table:table-cell office:value-type="string" calcext:value-type="string">
            <text:p>Temperature</text:p>
          </table:table-cell>
          <table:table-cell office:value-type="float" office:value="18.2" calcext:value-type="float">
            <text:p>18.2</text:p>
          </table:table-cell>
          <table:table-cell table:formula="of:=TIMEVALUE( LEFT([.B295]; 19))" office:value-type="time" office:time-value="PT11H13M03.999999915S" calcext:value-type="time">
            <text:p>11:13:04</text:p>
          </table:table-cell>
          <table:table-cell table:formula="of:=SECOND([.E295]-[.E294])+[.F294]" office:value-type="float" office:value="3176" calcext:value-type="float">
            <text:p>3176</text:p>
          </table:table-cell>
          <table:table-cell table:formula="of:=(0.000000000000011676*[.F295]^4) - (0.0000000001313004*[.F295]^3)+(0.00000040827021*[.F295]^2)+(0.001412319*[.F295])+12.615873295" office:value-type="float" office:value="18.2012386393136" calcext:value-type="float">
            <text:p>18.20</text:p>
          </table:table-cell>
          <table:table-cell table:formula="of:=[.D295]-[.G295]" office:value-type="float" office:value="-0.00123863931360191" calcext:value-type="float">
            <text:p>-0.001238639313602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3:15,617</text:p>
          </table:table-cell>
          <table:table-cell office:value-type="string" calcext:value-type="string">
            <text:p>Temperature</text:p>
          </table:table-cell>
          <table:table-cell office:value-type="float" office:value="18.2" calcext:value-type="float">
            <text:p>18.2</text:p>
          </table:table-cell>
          <table:table-cell table:formula="of:=TIMEVALUE( LEFT([.B296]; 19))" office:value-type="time" office:time-value="PT11H13M14.999999972S" calcext:value-type="time">
            <text:p>11:13:15</text:p>
          </table:table-cell>
          <table:table-cell table:formula="of:=SECOND([.E296]-[.E295])+[.F295]" office:value-type="float" office:value="3187" calcext:value-type="float">
            <text:p>3187</text:p>
          </table:table-cell>
          <table:table-cell table:formula="of:=(0.000000000000011676*[.F296]^4) - (0.0000000001313004*[.F296]^3)+(0.00000040827021*[.F296]^2)+(0.001412319*[.F296])+12.615873295" office:value-type="float" office:value="18.2180367907965" calcext:value-type="float">
            <text:p>18.22</text:p>
          </table:table-cell>
          <table:table-cell table:formula="of:=[.D296]-[.G296]" office:value-type="float" office:value="-0.0180367907965469" calcext:value-type="float">
            <text:p>-0.018036790796547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3:26,457</text:p>
          </table:table-cell>
          <table:table-cell office:value-type="string" calcext:value-type="string">
            <text:p>Temperature</text:p>
          </table:table-cell>
          <table:table-cell office:value-type="float" office:value="18.2" calcext:value-type="float">
            <text:p>18.2</text:p>
          </table:table-cell>
          <table:table-cell table:formula="of:=TIMEVALUE( LEFT([.B297]; 19))" office:value-type="time" office:time-value="PT11H13M26.000000029S" calcext:value-type="time">
            <text:p>11:13:26</text:p>
          </table:table-cell>
          <table:table-cell table:formula="of:=SECOND([.E297]-[.E296])+[.F296]" office:value-type="float" office:value="3198" calcext:value-type="float">
            <text:p>3198</text:p>
          </table:table-cell>
          <table:table-cell table:formula="of:=(0.000000000000011676*[.F297]^4) - (0.0000000001313004*[.F297]^3)+(0.00000040827021*[.F297]^2)+(0.001412319*[.F297])+12.615873295" office:value-type="float" office:value="18.2348021428382" calcext:value-type="float">
            <text:p>18.23</text:p>
          </table:table-cell>
          <table:table-cell table:formula="of:=[.D297]-[.G297]" office:value-type="float" office:value="-0.0348021428382062" calcext:value-type="float">
            <text:p>-0.034802142838206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3:37,297</text:p>
          </table:table-cell>
          <table:table-cell office:value-type="string" calcext:value-type="string">
            <text:p>Temperature</text:p>
          </table:table-cell>
          <table:table-cell office:value-type="float" office:value="18.3" calcext:value-type="float">
            <text:p>18.3</text:p>
          </table:table-cell>
          <table:table-cell table:formula="of:=TIMEVALUE( LEFT([.B298]; 19))" office:value-type="time" office:time-value="PT11H13M37.000000086S" calcext:value-type="time">
            <text:p>11:13:37</text:p>
          </table:table-cell>
          <table:table-cell table:formula="of:=SECOND([.E298]-[.E297])+[.F297]" office:value-type="float" office:value="3209" calcext:value-type="float">
            <text:p>3209</text:p>
          </table:table-cell>
          <table:table-cell table:formula="of:=(0.000000000000011676*[.F298]^4) - (0.0000000001313004*[.F298]^3)+(0.00000040827021*[.F298]^2)+(0.001412319*[.F298])+12.615873295" office:value-type="float" office:value="18.2515348376063" calcext:value-type="float">
            <text:p>18.25</text:p>
          </table:table-cell>
          <table:table-cell table:formula="of:=[.D298]-[.G298]" office:value-type="float" office:value="0.0484651623936863" calcext:value-type="float">
            <text:p>0.048465162393686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3:48,137</text:p>
          </table:table-cell>
          <table:table-cell office:value-type="string" calcext:value-type="string">
            <text:p>Temperature</text:p>
          </table:table-cell>
          <table:table-cell office:value-type="float" office:value="18.3" calcext:value-type="float">
            <text:p>18.3</text:p>
          </table:table-cell>
          <table:table-cell table:formula="of:=TIMEVALUE( LEFT([.B299]; 19))" office:value-type="time" office:time-value="PT11H13M48.000000142S" calcext:value-type="time">
            <text:p>11:13:48</text:p>
          </table:table-cell>
          <table:table-cell table:formula="of:=SECOND([.E299]-[.E298])+[.F298]" office:value-type="float" office:value="3220" calcext:value-type="float">
            <text:p>3220</text:p>
          </table:table-cell>
          <table:table-cell table:formula="of:=(0.000000000000011676*[.F299]^4) - (0.0000000001313004*[.F299]^3)+(0.00000040827021*[.F299]^2)+(0.001412319*[.F299])+12.615873295" office:value-type="float" office:value="18.2682350213714" calcext:value-type="float">
            <text:p>18.27</text:p>
          </table:table-cell>
          <table:table-cell table:formula="of:=[.D299]-[.G299]" office:value-type="float" office:value="0.0317649786286402" calcext:value-type="float">
            <text:p>0.03176497862864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3:58,977</text:p>
          </table:table-cell>
          <table:table-cell office:value-type="string" calcext:value-type="string">
            <text:p>Temperature</text:p>
          </table:table-cell>
          <table:table-cell office:value-type="float" office:value="18.3" calcext:value-type="float">
            <text:p>18.3</text:p>
          </table:table-cell>
          <table:table-cell table:formula="of:=TIMEVALUE( LEFT([.B300]; 19))" office:value-type="time" office:time-value="PT11H13M57.999999966S" calcext:value-type="time">
            <text:p>11:13:58</text:p>
          </table:table-cell>
          <table:table-cell table:formula="of:=SECOND([.E300]-[.E299])+[.F299]" office:value-type="float" office:value="3230" calcext:value-type="float">
            <text:p>3230</text:p>
          </table:table-cell>
          <table:table-cell table:formula="of:=(0.000000000000011676*[.F300]^4) - (0.0000000001313004*[.F300]^3)+(0.00000040827021*[.F300]^2)+(0.001412319*[.F300])+12.615873295" office:value-type="float" office:value="18.2833889210414" calcext:value-type="float">
            <text:p>18.28</text:p>
          </table:table-cell>
          <table:table-cell table:formula="of:=[.D300]-[.G300]" office:value-type="float" office:value="0.0166110789586433" calcext:value-type="float">
            <text:p>0.016611078958643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4:09,817</text:p>
          </table:table-cell>
          <table:table-cell office:value-type="string" calcext:value-type="string">
            <text:p>Temperature</text:p>
          </table:table-cell>
          <table:table-cell office:value-type="float" office:value="18.3" calcext:value-type="float">
            <text:p>18.3</text:p>
          </table:table-cell>
          <table:table-cell table:formula="of:=TIMEVALUE( LEFT([.B301]; 19))" office:value-type="time" office:time-value="PT11H14M09.000000022S" calcext:value-type="time">
            <text:p>11:14:09</text:p>
          </table:table-cell>
          <table:table-cell table:formula="of:=SECOND([.E301]-[.E300])+[.F300]" office:value-type="float" office:value="3241" calcext:value-type="float">
            <text:p>3241</text:p>
          </table:table-cell>
          <table:table-cell table:formula="of:=(0.000000000000011676*[.F301]^4) - (0.0000000001313004*[.F301]^3)+(0.00000040827021*[.F301]^2)+(0.001412319*[.F301])+12.615873295" office:value-type="float" office:value="18.3000274593638" calcext:value-type="float">
            <text:p>18.30</text:p>
          </table:table-cell>
          <table:table-cell table:formula="of:=[.D301]-[.G301]" office:value-type="float" office:value="-0.0000274593637534792" calcext:value-type="float">
            <text:p>-2.74593637534792E-05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4:20,657</text:p>
          </table:table-cell>
          <table:table-cell office:value-type="string" calcext:value-type="string">
            <text:p>Temperature</text:p>
          </table:table-cell>
          <table:table-cell office:value-type="float" office:value="18.3" calcext:value-type="float">
            <text:p>18.3</text:p>
          </table:table-cell>
          <table:table-cell table:formula="of:=TIMEVALUE( LEFT([.B302]; 19))" office:value-type="time" office:time-value="PT11H14M20.000000079S" calcext:value-type="time">
            <text:p>11:14:20</text:p>
          </table:table-cell>
          <table:table-cell table:formula="of:=SECOND([.E302]-[.E301])+[.F301]" office:value-type="float" office:value="3252" calcext:value-type="float">
            <text:p>3252</text:p>
          </table:table-cell>
          <table:table-cell table:formula="of:=(0.000000000000011676*[.F302]^4) - (0.0000000001313004*[.F302]^3)+(0.00000040827021*[.F302]^2)+(0.001412319*[.F302])+12.615873295" office:value-type="float" office:value="18.3166339355253" calcext:value-type="float">
            <text:p>18.32</text:p>
          </table:table-cell>
          <table:table-cell table:formula="of:=[.D302]-[.G302]" office:value-type="float" office:value="-0.0166339355253271" calcext:value-type="float">
            <text:p>-0.016633935525327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4:31,497</text:p>
          </table:table-cell>
          <table:table-cell office:value-type="string" calcext:value-type="string">
            <text:p>Temperature</text:p>
          </table:table-cell>
          <table:table-cell office:value-type="float" office:value="18.3" calcext:value-type="float">
            <text:p>18.3</text:p>
          </table:table-cell>
          <table:table-cell table:formula="of:=TIMEVALUE( LEFT([.B303]; 19))" office:value-type="time" office:time-value="PT11H14M31.000000136S" calcext:value-type="time">
            <text:p>11:14:31</text:p>
          </table:table-cell>
          <table:table-cell table:formula="of:=SECOND([.E303]-[.E302])+[.F302]" office:value-type="float" office:value="3263" calcext:value-type="float">
            <text:p>3263</text:p>
          </table:table-cell>
          <table:table-cell table:formula="of:=(0.000000000000011676*[.F303]^4) - (0.0000000001313004*[.F303]^3)+(0.00000040827021*[.F303]^2)+(0.001412319*[.F303])+12.615873295" office:value-type="float" office:value="18.3332085118346" calcext:value-type="float">
            <text:p>18.33</text:p>
          </table:table-cell>
          <table:table-cell table:formula="of:=[.D303]-[.G303]" office:value-type="float" office:value="-0.0332085118346264" calcext:value-type="float">
            <text:p>-0.033208511834626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4:42,337</text:p>
          </table:table-cell>
          <table:table-cell office:value-type="string" calcext:value-type="string">
            <text:p>Temperature</text:p>
          </table:table-cell>
          <table:table-cell office:value-type="float" office:value="18.4" calcext:value-type="float">
            <text:p>18.4</text:p>
          </table:table-cell>
          <table:table-cell table:formula="of:=TIMEVALUE( LEFT([.B304]; 19))" office:value-type="time" office:time-value="PT11H14M42.000000193S" calcext:value-type="time">
            <text:p>11:14:42</text:p>
          </table:table-cell>
          <table:table-cell table:formula="of:=SECOND([.E304]-[.E303])+[.F303]" office:value-type="float" office:value="3274" calcext:value-type="float">
            <text:p>3274</text:p>
          </table:table-cell>
          <table:table-cell table:formula="of:=(0.000000000000011676*[.F304]^4) - (0.0000000001313004*[.F304]^3)+(0.00000040827021*[.F304]^2)+(0.001412319*[.F304])+12.615873295" office:value-type="float" office:value="18.349751354703" calcext:value-type="float">
            <text:p>18.35</text:p>
          </table:table-cell>
          <table:table-cell table:formula="of:=[.D304]-[.G304]" office:value-type="float" office:value="0.0502486452970388" calcext:value-type="float">
            <text:p>0.050248645297039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4:53,177</text:p>
          </table:table-cell>
          <table:table-cell office:value-type="string" calcext:value-type="string">
            <text:p>Temperature</text:p>
          </table:table-cell>
          <table:table-cell office:value-type="float" office:value="18.4" calcext:value-type="float">
            <text:p>18.4</text:p>
          </table:table-cell>
          <table:table-cell table:formula="of:=TIMEVALUE( LEFT([.B305]; 19))" office:value-type="time" office:time-value="PT11H14M53.00000025S" calcext:value-type="time">
            <text:p>11:14:53</text:p>
          </table:table-cell>
          <table:table-cell table:formula="of:=SECOND([.E305]-[.E304])+[.F304]" office:value-type="float" office:value="3285" calcext:value-type="float">
            <text:p>3285</text:p>
          </table:table-cell>
          <table:table-cell table:formula="of:=(0.000000000000011676*[.F305]^4) - (0.0000000001313004*[.F305]^3)+(0.00000040827021*[.F305]^2)+(0.001412319*[.F305])+12.615873295" office:value-type="float" office:value="18.3662626346444" calcext:value-type="float">
            <text:p>18.37</text:p>
          </table:table-cell>
          <table:table-cell table:formula="of:=[.D305]-[.G305]" office:value-type="float" office:value="0.0337373653556021" calcext:value-type="float">
            <text:p>0.033737365355602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5:04,017</text:p>
          </table:table-cell>
          <table:table-cell office:value-type="string" calcext:value-type="string">
            <text:p>Temperature</text:p>
          </table:table-cell>
          <table:table-cell office:value-type="float" office:value="18.4" calcext:value-type="float">
            <text:p>18.4</text:p>
          </table:table-cell>
          <table:table-cell table:formula="of:=TIMEVALUE( LEFT([.B306]; 19))" office:value-type="time" office:time-value="PT11H15M04.000000306S" calcext:value-type="time">
            <text:p>11:15:04</text:p>
          </table:table-cell>
          <table:table-cell table:formula="of:=SECOND([.E306]-[.E305])+[.F305]" office:value-type="float" office:value="3296" calcext:value-type="float">
            <text:p>3296</text:p>
          </table:table-cell>
          <table:table-cell table:formula="of:=(0.000000000000011676*[.F306]^4) - (0.0000000001313004*[.F306]^3)+(0.00000040827021*[.F306]^2)+(0.001412319*[.F306])+12.615873295" office:value-type="float" office:value="18.3827425262758" calcext:value-type="float">
            <text:p>18.38</text:p>
          </table:table-cell>
          <table:table-cell table:formula="of:=[.D306]-[.G306]" office:value-type="float" office:value="0.0172574737242286" calcext:value-type="float">
            <text:p>0.017257473724229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5:14,857</text:p>
          </table:table-cell>
          <table:table-cell office:value-type="string" calcext:value-type="string">
            <text:p>Temperature</text:p>
          </table:table-cell>
          <table:table-cell office:value-type="float" office:value="18.4" calcext:value-type="float">
            <text:p>18.4</text:p>
          </table:table-cell>
          <table:table-cell table:formula="of:=TIMEVALUE( LEFT([.B307]; 19))" office:value-type="time" office:time-value="PT11H15M14.000000129S" calcext:value-type="time">
            <text:p>11:15:14</text:p>
          </table:table-cell>
          <table:table-cell table:formula="of:=SECOND([.E307]-[.E306])+[.F306]" office:value-type="float" office:value="3306" calcext:value-type="float">
            <text:p>3306</text:p>
          </table:table-cell>
          <table:table-cell table:formula="of:=(0.000000000000011676*[.F307]^4) - (0.0000000001313004*[.F307]^3)+(0.00000040827021*[.F307]^2)+(0.001412319*[.F307])+12.615873295" office:value-type="float" office:value="18.3976971584601" calcext:value-type="float">
            <text:p>18.40</text:p>
          </table:table-cell>
          <table:table-cell table:formula="of:=[.D307]-[.G307]" office:value-type="float" office:value="0.00230284153990112" calcext:value-type="float">
            <text:p>0.002302841539901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5:25,697</text:p>
          </table:table-cell>
          <table:table-cell office:value-type="string" calcext:value-type="string">
            <text:p>Temperature</text:p>
          </table:table-cell>
          <table:table-cell office:value-type="float" office:value="18.4" calcext:value-type="float">
            <text:p>18.4</text:p>
          </table:table-cell>
          <table:table-cell table:formula="of:=TIMEVALUE( LEFT([.B308]; 19))" office:value-type="time" office:time-value="PT11H15M25.000000186S" calcext:value-type="time">
            <text:p>11:15:25</text:p>
          </table:table-cell>
          <table:table-cell table:formula="of:=SECOND([.E308]-[.E307])+[.F307]" office:value-type="float" office:value="3317" calcext:value-type="float">
            <text:p>3317</text:p>
          </table:table-cell>
          <table:table-cell table:formula="of:=(0.000000000000011676*[.F308]^4) - (0.0000000001313004*[.F308]^3)+(0.00000040827021*[.F308]^2)+(0.001412319*[.F308])+12.615873295" office:value-type="float" office:value="18.4141176266856" calcext:value-type="float">
            <text:p>18.41</text:p>
          </table:table-cell>
          <table:table-cell table:formula="of:=[.D308]-[.G308]" office:value-type="float" office:value="-0.0141176266856178" calcext:value-type="float">
            <text:p>-0.014117626685618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5:36,537</text:p>
          </table:table-cell>
          <table:table-cell office:value-type="string" calcext:value-type="string">
            <text:p>Temperature</text:p>
          </table:table-cell>
          <table:table-cell office:value-type="float" office:value="18.4" calcext:value-type="float">
            <text:p>18.4</text:p>
          </table:table-cell>
          <table:table-cell table:formula="of:=TIMEVALUE( LEFT([.B309]; 19))" office:value-type="time" office:time-value="PT11H15M36.000000243S" calcext:value-type="time">
            <text:p>11:15:36</text:p>
          </table:table-cell>
          <table:table-cell table:formula="of:=SECOND([.E309]-[.E308])+[.F308]" office:value-type="float" office:value="3328" calcext:value-type="float">
            <text:p>3328</text:p>
          </table:table-cell>
          <table:table-cell table:formula="of:=(0.000000000000011676*[.F309]^4) - (0.0000000001313004*[.F309]^3)+(0.00000040827021*[.F309]^2)+(0.001412319*[.F309])+12.615873295" office:value-type="float" office:value="18.4305072379054" calcext:value-type="float">
            <text:p>18.43</text:p>
          </table:table-cell>
          <table:table-cell table:formula="of:=[.D309]-[.G309]" office:value-type="float" office:value="-0.0305072379053897" calcext:value-type="float">
            <text:p>-0.03050723790539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5:47,377</text:p>
          </table:table-cell>
          <table:table-cell office:value-type="string" calcext:value-type="string">
            <text:p>Temperature</text:p>
          </table:table-cell>
          <table:table-cell office:value-type="float" office:value="18.4" calcext:value-type="float">
            <text:p>18.4</text:p>
          </table:table-cell>
          <table:table-cell table:formula="of:=TIMEVALUE( LEFT([.B310]; 19))" office:value-type="time" office:time-value="PT11H15M47.0000003S" calcext:value-type="time">
            <text:p>11:15:47</text:p>
          </table:table-cell>
          <table:table-cell table:formula="of:=SECOND([.E310]-[.E309])+[.F309]" office:value-type="float" office:value="3339" calcext:value-type="float">
            <text:p>3339</text:p>
          </table:table-cell>
          <table:table-cell table:formula="of:=(0.000000000000011676*[.F310]^4) - (0.0000000001313004*[.F310]^3)+(0.00000040827021*[.F310]^2)+(0.001412319*[.F310])+12.615873295" office:value-type="float" office:value="18.4468661827743" calcext:value-type="float">
            <text:p>18.45</text:p>
          </table:table-cell>
          <table:table-cell table:formula="of:=[.D310]-[.G310]" office:value-type="float" office:value="-0.046866182774302" calcext:value-type="float">
            <text:p>-0.046866182774302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5:58,217</text:p>
          </table:table-cell>
          <table:table-cell office:value-type="string" calcext:value-type="string">
            <text:p>Temperature</text:p>
          </table:table-cell>
          <table:table-cell office:value-type="float" office:value="18.4" calcext:value-type="float">
            <text:p>18.4</text:p>
          </table:table-cell>
          <table:table-cell table:formula="of:=TIMEVALUE( LEFT([.B311]; 19))" office:value-type="time" office:time-value="PT11H15M57.999999728S" calcext:value-type="time">
            <text:p>11:15:58</text:p>
          </table:table-cell>
          <table:table-cell table:formula="of:=SECOND([.E311]-[.E310])+[.F310]" office:value-type="float" office:value="3350" calcext:value-type="float">
            <text:p>3350</text:p>
          </table:table-cell>
          <table:table-cell table:formula="of:=(0.000000000000011676*[.F311]^4) - (0.0000000001313004*[.F311]^3)+(0.00000040827021*[.F311]^2)+(0.001412319*[.F311])+12.615873295" office:value-type="float" office:value="18.46319465605" calcext:value-type="float">
            <text:p>18.46</text:p>
          </table:table-cell>
          <table:table-cell table:formula="of:=[.D311]-[.G311]" office:value-type="float" office:value="-0.0631946560500012" calcext:value-type="float">
            <text:p>-0.063194656050001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6:09,057</text:p>
          </table:table-cell>
          <table:table-cell office:value-type="string" calcext:value-type="string">
            <text:p>Temperature</text:p>
          </table:table-cell>
          <table:table-cell office:value-type="float" office:value="18.4" calcext:value-type="float">
            <text:p>18.4</text:p>
          </table:table-cell>
          <table:table-cell table:formula="of:=TIMEVALUE( LEFT([.B312]; 19))" office:value-type="time" office:time-value="PT11H16M08.999999785S" calcext:value-type="time">
            <text:p>11:16:09</text:p>
          </table:table-cell>
          <table:table-cell table:formula="of:=SECOND([.E312]-[.E311])+[.F311]" office:value-type="float" office:value="3361" calcext:value-type="float">
            <text:p>3361</text:p>
          </table:table-cell>
          <table:table-cell table:formula="of:=(0.000000000000011676*[.F312]^4) - (0.0000000001313004*[.F312]^3)+(0.00000040827021*[.F312]^2)+(0.001412319*[.F312])+12.615873295" office:value-type="float" office:value="18.4794928565929" calcext:value-type="float">
            <text:p>18.48</text:p>
          </table:table-cell>
          <table:table-cell table:formula="of:=[.D312]-[.G312]" office:value-type="float" office:value="-0.0794928565928963" calcext:value-type="float">
            <text:p>-0.079492856592896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6:19,897</text:p>
          </table:table-cell>
          <table:table-cell office:value-type="string" calcext:value-type="string">
            <text:p>Temperature</text:p>
          </table:table-cell>
          <table:table-cell office:value-type="float" office:value="18.5" calcext:value-type="float">
            <text:p>18.5</text:p>
          </table:table-cell>
          <table:table-cell table:formula="of:=TIMEVALUE( LEFT([.B313]; 19))" office:value-type="time" office:time-value="PT11H16M19.000000237S" calcext:value-type="time">
            <text:p>11:16:19</text:p>
          </table:table-cell>
          <table:table-cell table:formula="of:=SECOND([.E313]-[.E312])+[.F312]" office:value-type="float" office:value="3371" calcext:value-type="float">
            <text:p>3371</text:p>
          </table:table-cell>
          <table:table-cell table:formula="of:=(0.000000000000011676*[.F313]^4) - (0.0000000001313004*[.F313]^3)+(0.00000040827021*[.F313]^2)+(0.001412319*[.F313])+12.615873295" office:value-type="float" office:value="18.4942833035236" calcext:value-type="float">
            <text:p>18.49</text:p>
          </table:table-cell>
          <table:table-cell table:formula="of:=[.D313]-[.G313]" office:value-type="float" office:value="0.00571669647635176" calcext:value-type="float">
            <text:p>0.005716696476352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6:30,737</text:p>
          </table:table-cell>
          <table:table-cell office:value-type="string" calcext:value-type="string">
            <text:p>Temperature</text:p>
          </table:table-cell>
          <table:table-cell office:value-type="float" office:value="18.5" calcext:value-type="float">
            <text:p>18.5</text:p>
          </table:table-cell>
          <table:table-cell table:formula="of:=TIMEVALUE( LEFT([.B314]; 19))" office:value-type="time" office:time-value="PT11H16M30.000000293S" calcext:value-type="time">
            <text:p>11:16:30</text:p>
          </table:table-cell>
          <table:table-cell table:formula="of:=SECOND([.E314]-[.E313])+[.F313]" office:value-type="float" office:value="3382" calcext:value-type="float">
            <text:p>3382</text:p>
          </table:table-cell>
          <table:table-cell table:formula="of:=(0.000000000000011676*[.F314]^4) - (0.0000000001313004*[.F314]^3)+(0.00000040827021*[.F314]^2)+(0.001412319*[.F314])+12.615873295" office:value-type="float" office:value="18.5105242777201" calcext:value-type="float">
            <text:p>18.51</text:p>
          </table:table-cell>
          <table:table-cell table:formula="of:=[.D314]-[.G314]" office:value-type="float" office:value="-0.0105242777201156" calcext:value-type="float">
            <text:p>-0.010524277720116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6:41,577</text:p>
          </table:table-cell>
          <table:table-cell office:value-type="string" calcext:value-type="string">
            <text:p>Temperature</text:p>
          </table:table-cell>
          <table:table-cell office:value-type="float" office:value="18.5" calcext:value-type="float">
            <text:p>18.5</text:p>
          </table:table-cell>
          <table:table-cell table:formula="of:=TIMEVALUE( LEFT([.B315]; 19))" office:value-type="time" office:time-value="PT11H16M40.999999722S" calcext:value-type="time">
            <text:p>11:16:41</text:p>
          </table:table-cell>
          <table:table-cell table:formula="of:=SECOND([.E315]-[.E314])+[.F314]" office:value-type="float" office:value="3393" calcext:value-type="float">
            <text:p>3393</text:p>
          </table:table-cell>
          <table:table-cell table:formula="of:=(0.000000000000011676*[.F315]^4) - (0.0000000001313004*[.F315]^3)+(0.00000040827021*[.F315]^2)+(0.001412319*[.F315])+12.615873295" office:value-type="float" office:value="18.5267355810149" calcext:value-type="float">
            <text:p>18.53</text:p>
          </table:table-cell>
          <table:table-cell table:formula="of:=[.D315]-[.G315]" office:value-type="float" office:value="-0.0267355810148757" calcext:value-type="float">
            <text:p>-0.026735581014876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6:52,417</text:p>
          </table:table-cell>
          <table:table-cell office:value-type="string" calcext:value-type="string">
            <text:p>Temperature</text:p>
          </table:table-cell>
          <table:table-cell office:value-type="float" office:value="18.6" calcext:value-type="float">
            <text:p>18.6</text:p>
          </table:table-cell>
          <table:table-cell table:formula="of:=TIMEVALUE( LEFT([.B316]; 19))" office:value-type="time" office:time-value="PT11H16M51.999999778S" calcext:value-type="time">
            <text:p>11:16:52</text:p>
          </table:table-cell>
          <table:table-cell table:formula="of:=SECOND([.E316]-[.E315])+[.F315]" office:value-type="float" office:value="3404" calcext:value-type="float">
            <text:p>3404</text:p>
          </table:table-cell>
          <table:table-cell table:formula="of:=(0.000000000000011676*[.F316]^4) - (0.0000000001313004*[.F316]^3)+(0.00000040827021*[.F316]^2)+(0.001412319*[.F316])+12.615873295" office:value-type="float" office:value="18.5429174283064" calcext:value-type="float">
            <text:p>18.54</text:p>
          </table:table-cell>
          <table:table-cell table:formula="of:=[.D316]-[.G316]" office:value-type="float" office:value="0.0570825716936092" calcext:value-type="float">
            <text:p>0.057082571693609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7:03,257</text:p>
          </table:table-cell>
          <table:table-cell office:value-type="string" calcext:value-type="string">
            <text:p>Temperature</text:p>
          </table:table-cell>
          <table:table-cell office:value-type="float" office:value="18.6" calcext:value-type="float">
            <text:p>18.6</text:p>
          </table:table-cell>
          <table:table-cell table:formula="of:=TIMEVALUE( LEFT([.B317]; 19))" office:value-type="time" office:time-value="PT11H17M02.999999835S" calcext:value-type="time">
            <text:p>11:17:03</text:p>
          </table:table-cell>
          <table:table-cell table:formula="of:=SECOND([.E317]-[.E316])+[.F316]" office:value-type="float" office:value="3415" calcext:value-type="float">
            <text:p>3415</text:p>
          </table:table-cell>
          <table:table-cell table:formula="of:=(0.000000000000011676*[.F317]^4) - (0.0000000001313004*[.F317]^3)+(0.00000040827021*[.F317]^2)+(0.001412319*[.F317])+12.615873295" office:value-type="float" office:value="18.5590700385959" calcext:value-type="float">
            <text:p>18.56</text:p>
          </table:table-cell>
          <table:table-cell table:formula="of:=[.D317]-[.G317]" office:value-type="float" office:value="0.0409299614041032" calcext:value-type="float">
            <text:p>0.040929961404103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7:14,097</text:p>
          </table:table-cell>
          <table:table-cell office:value-type="string" calcext:value-type="string">
            <text:p>Temperature</text:p>
          </table:table-cell>
          <table:table-cell office:value-type="float" office:value="18.6" calcext:value-type="float">
            <text:p>18.6</text:p>
          </table:table-cell>
          <table:table-cell table:formula="of:=TIMEVALUE( LEFT([.B318]; 19))" office:value-type="time" office:time-value="PT11H17M13.999999892S" calcext:value-type="time">
            <text:p>11:17:14</text:p>
          </table:table-cell>
          <table:table-cell table:formula="of:=SECOND([.E318]-[.E317])+[.F317]" office:value-type="float" office:value="3426" calcext:value-type="float">
            <text:p>3426</text:p>
          </table:table-cell>
          <table:table-cell table:formula="of:=(0.000000000000011676*[.F318]^4) - (0.0000000001313004*[.F318]^3)+(0.00000040827021*[.F318]^2)+(0.001412319*[.F318])+12.615873295" office:value-type="float" office:value="18.5751936349874" calcext:value-type="float">
            <text:p>18.58</text:p>
          </table:table-cell>
          <table:table-cell table:formula="of:=[.D318]-[.G318]" office:value-type="float" office:value="0.0248063650126262" calcext:value-type="float">
            <text:p>0.024806365012626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7:24,940</text:p>
          </table:table-cell>
          <table:table-cell office:value-type="string" calcext:value-type="string">
            <text:p>Temperature</text:p>
          </table:table-cell>
          <table:table-cell office:value-type="float" office:value="18.6" calcext:value-type="float">
            <text:p>18.6</text:p>
          </table:table-cell>
          <table:table-cell table:formula="of:=TIMEVALUE( LEFT([.B319]; 19))" office:value-type="time" office:time-value="PT11H17M23.999999715S" calcext:value-type="time">
            <text:p>11:17:24</text:p>
          </table:table-cell>
          <table:table-cell table:formula="of:=SECOND([.E319]-[.E318])+[.F318]" office:value-type="float" office:value="3436" calcext:value-type="float">
            <text:p>3436</text:p>
          </table:table-cell>
          <table:table-cell table:formula="of:=(0.000000000000011676*[.F319]^4) - (0.0000000001313004*[.F319]^3)+(0.00000040827021*[.F319]^2)+(0.001412319*[.F319])+12.615873295" office:value-type="float" office:value="18.589826463649" calcext:value-type="float">
            <text:p>18.59</text:p>
          </table:table-cell>
          <table:table-cell table:formula="of:=[.D319]-[.G319]" office:value-type="float" office:value="0.0101735363510258" calcext:value-type="float">
            <text:p>0.010173536351026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7:35,777</text:p>
          </table:table-cell>
          <table:table-cell office:value-type="string" calcext:value-type="string">
            <text:p>Temperature</text:p>
          </table:table-cell>
          <table:table-cell office:value-type="float" office:value="18.6" calcext:value-type="float">
            <text:p>18.6</text:p>
          </table:table-cell>
          <table:table-cell table:formula="of:=TIMEVALUE( LEFT([.B320]; 19))" office:value-type="time" office:time-value="PT11H17M34.999999772S" calcext:value-type="time">
            <text:p>11:17:35</text:p>
          </table:table-cell>
          <table:table-cell table:formula="of:=SECOND([.E320]-[.E319])+[.F319]" office:value-type="float" office:value="3447" calcext:value-type="float">
            <text:p>3447</text:p>
          </table:table-cell>
          <table:table-cell table:formula="of:=(0.000000000000011676*[.F320]^4) - (0.0000000001313004*[.F320]^3)+(0.00000040827021*[.F320]^2)+(0.001412319*[.F320])+12.615873295" office:value-type="float" office:value="18.6058953042451" calcext:value-type="float">
            <text:p>18.61</text:p>
          </table:table-cell>
          <table:table-cell table:formula="of:=[.D320]-[.G320]" office:value-type="float" office:value="-0.00589530424506535" calcext:value-type="float">
            <text:p>-0.005895304245065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7:46,617</text:p>
          </table:table-cell>
          <table:table-cell office:value-type="string" calcext:value-type="string">
            <text:p>Temperature</text:p>
          </table:table-cell>
          <table:table-cell office:value-type="float" office:value="18.6" calcext:value-type="float">
            <text:p>18.6</text:p>
          </table:table-cell>
          <table:table-cell table:formula="of:=TIMEVALUE( LEFT([.B321]; 19))" office:value-type="time" office:time-value="PT11H17M45.999999829S" calcext:value-type="time">
            <text:p>11:17:46</text:p>
          </table:table-cell>
          <table:table-cell table:formula="of:=SECOND([.E321]-[.E320])+[.F320]" office:value-type="float" office:value="3458" calcext:value-type="float">
            <text:p>3458</text:p>
          </table:table-cell>
          <table:table-cell table:formula="of:=(0.000000000000011676*[.F321]^4) - (0.0000000001313004*[.F321]^3)+(0.00000040827021*[.F321]^2)+(0.001412319*[.F321])+12.615873295" office:value-type="float" office:value="18.621935803301" calcext:value-type="float">
            <text:p>18.62</text:p>
          </table:table-cell>
          <table:table-cell table:formula="of:=[.D321]-[.G321]" office:value-type="float" office:value="-0.0219358033010053" calcext:value-type="float">
            <text:p>-0.021935803301005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7:57,457</text:p>
          </table:table-cell>
          <table:table-cell office:value-type="string" calcext:value-type="string">
            <text:p>Temperature</text:p>
          </table:table-cell>
          <table:table-cell office:value-type="float" office:value="18.6" calcext:value-type="float">
            <text:p>18.6</text:p>
          </table:table-cell>
          <table:table-cell table:formula="of:=TIMEVALUE( LEFT([.B322]; 19))" office:value-type="time" office:time-value="PT11H17M56.999999885S" calcext:value-type="time">
            <text:p>11:17:57</text:p>
          </table:table-cell>
          <table:table-cell table:formula="of:=SECOND([.E322]-[.E321])+[.F321]" office:value-type="float" office:value="3469" calcext:value-type="float">
            <text:p>3469</text:p>
          </table:table-cell>
          <table:table-cell table:formula="of:=(0.000000000000011676*[.F322]^4) - (0.0000000001313004*[.F322]^3)+(0.00000040827021*[.F322]^2)+(0.001412319*[.F322])+12.615873295" office:value-type="float" office:value="18.6379481999588" calcext:value-type="float">
            <text:p>18.64</text:p>
          </table:table-cell>
          <table:table-cell table:formula="of:=[.D322]-[.G322]" office:value-type="float" office:value="-0.0379481999588336" calcext:value-type="float">
            <text:p>-0.037948199958834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8:08,297</text:p>
          </table:table-cell>
          <table:table-cell office:value-type="string" calcext:value-type="string">
            <text:p>Temperature</text:p>
          </table:table-cell>
          <table:table-cell office:value-type="float" office:value="18.6" calcext:value-type="float">
            <text:p>18.6</text:p>
          </table:table-cell>
          <table:table-cell table:formula="of:=TIMEVALUE( LEFT([.B323]; 19))" office:value-type="time" office:time-value="PT11H18M07.999999942S" calcext:value-type="time">
            <text:p>11:18:08</text:p>
          </table:table-cell>
          <table:table-cell table:formula="of:=SECOND([.E323]-[.E322])+[.F322]" office:value-type="float" office:value="3480" calcext:value-type="float">
            <text:p>3480</text:p>
          </table:table-cell>
          <table:table-cell table:formula="of:=(0.000000000000011676*[.F323]^4) - (0.0000000001313004*[.F323]^3)+(0.00000040827021*[.F323]^2)+(0.001412319*[.F323])+12.615873295" office:value-type="float" office:value="18.6539327374634" calcext:value-type="float">
            <text:p>18.65</text:p>
          </table:table-cell>
          <table:table-cell table:formula="of:=[.D323]-[.G323]" office:value-type="float" office:value="-0.0539327374633594" calcext:value-type="float">
            <text:p>-0.053932737463359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8:19,137</text:p>
          </table:table-cell>
          <table:table-cell office:value-type="string" calcext:value-type="string">
            <text:p>Temperature</text:p>
          </table:table-cell>
          <table:table-cell office:value-type="float" office:value="18.6" calcext:value-type="float">
            <text:p>18.6</text:p>
          </table:table-cell>
          <table:table-cell table:formula="of:=TIMEVALUE( LEFT([.B324]; 19))" office:value-type="time" office:time-value="PT11H18M18.999999999S" calcext:value-type="time">
            <text:p>11:18:19</text:p>
          </table:table-cell>
          <table:table-cell table:formula="of:=SECOND([.E324]-[.E323])+[.F323]" office:value-type="float" office:value="3491" calcext:value-type="float">
            <text:p>3491</text:p>
          </table:table-cell>
          <table:table-cell table:formula="of:=(0.000000000000011676*[.F324]^4) - (0.0000000001313004*[.F324]^3)+(0.00000040827021*[.F324]^2)+(0.001412319*[.F324])+12.615873295" office:value-type="float" office:value="18.6698896631622" calcext:value-type="float">
            <text:p>18.67</text:p>
          </table:table-cell>
          <table:table-cell table:formula="of:=[.D324]-[.G324]" office:value-type="float" office:value="-0.0698896631621508" calcext:value-type="float">
            <text:p>-0.069889663162151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8:29,977</text:p>
          </table:table-cell>
          <table:table-cell office:value-type="string" calcext:value-type="string">
            <text:p>Temperature</text:p>
          </table:table-cell>
          <table:table-cell office:value-type="float" office:value="18.6" calcext:value-type="float">
            <text:p>18.6</text:p>
          </table:table-cell>
          <table:table-cell table:formula="of:=TIMEVALUE( LEFT([.B325]; 19))" office:value-type="time" office:time-value="PT11H18M28.999999822S" calcext:value-type="time">
            <text:p>11:18:29</text:p>
          </table:table-cell>
          <table:table-cell table:formula="of:=SECOND([.E325]-[.E324])+[.F324]" office:value-type="float" office:value="3501" calcext:value-type="float">
            <text:p>3501</text:p>
          </table:table-cell>
          <table:table-cell table:formula="of:=(0.000000000000011676*[.F325]^4) - (0.0000000001313004*[.F325]^3)+(0.00000040827021*[.F325]^2)+(0.001412319*[.F325])+12.615873295" office:value-type="float" office:value="18.6843722101042" calcext:value-type="float">
            <text:p>18.68</text:p>
          </table:table-cell>
          <table:table-cell table:formula="of:=[.D325]-[.G325]" office:value-type="float" office:value="-0.0843722101041848" calcext:value-type="float">
            <text:p>-0.084372210104185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8:40,817</text:p>
          </table:table-cell>
          <table:table-cell office:value-type="string" calcext:value-type="string">
            <text:p>Temperature</text:p>
          </table:table-cell>
          <table:table-cell office:value-type="float" office:value="18.7" calcext:value-type="float">
            <text:p>18.7</text:p>
          </table:table-cell>
          <table:table-cell table:formula="of:=TIMEVALUE( LEFT([.B326]; 19))" office:value-type="time" office:time-value="PT11H18M39.999999879S" calcext:value-type="time">
            <text:p>11:18:40</text:p>
          </table:table-cell>
          <table:table-cell table:formula="of:=SECOND([.E326]-[.E325])+[.F325]" office:value-type="float" office:value="3512" calcext:value-type="float">
            <text:p>3512</text:p>
          </table:table-cell>
          <table:table-cell table:formula="of:=(0.000000000000011676*[.F326]^4) - (0.0000000001313004*[.F326]^3)+(0.00000040827021*[.F326]^2)+(0.001412319*[.F326])+12.615873295" office:value-type="float" office:value="18.7002771240503" calcext:value-type="float">
            <text:p>18.70</text:p>
          </table:table-cell>
          <table:table-cell table:formula="of:=[.D326]-[.G326]" office:value-type="float" office:value="-0.000277124050253263" calcext:value-type="float">
            <text:p>-0.000277124050253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8:51,657</text:p>
          </table:table-cell>
          <table:table-cell office:value-type="string" calcext:value-type="string">
            <text:p>Temperature</text:p>
          </table:table-cell>
          <table:table-cell office:value-type="float" office:value="18.7" calcext:value-type="float">
            <text:p>18.7</text:p>
          </table:table-cell>
          <table:table-cell table:formula="of:=TIMEVALUE( LEFT([.B327]; 19))" office:value-type="time" office:time-value="PT11H18M50.999999936S" calcext:value-type="time">
            <text:p>11:18:51</text:p>
          </table:table-cell>
          <table:table-cell table:formula="of:=SECOND([.E327]-[.E326])+[.F326]" office:value-type="float" office:value="3523" calcext:value-type="float">
            <text:p>3523</text:p>
          </table:table-cell>
          <table:table-cell table:formula="of:=(0.000000000000011676*[.F327]^4) - (0.0000000001313004*[.F327]^3)+(0.00000040827021*[.F327]^2)+(0.001412319*[.F327])+12.615873295" office:value-type="float" office:value="18.7161551690752" calcext:value-type="float">
            <text:p>18.72</text:p>
          </table:table-cell>
          <table:table-cell table:formula="of:=[.D327]-[.G327]" office:value-type="float" office:value="-0.0161551690752368" calcext:value-type="float">
            <text:p>-0.016155169075237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9:02,497</text:p>
          </table:table-cell>
          <table:table-cell office:value-type="string" calcext:value-type="string">
            <text:p>Temperature</text:p>
          </table:table-cell>
          <table:table-cell office:value-type="float" office:value="18.7" calcext:value-type="float">
            <text:p>18.7</text:p>
          </table:table-cell>
          <table:table-cell table:formula="of:=TIMEVALUE( LEFT([.B328]; 19))" office:value-type="time" office:time-value="PT11H19M01.999999993S" calcext:value-type="time">
            <text:p>11:19:02</text:p>
          </table:table-cell>
          <table:table-cell table:formula="of:=SECOND([.E328]-[.E327])+[.F327]" office:value-type="float" office:value="3534" calcext:value-type="float">
            <text:p>3534</text:p>
          </table:table-cell>
          <table:table-cell table:formula="of:=(0.000000000000011676*[.F328]^4) - (0.0000000001313004*[.F328]^3)+(0.00000040827021*[.F328]^2)+(0.001412319*[.F328])+12.615873295" office:value-type="float" office:value="18.7320066085648" calcext:value-type="float">
            <text:p>18.73</text:p>
          </table:table-cell>
          <table:table-cell table:formula="of:=[.D328]-[.G328]" office:value-type="float" office:value="-0.0320066085647532" calcext:value-type="float">
            <text:p>-0.032006608564753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9:13,337</text:p>
          </table:table-cell>
          <table:table-cell office:value-type="string" calcext:value-type="string">
            <text:p>Temperature</text:p>
          </table:table-cell>
          <table:table-cell office:value-type="float" office:value="18.8" calcext:value-type="float">
            <text:p>18.8</text:p>
          </table:table-cell>
          <table:table-cell table:formula="of:=TIMEVALUE( LEFT([.B329]; 19))" office:value-type="time" office:time-value="PT11H19M13.000000049S" calcext:value-type="time">
            <text:p>11:19:13</text:p>
          </table:table-cell>
          <table:table-cell table:formula="of:=SECOND([.E329]-[.E328])+[.F328]" office:value-type="float" office:value="3545" calcext:value-type="float">
            <text:p>3545</text:p>
          </table:table-cell>
          <table:table-cell table:formula="of:=(0.000000000000011676*[.F329]^4) - (0.0000000001313004*[.F329]^3)+(0.00000040827021*[.F329]^2)+(0.001412319*[.F329])+12.615873295" office:value-type="float" office:value="18.7478317100072" calcext:value-type="float">
            <text:p>18.75</text:p>
          </table:table-cell>
          <table:table-cell table:formula="of:=[.D329]-[.G329]" office:value-type="float" office:value="0.0521682899928031" calcext:value-type="float">
            <text:p>0.052168289992803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9:24,177</text:p>
          </table:table-cell>
          <table:table-cell office:value-type="string" calcext:value-type="string">
            <text:p>Temperature</text:p>
          </table:table-cell>
          <table:table-cell office:value-type="float" office:value="18.8" calcext:value-type="float">
            <text:p>18.8</text:p>
          </table:table-cell>
          <table:table-cell table:formula="of:=TIMEVALUE( LEFT([.B330]; 19))" office:value-type="time" office:time-value="PT11H19M24.000000106S" calcext:value-type="time">
            <text:p>11:19:24</text:p>
          </table:table-cell>
          <table:table-cell table:formula="of:=SECOND([.E330]-[.E329])+[.F329]" office:value-type="float" office:value="3556" calcext:value-type="float">
            <text:p>3556</text:p>
          </table:table-cell>
          <table:table-cell table:formula="of:=(0.000000000000011676*[.F330]^4) - (0.0000000001313004*[.F330]^3)+(0.00000040827021*[.F330]^2)+(0.001412319*[.F330])+12.615873295" office:value-type="float" office:value="18.7636307449937" calcext:value-type="float">
            <text:p>18.76</text:p>
          </table:table-cell>
          <table:table-cell table:formula="of:=[.D330]-[.G330]" office:value-type="float" office:value="0.0363692550062886" calcext:value-type="float">
            <text:p>0.036369255006289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9:35,017</text:p>
          </table:table-cell>
          <table:table-cell office:value-type="string" calcext:value-type="string">
            <text:p>Temperature</text:p>
          </table:table-cell>
          <table:table-cell office:value-type="float" office:value="18.8" calcext:value-type="float">
            <text:p>18.8</text:p>
          </table:table-cell>
          <table:table-cell table:formula="of:=TIMEVALUE( LEFT([.B331]; 19))" office:value-type="time" office:time-value="PT11H19M35.000000163S" calcext:value-type="time">
            <text:p>11:19:35</text:p>
          </table:table-cell>
          <table:table-cell table:formula="of:=SECOND([.E331]-[.E330])+[.F330]" office:value-type="float" office:value="3567" calcext:value-type="float">
            <text:p>3567</text:p>
          </table:table-cell>
          <table:table-cell table:formula="of:=(0.000000000000011676*[.F331]^4) - (0.0000000001313004*[.F331]^3)+(0.00000040827021*[.F331]^2)+(0.001412319*[.F331])+12.615873295" office:value-type="float" office:value="18.7794039892182" calcext:value-type="float">
            <text:p>18.78</text:p>
          </table:table-cell>
          <table:table-cell table:formula="of:=[.D331]-[.G331]" office:value-type="float" office:value="0.020596010781798" calcext:value-type="float">
            <text:p>0.020596010781798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9:45,857</text:p>
          </table:table-cell>
          <table:table-cell office:value-type="string" calcext:value-type="string">
            <text:p>Temperature</text:p>
          </table:table-cell>
          <table:table-cell office:value-type="float" office:value="18.8" calcext:value-type="float">
            <text:p>18.8</text:p>
          </table:table-cell>
          <table:table-cell table:formula="of:=TIMEVALUE( LEFT([.B332]; 19))" office:value-type="time" office:time-value="PT11H19M44.999999986S" calcext:value-type="time">
            <text:p>11:19:45</text:p>
          </table:table-cell>
          <table:table-cell table:formula="of:=SECOND([.E332]-[.E331])+[.F331]" office:value-type="float" office:value="3577" calcext:value-type="float">
            <text:p>3577</text:p>
          </table:table-cell>
          <table:table-cell table:formula="of:=(0.000000000000011676*[.F332]^4) - (0.0000000001313004*[.F332]^3)+(0.00000040827021*[.F332]^2)+(0.001412319*[.F332])+12.615873295" office:value-type="float" office:value="18.793721157099" calcext:value-type="float">
            <text:p>18.79</text:p>
          </table:table-cell>
          <table:table-cell table:formula="of:=[.D332]-[.G332]" office:value-type="float" office:value="0.00627884290100411" calcext:value-type="float">
            <text:p>0.006278842901004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19:56,697</text:p>
          </table:table-cell>
          <table:table-cell office:value-type="string" calcext:value-type="string">
            <text:p>Temperature</text:p>
          </table:table-cell>
          <table:table-cell office:value-type="float" office:value="18.8" calcext:value-type="float">
            <text:p>18.8</text:p>
          </table:table-cell>
          <table:table-cell table:formula="of:=TIMEVALUE( LEFT([.B333]; 19))" office:value-type="time" office:time-value="PT11H19M56.000000043S" calcext:value-type="time">
            <text:p>11:19:56</text:p>
          </table:table-cell>
          <table:table-cell table:formula="of:=SECOND([.E333]-[.E332])+[.F332]" office:value-type="float" office:value="3588" calcext:value-type="float">
            <text:p>3588</text:p>
          </table:table-cell>
          <table:table-cell table:formula="of:=(0.000000000000011676*[.F333]^4) - (0.0000000001313004*[.F333]^3)+(0.00000040827021*[.F333]^2)+(0.001412319*[.F333])+12.615873295" office:value-type="float" office:value="18.8094459448226" calcext:value-type="float">
            <text:p>18.81</text:p>
          </table:table-cell>
          <table:table-cell table:formula="of:=[.D333]-[.G333]" office:value-type="float" office:value="-0.00944594482256278" calcext:value-type="float">
            <text:p>-0.009445944822563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0:07,537</text:p>
          </table:table-cell>
          <table:table-cell office:value-type="string" calcext:value-type="string">
            <text:p>Temperature</text:p>
          </table:table-cell>
          <table:table-cell office:value-type="float" office:value="18.8" calcext:value-type="float">
            <text:p>18.8</text:p>
          </table:table-cell>
          <table:table-cell table:formula="of:=TIMEVALUE( LEFT([.B334]; 19))" office:value-type="time" office:time-value="PT11H20M07.0000001S" calcext:value-type="time">
            <text:p>11:20:07</text:p>
          </table:table-cell>
          <table:table-cell table:formula="of:=SECOND([.E334]-[.E333])+[.F333]" office:value-type="float" office:value="3599" calcext:value-type="float">
            <text:p>3599</text:p>
          </table:table-cell>
          <table:table-cell table:formula="of:=(0.000000000000011676*[.F334]^4) - (0.0000000001313004*[.F334]^3)+(0.00000040827021*[.F334]^2)+(0.001412319*[.F334])+12.615873295" office:value-type="float" office:value="18.8251457671308" calcext:value-type="float">
            <text:p>18.83</text:p>
          </table:table-cell>
          <table:table-cell table:formula="of:=[.D334]-[.G334]" office:value-type="float" office:value="-0.0251457671308266" calcext:value-type="float">
            <text:p>-0.025145767130827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0:18,377</text:p>
          </table:table-cell>
          <table:table-cell office:value-type="string" calcext:value-type="string">
            <text:p>Temperature</text:p>
          </table:table-cell>
          <table:table-cell office:value-type="float" office:value="18.8" calcext:value-type="float">
            <text:p>18.8</text:p>
          </table:table-cell>
          <table:table-cell table:formula="of:=TIMEVALUE( LEFT([.B335]; 19))" office:value-type="time" office:time-value="PT11H20M18.000000156S" calcext:value-type="time">
            <text:p>11:20:18</text:p>
          </table:table-cell>
          <table:table-cell table:formula="of:=SECOND([.E335]-[.E334])+[.F334]" office:value-type="float" office:value="3610" calcext:value-type="float">
            <text:p>3610</text:p>
          </table:table-cell>
          <table:table-cell table:formula="of:=(0.000000000000011676*[.F335]^4) - (0.0000000001313004*[.F335]^3)+(0.00000040827021*[.F335]^2)+(0.001412319*[.F335])+12.615873295" office:value-type="float" office:value="18.8408209157558" calcext:value-type="float">
            <text:p>18.84</text:p>
          </table:table-cell>
          <table:table-cell table:formula="of:=[.D335]-[.G335]" office:value-type="float" office:value="-0.0408209157557593" calcext:value-type="float">
            <text:p>-0.040820915755759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0:29,217</text:p>
          </table:table-cell>
          <table:table-cell office:value-type="string" calcext:value-type="string">
            <text:p>Temperature</text:p>
          </table:table-cell>
          <table:table-cell office:value-type="float" office:value="18.9" calcext:value-type="float">
            <text:p>18.9</text:p>
          </table:table-cell>
          <table:table-cell table:formula="of:=TIMEVALUE( LEFT([.B336]; 19))" office:value-type="time" office:time-value="PT11H20M29.000000213S" calcext:value-type="time">
            <text:p>11:20:29</text:p>
          </table:table-cell>
          <table:table-cell table:formula="of:=SECOND([.E336]-[.E335])+[.F335]" office:value-type="float" office:value="3621" calcext:value-type="float">
            <text:p>3621</text:p>
          </table:table-cell>
          <table:table-cell table:formula="of:=(0.000000000000011676*[.F336]^4) - (0.0000000001313004*[.F336]^3)+(0.00000040827021*[.F336]^2)+(0.001412319*[.F336])+12.615873295" office:value-type="float" office:value="18.8564716865321" calcext:value-type="float">
            <text:p>18.86</text:p>
          </table:table-cell>
          <table:table-cell table:formula="of:=[.D336]-[.G336]" office:value-type="float" office:value="0.0435283134679132" calcext:value-type="float">
            <text:p>0.043528313467913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0:40,057</text:p>
          </table:table-cell>
          <table:table-cell office:value-type="string" calcext:value-type="string">
            <text:p>Temperature</text:p>
          </table:table-cell>
          <table:table-cell office:value-type="float" office:value="18.9" calcext:value-type="float">
            <text:p>18.9</text:p>
          </table:table-cell>
          <table:table-cell table:formula="of:=TIMEVALUE( LEFT([.B337]; 19))" office:value-type="time" office:time-value="PT11H20M40.00000027S" calcext:value-type="time">
            <text:p>11:20:40</text:p>
          </table:table-cell>
          <table:table-cell table:formula="of:=SECOND([.E337]-[.E336])+[.F336]" office:value-type="float" office:value="3632" calcext:value-type="float">
            <text:p>3632</text:p>
          </table:table-cell>
          <table:table-cell table:formula="of:=(0.000000000000011676*[.F337]^4) - (0.0000000001313004*[.F337]^3)+(0.00000040827021*[.F337]^2)+(0.001412319*[.F337])+12.615873295" office:value-type="float" office:value="18.8720983793973" calcext:value-type="float">
            <text:p>18.87</text:p>
          </table:table-cell>
          <table:table-cell table:formula="of:=[.D337]-[.G337]" office:value-type="float" office:value="0.0279016206027123" calcext:value-type="float">
            <text:p>0.027901620602712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0:50,897</text:p>
          </table:table-cell>
          <table:table-cell office:value-type="string" calcext:value-type="string">
            <text:p>Temperature</text:p>
          </table:table-cell>
          <table:table-cell office:value-type="float" office:value="18.9" calcext:value-type="float">
            <text:p>18.9</text:p>
          </table:table-cell>
          <table:table-cell table:formula="of:=TIMEVALUE( LEFT([.B338]; 19))" office:value-type="time" office:time-value="PT11H20M50.000000093S" calcext:value-type="time">
            <text:p>11:20:50</text:p>
          </table:table-cell>
          <table:table-cell table:formula="of:=SECOND([.E338]-[.E337])+[.F337]" office:value-type="float" office:value="3642" calcext:value-type="float">
            <text:p>3642</text:p>
          </table:table-cell>
          <table:table-cell table:formula="of:=(0.000000000000011676*[.F338]^4) - (0.0000000001313004*[.F338]^3)+(0.00000040827021*[.F338]^2)+(0.001412319*[.F338])+12.615873295" office:value-type="float" office:value="18.8862838255282" calcext:value-type="float">
            <text:p>18.89</text:p>
          </table:table-cell>
          <table:table-cell table:formula="of:=[.D338]-[.G338]" office:value-type="float" office:value="0.0137161744718455" calcext:value-type="float">
            <text:p>0.013716174471846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1:01,737</text:p>
          </table:table-cell>
          <table:table-cell office:value-type="string" calcext:value-type="string">
            <text:p>Temperature</text:p>
          </table:table-cell>
          <table:table-cell office:value-type="float" office:value="18.9" calcext:value-type="float">
            <text:p>18.9</text:p>
          </table:table-cell>
          <table:table-cell table:formula="of:=TIMEVALUE( LEFT([.B339]; 19))" office:value-type="time" office:time-value="PT11H21M01.00000015S" calcext:value-type="time">
            <text:p>11:21:01</text:p>
          </table:table-cell>
          <table:table-cell table:formula="of:=SECOND([.E339]-[.E338])+[.F338]" office:value-type="float" office:value="3653" calcext:value-type="float">
            <text:p>3653</text:p>
          </table:table-cell>
          <table:table-cell table:formula="of:=(0.000000000000011676*[.F339]^4) - (0.0000000001313004*[.F339]^3)+(0.00000040827021*[.F339]^2)+(0.001412319*[.F339])+12.615873295" office:value-type="float" office:value="18.9018653992015" calcext:value-type="float">
            <text:p>18.90</text:p>
          </table:table-cell>
          <table:table-cell table:formula="of:=[.D339]-[.G339]" office:value-type="float" office:value="-0.0018653992015274" calcext:value-type="float">
            <text:p>-0.001865399201527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1:12,577</text:p>
          </table:table-cell>
          <table:table-cell office:value-type="string" calcext:value-type="string">
            <text:p>Temperature</text:p>
          </table:table-cell>
          <table:table-cell office:value-type="float" office:value="18.9" calcext:value-type="float">
            <text:p>18.9</text:p>
          </table:table-cell>
          <table:table-cell table:formula="of:=TIMEVALUE( LEFT([.B340]; 19))" office:value-type="time" office:time-value="PT11H21M12.000000207S" calcext:value-type="time">
            <text:p>11:21:12</text:p>
          </table:table-cell>
          <table:table-cell table:formula="of:=SECOND([.E340]-[.E339])+[.F339]" office:value-type="float" office:value="3664" calcext:value-type="float">
            <text:p>3664</text:p>
          </table:table-cell>
          <table:table-cell table:formula="of:=(0.000000000000011676*[.F340]^4) - (0.0000000001313004*[.F340]^3)+(0.00000040827021*[.F340]^2)+(0.001412319*[.F340])+12.615873295" office:value-type="float" office:value="18.9174237908373" calcext:value-type="float">
            <text:p>18.92</text:p>
          </table:table-cell>
          <table:table-cell table:formula="of:=[.D340]-[.G340]" office:value-type="float" office:value="-0.0174237908372703" calcext:value-type="float">
            <text:p>-0.01742379083727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1:23,417</text:p>
          </table:table-cell>
          <table:table-cell office:value-type="string" calcext:value-type="string">
            <text:p>Temperature</text:p>
          </table:table-cell>
          <table:table-cell office:value-type="float" office:value="18.9" calcext:value-type="float">
            <text:p>18.9</text:p>
          </table:table-cell>
          <table:table-cell table:formula="of:=TIMEVALUE( LEFT([.B341]; 19))" office:value-type="time" office:time-value="PT11H21M23.000000264S" calcext:value-type="time">
            <text:p>11:21:23</text:p>
          </table:table-cell>
          <table:table-cell table:formula="of:=SECOND([.E341]-[.E340])+[.F340]" office:value-type="float" office:value="3675" calcext:value-type="float">
            <text:p>3675</text:p>
          </table:table-cell>
          <table:table-cell table:formula="of:=(0.000000000000011676*[.F341]^4) - (0.0000000001313004*[.F341]^3)+(0.00000040827021*[.F341]^2)+(0.001412319*[.F341])+12.615873295" office:value-type="float" office:value="18.9329593164109" calcext:value-type="float">
            <text:p>18.93</text:p>
          </table:table-cell>
          <table:table-cell table:formula="of:=[.D341]-[.G341]" office:value-type="float" office:value="-0.0329593164109383" calcext:value-type="float">
            <text:p>-0.032959316410938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1:34,257</text:p>
          </table:table-cell>
          <table:table-cell office:value-type="string" calcext:value-type="string">
            <text:p>Temperature</text:p>
          </table:table-cell>
          <table:table-cell office:value-type="float" office:value="18.9" calcext:value-type="float">
            <text:p>18.9</text:p>
          </table:table-cell>
          <table:table-cell table:formula="of:=TIMEVALUE( LEFT([.B342]; 19))" office:value-type="time" office:time-value="PT11H21M33.999999692S" calcext:value-type="time">
            <text:p>11:21:34</text:p>
          </table:table-cell>
          <table:table-cell table:formula="of:=SECOND([.E342]-[.E341])+[.F341]" office:value-type="float" office:value="3686" calcext:value-type="float">
            <text:p>3686</text:p>
          </table:table-cell>
          <table:table-cell table:formula="of:=(0.000000000000011676*[.F342]^4) - (0.0000000001313004*[.F342]^3)+(0.00000040827021*[.F342]^2)+(0.001412319*[.F342])+12.615873295" office:value-type="float" office:value="18.9484722960008" calcext:value-type="float">
            <text:p>18.95</text:p>
          </table:table-cell>
          <table:table-cell table:formula="of:=[.D342]-[.G342]" office:value-type="float" office:value="-0.0484722960008313" calcext:value-type="float">
            <text:p>-0.048472296000831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1:45,097</text:p>
          </table:table-cell>
          <table:table-cell office:value-type="string" calcext:value-type="string">
            <text:p>Temperature</text:p>
          </table:table-cell>
          <table:table-cell office:value-type="float" office:value="18.9" calcext:value-type="float">
            <text:p>18.9</text:p>
          </table:table-cell>
          <table:table-cell table:formula="of:=TIMEVALUE( LEFT([.B343]; 19))" office:value-type="time" office:time-value="PT11H21M44.999999749S" calcext:value-type="time">
            <text:p>11:21:45</text:p>
          </table:table-cell>
          <table:table-cell table:formula="of:=SECOND([.E343]-[.E342])+[.F342]" office:value-type="float" office:value="3697" calcext:value-type="float">
            <text:p>3697</text:p>
          </table:table-cell>
          <table:table-cell table:formula="of:=(0.000000000000011676*[.F343]^4) - (0.0000000001313004*[.F343]^3)+(0.00000040827021*[.F343]^2)+(0.001412319*[.F343])+12.615873295" office:value-type="float" office:value="18.963963053788" calcext:value-type="float">
            <text:p>18.96</text:p>
          </table:table-cell>
          <table:table-cell table:formula="of:=[.D343]-[.G343]" office:value-type="float" office:value="-0.0639630537880187" calcext:value-type="float">
            <text:p>-0.063963053788019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1:55,937</text:p>
          </table:table-cell>
          <table:table-cell office:value-type="string" calcext:value-type="string">
            <text:p>Temperature</text:p>
          </table:table-cell>
          <table:table-cell office:value-type="float" office:value="18.9" calcext:value-type="float">
            <text:p>18.9</text:p>
          </table:table-cell>
          <table:table-cell table:formula="of:=TIMEVALUE( LEFT([.B344]; 19))" office:value-type="time" office:time-value="PT11H21M55.0000002S" calcext:value-type="time">
            <text:p>11:21:55</text:p>
          </table:table-cell>
          <table:table-cell table:formula="of:=SECOND([.E344]-[.E343])+[.F343]" office:value-type="float" office:value="3707" calcext:value-type="float">
            <text:p>3707</text:p>
          </table:table-cell>
          <table:table-cell table:formula="of:=(0.000000000000011676*[.F344]^4) - (0.0000000001313004*[.F344]^3)+(0.00000040827021*[.F344]^2)+(0.001412319*[.F344])+12.615873295" office:value-type="float" office:value="18.9780265536481" calcext:value-type="float">
            <text:p>18.98</text:p>
          </table:table-cell>
          <table:table-cell table:formula="of:=[.D344]-[.G344]" office:value-type="float" office:value="-0.078026553648133" calcext:value-type="float">
            <text:p>-0.078026553648133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2:06,777</text:p>
          </table:table-cell>
          <table:table-cell office:value-type="string" calcext:value-type="string">
            <text:p>Temperature</text:p>
          </table:table-cell>
          <table:table-cell office:value-type="float" office:value="19" calcext:value-type="float">
            <text:p>19</text:p>
          </table:table-cell>
          <table:table-cell table:formula="of:=TIMEVALUE( LEFT([.B345]; 19))" office:value-type="time" office:time-value="PT11H22M06.000000257S" calcext:value-type="time">
            <text:p>11:22:06</text:p>
          </table:table-cell>
          <table:table-cell table:formula="of:=SECOND([.E345]-[.E344])+[.F344]" office:value-type="float" office:value="3718" calcext:value-type="float">
            <text:p>3718</text:p>
          </table:table-cell>
          <table:table-cell table:formula="of:=(0.000000000000011676*[.F345]^4) - (0.0000000001313004*[.F345]^3)+(0.00000040827021*[.F345]^2)+(0.001412319*[.F345])+12.615873295" office:value-type="float" office:value="18.9934758030442" calcext:value-type="float">
            <text:p>18.99</text:p>
          </table:table-cell>
          <table:table-cell table:formula="of:=[.D345]-[.G345]" office:value-type="float" office:value="0.00652419695580164" calcext:value-type="float">
            <text:p>0.006524196955802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2:17,617</text:p>
          </table:table-cell>
          <table:table-cell office:value-type="string" calcext:value-type="string">
            <text:p>Temperature</text:p>
          </table:table-cell>
          <table:table-cell office:value-type="float" office:value="19" calcext:value-type="float">
            <text:p>19</text:p>
          </table:table-cell>
          <table:table-cell table:formula="of:=TIMEVALUE( LEFT([.B346]; 19))" office:value-type="time" office:time-value="PT11H22M17.000000314S" calcext:value-type="time">
            <text:p>11:22:17</text:p>
          </table:table-cell>
          <table:table-cell table:formula="of:=SECOND([.E346]-[.E345])+[.F345]" office:value-type="float" office:value="3729" calcext:value-type="float">
            <text:p>3729</text:p>
          </table:table-cell>
          <table:table-cell table:formula="of:=(0.000000000000011676*[.F346]^4) - (0.0000000001313004*[.F346]^3)+(0.00000040827021*[.F346]^2)+(0.001412319*[.F346])+12.615873295" office:value-type="float" office:value="19.0089037970378" calcext:value-type="float">
            <text:p>19.01</text:p>
          </table:table-cell>
          <table:table-cell table:formula="of:=[.D346]-[.G346]" office:value-type="float" office:value="-0.00890379703783495" calcext:value-type="float">
            <text:p>-0.008903797037835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2:28,457</text:p>
          </table:table-cell>
          <table:table-cell office:value-type="string" calcext:value-type="string">
            <text:p>Temperature</text:p>
          </table:table-cell>
          <table:table-cell office:value-type="float" office:value="19" calcext:value-type="float">
            <text:p>19</text:p>
          </table:table-cell>
          <table:table-cell table:formula="of:=TIMEVALUE( LEFT([.B347]; 19))" office:value-type="time" office:time-value="PT11H22M27.999999742S" calcext:value-type="time">
            <text:p>11:22:28</text:p>
          </table:table-cell>
          <table:table-cell table:formula="of:=SECOND([.E347]-[.E346])+[.F346]" office:value-type="float" office:value="3740" calcext:value-type="float">
            <text:p>3740</text:p>
          </table:table-cell>
          <table:table-cell table:formula="of:=(0.000000000000011676*[.F347]^4) - (0.0000000001313004*[.F347]^3)+(0.00000040827021*[.F347]^2)+(0.001412319*[.F347])+12.615873295" office:value-type="float" office:value="19.0243108758482" calcext:value-type="float">
            <text:p>19.02</text:p>
          </table:table-cell>
          <table:table-cell table:formula="of:=[.D347]-[.G347]" office:value-type="float" office:value="-0.0243108758481583" calcext:value-type="float">
            <text:p>-0.024310875848158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2:39,297</text:p>
          </table:table-cell>
          <table:table-cell office:value-type="string" calcext:value-type="string">
            <text:p>Temperature</text:p>
          </table:table-cell>
          <table:table-cell office:value-type="float" office:value="19.1" calcext:value-type="float">
            <text:p>19.1</text:p>
          </table:table-cell>
          <table:table-cell table:formula="of:=TIMEVALUE( LEFT([.B348]; 19))" office:value-type="time" office:time-value="PT11H22M38.999999799S" calcext:value-type="time">
            <text:p>11:22:39</text:p>
          </table:table-cell>
          <table:table-cell table:formula="of:=SECOND([.E348]-[.E347])+[.F347]" office:value-type="float" office:value="3751" calcext:value-type="float">
            <text:p>3751</text:p>
          </table:table-cell>
          <table:table-cell table:formula="of:=(0.000000000000011676*[.F348]^4) - (0.0000000001313004*[.F348]^3)+(0.00000040827021*[.F348]^2)+(0.001412319*[.F348])+12.615873295" office:value-type="float" office:value="19.0396973837971" calcext:value-type="float">
            <text:p>19.04</text:p>
          </table:table-cell>
          <table:table-cell table:formula="of:=[.D348]-[.G348]" office:value-type="float" office:value="0.0603026162029394" calcext:value-type="float">
            <text:p>0.06030261620294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2:50,137</text:p>
          </table:table-cell>
          <table:table-cell office:value-type="string" calcext:value-type="string">
            <text:p>Temperature</text:p>
          </table:table-cell>
          <table:table-cell office:value-type="float" office:value="19.1" calcext:value-type="float">
            <text:p>19.1</text:p>
          </table:table-cell>
          <table:table-cell table:formula="of:=TIMEVALUE( LEFT([.B349]; 19))" office:value-type="time" office:time-value="PT11H22M49.999999856S" calcext:value-type="time">
            <text:p>11:22:50</text:p>
          </table:table-cell>
          <table:table-cell table:formula="of:=SECOND([.E349]-[.E348])+[.F348]" office:value-type="float" office:value="3762" calcext:value-type="float">
            <text:p>3762</text:p>
          </table:table-cell>
          <table:table-cell table:formula="of:=(0.000000000000011676*[.F349]^4) - (0.0000000001313004*[.F349]^3)+(0.00000040827021*[.F349]^2)+(0.001412319*[.F349])+12.615873295" office:value-type="float" office:value="19.0550636693092" calcext:value-type="float">
            <text:p>19.06</text:p>
          </table:table-cell>
          <table:table-cell table:formula="of:=[.D349]-[.G349]" office:value-type="float" office:value="0.0449363306908204" calcext:value-type="float">
            <text:p>0.04493633069082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3:00,977</text:p>
          </table:table-cell>
          <table:table-cell office:value-type="string" calcext:value-type="string">
            <text:p>Temperature</text:p>
          </table:table-cell>
          <table:table-cell office:value-type="float" office:value="19.1" calcext:value-type="float">
            <text:p>19.1</text:p>
          </table:table-cell>
          <table:table-cell table:formula="of:=TIMEVALUE( LEFT([.B350]; 19))" office:value-type="time" office:time-value="PT11H23M00.000000307S" calcext:value-type="time">
            <text:p>11:23:00</text:p>
          </table:table-cell>
          <table:table-cell table:formula="of:=SECOND([.E350]-[.E349])+[.F349]" office:value-type="float" office:value="3772" calcext:value-type="float">
            <text:p>3772</text:p>
          </table:table-cell>
          <table:table-cell table:formula="of:=(0.000000000000011676*[.F350]^4) - (0.0000000001313004*[.F350]^3)+(0.00000040827021*[.F350]^2)+(0.001412319*[.F350])+12.615873295" office:value-type="float" office:value="19.0690157679429" calcext:value-type="float">
            <text:p>19.07</text:p>
          </table:table-cell>
          <table:table-cell table:formula="of:=[.D350]-[.G350]" office:value-type="float" office:value="0.0309842320571292" calcext:value-type="float">
            <text:p>0.030984232057129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3:11,817</text:p>
          </table:table-cell>
          <table:table-cell office:value-type="string" calcext:value-type="string">
            <text:p>Temperature</text:p>
          </table:table-cell>
          <table:table-cell office:value-type="float" office:value="19.1" calcext:value-type="float">
            <text:p>19.1</text:p>
          </table:table-cell>
          <table:table-cell table:formula="of:=TIMEVALUE( LEFT([.B351]; 19))" office:value-type="time" office:time-value="PT11H23M10.999999736S" calcext:value-type="time">
            <text:p>11:23:11</text:p>
          </table:table-cell>
          <table:table-cell table:formula="of:=SECOND([.E351]-[.E350])+[.F350]" office:value-type="float" office:value="3783" calcext:value-type="float">
            <text:p>3783</text:p>
          </table:table-cell>
          <table:table-cell table:formula="of:=(0.000000000000011676*[.F351]^4) - (0.0000000001313004*[.F351]^3)+(0.00000040827021*[.F351]^2)+(0.001412319*[.F351])+12.615873295" office:value-type="float" office:value="19.0843444293562" calcext:value-type="float">
            <text:p>19.08</text:p>
          </table:table-cell>
          <table:table-cell table:formula="of:=[.D351]-[.G351]" office:value-type="float" office:value="0.0156555706437942" calcext:value-type="float">
            <text:p>0.015655570643794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3:22,657</text:p>
          </table:table-cell>
          <table:table-cell office:value-type="string" calcext:value-type="string">
            <text:p>Temperature</text:p>
          </table:table-cell>
          <table:table-cell office:value-type="float" office:value="19.1" calcext:value-type="float">
            <text:p>19.1</text:p>
          </table:table-cell>
          <table:table-cell table:formula="of:=TIMEVALUE( LEFT([.B352]; 19))" office:value-type="time" office:time-value="PT11H23M21.999999792S" calcext:value-type="time">
            <text:p>11:23:22</text:p>
          </table:table-cell>
          <table:table-cell table:formula="of:=SECOND([.E352]-[.E351])+[.F351]" office:value-type="float" office:value="3794" calcext:value-type="float">
            <text:p>3794</text:p>
          </table:table-cell>
          <table:table-cell table:formula="of:=(0.000000000000011676*[.F352]^4) - (0.0000000001313004*[.F352]^3)+(0.00000040827021*[.F352]^2)+(0.001412319*[.F352])+12.615873295" office:value-type="float" office:value="19.0996539052598" calcext:value-type="float">
            <text:p>19.10</text:p>
          </table:table-cell>
          <table:table-cell table:formula="of:=[.D352]-[.G352]" office:value-type="float" office:value="0.000346094740187652" calcext:value-type="float">
            <text:p>0.000346094740188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3:33,497</text:p>
          </table:table-cell>
          <table:table-cell office:value-type="string" calcext:value-type="string">
            <text:p>Temperature</text:p>
          </table:table-cell>
          <table:table-cell office:value-type="float" office:value="19.1" calcext:value-type="float">
            <text:p>19.1</text:p>
          </table:table-cell>
          <table:table-cell table:formula="of:=TIMEVALUE( LEFT([.B353]; 19))" office:value-type="time" office:time-value="PT11H23M32.999999849S" calcext:value-type="time">
            <text:p>11:23:33</text:p>
          </table:table-cell>
          <table:table-cell table:formula="of:=SECOND([.E353]-[.E352])+[.F352]" office:value-type="float" office:value="3805" calcext:value-type="float">
            <text:p>3805</text:p>
          </table:table-cell>
          <table:table-cell table:formula="of:=(0.000000000000011676*[.F353]^4) - (0.0000000001313004*[.F353]^3)+(0.00000040827021*[.F353]^2)+(0.001412319*[.F353])+12.615873295" office:value-type="float" office:value="19.1149445601164" calcext:value-type="float">
            <text:p>19.11</text:p>
          </table:table-cell>
          <table:table-cell table:formula="of:=[.D353]-[.G353]" office:value-type="float" office:value="-0.0149445601163976" calcext:value-type="float">
            <text:p>-0.014944560116398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3:44,337</text:p>
          </table:table-cell>
          <table:table-cell office:value-type="string" calcext:value-type="string">
            <text:p>Temperature</text:p>
          </table:table-cell>
          <table:table-cell office:value-type="float" office:value="19.1" calcext:value-type="float">
            <text:p>19.1</text:p>
          </table:table-cell>
          <table:table-cell table:formula="of:=TIMEVALUE( LEFT([.B354]; 19))" office:value-type="time" office:time-value="PT11H23M43.999999906S" calcext:value-type="time">
            <text:p>11:23:44</text:p>
          </table:table-cell>
          <table:table-cell table:formula="of:=SECOND([.E354]-[.E353])+[.F353]" office:value-type="float" office:value="3816" calcext:value-type="float">
            <text:p>3816</text:p>
          </table:table-cell>
          <table:table-cell table:formula="of:=(0.000000000000011676*[.F354]^4) - (0.0000000001313004*[.F354]^3)+(0.00000040827021*[.F354]^2)+(0.001412319*[.F354])+12.615873295" office:value-type="float" office:value="19.1302167624914" calcext:value-type="float">
            <text:p>19.13</text:p>
          </table:table-cell>
          <table:table-cell table:formula="of:=[.D354]-[.G354]" office:value-type="float" office:value="-0.0302167624914169" calcext:value-type="float">
            <text:p>-0.030216762491417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3:55,177</text:p>
          </table:table-cell>
          <table:table-cell office:value-type="string" calcext:value-type="string">
            <text:p>Temperature</text:p>
          </table:table-cell>
          <table:table-cell office:value-type="float" office:value="19.2" calcext:value-type="float">
            <text:p>19.2</text:p>
          </table:table-cell>
          <table:table-cell table:formula="of:=TIMEVALUE( LEFT([.B355]; 19))" office:value-type="time" office:time-value="PT11H23M54.999999963S" calcext:value-type="time">
            <text:p>11:23:55</text:p>
          </table:table-cell>
          <table:table-cell table:formula="of:=SECOND([.E355]-[.E354])+[.F354]" office:value-type="float" office:value="3827" calcext:value-type="float">
            <text:p>3827</text:p>
          </table:table-cell>
          <table:table-cell table:formula="of:=(0.000000000000011676*[.F355]^4) - (0.0000000001313004*[.F355]^3)+(0.00000040827021*[.F355]^2)+(0.001412319*[.F355])+12.615873295" office:value-type="float" office:value="19.1454708850531" calcext:value-type="float">
            <text:p>19.15</text:p>
          </table:table-cell>
          <table:table-cell table:formula="of:=[.D355]-[.G355]" office:value-type="float" office:value="0.0545291149468952" calcext:value-type="float">
            <text:p>0.054529114946895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4:06,017</text:p>
          </table:table-cell>
          <table:table-cell office:value-type="string" calcext:value-type="string">
            <text:p>Temperature</text:p>
          </table:table-cell>
          <table:table-cell office:value-type="float" office:value="19.2" calcext:value-type="float">
            <text:p>19.2</text:p>
          </table:table-cell>
          <table:table-cell table:formula="of:=TIMEVALUE( LEFT([.B356]; 19))" office:value-type="time" office:time-value="PT11H24M06.00000002S" calcext:value-type="time">
            <text:p>11:24:06</text:p>
          </table:table-cell>
          <table:table-cell table:formula="of:=SECOND([.E356]-[.E355])+[.F355]" office:value-type="float" office:value="3838" calcext:value-type="float">
            <text:p>3838</text:p>
          </table:table-cell>
          <table:table-cell table:formula="of:=(0.000000000000011676*[.F356]^4) - (0.0000000001313004*[.F356]^3)+(0.00000040827021*[.F356]^2)+(0.001412319*[.F356])+12.615873295" office:value-type="float" office:value="19.1607073045724" calcext:value-type="float">
            <text:p>19.16</text:p>
          </table:table-cell>
          <table:table-cell table:formula="of:=[.D356]-[.G356]" office:value-type="float" office:value="0.0392926954275659" calcext:value-type="float">
            <text:p>0.039292695427566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4:16,857</text:p>
          </table:table-cell>
          <table:table-cell office:value-type="string" calcext:value-type="string">
            <text:p>Temperature</text:p>
          </table:table-cell>
          <table:table-cell office:value-type="float" office:value="19.2" calcext:value-type="float">
            <text:p>19.2</text:p>
          </table:table-cell>
          <table:table-cell table:formula="of:=TIMEVALUE( LEFT([.B357]; 19))" office:value-type="time" office:time-value="PT11H24M15.999999843S" calcext:value-type="time">
            <text:p>11:24:16</text:p>
          </table:table-cell>
          <table:table-cell table:formula="of:=SECOND([.E357]-[.E356])+[.F356]" office:value-type="float" office:value="3848" calcext:value-type="float">
            <text:p>3848</text:p>
          </table:table-cell>
          <table:table-cell table:formula="of:=(0.000000000000011676*[.F357]^4) - (0.0000000001313004*[.F357]^3)+(0.00000040827021*[.F357]^2)+(0.001412319*[.F357])+12.615873295" office:value-type="float" office:value="19.1745435533167" calcext:value-type="float">
            <text:p>19.17</text:p>
          </table:table-cell>
          <table:table-cell table:formula="of:=[.D357]-[.G357]" office:value-type="float" office:value="0.0254564466832932" calcext:value-type="float">
            <text:p>0.025456446683293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4:27,697</text:p>
          </table:table-cell>
          <table:table-cell office:value-type="string" calcext:value-type="string">
            <text:p>Temperature</text:p>
          </table:table-cell>
          <table:table-cell office:value-type="float" office:value="19.3" calcext:value-type="float">
            <text:p>19.3</text:p>
          </table:table-cell>
          <table:table-cell table:formula="of:=TIMEVALUE( LEFT([.B358]; 19))" office:value-type="time" office:time-value="PT11H24M26.999999899S" calcext:value-type="time">
            <text:p>11:24:27</text:p>
          </table:table-cell>
          <table:table-cell table:formula="of:=SECOND([.E358]-[.E357])+[.F357]" office:value-type="float" office:value="3859" calcext:value-type="float">
            <text:p>3859</text:p>
          </table:table-cell>
          <table:table-cell table:formula="of:=(0.000000000000011676*[.F358]^4) - (0.0000000001313004*[.F358]^3)+(0.00000040827021*[.F358]^2)+(0.001412319*[.F358])+12.615873295" office:value-type="float" office:value="19.189747237204" calcext:value-type="float">
            <text:p>19.19</text:p>
          </table:table-cell>
          <table:table-cell table:formula="of:=[.D358]-[.G358]" office:value-type="float" office:value="0.110252762795955" calcext:value-type="float">
            <text:p>0.110252762795955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4:38,537</text:p>
          </table:table-cell>
          <table:table-cell office:value-type="string" calcext:value-type="string">
            <text:p>Temperature</text:p>
          </table:table-cell>
          <table:table-cell office:value-type="float" office:value="19.3" calcext:value-type="float">
            <text:p>19.3</text:p>
          </table:table-cell>
          <table:table-cell table:formula="of:=TIMEVALUE( LEFT([.B359]; 19))" office:value-type="time" office:time-value="PT11H24M37.999999956S" calcext:value-type="time">
            <text:p>11:24:38</text:p>
          </table:table-cell>
          <table:table-cell table:formula="of:=SECOND([.E359]-[.E358])+[.F358]" office:value-type="float" office:value="3870" calcext:value-type="float">
            <text:p>3870</text:p>
          </table:table-cell>
          <table:table-cell table:formula="of:=(0.000000000000011676*[.F359]^4) - (0.0000000001313004*[.F359]^3)+(0.00000040827021*[.F359]^2)+(0.001412319*[.F359])+12.615873295" office:value-type="float" office:value="19.2049343374382" calcext:value-type="float">
            <text:p>19.20</text:p>
          </table:table-cell>
          <table:table-cell table:formula="of:=[.D359]-[.G359]" office:value-type="float" office:value="0.09506566256184" calcext:value-type="float">
            <text:p>0.09506566256184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4:49,377</text:p>
          </table:table-cell>
          <table:table-cell office:value-type="string" calcext:value-type="string">
            <text:p>Temperature</text:p>
          </table:table-cell>
          <table:table-cell office:value-type="float" office:value="19.3" calcext:value-type="float">
            <text:p>19.3</text:p>
          </table:table-cell>
          <table:table-cell table:formula="of:=TIMEVALUE( LEFT([.B360]; 19))" office:value-type="time" office:time-value="PT11H24M49.000000013S" calcext:value-type="time">
            <text:p>11:24:49</text:p>
          </table:table-cell>
          <table:table-cell table:formula="of:=SECOND([.E360]-[.E359])+[.F359]" office:value-type="float" office:value="3881" calcext:value-type="float">
            <text:p>3881</text:p>
          </table:table-cell>
          <table:table-cell table:formula="of:=(0.000000000000011676*[.F360]^4) - (0.0000000001313004*[.F360]^3)+(0.00000040827021*[.F360]^2)+(0.001412319*[.F360])+12.615873295" office:value-type="float" office:value="19.2201052468281" calcext:value-type="float">
            <text:p>19.22</text:p>
          </table:table-cell>
          <table:table-cell table:formula="of:=[.D360]-[.G360]" office:value-type="float" office:value="0.0798947531719101" calcext:value-type="float">
            <text:p>0.07989475317191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5:00,217</text:p>
          </table:table-cell>
          <table:table-cell office:value-type="string" calcext:value-type="string">
            <text:p>Temperature</text:p>
          </table:table-cell>
          <table:table-cell office:value-type="float" office:value="19.4" calcext:value-type="float">
            <text:p>19.4</text:p>
          </table:table-cell>
          <table:table-cell table:formula="of:=TIMEVALUE( LEFT([.B361]; 19))" office:value-type="time" office:time-value="PT11H25M00.00000007S" calcext:value-type="time">
            <text:p>11:25:00</text:p>
          </table:table-cell>
          <table:table-cell table:formula="of:=SECOND([.E361]-[.E360])+[.F360]" office:value-type="float" office:value="3892" calcext:value-type="float">
            <text:p>3892</text:p>
          </table:table-cell>
          <table:table-cell table:formula="of:=(0.000000000000011676*[.F361]^4) - (0.0000000001313004*[.F361]^3)+(0.00000040827021*[.F361]^2)+(0.001412319*[.F361])+12.615873295" office:value-type="float" office:value="19.2352603622856" calcext:value-type="float">
            <text:p>19.24</text:p>
          </table:table-cell>
          <table:table-cell table:formula="of:=[.D361]-[.G361]" office:value-type="float" office:value="0.164739637714355" calcext:value-type="float">
            <text:p>0.164739637714355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5:11,057</text:p>
          </table:table-cell>
          <table:table-cell office:value-type="string" calcext:value-type="string">
            <text:p>Temperature</text:p>
          </table:table-cell>
          <table:table-cell office:value-type="float" office:value="19.3" calcext:value-type="float">
            <text:p>19.3</text:p>
          </table:table-cell>
          <table:table-cell table:formula="of:=TIMEVALUE( LEFT([.B362]; 19))" office:value-type="time" office:time-value="PT11H25M11.000000127S" calcext:value-type="time">
            <text:p>11:25:11</text:p>
          </table:table-cell>
          <table:table-cell table:formula="of:=SECOND([.E362]-[.E361])+[.F361]" office:value-type="float" office:value="3903" calcext:value-type="float">
            <text:p>3903</text:p>
          </table:table-cell>
          <table:table-cell table:formula="of:=(0.000000000000011676*[.F362]^4) - (0.0000000001313004*[.F362]^3)+(0.00000040827021*[.F362]^2)+(0.001412319*[.F362])+12.615873295" office:value-type="float" office:value="19.2504000848254" calcext:value-type="float">
            <text:p>19.25</text:p>
          </table:table-cell>
          <table:table-cell table:formula="of:=[.D362]-[.G362]" office:value-type="float" office:value="0.0495999151746247" calcext:value-type="float">
            <text:p>0.049599915174625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5:21,897</text:p>
          </table:table-cell>
          <table:table-cell office:value-type="string" calcext:value-type="string">
            <text:p>Temperature</text:p>
          </table:table-cell>
          <table:table-cell office:value-type="float" office:value="19.3" calcext:value-type="float">
            <text:p>19.3</text:p>
          </table:table-cell>
          <table:table-cell table:formula="of:=TIMEVALUE( LEFT([.B363]; 19))" office:value-type="time" office:time-value="PT11H25M20.99999995S" calcext:value-type="time">
            <text:p>11:25:21</text:p>
          </table:table-cell>
          <table:table-cell table:formula="of:=SECOND([.E363]-[.E362])+[.F362]" office:value-type="float" office:value="3913" calcext:value-type="float">
            <text:p>3913</text:p>
          </table:table-cell>
          <table:table-cell table:formula="of:=(0.000000000000011676*[.F363]^4) - (0.0000000001313004*[.F363]^3)+(0.00000040827021*[.F363]^2)+(0.001412319*[.F363])+12.615873295" office:value-type="float" office:value="19.2641504522784" calcext:value-type="float">
            <text:p>19.26</text:p>
          </table:table-cell>
          <table:table-cell table:formula="of:=[.D363]-[.G363]" office:value-type="float" office:value="0.0358495477216074" calcext:value-type="float">
            <text:p>0.035849547721608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5:32,737</text:p>
          </table:table-cell>
          <table:table-cell office:value-type="string" calcext:value-type="string">
            <text:p>Temperature</text:p>
          </table:table-cell>
          <table:table-cell office:value-type="float" office:value="19.4" calcext:value-type="float">
            <text:p>19.4</text:p>
          </table:table-cell>
          <table:table-cell table:formula="of:=TIMEVALUE( LEFT([.B364]; 19))" office:value-type="time" office:time-value="PT11H25M32.000000007S" calcext:value-type="time">
            <text:p>11:25:32</text:p>
          </table:table-cell>
          <table:table-cell table:formula="of:=SECOND([.E364]-[.E363])+[.F363]" office:value-type="float" office:value="3924" calcext:value-type="float">
            <text:p>3924</text:p>
          </table:table-cell>
          <table:table-cell table:formula="of:=(0.000000000000011676*[.F364]^4) - (0.0000000001313004*[.F364]^3)+(0.00000040827021*[.F364]^2)+(0.001412319*[.F364])+12.615873295" office:value-type="float" office:value="19.2792619167449" calcext:value-type="float">
            <text:p>19.28</text:p>
          </table:table-cell>
          <table:table-cell table:formula="of:=[.D364]-[.G364]" office:value-type="float" office:value="0.120738083255098" calcext:value-type="float">
            <text:p>0.120738083255098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5:43,577</text:p>
          </table:table-cell>
          <table:table-cell office:value-type="string" calcext:value-type="string">
            <text:p>Temperature</text:p>
          </table:table-cell>
          <table:table-cell office:value-type="float" office:value="19.4" calcext:value-type="float">
            <text:p>19.4</text:p>
          </table:table-cell>
          <table:table-cell table:formula="of:=TIMEVALUE( LEFT([.B365]; 19))" office:value-type="time" office:time-value="PT11H25M43.000000063S" calcext:value-type="time">
            <text:p>11:25:43</text:p>
          </table:table-cell>
          <table:table-cell table:formula="of:=SECOND([.E365]-[.E364])+[.F364]" office:value-type="float" office:value="3935" calcext:value-type="float">
            <text:p>3935</text:p>
          </table:table-cell>
          <table:table-cell table:formula="of:=(0.000000000000011676*[.F365]^4) - (0.0000000001313004*[.F365]^3)+(0.00000040827021*[.F365]^2)+(0.001412319*[.F365])+12.615873295" office:value-type="float" office:value="19.2943591782095" calcext:value-type="float">
            <text:p>19.29</text:p>
          </table:table-cell>
          <table:table-cell table:formula="of:=[.D365]-[.G365]" office:value-type="float" office:value="0.105640821790502" calcext:value-type="float">
            <text:p>0.105640821790502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5:54,417</text:p>
          </table:table-cell>
          <table:table-cell office:value-type="string" calcext:value-type="string">
            <text:p>Temperature</text:p>
          </table:table-cell>
          <table:table-cell office:value-type="float" office:value="19.4" calcext:value-type="float">
            <text:p>19.4</text:p>
          </table:table-cell>
          <table:table-cell table:formula="of:=TIMEVALUE( LEFT([.B366]; 19))" office:value-type="time" office:time-value="PT11H25M54.00000012S" calcext:value-type="time">
            <text:p>11:25:54</text:p>
          </table:table-cell>
          <table:table-cell table:formula="of:=SECOND([.E366]-[.E365])+[.F365]" office:value-type="float" office:value="3946" calcext:value-type="float">
            <text:p>3946</text:p>
          </table:table-cell>
          <table:table-cell table:formula="of:=(0.000000000000011676*[.F366]^4) - (0.0000000001313004*[.F366]^3)+(0.00000040827021*[.F366]^2)+(0.001412319*[.F366])+12.615873295" office:value-type="float" office:value="19.3094426537248" calcext:value-type="float">
            <text:p>19.31</text:p>
          </table:table-cell>
          <table:table-cell table:formula="of:=[.D366]-[.G366]" office:value-type="float" office:value="0.0905573462751939" calcext:value-type="float">
            <text:p>0.090557346275194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6:05,257</text:p>
          </table:table-cell>
          <table:table-cell office:value-type="string" calcext:value-type="string">
            <text:p>Temperature</text:p>
          </table:table-cell>
          <table:table-cell office:value-type="float" office:value="19.4" calcext:value-type="float">
            <text:p>19.4</text:p>
          </table:table-cell>
          <table:table-cell table:formula="of:=TIMEVALUE( LEFT([.B367]; 19))" office:value-type="time" office:time-value="PT11H26M05.000000177S" calcext:value-type="time">
            <text:p>11:26:05</text:p>
          </table:table-cell>
          <table:table-cell table:formula="of:=SECOND([.E367]-[.E366])+[.F366]" office:value-type="float" office:value="3957" calcext:value-type="float">
            <text:p>3957</text:p>
          </table:table-cell>
          <table:table-cell table:formula="of:=(0.000000000000011676*[.F367]^4) - (0.0000000001313004*[.F367]^3)+(0.00000040827021*[.F367]^2)+(0.001412319*[.F367])+12.615873295" office:value-type="float" office:value="19.3245127644462" calcext:value-type="float">
            <text:p>19.32</text:p>
          </table:table-cell>
          <table:table-cell table:formula="of:=[.D367]-[.G367]" office:value-type="float" office:value="0.0754872355537977" calcext:value-type="float">
            <text:p>0.075487235553798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6:16,097</text:p>
          </table:table-cell>
          <table:table-cell office:value-type="string" calcext:value-type="string">
            <text:p>Temperature</text:p>
          </table:table-cell>
          <table:table-cell office:value-type="float" office:value="19.4" calcext:value-type="float">
            <text:p>19.4</text:p>
          </table:table-cell>
          <table:table-cell table:formula="of:=TIMEVALUE( LEFT([.B368]; 19))" office:value-type="time" office:time-value="PT11H26M16.000000234S" calcext:value-type="time">
            <text:p>11:26:16</text:p>
          </table:table-cell>
          <table:table-cell table:formula="of:=SECOND([.E368]-[.E367])+[.F367]" office:value-type="float" office:value="3968" calcext:value-type="float">
            <text:p>3968</text:p>
          </table:table-cell>
          <table:table-cell table:formula="of:=(0.000000000000011676*[.F368]^4) - (0.0000000001313004*[.F368]^3)+(0.00000040827021*[.F368]^2)+(0.001412319*[.F368])+12.615873295" office:value-type="float" office:value="19.3395699356318" calcext:value-type="float">
            <text:p>19.34</text:p>
          </table:table-cell>
          <table:table-cell table:formula="of:=[.D368]-[.G368]" office:value-type="float" office:value="0.0604300643681661" calcext:value-type="float">
            <text:p>0.060430064368166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6:26,937</text:p>
          </table:table-cell>
          <table:table-cell office:value-type="string" calcext:value-type="string">
            <text:p>Temperature</text:p>
          </table:table-cell>
          <table:table-cell office:value-type="float" office:value="19.4" calcext:value-type="float">
            <text:p>19.4</text:p>
          </table:table-cell>
          <table:table-cell table:formula="of:=TIMEVALUE( LEFT([.B369]; 19))" office:value-type="time" office:time-value="PT11H26M26.000000057S" calcext:value-type="time">
            <text:p>11:26:26</text:p>
          </table:table-cell>
          <table:table-cell table:formula="of:=SECOND([.E369]-[.E368])+[.F368]" office:value-type="float" office:value="3978" calcext:value-type="float">
            <text:p>3978</text:p>
          </table:table-cell>
          <table:table-cell table:formula="of:=(0.000000000000011676*[.F369]^4) - (0.0000000001313004*[.F369]^3)+(0.00000040827021*[.F369]^2)+(0.001412319*[.F369])+12.615873295" office:value-type="float" office:value="19.3532474057675" calcext:value-type="float">
            <text:p>19.35</text:p>
          </table:table-cell>
          <table:table-cell table:formula="of:=[.D369]-[.G369]" office:value-type="float" office:value="0.046752594232494" calcext:value-type="float">
            <text:p>0.046752594232494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6:37,777</text:p>
          </table:table-cell>
          <table:table-cell office:value-type="string" calcext:value-type="string">
            <text:p>Temperature</text:p>
          </table:table-cell>
          <table:table-cell office:value-type="float" office:value="19.4" calcext:value-type="float">
            <text:p>19.4</text:p>
          </table:table-cell>
          <table:table-cell table:formula="of:=TIMEVALUE( LEFT([.B370]; 19))" office:value-type="time" office:time-value="PT11H26M37.000000114S" calcext:value-type="time">
            <text:p>11:26:37</text:p>
          </table:table-cell>
          <table:table-cell table:formula="of:=SECOND([.E370]-[.E369])+[.F369]" office:value-type="float" office:value="3989" calcext:value-type="float">
            <text:p>3989</text:p>
          </table:table-cell>
          <table:table-cell table:formula="of:=(0.000000000000011676*[.F370]^4) - (0.0000000001313004*[.F370]^3)+(0.00000040827021*[.F370]^2)+(0.001412319*[.F370])+12.615873295" office:value-type="float" office:value="19.3682810699303" calcext:value-type="float">
            <text:p>19.37</text:p>
          </table:table-cell>
          <table:table-cell table:formula="of:=[.D370]-[.G370]" office:value-type="float" office:value="0.0317189300697045" calcext:value-type="float">
            <text:p>0.031718930069705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6:48,617</text:p>
          </table:table-cell>
          <table:table-cell office:value-type="string" calcext:value-type="string">
            <text:p>Temperature</text:p>
          </table:table-cell>
          <table:table-cell office:value-type="float" office:value="19.4" calcext:value-type="float">
            <text:p>19.4</text:p>
          </table:table-cell>
          <table:table-cell table:formula="of:=TIMEVALUE( LEFT([.B371]; 19))" office:value-type="time" office:time-value="PT11H26M48.00000017S" calcext:value-type="time">
            <text:p>11:26:48</text:p>
          </table:table-cell>
          <table:table-cell table:formula="of:=SECOND([.E371]-[.E370])+[.F370]" office:value-type="float" office:value="4000" calcext:value-type="float">
            <text:p>4000</text:p>
          </table:table-cell>
          <table:table-cell table:formula="of:=(0.000000000000011676*[.F371]^4) - (0.0000000001313004*[.F371]^3)+(0.00000040827021*[.F371]^2)+(0.001412319*[.F371])+12.615873295" office:value-type="float" office:value="19.383303055" calcext:value-type="float">
            <text:p>19.38</text:p>
          </table:table-cell>
          <table:table-cell table:formula="of:=[.D371]-[.G371]" office:value-type="float" office:value="0.0166969449999996" calcext:value-type="float">
            <text:p>0.016696945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6:59,457</text:p>
          </table:table-cell>
          <table:table-cell office:value-type="string" calcext:value-type="string">
            <text:p>Temperature</text:p>
          </table:table-cell>
          <table:table-cell office:value-type="float" office:value="19.4" calcext:value-type="float">
            <text:p>19.4</text:p>
          </table:table-cell>
          <table:table-cell table:formula="of:=TIMEVALUE( LEFT([.B372]; 19))" office:value-type="time" office:time-value="PT11H26M59.000000227S" calcext:value-type="time">
            <text:p>11:26:59</text:p>
          </table:table-cell>
          <table:table-cell table:formula="of:=SECOND([.E372]-[.E371])+[.F371]" office:value-type="float" office:value="4011" calcext:value-type="float">
            <text:p>4011</text:p>
          </table:table-cell>
          <table:table-cell table:formula="of:=(0.000000000000011676*[.F372]^4) - (0.0000000001313004*[.F372]^3)+(0.00000040827021*[.F372]^2)+(0.001412319*[.F372])+12.615873295" office:value-type="float" office:value="19.3983138022728" calcext:value-type="float">
            <text:p>19.40</text:p>
          </table:table-cell>
          <table:table-cell table:formula="of:=[.D372]-[.G372]" office:value-type="float" office:value="0.00168619772717804" calcext:value-type="float">
            <text:p>0.001686197727178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7:10,297</text:p>
          </table:table-cell>
          <table:table-cell office:value-type="string" calcext:value-type="string">
            <text:p>Temperature</text:p>
          </table:table-cell>
          <table:table-cell office:value-type="float" office:value="19.4" calcext:value-type="float">
            <text:p>19.4</text:p>
          </table:table-cell>
          <table:table-cell table:formula="of:=TIMEVALUE( LEFT([.B373]; 19))" office:value-type="time" office:time-value="PT11H27M10.000000284S" calcext:value-type="time">
            <text:p>11:27:10</text:p>
          </table:table-cell>
          <table:table-cell table:formula="of:=SECOND([.E373]-[.E372])+[.F372]" office:value-type="float" office:value="4022" calcext:value-type="float">
            <text:p>4022</text:p>
          </table:table-cell>
          <table:table-cell table:formula="of:=(0.000000000000011676*[.F373]^4) - (0.0000000001313004*[.F373]^3)+(0.00000040827021*[.F373]^2)+(0.001412319*[.F373])+12.615873295" office:value-type="float" office:value="19.4133137571477" calcext:value-type="float">
            <text:p>19.41</text:p>
          </table:table-cell>
          <table:table-cell table:formula="of:=[.D373]-[.G373]" office:value-type="float" office:value="-0.0133137571477207" calcext:value-type="float">
            <text:p>-0.013313757147721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7:21,137</text:p>
          </table:table-cell>
          <table:table-cell office:value-type="string" calcext:value-type="string">
            <text:p>Temperature</text:p>
          </table:table-cell>
          <table:table-cell office:value-type="float" office:value="19.4" calcext:value-type="float">
            <text:p>19.4</text:p>
          </table:table-cell>
          <table:table-cell table:formula="of:=TIMEVALUE( LEFT([.B374]; 19))" office:value-type="time" office:time-value="PT11H27M20.999999712S" calcext:value-type="time">
            <text:p>11:27:21</text:p>
          </table:table-cell>
          <table:table-cell table:formula="of:=SECOND([.E374]-[.E373])+[.F373]" office:value-type="float" office:value="4033" calcext:value-type="float">
            <text:p>4033</text:p>
          </table:table-cell>
          <table:table-cell table:formula="of:=(0.000000000000011676*[.F374]^4) - (0.0000000001313004*[.F374]^3)+(0.00000040827021*[.F374]^2)+(0.001412319*[.F374])+12.615873295" office:value-type="float" office:value="19.4283033691264" calcext:value-type="float">
            <text:p>19.43</text:p>
          </table:table-cell>
          <table:table-cell table:formula="of:=[.D374]-[.G374]" office:value-type="float" office:value="-0.028303369126423" calcext:value-type="float">
            <text:p>-0.028303369126423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7:31,977</text:p>
          </table:table-cell>
          <table:table-cell office:value-type="string" calcext:value-type="string">
            <text:p>Temperature</text:p>
          </table:table-cell>
          <table:table-cell office:value-type="float" office:value="19.5" calcext:value-type="float">
            <text:p>19.5</text:p>
          </table:table-cell>
          <table:table-cell table:formula="of:=TIMEVALUE( LEFT([.B375]; 19))" office:value-type="time" office:time-value="PT11H27M31.000000164S" calcext:value-type="time">
            <text:p>11:27:31</text:p>
          </table:table-cell>
          <table:table-cell table:formula="of:=SECOND([.E375]-[.E374])+[.F374]" office:value-type="float" office:value="4043" calcext:value-type="float">
            <text:p>4043</text:p>
          </table:table-cell>
          <table:table-cell table:formula="of:=(0.000000000000011676*[.F375]^4) - (0.0000000001313004*[.F375]^3)+(0.00000040827021*[.F375]^2)+(0.001412319*[.F375])+12.615873295" office:value-type="float" office:value="19.4419216954838" calcext:value-type="float">
            <text:p>19.44</text:p>
          </table:table-cell>
          <table:table-cell table:formula="of:=[.D375]-[.G375]" office:value-type="float" office:value="0.0580783045161795" calcext:value-type="float">
            <text:p>0.05807830451618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7:42,817</text:p>
          </table:table-cell>
          <table:table-cell office:value-type="string" calcext:value-type="string">
            <text:p>Temperature</text:p>
          </table:table-cell>
          <table:table-cell office:value-type="float" office:value="19.5" calcext:value-type="float">
            <text:p>19.5</text:p>
          </table:table-cell>
          <table:table-cell table:formula="of:=TIMEVALUE( LEFT([.B376]; 19))" office:value-type="time" office:time-value="PT11H27M42.000000221S" calcext:value-type="time">
            <text:p>11:27:42</text:p>
          </table:table-cell>
          <table:table-cell table:formula="of:=SECOND([.E376]-[.E375])+[.F375]" office:value-type="float" office:value="4054" calcext:value-type="float">
            <text:p>4054</text:p>
          </table:table-cell>
          <table:table-cell table:formula="of:=(0.000000000000011676*[.F376]^4) - (0.0000000001313004*[.F376]^3)+(0.00000040827021*[.F376]^2)+(0.001412319*[.F376])+12.615873295" office:value-type="float" office:value="19.4568928249817" calcext:value-type="float">
            <text:p>19.46</text:p>
          </table:table-cell>
          <table:table-cell table:formula="of:=[.D376]-[.G376]" office:value-type="float" office:value="0.0431071750183207" calcext:value-type="float">
            <text:p>0.043107175018321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7:53,657</text:p>
          </table:table-cell>
          <table:table-cell office:value-type="string" calcext:value-type="string">
            <text:p>Temperature</text:p>
          </table:table-cell>
          <table:table-cell office:value-type="float" office:value="19.5" calcext:value-type="float">
            <text:p>19.5</text:p>
          </table:table-cell>
          <table:table-cell table:formula="of:=TIMEVALUE( LEFT([.B377]; 19))" office:value-type="time" office:time-value="PT11H27M53.000000278S" calcext:value-type="time">
            <text:p>11:27:53</text:p>
          </table:table-cell>
          <table:table-cell table:formula="of:=SECOND([.E377]-[.E376])+[.F376]" office:value-type="float" office:value="4065" calcext:value-type="float">
            <text:p>4065</text:p>
          </table:table-cell>
          <table:table-cell table:formula="of:=(0.000000000000011676*[.F377]^4) - (0.0000000001313004*[.F377]^3)+(0.00000040827021*[.F377]^2)+(0.001412319*[.F377])+12.615873295" office:value-type="float" office:value="19.4718549425528" calcext:value-type="float">
            <text:p>19.47</text:p>
          </table:table-cell>
          <table:table-cell table:formula="of:=[.D377]-[.G377]" office:value-type="float" office:value="0.0281450574472046" calcext:value-type="float">
            <text:p>0.028145057447205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8:04,497</text:p>
          </table:table-cell>
          <table:table-cell office:value-type="string" calcext:value-type="string">
            <text:p>Temperature</text:p>
          </table:table-cell>
          <table:table-cell office:value-type="float" office:value="19.5" calcext:value-type="float">
            <text:p>19.5</text:p>
          </table:table-cell>
          <table:table-cell table:formula="of:=TIMEVALUE( LEFT([.B378]; 19))" office:value-type="time" office:time-value="PT11H28M03.999999706S" calcext:value-type="time">
            <text:p>11:28:04</text:p>
          </table:table-cell>
          <table:table-cell table:formula="of:=SECOND([.E378]-[.E377])+[.F377]" office:value-type="float" office:value="4076" calcext:value-type="float">
            <text:p>4076</text:p>
          </table:table-cell>
          <table:table-cell table:formula="of:=(0.000000000000011676*[.F378]^4) - (0.0000000001313004*[.F378]^3)+(0.00000040827021*[.F378]^2)+(0.001412319*[.F378])+12.615873295" office:value-type="float" office:value="19.486808513737" calcext:value-type="float">
            <text:p>19.49</text:p>
          </table:table-cell>
          <table:table-cell table:formula="of:=[.D378]-[.G378]" office:value-type="float" office:value="0.0131914862630467" calcext:value-type="float">
            <text:p>0.013191486263047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8:15,337</text:p>
          </table:table-cell>
          <table:table-cell office:value-type="string" calcext:value-type="string">
            <text:p>Temperature</text:p>
          </table:table-cell>
          <table:table-cell office:value-type="float" office:value="19.5" calcext:value-type="float">
            <text:p>19.5</text:p>
          </table:table-cell>
          <table:table-cell table:formula="of:=TIMEVALUE( LEFT([.B379]; 19))" office:value-type="time" office:time-value="PT11H28M14.999999763S" calcext:value-type="time">
            <text:p>11:28:15</text:p>
          </table:table-cell>
          <table:table-cell table:formula="of:=SECOND([.E379]-[.E378])+[.F378]" office:value-type="float" office:value="4087" calcext:value-type="float">
            <text:p>4087</text:p>
          </table:table-cell>
          <table:table-cell table:formula="of:=(0.000000000000011676*[.F379]^4) - (0.0000000001313004*[.F379]^3)+(0.00000040827021*[.F379]^2)+(0.001412319*[.F379])+12.615873295" office:value-type="float" office:value="19.5017540081767" calcext:value-type="float">
            <text:p>19.50</text:p>
          </table:table-cell>
          <table:table-cell table:formula="of:=[.D379]-[.G379]" office:value-type="float" office:value="-0.00175400817668603" calcext:value-type="float">
            <text:p>-0.001754008176686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8:26,177</text:p>
          </table:table-cell>
          <table:table-cell office:value-type="string" calcext:value-type="string">
            <text:p>Temperature</text:p>
          </table:table-cell>
          <table:table-cell office:value-type="float" office:value="19.5" calcext:value-type="float">
            <text:p>19.5</text:p>
          </table:table-cell>
          <table:table-cell table:formula="of:=TIMEVALUE( LEFT([.B380]; 19))" office:value-type="time" office:time-value="PT11H28M25.999999819S" calcext:value-type="time">
            <text:p>11:28:26</text:p>
          </table:table-cell>
          <table:table-cell table:formula="of:=SECOND([.E380]-[.E379])+[.F379]" office:value-type="float" office:value="4098" calcext:value-type="float">
            <text:p>4098</text:p>
          </table:table-cell>
          <table:table-cell table:formula="of:=(0.000000000000011676*[.F380]^4) - (0.0000000001313004*[.F380]^3)+(0.00000040827021*[.F380]^2)+(0.001412319*[.F380])+12.615873295" office:value-type="float" office:value="19.5166918996173" calcext:value-type="float">
            <text:p>19.52</text:p>
          </table:table-cell>
          <table:table-cell table:formula="of:=[.D380]-[.G380]" office:value-type="float" office:value="-0.0166918996172996" calcext:value-type="float">
            <text:p>-0.0166918996173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8:37,017</text:p>
          </table:table-cell>
          <table:table-cell office:value-type="string" calcext:value-type="string">
            <text:p>Temperature</text:p>
          </table:table-cell>
          <table:table-cell office:value-type="float" office:value="19.6" calcext:value-type="float">
            <text:p>19.6</text:p>
          </table:table-cell>
          <table:table-cell table:formula="of:=TIMEVALUE( LEFT([.B381]; 19))" office:value-type="time" office:time-value="PT11H28M36.999999876S" calcext:value-type="time">
            <text:p>11:28:37</text:p>
          </table:table-cell>
          <table:table-cell table:formula="of:=SECOND([.E381]-[.E380])+[.F380]" office:value-type="float" office:value="4109" calcext:value-type="float">
            <text:p>4109</text:p>
          </table:table-cell>
          <table:table-cell table:formula="of:=(0.000000000000011676*[.F381]^4) - (0.0000000001313004*[.F381]^3)+(0.00000040827021*[.F381]^2)+(0.001412319*[.F381])+12.615873295" office:value-type="float" office:value="19.5316226659069" calcext:value-type="float">
            <text:p>19.53</text:p>
          </table:table-cell>
          <table:table-cell table:formula="of:=[.D381]-[.G381]" office:value-type="float" office:value="0.0683773340931495" calcext:value-type="float">
            <text:p>0.06837733409315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8:47,857</text:p>
          </table:table-cell>
          <table:table-cell office:value-type="string" calcext:value-type="string">
            <text:p>Temperature</text:p>
          </table:table-cell>
          <table:table-cell office:value-type="float" office:value="19.6" calcext:value-type="float">
            <text:p>19.6</text:p>
          </table:table-cell>
          <table:table-cell table:formula="of:=TIMEVALUE( LEFT([.B382]; 19))" office:value-type="time" office:time-value="PT11H28M46.999999699S" calcext:value-type="time">
            <text:p>11:28:47</text:p>
          </table:table-cell>
          <table:table-cell table:formula="of:=SECOND([.E382]-[.E381])+[.F381]" office:value-type="float" office:value="4119" calcext:value-type="float">
            <text:p>4119</text:p>
          </table:table-cell>
          <table:table-cell table:formula="of:=(0.000000000000011676*[.F382]^4) - (0.0000000001313004*[.F382]^3)+(0.00000040827021*[.F382]^2)+(0.001412319*[.F382])+12.615873295" office:value-type="float" office:value="19.5451903122941" calcext:value-type="float">
            <text:p>19.55</text:p>
          </table:table-cell>
          <table:table-cell table:formula="of:=[.D382]-[.G382]" office:value-type="float" office:value="0.0548096877059479" calcext:value-type="float">
            <text:p>0.054809687705948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8:58,697</text:p>
          </table:table-cell>
          <table:table-cell office:value-type="string" calcext:value-type="string">
            <text:p>Temperature</text:p>
          </table:table-cell>
          <table:table-cell office:value-type="float" office:value="19.6" calcext:value-type="float">
            <text:p>19.6</text:p>
          </table:table-cell>
          <table:table-cell table:formula="of:=TIMEVALUE( LEFT([.B383]; 19))" office:value-type="time" office:time-value="PT11H28M57.999999756S" calcext:value-type="time">
            <text:p>11:28:58</text:p>
          </table:table-cell>
          <table:table-cell table:formula="of:=SECOND([.E383]-[.E382])+[.F382]" office:value-type="float" office:value="4130" calcext:value-type="float">
            <text:p>4130</text:p>
          </table:table-cell>
          <table:table-cell table:formula="of:=(0.000000000000011676*[.F383]^4) - (0.0000000001313004*[.F383]^3)+(0.00000040827021*[.F383]^2)+(0.001412319*[.F383])+12.615873295" office:value-type="float" office:value="19.5601088177846" calcext:value-type="float">
            <text:p>19.56</text:p>
          </table:table-cell>
          <table:table-cell table:formula="of:=[.D383]-[.G383]" office:value-type="float" office:value="0.0398911822154417" calcext:value-type="float">
            <text:p>0.039891182215442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9:09,537</text:p>
          </table:table-cell>
          <table:table-cell office:value-type="string" calcext:value-type="string">
            <text:p>Temperature</text:p>
          </table:table-cell>
          <table:table-cell office:value-type="float" office:value="19.6" calcext:value-type="float">
            <text:p>19.6</text:p>
          </table:table-cell>
          <table:table-cell table:formula="of:=TIMEVALUE( LEFT([.B384]; 19))" office:value-type="time" office:time-value="PT11H29M08.999999813S" calcext:value-type="time">
            <text:p>11:29:09</text:p>
          </table:table-cell>
          <table:table-cell table:formula="of:=SECOND([.E384]-[.E383])+[.F383]" office:value-type="float" office:value="4141" calcext:value-type="float">
            <text:p>4141</text:p>
          </table:table-cell>
          <table:table-cell table:formula="of:=(0.000000000000011676*[.F384]^4) - (0.0000000001313004*[.F384]^3)+(0.00000040827021*[.F384]^2)+(0.001412319*[.F384])+12.615873295" office:value-type="float" office:value="19.5750216115555" calcext:value-type="float">
            <text:p>19.58</text:p>
          </table:table-cell>
          <table:table-cell table:formula="of:=[.D384]-[.G384]" office:value-type="float" office:value="0.0249783884444597" calcext:value-type="float">
            <text:p>0.02497838844446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9:20,378</text:p>
          </table:table-cell>
          <table:table-cell office:value-type="string" calcext:value-type="string">
            <text:p>Temperature</text:p>
          </table:table-cell>
          <table:table-cell office:value-type="float" office:value="19.6" calcext:value-type="float">
            <text:p>19.6</text:p>
          </table:table-cell>
          <table:table-cell table:formula="of:=TIMEVALUE( LEFT([.B385]; 19))" office:value-type="time" office:time-value="PT11H29M19.99999987S" calcext:value-type="time">
            <text:p>11:29:20</text:p>
          </table:table-cell>
          <table:table-cell table:formula="of:=SECOND([.E385]-[.E384])+[.F384]" office:value-type="float" office:value="4152" calcext:value-type="float">
            <text:p>4152</text:p>
          </table:table-cell>
          <table:table-cell table:formula="of:=(0.000000000000011676*[.F385]^4) - (0.0000000001313004*[.F385]^3)+(0.00000040827021*[.F385]^2)+(0.001412319*[.F385])+12.615873295" office:value-type="float" office:value="19.5899291874931" calcext:value-type="float">
            <text:p>19.59</text:p>
          </table:table-cell>
          <table:table-cell table:formula="of:=[.D385]-[.G385]" office:value-type="float" office:value="0.0100708125068856" calcext:value-type="float">
            <text:p>0.010070812506886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9:31,207</text:p>
          </table:table-cell>
          <table:table-cell office:value-type="string" calcext:value-type="string">
            <text:p>Temperature</text:p>
          </table:table-cell>
          <table:table-cell office:value-type="float" office:value="19.6" calcext:value-type="float">
            <text:p>19.6</text:p>
          </table:table-cell>
          <table:table-cell table:formula="of:=TIMEVALUE( LEFT([.B386]; 19))" office:value-type="time" office:time-value="PT11H29M30.999999926S" calcext:value-type="time">
            <text:p>11:29:31</text:p>
          </table:table-cell>
          <table:table-cell table:formula="of:=SECOND([.E386]-[.E385])+[.F385]" office:value-type="float" office:value="4163" calcext:value-type="float">
            <text:p>4163</text:p>
          </table:table-cell>
          <table:table-cell table:formula="of:=(0.000000000000011676*[.F386]^4) - (0.0000000001313004*[.F386]^3)+(0.00000040827021*[.F386]^2)+(0.001412319*[.F386])+12.615873295" office:value-type="float" office:value="19.6048320435862" calcext:value-type="float">
            <text:p>19.60</text:p>
          </table:table-cell>
          <table:table-cell table:formula="of:=[.D386]-[.G386]" office:value-type="float" office:value="-0.00483204358616263" calcext:value-type="float">
            <text:p>-0.004832043586163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9:42,047</text:p>
          </table:table-cell>
          <table:table-cell office:value-type="string" calcext:value-type="string">
            <text:p>Temperature</text:p>
          </table:table-cell>
          <table:table-cell office:value-type="float" office:value="19.6" calcext:value-type="float">
            <text:p>19.6</text:p>
          </table:table-cell>
          <table:table-cell table:formula="of:=TIMEVALUE( LEFT([.B387]; 19))" office:value-type="time" office:time-value="PT11H29M41.999999983S" calcext:value-type="time">
            <text:p>11:29:42</text:p>
          </table:table-cell>
          <table:table-cell table:formula="of:=SECOND([.E387]-[.E386])+[.F386]" office:value-type="float" office:value="4174" calcext:value-type="float">
            <text:p>4174</text:p>
          </table:table-cell>
          <table:table-cell table:formula="of:=(0.000000000000011676*[.F387]^4) - (0.0000000001313004*[.F387]^3)+(0.00000040827021*[.F387]^2)+(0.001412319*[.F387])+12.615873295" office:value-type="float" office:value="19.6197306819263" calcext:value-type="float">
            <text:p>19.62</text:p>
          </table:table-cell>
          <table:table-cell table:formula="of:=[.D387]-[.G387]" office:value-type="float" office:value="-0.0197306819263225" calcext:value-type="float">
            <text:p>-0.019730681926323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29:52,887</text:p>
          </table:table-cell>
          <table:table-cell office:value-type="string" calcext:value-type="string">
            <text:p>Temperature</text:p>
          </table:table-cell>
          <table:table-cell office:value-type="float" office:value="19.6" calcext:value-type="float">
            <text:p>19.6</text:p>
          </table:table-cell>
          <table:table-cell table:formula="of:=TIMEVALUE( LEFT([.B388]; 19))" office:value-type="time" office:time-value="PT11H29M51.999999806S" calcext:value-type="time">
            <text:p>11:29:52</text:p>
          </table:table-cell>
          <table:table-cell table:formula="of:=SECOND([.E388]-[.E387])+[.F387]" office:value-type="float" office:value="4184" calcext:value-type="float">
            <text:p>4184</text:p>
          </table:table-cell>
          <table:table-cell table:formula="of:=(0.000000000000011676*[.F388]^4) - (0.0000000001313004*[.F388]^3)+(0.00000040827021*[.F388]^2)+(0.001412319*[.F388])+12.615873295" office:value-type="float" office:value="19.6332716644359" calcext:value-type="float">
            <text:p>19.63</text:p>
          </table:table-cell>
          <table:table-cell table:formula="of:=[.D388]-[.G388]" office:value-type="float" office:value="-0.0332716644359436" calcext:value-type="float">
            <text:p>-0.033271664435944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30:03,727</text:p>
          </table:table-cell>
          <table:table-cell office:value-type="string" calcext:value-type="string">
            <text:p>Temperature</text:p>
          </table:table-cell>
          <table:table-cell office:value-type="float" office:value="19.6" calcext:value-type="float">
            <text:p>19.6</text:p>
          </table:table-cell>
          <table:table-cell table:formula="of:=TIMEVALUE( LEFT([.B389]; 19))" office:value-type="time" office:time-value="PT11H30M02.999999863S" calcext:value-type="time">
            <text:p>11:30:03</text:p>
          </table:table-cell>
          <table:table-cell table:formula="of:=SECOND([.E389]-[.E388])+[.F388]" office:value-type="float" office:value="4195" calcext:value-type="float">
            <text:p>4195</text:p>
          </table:table-cell>
          <table:table-cell table:formula="of:=(0.000000000000011676*[.F389]^4) - (0.0000000001313004*[.F389]^3)+(0.00000040827021*[.F389]^2)+(0.001412319*[.F389])+12.615873295" office:value-type="float" office:value="19.6481636597855" calcext:value-type="float">
            <text:p>19.65</text:p>
          </table:table-cell>
          <table:table-cell table:formula="of:=[.D389]-[.G389]" office:value-type="float" office:value="-0.0481636597854944" calcext:value-type="float">
            <text:p>-0.048163659785495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30:14,567</text:p>
          </table:table-cell>
          <table:table-cell office:value-type="string" calcext:value-type="string">
            <text:p>Temperature</text:p>
          </table:table-cell>
          <table:table-cell office:value-type="float" office:value="19.7" calcext:value-type="float">
            <text:p>19.7</text:p>
          </table:table-cell>
          <table:table-cell table:formula="of:=TIMEVALUE( LEFT([.B390]; 19))" office:value-type="time" office:time-value="PT11H30M13.99999992S" calcext:value-type="time">
            <text:p>11:30:14</text:p>
          </table:table-cell>
          <table:table-cell table:formula="of:=SECOND([.E390]-[.E389])+[.F389]" office:value-type="float" office:value="4206" calcext:value-type="float">
            <text:p>4206</text:p>
          </table:table-cell>
          <table:table-cell table:formula="of:=(0.000000000000011676*[.F390]^4) - (0.0000000001313004*[.F390]^3)+(0.00000040827021*[.F390]^2)+(0.001412319*[.F390])+12.615873295" office:value-type="float" office:value="19.6630529213405" calcext:value-type="float">
            <text:p>19.66</text:p>
          </table:table-cell>
          <table:table-cell table:formula="of:=[.D390]-[.G390]" office:value-type="float" office:value="0.0369470786595265" calcext:value-type="float">
            <text:p>0.036947078659527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30:25,407</text:p>
          </table:table-cell>
          <table:table-cell office:value-type="string" calcext:value-type="string">
            <text:p>Temperature</text:p>
          </table:table-cell>
          <table:table-cell office:value-type="float" office:value="19.6" calcext:value-type="float">
            <text:p>19.6</text:p>
          </table:table-cell>
          <table:table-cell table:formula="of:=TIMEVALUE( LEFT([.B391]; 19))" office:value-type="time" office:time-value="PT11H30M24.999999977S" calcext:value-type="time">
            <text:p>11:30:25</text:p>
          </table:table-cell>
          <table:table-cell table:formula="of:=SECOND([.E391]-[.E390])+[.F390]" office:value-type="float" office:value="4217" calcext:value-type="float">
            <text:p>4217</text:p>
          </table:table-cell>
          <table:table-cell table:formula="of:=(0.000000000000011676*[.F391]^4) - (0.0000000001313004*[.F391]^3)+(0.00000040827021*[.F391]^2)+(0.001412319*[.F391])+12.615873295" office:value-type="float" office:value="19.6779399672306" calcext:value-type="float">
            <text:p>19.68</text:p>
          </table:table-cell>
          <table:table-cell table:formula="of:=[.D391]-[.G391]" office:value-type="float" office:value="-0.0779399672305701" calcext:value-type="float">
            <text:p>-0.07793996723057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30:36,247</text:p>
          </table:table-cell>
          <table:table-cell office:value-type="string" calcext:value-type="string">
            <text:p>Temperature</text:p>
          </table:table-cell>
          <table:table-cell office:value-type="float" office:value="19.7" calcext:value-type="float">
            <text:p>19.7</text:p>
          </table:table-cell>
          <table:table-cell table:formula="of:=TIMEVALUE( LEFT([.B392]; 19))" office:value-type="time" office:time-value="PT11H30M36.000000034S" calcext:value-type="time">
            <text:p>11:30:36</text:p>
          </table:table-cell>
          <table:table-cell table:formula="of:=SECOND([.E392]-[.E391])+[.F391]" office:value-type="float" office:value="4228" calcext:value-type="float">
            <text:p>4228</text:p>
          </table:table-cell>
          <table:table-cell table:formula="of:=(0.000000000000011676*[.F392]^4) - (0.0000000001313004*[.F392]^3)+(0.00000040827021*[.F392]^2)+(0.001412319*[.F392])+12.615873295" office:value-type="float" office:value="19.6928253196883" calcext:value-type="float">
            <text:p>19.69</text:p>
          </table:table-cell>
          <table:table-cell table:formula="of:=[.D392]-[.G392]" office:value-type="float" office:value="0.00717468031174562" calcext:value-type="float">
            <text:p>0.007174680311746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30:47,087</text:p>
          </table:table-cell>
          <table:table-cell office:value-type="string" calcext:value-type="string">
            <text:p>Temperature</text:p>
          </table:table-cell>
          <table:table-cell office:value-type="float" office:value="19.7" calcext:value-type="float">
            <text:p>19.7</text:p>
          </table:table-cell>
          <table:table-cell table:formula="of:=TIMEVALUE( LEFT([.B393]; 19))" office:value-type="time" office:time-value="PT11H30M47.00000009S" calcext:value-type="time">
            <text:p>11:30:47</text:p>
          </table:table-cell>
          <table:table-cell table:formula="of:=SECOND([.E393]-[.E392])+[.F392]" office:value-type="float" office:value="4239" calcext:value-type="float">
            <text:p>4239</text:p>
          </table:table-cell>
          <table:table-cell table:formula="of:=(0.000000000000011676*[.F393]^4) - (0.0000000001313004*[.F393]^3)+(0.00000040827021*[.F393]^2)+(0.001412319*[.F393])+12.615873295" office:value-type="float" office:value="19.7077095050487" calcext:value-type="float">
            <text:p>19.71</text:p>
          </table:table-cell>
          <table:table-cell table:formula="of:=[.D393]-[.G393]" office:value-type="float" office:value="-0.00770950504874079" calcext:value-type="float">
            <text:p>-0.007709505048741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30:57,927</text:p>
          </table:table-cell>
          <table:table-cell office:value-type="string" calcext:value-type="string">
            <text:p>Temperature</text:p>
          </table:table-cell>
          <table:table-cell office:value-type="float" office:value="19.7" calcext:value-type="float">
            <text:p>19.7</text:p>
          </table:table-cell>
          <table:table-cell table:formula="of:=TIMEVALUE( LEFT([.B394]; 19))" office:value-type="time" office:time-value="PT11H30M56.999999913S" calcext:value-type="time">
            <text:p>11:30:57</text:p>
          </table:table-cell>
          <table:table-cell table:formula="of:=SECOND([.E394]-[.E393])+[.F393]" office:value-type="float" office:value="4249" calcext:value-type="float">
            <text:p>4249</text:p>
          </table:table-cell>
          <table:table-cell table:formula="of:=(0.000000000000011676*[.F394]^4) - (0.0000000001313004*[.F394]^3)+(0.00000040827021*[.F394]^2)+(0.001412319*[.F394])+12.615873295" office:value-type="float" office:value="19.7212400161494" calcext:value-type="float">
            <text:p>19.72</text:p>
          </table:table-cell>
          <table:table-cell table:formula="of:=[.D394]-[.G394]" office:value-type="float" office:value="-0.0212400161494308" calcext:value-type="float">
            <text:p>-0.021240016149431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31:08,767</text:p>
          </table:table-cell>
          <table:table-cell office:value-type="string" calcext:value-type="string">
            <text:p>Temperature</text:p>
          </table:table-cell>
          <table:table-cell office:value-type="float" office:value="19.8" calcext:value-type="float">
            <text:p>19.8</text:p>
          </table:table-cell>
          <table:table-cell table:formula="of:=TIMEVALUE( LEFT([.B395]; 19))" office:value-type="time" office:time-value="PT11H31M07.99999997S" calcext:value-type="time">
            <text:p>11:31:08</text:p>
          </table:table-cell>
          <table:table-cell table:formula="of:=SECOND([.E395]-[.E394])+[.F394]" office:value-type="float" office:value="4260" calcext:value-type="float">
            <text:p>4260</text:p>
          </table:table-cell>
          <table:table-cell table:formula="of:=(0.000000000000011676*[.F395]^4) - (0.0000000001313004*[.F395]^3)+(0.00000040827021*[.F395]^2)+(0.001412319*[.F395])+12.615873295" office:value-type="float" office:value="19.7361234498194" calcext:value-type="float">
            <text:p>19.74</text:p>
          </table:table-cell>
          <table:table-cell table:formula="of:=[.D395]-[.G395]" office:value-type="float" office:value="0.0638765501806411" calcext:value-type="float">
            <text:p>0.063876550180641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31:19,607</text:p>
          </table:table-cell>
          <table:table-cell office:value-type="string" calcext:value-type="string">
            <text:p>Temperature</text:p>
          </table:table-cell>
          <table:table-cell office:value-type="float" office:value="19.8" calcext:value-type="float">
            <text:p>19.8</text:p>
          </table:table-cell>
          <table:table-cell table:formula="of:=TIMEVALUE( LEFT([.B396]; 19))" office:value-type="time" office:time-value="PT11H31M19.000000027S" calcext:value-type="time">
            <text:p>11:31:19</text:p>
          </table:table-cell>
          <table:table-cell table:formula="of:=SECOND([.E396]-[.E395])+[.F395]" office:value-type="float" office:value="4271" calcext:value-type="float">
            <text:p>4271</text:p>
          </table:table-cell>
          <table:table-cell table:formula="of:=(0.000000000000011676*[.F396]^4) - (0.0000000001313004*[.F396]^3)+(0.00000040827021*[.F396]^2)+(0.001412319*[.F396])+12.615873295" office:value-type="float" office:value="19.7510072708772" calcext:value-type="float">
            <text:p>19.75</text:p>
          </table:table-cell>
          <table:table-cell table:formula="of:=[.D396]-[.G396]" office:value-type="float" office:value="0.0489927291228227" calcext:value-type="float">
            <text:p>0.048992729122823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31:30,447</text:p>
          </table:table-cell>
          <table:table-cell office:value-type="string" calcext:value-type="string">
            <text:p>Temperature</text:p>
          </table:table-cell>
          <table:table-cell office:value-type="float" office:value="19.8" calcext:value-type="float">
            <text:p>19.8</text:p>
          </table:table-cell>
          <table:table-cell table:formula="of:=TIMEVALUE( LEFT([.B397]; 19))" office:value-type="time" office:time-value="PT11H31M30.000000084S" calcext:value-type="time">
            <text:p>11:31:30</text:p>
          </table:table-cell>
          <table:table-cell table:formula="of:=SECOND([.E397]-[.E396])+[.F396]" office:value-type="float" office:value="4282" calcext:value-type="float">
            <text:p>4282</text:p>
          </table:table-cell>
          <table:table-cell table:formula="of:=(0.000000000000011676*[.F397]^4) - (0.0000000001313004*[.F397]^3)+(0.00000040827021*[.F397]^2)+(0.001412319*[.F397])+12.615873295" office:value-type="float" office:value="19.7658920216962" calcext:value-type="float">
            <text:p>19.77</text:p>
          </table:table-cell>
          <table:table-cell table:formula="of:=[.D397]-[.G397]" office:value-type="float" office:value="0.0341079783038367" calcext:value-type="float">
            <text:p>0.034107978303837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31:41,287</text:p>
          </table:table-cell>
          <table:table-cell office:value-type="string" calcext:value-type="string">
            <text:p>Temperature</text:p>
          </table:table-cell>
          <table:table-cell office:value-type="float" office:value="19.8" calcext:value-type="float">
            <text:p>19.8</text:p>
          </table:table-cell>
          <table:table-cell table:formula="of:=TIMEVALUE( LEFT([.B398]; 19))" office:value-type="time" office:time-value="PT11H31M41.000000141S" calcext:value-type="time">
            <text:p>11:31:41</text:p>
          </table:table-cell>
          <table:table-cell table:formula="of:=SECOND([.E398]-[.E397])+[.F397]" office:value-type="float" office:value="4293" calcext:value-type="float">
            <text:p>4293</text:p>
          </table:table-cell>
          <table:table-cell table:formula="of:=(0.000000000000011676*[.F398]^4) - (0.0000000001313004*[.F398]^3)+(0.00000040827021*[.F398]^2)+(0.001412319*[.F398])+12.615873295" office:value-type="float" office:value="19.7807782487524" calcext:value-type="float">
            <text:p>19.78</text:p>
          </table:table-cell>
          <table:table-cell table:formula="of:=[.D398]-[.G398]" office:value-type="float" office:value="0.0192217512476489" calcext:value-type="float">
            <text:p>0.019221751247649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31:52,127</text:p>
          </table:table-cell>
          <table:table-cell office:value-type="string" calcext:value-type="string">
            <text:p>Temperature</text:p>
          </table:table-cell>
          <table:table-cell office:value-type="float" office:value="19.8" calcext:value-type="float">
            <text:p>19.8</text:p>
          </table:table-cell>
          <table:table-cell table:formula="of:=TIMEVALUE( LEFT([.B399]; 19))" office:value-type="time" office:time-value="PT11H31M52.000000197S" calcext:value-type="time">
            <text:p>11:31:52</text:p>
          </table:table-cell>
          <table:table-cell table:formula="of:=SECOND([.E399]-[.E398])+[.F398]" office:value-type="float" office:value="4304" calcext:value-type="float">
            <text:p>4304</text:p>
          </table:table-cell>
          <table:table-cell table:formula="of:=(0.000000000000011676*[.F399]^4) - (0.0000000001313004*[.F399]^3)+(0.00000040827021*[.F399]^2)+(0.001412319*[.F399])+12.615873295" office:value-type="float" office:value="19.7956665026245" calcext:value-type="float">
            <text:p>19.80</text:p>
          </table:table-cell>
          <table:table-cell table:formula="of:=[.D399]-[.G399]" office:value-type="float" office:value="0.00433349737545541" calcext:value-type="float">
            <text:p>0.004333497375455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32:02,967</text:p>
          </table:table-cell>
          <table:table-cell office:value-type="string" calcext:value-type="string">
            <text:p>Temperature</text:p>
          </table:table-cell>
          <table:table-cell office:value-type="float" office:value="19.8" calcext:value-type="float">
            <text:p>19.8</text:p>
          </table:table-cell>
          <table:table-cell table:formula="of:=TIMEVALUE( LEFT([.B400]; 19))" office:value-type="time" office:time-value="PT11H32M02.00000002S" calcext:value-type="time">
            <text:p>11:32:02</text:p>
          </table:table-cell>
          <table:table-cell table:formula="of:=SECOND([.E400]-[.E399])+[.F399]" office:value-type="float" office:value="4314" calcext:value-type="float">
            <text:p>4314</text:p>
          </table:table-cell>
          <table:table-cell table:formula="of:=(0.000000000000011676*[.F400]^4) - (0.0000000001313004*[.F400]^3)+(0.00000040827021*[.F400]^2)+(0.001412319*[.F400])+12.615873295" office:value-type="float" office:value="19.8092035043501" calcext:value-type="float">
            <text:p>19.81</text:p>
          </table:table-cell>
          <table:table-cell table:formula="of:=[.D400]-[.G400]" office:value-type="float" office:value="-0.00920350435012196" calcext:value-type="float">
            <text:p>-0.009203504350122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32:13,807</text:p>
          </table:table-cell>
          <table:table-cell office:value-type="string" calcext:value-type="string">
            <text:p>Temperature</text:p>
          </table:table-cell>
          <table:table-cell office:value-type="float" office:value="19.8" calcext:value-type="float">
            <text:p>19.8</text:p>
          </table:table-cell>
          <table:table-cell table:formula="of:=TIMEVALUE( LEFT([.B401]; 19))" office:value-type="time" office:time-value="PT11H32M13.000000077S" calcext:value-type="time">
            <text:p>11:32:13</text:p>
          </table:table-cell>
          <table:table-cell table:formula="of:=SECOND([.E401]-[.E400])+[.F400]" office:value-type="float" office:value="4325" calcext:value-type="float">
            <text:p>4325</text:p>
          </table:table-cell>
          <table:table-cell table:formula="of:=(0.000000000000011676*[.F401]^4) - (0.0000000001313004*[.F401]^3)+(0.00000040827021*[.F401]^2)+(0.001412319*[.F401])+12.615873295" office:value-type="float" office:value="19.8240971713234" calcext:value-type="float">
            <text:p>19.82</text:p>
          </table:table-cell>
          <table:table-cell table:formula="of:=[.D401]-[.G401]" office:value-type="float" office:value="-0.0240971713234366" calcext:value-type="float">
            <text:p>-0.024097171323437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32:24,647</text:p>
          </table:table-cell>
          <table:table-cell office:value-type="string" calcext:value-type="string">
            <text:p>Temperature</text:p>
          </table:table-cell>
          <table:table-cell office:value-type="float" office:value="19.8" calcext:value-type="float">
            <text:p>19.8</text:p>
          </table:table-cell>
          <table:table-cell table:formula="of:=TIMEVALUE( LEFT([.B402]; 19))" office:value-type="time" office:time-value="PT11H32M24.000000134S" calcext:value-type="time">
            <text:p>11:32:24</text:p>
          </table:table-cell>
          <table:table-cell table:formula="of:=SECOND([.E402]-[.E401])+[.F401]" office:value-type="float" office:value="4336" calcext:value-type="float">
            <text:p>4336</text:p>
          </table:table-cell>
          <table:table-cell table:formula="of:=(0.000000000000011676*[.F402]^4) - (0.0000000001313004*[.F402]^3)+(0.00000040827021*[.F402]^2)+(0.001412319*[.F402])+12.615873295" office:value-type="float" office:value="19.8389944901246" calcext:value-type="float">
            <text:p>19.84</text:p>
          </table:table-cell>
          <table:table-cell table:formula="of:=[.D402]-[.G402]" office:value-type="float" office:value="-0.0389944901246153" calcext:value-type="float">
            <text:p>-0.038994490124615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32:35,487</text:p>
          </table:table-cell>
          <table:table-cell office:value-type="string" calcext:value-type="string">
            <text:p>Temperature</text:p>
          </table:table-cell>
          <table:table-cell office:value-type="float" office:value="19.8" calcext:value-type="float">
            <text:p>19.8</text:p>
          </table:table-cell>
          <table:table-cell table:formula="of:=TIMEVALUE( LEFT([.B403]; 19))" office:value-type="time" office:time-value="PT11H32M35.000000191S" calcext:value-type="time">
            <text:p>11:32:35</text:p>
          </table:table-cell>
          <table:table-cell table:formula="of:=SECOND([.E403]-[.E402])+[.F402]" office:value-type="float" office:value="4347" calcext:value-type="float">
            <text:p>4347</text:p>
          </table:table-cell>
          <table:table-cell table:formula="of:=(0.000000000000011676*[.F403]^4) - (0.0000000001313004*[.F403]^3)+(0.00000040827021*[.F403]^2)+(0.001412319*[.F403])+12.615873295" office:value-type="float" office:value="19.8538960273705" calcext:value-type="float">
            <text:p>19.85</text:p>
          </table:table-cell>
          <table:table-cell table:formula="of:=[.D403]-[.G403]" office:value-type="float" office:value="-0.05389602737052" calcext:value-type="float">
            <text:p>-0.05389602737052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32:46,327</text:p>
          </table:table-cell>
          <table:table-cell office:value-type="string" calcext:value-type="string">
            <text:p>Temperature</text:p>
          </table:table-cell>
          <table:table-cell office:value-type="float" office:value="19.8" calcext:value-type="float">
            <text:p>19.8</text:p>
          </table:table-cell>
          <table:table-cell table:formula="of:=TIMEVALUE( LEFT([.B404]; 19))" office:value-type="time" office:time-value="PT11H32M46.000000248S" calcext:value-type="time">
            <text:p>11:32:46</text:p>
          </table:table-cell>
          <table:table-cell table:formula="of:=SECOND([.E404]-[.E403])+[.F403]" office:value-type="float" office:value="4358" calcext:value-type="float">
            <text:p>4358</text:p>
          </table:table-cell>
          <table:table-cell table:formula="of:=(0.000000000000011676*[.F404]^4) - (0.0000000001313004*[.F404]^3)+(0.00000040827021*[.F404]^2)+(0.001412319*[.F404])+12.615873295" office:value-type="float" office:value="19.8688023537808" calcext:value-type="float">
            <text:p>19.87</text:p>
          </table:table-cell>
          <table:table-cell table:formula="of:=[.D404]-[.G404]" office:value-type="float" office:value="-0.068802353780768" calcext:value-type="float">
            <text:p>-0.068802353780768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32:57,167</text:p>
          </table:table-cell>
          <table:table-cell office:value-type="string" calcext:value-type="string">
            <text:p>Temperature</text:p>
          </table:table-cell>
          <table:table-cell office:value-type="float" office:value="19.8" calcext:value-type="float">
            <text:p>19.8</text:p>
          </table:table-cell>
          <table:table-cell table:formula="of:=TIMEVALUE( LEFT([.B405]; 19))" office:value-type="time" office:time-value="PT11H32M57.000000305S" calcext:value-type="time">
            <text:p>11:32:57</text:p>
          </table:table-cell>
          <table:table-cell table:formula="of:=SECOND([.E405]-[.E404])+[.F404]" office:value-type="float" office:value="4369" calcext:value-type="float">
            <text:p>4369</text:p>
          </table:table-cell>
          <table:table-cell table:formula="of:=(0.000000000000011676*[.F405]^4) - (0.0000000001313004*[.F405]^3)+(0.00000040827021*[.F405]^2)+(0.001412319*[.F405])+12.615873295" office:value-type="float" office:value="19.8837140441777" calcext:value-type="float">
            <text:p>19.88</text:p>
          </table:table-cell>
          <table:table-cell table:formula="of:=[.D405]-[.G405]" office:value-type="float" office:value="-0.0837140441777358" calcext:value-type="float">
            <text:p>-0.083714044177736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33:08,007</text:p>
          </table:table-cell>
          <table:table-cell office:value-type="string" calcext:value-type="string">
            <text:p>Temperature</text:p>
          </table:table-cell>
          <table:table-cell office:value-type="float" office:value="19.8" calcext:value-type="float">
            <text:p>19.8</text:p>
          </table:table-cell>
          <table:table-cell table:formula="of:=TIMEVALUE( LEFT([.B406]; 19))" office:value-type="time" office:time-value="PT11H33M07.999999733S" calcext:value-type="time">
            <text:p>11:33:08</text:p>
          </table:table-cell>
          <table:table-cell table:formula="of:=SECOND([.E406]-[.E405])+[.F405]" office:value-type="float" office:value="4380" calcext:value-type="float">
            <text:p>4380</text:p>
          </table:table-cell>
          <table:table-cell table:formula="of:=(0.000000000000011676*[.F406]^4) - (0.0000000001313004*[.F406]^3)+(0.00000040827021*[.F406]^2)+(0.001412319*[.F406])+12.615873295" office:value-type="float" office:value="19.8986316774866" calcext:value-type="float">
            <text:p>19.90</text:p>
          </table:table-cell>
          <table:table-cell table:formula="of:=[.D406]-[.G406]" office:value-type="float" office:value="-0.0986316774865585" calcext:value-type="float">
            <text:p>-0.098631677486559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33:18,847</text:p>
          </table:table-cell>
          <table:table-cell office:value-type="string" calcext:value-type="string">
            <text:p>Temperature</text:p>
          </table:table-cell>
          <table:table-cell office:value-type="float" office:value="19.9" calcext:value-type="float">
            <text:p>19.9</text:p>
          </table:table-cell>
          <table:table-cell table:formula="of:=TIMEVALUE( LEFT([.B407]; 19))" office:value-type="time" office:time-value="PT11H33M18.000000184S" calcext:value-type="time">
            <text:p>11:33:18</text:p>
          </table:table-cell>
          <table:table-cell table:formula="of:=SECOND([.E407]-[.E406])+[.F406]" office:value-type="float" office:value="4390" calcext:value-type="float">
            <text:p>4390</text:p>
          </table:table-cell>
          <table:table-cell table:formula="of:=(0.000000000000011676*[.F407]^4) - (0.0000000001313004*[.F407]^3)+(0.00000040827021*[.F407]^2)+(0.001412319*[.F407])+12.615873295" office:value-type="float" office:value="19.9121988099086" calcext:value-type="float">
            <text:p>19.91</text:p>
          </table:table-cell>
          <table:table-cell table:formula="of:=[.D407]-[.G407]" office:value-type="float" office:value="-0.0121988099085613" calcext:value-type="float">
            <text:p>-0.012198809908561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33:29,687</text:p>
          </table:table-cell>
          <table:table-cell office:value-type="string" calcext:value-type="string">
            <text:p>Temperature</text:p>
          </table:table-cell>
          <table:table-cell office:value-type="float" office:value="19.9" calcext:value-type="float">
            <text:p>19.9</text:p>
          </table:table-cell>
          <table:table-cell table:formula="of:=TIMEVALUE( LEFT([.B408]; 19))" office:value-type="time" office:time-value="PT11H33M29.000000241S" calcext:value-type="time">
            <text:p>11:33:29</text:p>
          </table:table-cell>
          <table:table-cell table:formula="of:=SECOND([.E408]-[.E407])+[.F407]" office:value-type="float" office:value="4401" calcext:value-type="float">
            <text:p>4401</text:p>
          </table:table-cell>
          <table:table-cell table:formula="of:=(0.000000000000011676*[.F408]^4) - (0.0000000001313004*[.F408]^3)+(0.00000040827021*[.F408]^2)+(0.001412319*[.F408])+12.615873295" office:value-type="float" office:value="19.9271294112153" calcext:value-type="float">
            <text:p>19.93</text:p>
          </table:table-cell>
          <table:table-cell table:formula="of:=[.D408]-[.G408]" office:value-type="float" office:value="-0.0271294112152987" calcext:value-type="float">
            <text:p>-0.027129411215299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33:40,527</text:p>
          </table:table-cell>
          <table:table-cell office:value-type="string" calcext:value-type="string">
            <text:p>Temperature</text:p>
          </table:table-cell>
          <table:table-cell office:value-type="float" office:value="19.9" calcext:value-type="float">
            <text:p>19.9</text:p>
          </table:table-cell>
          <table:table-cell table:formula="of:=TIMEVALUE( LEFT([.B409]; 19))" office:value-type="time" office:time-value="PT11H33M40.000000298S" calcext:value-type="time">
            <text:p>11:33:40</text:p>
          </table:table-cell>
          <table:table-cell table:formula="of:=SECOND([.E409]-[.E408])+[.F408]" office:value-type="float" office:value="4412" calcext:value-type="float">
            <text:p>4412</text:p>
          </table:table-cell>
          <table:table-cell table:formula="of:=(0.000000000000011676*[.F409]^4) - (0.0000000001313004*[.F409]^3)+(0.00000040827021*[.F409]^2)+(0.001412319*[.F409])+12.615873295" office:value-type="float" office:value="19.9420676629078" calcext:value-type="float">
            <text:p>19.94</text:p>
          </table:table-cell>
          <table:table-cell table:formula="of:=[.D409]-[.G409]" office:value-type="float" office:value="-0.0420676629078365" calcext:value-type="float">
            <text:p>-0.042067662907837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33:51,367</text:p>
          </table:table-cell>
          <table:table-cell office:value-type="string" calcext:value-type="string">
            <text:p>Temperature</text:p>
          </table:table-cell>
          <table:table-cell office:value-type="float" office:value="19.9" calcext:value-type="float">
            <text:p>19.9</text:p>
          </table:table-cell>
          <table:table-cell table:formula="of:=TIMEVALUE( LEFT([.B410]; 19))" office:value-type="time" office:time-value="PT11H33M50.999999726S" calcext:value-type="time">
            <text:p>11:33:51</text:p>
          </table:table-cell>
          <table:table-cell table:formula="of:=SECOND([.E410]-[.E409])+[.F409]" office:value-type="float" office:value="4423" calcext:value-type="float">
            <text:p>4423</text:p>
          </table:table-cell>
          <table:table-cell table:formula="of:=(0.000000000000011676*[.F410]^4) - (0.0000000001313004*[.F410]^3)+(0.00000040827021*[.F410]^2)+(0.001412319*[.F410])+12.615873295" office:value-type="float" office:value="19.9570141599494" calcext:value-type="float">
            <text:p>19.96</text:p>
          </table:table-cell>
          <table:table-cell table:formula="of:=[.D410]-[.G410]" office:value-type="float" office:value="-0.0570141599493681" calcext:value-type="float">
            <text:p>-0.057014159949368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34:02,207</text:p>
          </table:table-cell>
          <table:table-cell office:value-type="string" calcext:value-type="string">
            <text:p>Temperature</text:p>
          </table:table-cell>
          <table:table-cell office:value-type="float" office:value="19.9" calcext:value-type="float">
            <text:p>19.9</text:p>
          </table:table-cell>
          <table:table-cell table:formula="of:=TIMEVALUE( LEFT([.B411]; 19))" office:value-type="time" office:time-value="PT11H34M01.999999783S" calcext:value-type="time">
            <text:p>11:34:02</text:p>
          </table:table-cell>
          <table:table-cell table:formula="of:=SECOND([.E411]-[.E410])+[.F410]" office:value-type="float" office:value="4434" calcext:value-type="float">
            <text:p>4434</text:p>
          </table:table-cell>
          <table:table-cell table:formula="of:=(0.000000000000011676*[.F411]^4) - (0.0000000001313004*[.F411]^3)+(0.00000040827021*[.F411]^2)+(0.001412319*[.F411])+12.615873295" office:value-type="float" office:value="19.9719695014058" calcext:value-type="float">
            <text:p>19.97</text:p>
          </table:table-cell>
          <table:table-cell table:formula="of:=[.D411]-[.G411]" office:value-type="float" office:value="-0.0719695014058495" calcext:value-type="float">
            <text:p>-0.07196950140585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34:13,047</text:p>
          </table:table-cell>
          <table:table-cell office:value-type="string" calcext:value-type="string">
            <text:p>Temperature</text:p>
          </table:table-cell>
          <table:table-cell office:value-type="float" office:value="19.9" calcext:value-type="float">
            <text:p>19.9</text:p>
          </table:table-cell>
          <table:table-cell table:formula="of:=TIMEVALUE( LEFT([.B412]; 19))" office:value-type="time" office:time-value="PT11H34M12.99999984S" calcext:value-type="time">
            <text:p>11:34:13</text:p>
          </table:table-cell>
          <table:table-cell table:formula="of:=SECOND([.E412]-[.E411])+[.F411]" office:value-type="float" office:value="4445" calcext:value-type="float">
            <text:p>4445</text:p>
          </table:table-cell>
          <table:table-cell table:formula="of:=(0.000000000000011676*[.F412]^4) - (0.0000000001313004*[.F412]^3)+(0.00000040827021*[.F412]^2)+(0.001412319*[.F412])+12.615873295" office:value-type="float" office:value="19.986934290446" calcext:value-type="float">
            <text:p>19.99</text:p>
          </table:table-cell>
          <table:table-cell table:formula="of:=[.D412]-[.G412]" office:value-type="float" office:value="-0.0869342904459991" calcext:value-type="float">
            <text:p>-0.086934290445999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2017-04-30 11:34:23,887</text:p>
          </table:table-cell>
          <table:table-cell office:value-type="string" calcext:value-type="string">
            <text:p>Temperature</text:p>
          </table:table-cell>
          <table:table-cell office:value-type="float" office:value="20" calcext:value-type="float">
            <text:p>20</text:p>
          </table:table-cell>
          <table:table-cell table:formula="of:=TIMEVALUE( LEFT([.B413]; 19))" office:value-type="time" office:time-value="PT11H34M23.000000292S" calcext:value-type="time">
            <text:p>11:34:23</text:p>
          </table:table-cell>
          <table:table-cell table:formula="of:=SECOND([.E413]-[.E412])+[.F412]" office:value-type="float" office:value="4455" calcext:value-type="float">
            <text:p>4455</text:p>
          </table:table-cell>
          <table:table-cell table:formula="of:=(0.000000000000011676*[.F413]^4) - (0.0000000001313004*[.F413]^3)+(0.00000040827021*[.F413]^2)+(0.001412319*[.F413])+12.615873295" office:value-type="float" office:value="20.0005473533591" calcext:value-type="float">
            <text:p>20.00</text:p>
          </table:table-cell>
          <table:table-cell table:formula="of:=[.D413]-[.G413]" office:value-type="float" office:value="-0.000547353359095837" calcext:value-type="float">
            <text:p>-0.000547353359096</text:p>
          </table:table-cell>
        </table:table-row>
      </table:table>
      <table:named-expressions/>
      <table:database-ranges>
        <table:database-range table:name="__Anonymous_Sheet_DB__0" table:target-range-address="themeralController.A2:themeralController.D413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2T21:52:08.170000000</dc:date>
    <dc:creator>Fred Dunaway</dc:creator>
    <meta:editing-duration>PT1H23M16S</meta:editing-duration>
    <meta:editing-cycles>7</meta:editing-cycles>
    <meta:generator>LibreOffice/5.2.3.3$Windows_x86 LibreOffice_project/d54a8868f08a7b39642414cf2c8ef2f228f780cf</meta:generator>
    <meta:document-statistic meta:table-count="1" meta:cell-count="32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R^4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3.952cm" style:legend-expansion="high" chart:style-name="ch2"/>
        <chart:plot-area chart:style-name="ch3" table:cell-range-address="themeralController.D2:themeralController.D413 themeralController.F2:themeralController.F413" svg:x="0.32cm" svg:y="0.126cm" svg:width="12.533cm" svg:height="8.639cm">
          <chartooo:coordinate-region svg:x="1.312cm" svg:y="0.325cm" svg:width="11.354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hemeralController.F2:themeralController.F413" chart:class="chart:scatter">
            <chart:domain table:cell-range-address="themeralController.D2:themeralController.D413"/>
            <chart:regression-curve chart:style-name="ch7">
              <chart:equation chart:display-equation="true" chart:display-r-square="true" svg:x="1.612cm" svg:y="0.566cm"/>
            </chart:regression-curve>
            <chart:data-point chart:repeated="4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7">
                <text:p>12.7</text:p>
                <draw:g>
                  <svg:desc>themeralController.D2:themeralController.D413</svg:desc>
                </draw:g>
              </table:table-cell>
              <table:table-cell office:value-type="float" office:value="0">
                <text:p>0</text:p>
                <draw:g>
                  <svg:desc>themeralController.F2:themeralController.F4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8">
                <text:p>12.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8">
                <text:p>12.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8">
                <text:p>12.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8">
                <text:p>12.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8">
                <text:p>12.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8">
                <text:p>12.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8">
                <text:p>12.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8">
                <text:p>12.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8">
                <text:p>12.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8">
                <text:p>12.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8">
                <text:p>12.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8">
                <text:p>12.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8">
                <text:p>12.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8">
                <text:p>12.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8">
                <text:p>12.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8">
                <text:p>12.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8">
                <text:p>12.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8">
                <text:p>12.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8">
                <text:p>12.8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9">
                <text:p>12.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9">
                <text:p>12.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9">
                <text:p>12.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9">
                <text:p>12.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9">
                <text:p>12.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9">
                <text:p>12.9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9">
                <text:p>12.9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">
                <text:p>13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">
                <text:p>13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1">
                <text:p>13.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1">
                <text:p>13.1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1">
                <text:p>13.1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.1">
                <text:p>13.1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2">
                <text:p>13.2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.2">
                <text:p>13.2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.2">
                <text:p>13.2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.2">
                <text:p>13.2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.2">
                <text:p>13.2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2">
                <text:p>13.2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3">
                <text:p>13.3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3">
                <text:p>13.3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.3">
                <text:p>13.3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.3">
                <text:p>13.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3">
                <text:p>13.3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4">
                <text:p>13.4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4">
                <text:p>13.4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.4">
                <text:p>13.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4">
                <text:p>13.4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.4">
                <text:p>13.4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.5">
                <text:p>13.5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.5">
                <text:p>13.5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.5">
                <text:p>13.5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.6">
                <text:p>13.6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.6">
                <text:p>13.6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.6">
                <text:p>13.6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.6">
                <text:p>13.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.6">
                <text:p>13.6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.6">
                <text:p>13.6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.7">
                <text:p>13.7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.7">
                <text:p>13.7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.7">
                <text:p>13.7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.7">
                <text:p>13.7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.8">
                <text:p>13.8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.8">
                <text:p>13.8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.8">
                <text:p>13.8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8">
                <text:p>13.8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8">
                <text:p>13.8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.8">
                <text:p>13.8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.9">
                <text:p>13.9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9">
                <text:p>13.9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.9">
                <text:p>13.9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.9">
                <text:p>13.9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.9">
                <text:p>13.9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.9">
                <text:p>13.9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.9">
                <text:p>13.9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.9">
                <text:p>13.9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.9">
                <text:p>13.9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.9">
                <text:p>13.9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">
                <text:p>14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">
                <text:p>14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">
                <text:p>14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.1">
                <text:p>14.1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.1">
                <text:p>14.1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.1">
                <text:p>14.1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.1">
                <text:p>14.1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.1">
                <text:p>14.1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.1">
                <text:p>14.1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.2">
                <text:p>14.2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.2">
                <text:p>14.2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.3">
                <text:p>14.3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.2">
                <text:p>14.2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.2">
                <text:p>14.2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.3">
                <text:p>14.3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.3">
                <text:p>14.3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.3">
                <text:p>14.3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.3">
                <text:p>14.3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.3">
                <text:p>14.3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.4">
                <text:p>14.4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.4">
                <text:p>14.4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.4">
                <text:p>14.4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.4">
                <text:p>14.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.4">
                <text:p>14.4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.4">
                <text:p>14.4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.5">
                <text:p>14.5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.5">
                <text:p>14.5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.6">
                <text:p>14.6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.6">
                <text:p>14.6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.6">
                <text:p>14.6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.7">
                <text:p>14.7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.7">
                <text:p>14.7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.8">
                <text:p>14.8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.8">
                <text:p>14.8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.8">
                <text:p>14.8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.8">
                <text:p>14.8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.8">
                <text:p>14.8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.8">
                <text:p>14.8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.8">
                <text:p>14.8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.8">
                <text:p>14.8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.9">
                <text:p>14.9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.9">
                <text:p>14.9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.9">
                <text:p>14.9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.9">
                <text:p>14.9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.9">
                <text:p>14.9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.9">
                <text:p>14.9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">
                <text:p>15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">
                <text:p>15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">
                <text:p>15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.1">
                <text:p>15.1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.1">
                <text:p>15.1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.1">
                <text:p>15.1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.1">
                <text:p>15.1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.1">
                <text:p>15.1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.1">
                <text:p>15.1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.2">
                <text:p>15.2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.2">
                <text:p>15.2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.3">
                <text:p>15.3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.3">
                <text:p>15.3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.3">
                <text:p>15.3</text:p>
              </table:table-cell>
              <table:table-cell office:value-type="float" office:value="1485">
                <text:p>14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.3">
                <text:p>15.3</text:p>
              </table:table-cell>
              <table:table-cell office:value-type="float" office:value="1496">
                <text:p>14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.3">
                <text:p>15.3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.3">
                <text:p>15.3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.3">
                <text:p>15.3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.4">
                <text:p>15.4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.4">
                <text:p>15.4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.4">
                <text:p>15.4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.4">
                <text:p>15.4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.4">
                <text:p>15.4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.5">
                <text:p>15.5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.5">
                <text:p>15.5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.5">
                <text:p>15.5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.6">
                <text:p>15.6</text:p>
              </table:table-cell>
              <table:table-cell office:value-type="float" office:value="1626">
                <text:p>16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6">
                <text:p>15.6</text:p>
              </table:table-cell>
              <table:table-cell office:value-type="float" office:value="1637">
                <text:p>163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6">
                <text:p>15.6</text:p>
              </table:table-cell>
              <table:table-cell office:value-type="float" office:value="1648">
                <text:p>16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6">
                <text:p>15.6</text:p>
              </table:table-cell>
              <table:table-cell office:value-type="float" office:value="1659">
                <text:p>165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6">
                <text:p>15.6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6">
                <text:p>15.6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7">
                <text:p>15.7</text:p>
              </table:table-cell>
              <table:table-cell office:value-type="float" office:value="1691">
                <text:p>16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7">
                <text:p>15.7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7">
                <text:p>15.7</text:p>
              </table:table-cell>
              <table:table-cell office:value-type="float" office:value="1713">
                <text:p>17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8">
                <text:p>15.8</text:p>
              </table:table-cell>
              <table:table-cell office:value-type="float" office:value="1724">
                <text:p>17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.8">
                <text:p>15.8</text:p>
              </table:table-cell>
              <table:table-cell office:value-type="float" office:value="1735">
                <text:p>17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.8">
                <text:p>15.8</text:p>
              </table:table-cell>
              <table:table-cell office:value-type="float" office:value="1745">
                <text:p>17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.8">
                <text:p>15.8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.8">
                <text:p>15.8</text:p>
              </table:table-cell>
              <table:table-cell office:value-type="float" office:value="1767">
                <text:p>17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.8">
                <text:p>15.8</text:p>
              </table:table-cell>
              <table:table-cell office:value-type="float" office:value="1778">
                <text:p>177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.8">
                <text:p>15.8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.9">
                <text:p>15.9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.9">
                <text:p>15.9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.9">
                <text:p>15.9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.9">
                <text:p>15.9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.9">
                <text:p>15.9</text:p>
              </table:table-cell>
              <table:table-cell office:value-type="float" office:value="1843">
                <text:p>18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.9">
                <text:p>15.9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">
                <text:p>16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">
                <text:p>16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">
                <text:p>16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.1">
                <text:p>16.1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.1">
                <text:p>16.1</text:p>
              </table:table-cell>
              <table:table-cell office:value-type="float" office:value="1908">
                <text:p>19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.1">
                <text:p>16.1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.1">
                <text:p>16.1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.1">
                <text:p>16.1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.2">
                <text:p>16.2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.2">
                <text:p>16.2</text:p>
              </table:table-cell>
              <table:table-cell office:value-type="float" office:value="1962">
                <text:p>19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.2">
                <text:p>16.2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.2">
                <text:p>16.2</text:p>
              </table:table-cell>
              <table:table-cell office:value-type="float" office:value="1984">
                <text:p>19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.3">
                <text:p>16.3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.3">
                <text:p>16.3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.3">
                <text:p>16.3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.3">
                <text:p>16.3</text:p>
              </table:table-cell>
              <table:table-cell office:value-type="float" office:value="2027">
                <text:p>202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.3">
                <text:p>16.3</text:p>
              </table:table-cell>
              <table:table-cell office:value-type="float" office:value="2038">
                <text:p>20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6.3">
                <text:p>16.3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.3">
                <text:p>16.3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.3">
                <text:p>16.3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.4">
                <text:p>16.4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.4">
                <text:p>16.4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.4">
                <text:p>16.4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.4">
                <text:p>16.4</text:p>
              </table:table-cell>
              <table:table-cell office:value-type="float" office:value="2114">
                <text:p>21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.4">
                <text:p>16.4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.5">
                <text:p>16.5</text:p>
              </table:table-cell>
              <table:table-cell office:value-type="float" office:value="2136">
                <text:p>21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.5">
                <text:p>16.5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.5">
                <text:p>16.5</text:p>
              </table:table-cell>
              <table:table-cell office:value-type="float" office:value="2157">
                <text:p>21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.5">
                <text:p>16.5</text:p>
              </table:table-cell>
              <table:table-cell office:value-type="float" office:value="2168">
                <text:p>216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.6">
                <text:p>16.6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.6">
                <text:p>16.6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.6">
                <text:p>16.6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6.6">
                <text:p>16.6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.6">
                <text:p>16.6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.6">
                <text:p>16.6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.6">
                <text:p>16.6</text:p>
              </table:table-cell>
              <table:table-cell office:value-type="float" office:value="2244">
                <text:p>224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.7">
                <text:p>16.7</text:p>
              </table:table-cell>
              <table:table-cell office:value-type="float" office:value="2255">
                <text:p>22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.7">
                <text:p>16.7</text:p>
              </table:table-cell>
              <table:table-cell office:value-type="float" office:value="2266">
                <text:p>22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6.7">
                <text:p>16.7</text:p>
              </table:table-cell>
              <table:table-cell office:value-type="float" office:value="2277">
                <text:p>227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.8">
                <text:p>16.8</text:p>
              </table:table-cell>
              <table:table-cell office:value-type="float" office:value="2287">
                <text:p>22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.8">
                <text:p>16.8</text:p>
              </table:table-cell>
              <table:table-cell office:value-type="float" office:value="2298">
                <text:p>229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.7">
                <text:p>16.7</text:p>
              </table:table-cell>
              <table:table-cell office:value-type="float" office:value="2309">
                <text:p>230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.8">
                <text:p>16.8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.8">
                <text:p>16.8</text:p>
              </table:table-cell>
              <table:table-cell office:value-type="float" office:value="2331">
                <text:p>233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.8">
                <text:p>16.8</text:p>
              </table:table-cell>
              <table:table-cell office:value-type="float" office:value="2342">
                <text:p>23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.8">
                <text:p>16.8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.8">
                <text:p>16.8</text:p>
              </table:table-cell>
              <table:table-cell office:value-type="float" office:value="2363">
                <text:p>236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.9">
                <text:p>16.9</text:p>
              </table:table-cell>
              <table:table-cell office:value-type="float" office:value="2374">
                <text:p>237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6.9">
                <text:p>16.9</text:p>
              </table:table-cell>
              <table:table-cell office:value-type="float" office:value="2385">
                <text:p>238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.9">
                <text:p>16.9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.9">
                <text:p>16.9</text:p>
              </table:table-cell>
              <table:table-cell office:value-type="float" office:value="2407">
                <text:p>240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6.9">
                <text:p>16.9</text:p>
              </table:table-cell>
              <table:table-cell office:value-type="float" office:value="2417">
                <text:p>241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6.9">
                <text:p>16.9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.9">
                <text:p>16.9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7">
                <text:p>17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">
                <text:p>17</text:p>
              </table:table-cell>
              <table:table-cell office:value-type="float" office:value="2461">
                <text:p>246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">
                <text:p>17</text:p>
              </table:table-cell>
              <table:table-cell office:value-type="float" office:value="2472">
                <text:p>247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.1">
                <text:p>17.1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.1">
                <text:p>17.1</text:p>
              </table:table-cell>
              <table:table-cell office:value-type="float" office:value="2493">
                <text:p>249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7.1">
                <text:p>17.1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.1">
                <text:p>17.1</text:p>
              </table:table-cell>
              <table:table-cell office:value-type="float" office:value="2515">
                <text:p>25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.1">
                <text:p>17.1</text:p>
              </table:table-cell>
              <table:table-cell office:value-type="float" office:value="2526">
                <text:p>252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7.1">
                <text:p>17.1</text:p>
              </table:table-cell>
              <table:table-cell office:value-type="float" office:value="2537">
                <text:p>25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7.1">
                <text:p>17.1</text:p>
              </table:table-cell>
              <table:table-cell office:value-type="float" office:value="2548">
                <text:p>25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7.1">
                <text:p>17.1</text:p>
              </table:table-cell>
              <table:table-cell office:value-type="float" office:value="2558">
                <text:p>255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7.2">
                <text:p>17.2</text:p>
              </table:table-cell>
              <table:table-cell office:value-type="float" office:value="2569">
                <text:p>25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7.2">
                <text:p>17.2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7.2">
                <text:p>17.2</text:p>
              </table:table-cell>
              <table:table-cell office:value-type="float" office:value="2591">
                <text:p>25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7.3">
                <text:p>17.3</text:p>
              </table:table-cell>
              <table:table-cell office:value-type="float" office:value="2602">
                <text:p>26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7.3">
                <text:p>17.3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7.3">
                <text:p>17.3</text:p>
              </table:table-cell>
              <table:table-cell office:value-type="float" office:value="2623">
                <text:p>262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.3">
                <text:p>17.3</text:p>
              </table:table-cell>
              <table:table-cell office:value-type="float" office:value="2634">
                <text:p>26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7.3">
                <text:p>17.3</text:p>
              </table:table-cell>
              <table:table-cell office:value-type="float" office:value="2645">
                <text:p>264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7.3">
                <text:p>17.3</text:p>
              </table:table-cell>
              <table:table-cell office:value-type="float" office:value="2656">
                <text:p>265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7.3">
                <text:p>17.3</text:p>
              </table:table-cell>
              <table:table-cell office:value-type="float" office:value="2667">
                <text:p>26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.3">
                <text:p>17.3</text:p>
              </table:table-cell>
              <table:table-cell office:value-type="float" office:value="2678">
                <text:p>267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.4">
                <text:p>17.4</text:p>
              </table:table-cell>
              <table:table-cell office:value-type="float" office:value="2688">
                <text:p>26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7.4">
                <text:p>17.4</text:p>
              </table:table-cell>
              <table:table-cell office:value-type="float" office:value="2699">
                <text:p>26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7.4">
                <text:p>17.4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7.4">
                <text:p>17.4</text:p>
              </table:table-cell>
              <table:table-cell office:value-type="float" office:value="2721">
                <text:p>272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7.4">
                <text:p>17.4</text:p>
              </table:table-cell>
              <table:table-cell office:value-type="float" office:value="2732">
                <text:p>273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.4">
                <text:p>17.4</text:p>
              </table:table-cell>
              <table:table-cell office:value-type="float" office:value="2743">
                <text:p>274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7.5">
                <text:p>17.5</text:p>
              </table:table-cell>
              <table:table-cell office:value-type="float" office:value="2754">
                <text:p>275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.5">
                <text:p>17.5</text:p>
              </table:table-cell>
              <table:table-cell office:value-type="float" office:value="2764">
                <text:p>276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7.5">
                <text:p>17.5</text:p>
              </table:table-cell>
              <table:table-cell office:value-type="float" office:value="2775">
                <text:p>277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7.6">
                <text:p>17.6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7.6">
                <text:p>17.6</text:p>
              </table:table-cell>
              <table:table-cell office:value-type="float" office:value="2797">
                <text:p>279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7.6">
                <text:p>17.6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7.6">
                <text:p>17.6</text:p>
              </table:table-cell>
              <table:table-cell office:value-type="float" office:value="2819">
                <text:p>281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7.6">
                <text:p>17.6</text:p>
              </table:table-cell>
              <table:table-cell office:value-type="float" office:value="2829">
                <text:p>282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7.6">
                <text:p>17.6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7.6">
                <text:p>17.6</text:p>
              </table:table-cell>
              <table:table-cell office:value-type="float" office:value="2851">
                <text:p>285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7.7">
                <text:p>17.7</text:p>
              </table:table-cell>
              <table:table-cell office:value-type="float" office:value="2862">
                <text:p>286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7.7">
                <text:p>17.7</text:p>
              </table:table-cell>
              <table:table-cell office:value-type="float" office:value="2873">
                <text:p>287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7.7">
                <text:p>17.7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.8">
                <text:p>17.8</text:p>
              </table:table-cell>
              <table:table-cell office:value-type="float" office:value="2894">
                <text:p>289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7.8">
                <text:p>17.8</text:p>
              </table:table-cell>
              <table:table-cell office:value-type="float" office:value="2905">
                <text:p>29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.8">
                <text:p>17.8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.8">
                <text:p>17.8</text:p>
              </table:table-cell>
              <table:table-cell office:value-type="float" office:value="2927">
                <text:p>292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.8">
                <text:p>17.8</text:p>
              </table:table-cell>
              <table:table-cell office:value-type="float" office:value="2938">
                <text:p>293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.9">
                <text:p>17.9</text:p>
              </table:table-cell>
              <table:table-cell office:value-type="float" office:value="2949">
                <text:p>294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.9">
                <text:p>17.9</text:p>
              </table:table-cell>
              <table:table-cell office:value-type="float" office:value="2959">
                <text:p>295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.9">
                <text:p>17.9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.9">
                <text:p>17.9</text:p>
              </table:table-cell>
              <table:table-cell office:value-type="float" office:value="2981">
                <text:p>298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7.9">
                <text:p>17.9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.9">
                <text:p>17.9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.9">
                <text:p>17.9</text:p>
              </table:table-cell>
              <table:table-cell office:value-type="float" office:value="3014">
                <text:p>30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8">
                <text:p>18</text:p>
              </table:table-cell>
              <table:table-cell office:value-type="float" office:value="3025">
                <text:p>30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8">
                <text:p>18</text:p>
              </table:table-cell>
              <table:table-cell office:value-type="float" office:value="3035">
                <text:p>303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8">
                <text:p>18</text:p>
              </table:table-cell>
              <table:table-cell office:value-type="float" office:value="3046">
                <text:p>304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8.1">
                <text:p>18.1</text:p>
              </table:table-cell>
              <table:table-cell office:value-type="float" office:value="3057">
                <text:p>305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8.1">
                <text:p>18.1</text:p>
              </table:table-cell>
              <table:table-cell office:value-type="float" office:value="3068">
                <text:p>306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8.1">
                <text:p>18.1</text:p>
              </table:table-cell>
              <table:table-cell office:value-type="float" office:value="3079">
                <text:p>307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.1">
                <text:p>18.1</text:p>
              </table:table-cell>
              <table:table-cell office:value-type="float" office:value="3090">
                <text:p>309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.1">
                <text:p>18.1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.1">
                <text:p>18.1</text:p>
              </table:table-cell>
              <table:table-cell office:value-type="float" office:value="3111">
                <text:p>311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.1">
                <text:p>18.1</text:p>
              </table:table-cell>
              <table:table-cell office:value-type="float" office:value="3122">
                <text:p>31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.2">
                <text:p>18.2</text:p>
              </table:table-cell>
              <table:table-cell office:value-type="float" office:value="3133">
                <text:p>31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8.1">
                <text:p>18.1</text:p>
              </table:table-cell>
              <table:table-cell office:value-type="float" office:value="3144">
                <text:p>314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.2">
                <text:p>18.2</text:p>
              </table:table-cell>
              <table:table-cell office:value-type="float" office:value="3155">
                <text:p>31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8.2">
                <text:p>18.2</text:p>
              </table:table-cell>
              <table:table-cell office:value-type="float" office:value="3165">
                <text:p>316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8.2">
                <text:p>18.2</text:p>
              </table:table-cell>
              <table:table-cell office:value-type="float" office:value="3176">
                <text:p>317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8.2">
                <text:p>18.2</text:p>
              </table:table-cell>
              <table:table-cell office:value-type="float" office:value="3187">
                <text:p>318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.2">
                <text:p>18.2</text:p>
              </table:table-cell>
              <table:table-cell office:value-type="float" office:value="3198">
                <text:p>319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.3">
                <text:p>18.3</text:p>
              </table:table-cell>
              <table:table-cell office:value-type="float" office:value="3209">
                <text:p>320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8.3">
                <text:p>18.3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8.3">
                <text:p>18.3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.3">
                <text:p>18.3</text:p>
              </table:table-cell>
              <table:table-cell office:value-type="float" office:value="3241">
                <text:p>324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8.3">
                <text:p>18.3</text:p>
              </table:table-cell>
              <table:table-cell office:value-type="float" office:value="3252">
                <text:p>325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8.3">
                <text:p>18.3</text:p>
              </table:table-cell>
              <table:table-cell office:value-type="float" office:value="3263">
                <text:p>326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8.4">
                <text:p>18.4</text:p>
              </table:table-cell>
              <table:table-cell office:value-type="float" office:value="3274">
                <text:p>327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8.4">
                <text:p>18.4</text:p>
              </table:table-cell>
              <table:table-cell office:value-type="float" office:value="3285">
                <text:p>328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.4">
                <text:p>18.4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8.4">
                <text:p>18.4</text:p>
              </table:table-cell>
              <table:table-cell office:value-type="float" office:value="3306">
                <text:p>330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8.4">
                <text:p>18.4</text:p>
              </table:table-cell>
              <table:table-cell office:value-type="float" office:value="3317">
                <text:p>331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8.4">
                <text:p>18.4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8.4">
                <text:p>18.4</text:p>
              </table:table-cell>
              <table:table-cell office:value-type="float" office:value="3339">
                <text:p>333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8.4">
                <text:p>18.4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8.4">
                <text:p>18.4</text:p>
              </table:table-cell>
              <table:table-cell office:value-type="float" office:value="3361">
                <text:p>336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.5">
                <text:p>18.5</text:p>
              </table:table-cell>
              <table:table-cell office:value-type="float" office:value="3371">
                <text:p>337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8.5">
                <text:p>18.5</text:p>
              </table:table-cell>
              <table:table-cell office:value-type="float" office:value="3382">
                <text:p>338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8.5">
                <text:p>18.5</text:p>
              </table:table-cell>
              <table:table-cell office:value-type="float" office:value="3393">
                <text:p>339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8.6">
                <text:p>18.6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8.6">
                <text:p>18.6</text:p>
              </table:table-cell>
              <table:table-cell office:value-type="float" office:value="3415">
                <text:p>34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8.6">
                <text:p>18.6</text:p>
              </table:table-cell>
              <table:table-cell office:value-type="float" office:value="3426">
                <text:p>342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8.6">
                <text:p>18.6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8.6">
                <text:p>18.6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8.6">
                <text:p>18.6</text:p>
              </table:table-cell>
              <table:table-cell office:value-type="float" office:value="3458">
                <text:p>345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8.6">
                <text:p>18.6</text:p>
              </table:table-cell>
              <table:table-cell office:value-type="float" office:value="3469">
                <text:p>346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8.6">
                <text:p>18.6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8.6">
                <text:p>18.6</text:p>
              </table:table-cell>
              <table:table-cell office:value-type="float" office:value="3491">
                <text:p>349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.6">
                <text:p>18.6</text:p>
              </table:table-cell>
              <table:table-cell office:value-type="float" office:value="3501">
                <text:p>350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8.7">
                <text:p>18.7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8.7">
                <text:p>18.7</text:p>
              </table:table-cell>
              <table:table-cell office:value-type="float" office:value="3523">
                <text:p>352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.7">
                <text:p>18.7</text:p>
              </table:table-cell>
              <table:table-cell office:value-type="float" office:value="3534">
                <text:p>353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.8">
                <text:p>18.8</text:p>
              </table:table-cell>
              <table:table-cell office:value-type="float" office:value="3545">
                <text:p>354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8.8">
                <text:p>18.8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8.8">
                <text:p>18.8</text:p>
              </table:table-cell>
              <table:table-cell office:value-type="float" office:value="3567">
                <text:p>35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8.8">
                <text:p>18.8</text:p>
              </table:table-cell>
              <table:table-cell office:value-type="float" office:value="3577">
                <text:p>357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8.8">
                <text:p>18.8</text:p>
              </table:table-cell>
              <table:table-cell office:value-type="float" office:value="3588">
                <text:p>358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8.8">
                <text:p>18.8</text:p>
              </table:table-cell>
              <table:table-cell office:value-type="float" office:value="3599">
                <text:p>359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8.8">
                <text:p>18.8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8.9">
                <text:p>18.9</text:p>
              </table:table-cell>
              <table:table-cell office:value-type="float" office:value="3621">
                <text:p>362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8.9">
                <text:p>18.9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8.9">
                <text:p>18.9</text:p>
              </table:table-cell>
              <table:table-cell office:value-type="float" office:value="3642">
                <text:p>364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8.9">
                <text:p>18.9</text:p>
              </table:table-cell>
              <table:table-cell office:value-type="float" office:value="3653">
                <text:p>365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8.9">
                <text:p>18.9</text:p>
              </table:table-cell>
              <table:table-cell office:value-type="float" office:value="3664">
                <text:p>366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8.9">
                <text:p>18.9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8.9">
                <text:p>18.9</text:p>
              </table:table-cell>
              <table:table-cell office:value-type="float" office:value="3686">
                <text:p>368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8.9">
                <text:p>18.9</text:p>
              </table:table-cell>
              <table:table-cell office:value-type="float" office:value="3697">
                <text:p>369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8.9">
                <text:p>18.9</text:p>
              </table:table-cell>
              <table:table-cell office:value-type="float" office:value="3707">
                <text:p>370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9">
                <text:p>19</text:p>
              </table:table-cell>
              <table:table-cell office:value-type="float" office:value="3718">
                <text:p>371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9">
                <text:p>19</text:p>
              </table:table-cell>
              <table:table-cell office:value-type="float" office:value="3729">
                <text:p>372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">
                <text:p>19</text:p>
              </table:table-cell>
              <table:table-cell office:value-type="float" office:value="3740">
                <text:p>374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.1">
                <text:p>19.1</text:p>
              </table:table-cell>
              <table:table-cell office:value-type="float" office:value="3751">
                <text:p>375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9.1">
                <text:p>19.1</text:p>
              </table:table-cell>
              <table:table-cell office:value-type="float" office:value="3762">
                <text:p>376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9.1">
                <text:p>19.1</text:p>
              </table:table-cell>
              <table:table-cell office:value-type="float" office:value="3772">
                <text:p>377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9.1">
                <text:p>19.1</text:p>
              </table:table-cell>
              <table:table-cell office:value-type="float" office:value="3783">
                <text:p>378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9.1">
                <text:p>19.1</text:p>
              </table:table-cell>
              <table:table-cell office:value-type="float" office:value="3794">
                <text:p>379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9.1">
                <text:p>19.1</text:p>
              </table:table-cell>
              <table:table-cell office:value-type="float" office:value="3805">
                <text:p>380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9.1">
                <text:p>19.1</text:p>
              </table:table-cell>
              <table:table-cell office:value-type="float" office:value="3816">
                <text:p>381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9.2">
                <text:p>19.2</text:p>
              </table:table-cell>
              <table:table-cell office:value-type="float" office:value="3827">
                <text:p>382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9.2">
                <text:p>19.2</text:p>
              </table:table-cell>
              <table:table-cell office:value-type="float" office:value="3838">
                <text:p>383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9.2">
                <text:p>19.2</text:p>
              </table:table-cell>
              <table:table-cell office:value-type="float" office:value="3848">
                <text:p>384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9.3">
                <text:p>19.3</text:p>
              </table:table-cell>
              <table:table-cell office:value-type="float" office:value="3859">
                <text:p>385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9.3">
                <text:p>19.3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9.3">
                <text:p>19.3</text:p>
              </table:table-cell>
              <table:table-cell office:value-type="float" office:value="3881">
                <text:p>388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9.4">
                <text:p>19.4</text:p>
              </table:table-cell>
              <table:table-cell office:value-type="float" office:value="3892">
                <text:p>389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9.3">
                <text:p>19.3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9.3">
                <text:p>19.3</text:p>
              </table:table-cell>
              <table:table-cell office:value-type="float" office:value="3913">
                <text:p>391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9.4">
                <text:p>19.4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9.4">
                <text:p>19.4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9.4">
                <text:p>19.4</text:p>
              </table:table-cell>
              <table:table-cell office:value-type="float" office:value="3946">
                <text:p>394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9.4">
                <text:p>19.4</text:p>
              </table:table-cell>
              <table:table-cell office:value-type="float" office:value="3957">
                <text:p>395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9.4">
                <text:p>19.4</text:p>
              </table:table-cell>
              <table:table-cell office:value-type="float" office:value="3968">
                <text:p>396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9.4">
                <text:p>19.4</text:p>
              </table:table-cell>
              <table:table-cell office:value-type="float" office:value="3978">
                <text:p>397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9.4">
                <text:p>19.4</text:p>
              </table:table-cell>
              <table:table-cell office:value-type="float" office:value="3989">
                <text:p>398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9.4">
                <text:p>19.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9.4">
                <text:p>19.4</text:p>
              </table:table-cell>
              <table:table-cell office:value-type="float" office:value="4011">
                <text:p>401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9.4">
                <text:p>19.4</text:p>
              </table:table-cell>
              <table:table-cell office:value-type="float" office:value="4022">
                <text:p>402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9.4">
                <text:p>19.4</text:p>
              </table:table-cell>
              <table:table-cell office:value-type="float" office:value="4033">
                <text:p>403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9.5">
                <text:p>19.5</text:p>
              </table:table-cell>
              <table:table-cell office:value-type="float" office:value="4043">
                <text:p>404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9.5">
                <text:p>19.5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9.5">
                <text:p>19.5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9.5">
                <text:p>19.5</text:p>
              </table:table-cell>
              <table:table-cell office:value-type="float" office:value="4076">
                <text:p>407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9.5">
                <text:p>19.5</text:p>
              </table:table-cell>
              <table:table-cell office:value-type="float" office:value="4087">
                <text:p>408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.5">
                <text:p>19.5</text:p>
              </table:table-cell>
              <table:table-cell office:value-type="float" office:value="4098">
                <text:p>409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9.6">
                <text:p>19.6</text:p>
              </table:table-cell>
              <table:table-cell office:value-type="float" office:value="4109">
                <text:p>410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.6">
                <text:p>19.6</text:p>
              </table:table-cell>
              <table:table-cell office:value-type="float" office:value="4119">
                <text:p>411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.6">
                <text:p>19.6</text:p>
              </table:table-cell>
              <table:table-cell office:value-type="float" office:value="4130">
                <text:p>413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.6">
                <text:p>19.6</text:p>
              </table:table-cell>
              <table:table-cell office:value-type="float" office:value="4141">
                <text:p>414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.6">
                <text:p>19.6</text:p>
              </table:table-cell>
              <table:table-cell office:value-type="float" office:value="4152">
                <text:p>415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.6">
                <text:p>19.6</text:p>
              </table:table-cell>
              <table:table-cell office:value-type="float" office:value="4163">
                <text:p>416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.6">
                <text:p>19.6</text:p>
              </table:table-cell>
              <table:table-cell office:value-type="float" office:value="4174">
                <text:p>417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.6">
                <text:p>19.6</text:p>
              </table:table-cell>
              <table:table-cell office:value-type="float" office:value="4184">
                <text:p>418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.6">
                <text:p>19.6</text:p>
              </table:table-cell>
              <table:table-cell office:value-type="float" office:value="4195">
                <text:p>419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.7">
                <text:p>19.7</text:p>
              </table:table-cell>
              <table:table-cell office:value-type="float" office:value="4206">
                <text:p>420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.6">
                <text:p>19.6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.7">
                <text:p>19.7</text:p>
              </table:table-cell>
              <table:table-cell office:value-type="float" office:value="4228">
                <text:p>422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.7">
                <text:p>19.7</text:p>
              </table:table-cell>
              <table:table-cell office:value-type="float" office:value="4239">
                <text:p>423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.7">
                <text:p>19.7</text:p>
              </table:table-cell>
              <table:table-cell office:value-type="float" office:value="4249">
                <text:p>424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.8">
                <text:p>19.8</text:p>
              </table:table-cell>
              <table:table-cell office:value-type="float" office:value="4260">
                <text:p>426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.8">
                <text:p>19.8</text:p>
              </table:table-cell>
              <table:table-cell office:value-type="float" office:value="4271">
                <text:p>427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.8">
                <text:p>19.8</text:p>
              </table:table-cell>
              <table:table-cell office:value-type="float" office:value="4282">
                <text:p>428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.8">
                <text:p>19.8</text:p>
              </table:table-cell>
              <table:table-cell office:value-type="float" office:value="4293">
                <text:p>429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.8">
                <text:p>19.8</text:p>
              </table:table-cell>
              <table:table-cell office:value-type="float" office:value="4304">
                <text:p>430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.8">
                <text:p>19.8</text:p>
              </table:table-cell>
              <table:table-cell office:value-type="float" office:value="4314">
                <text:p>431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.8">
                <text:p>19.8</text:p>
              </table:table-cell>
              <table:table-cell office:value-type="float" office:value="4325">
                <text:p>432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9.8">
                <text:p>19.8</text:p>
              </table:table-cell>
              <table:table-cell office:value-type="float" office:value="4336">
                <text:p>433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9.8">
                <text:p>19.8</text:p>
              </table:table-cell>
              <table:table-cell office:value-type="float" office:value="4347">
                <text:p>434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9.8">
                <text:p>19.8</text:p>
              </table:table-cell>
              <table:table-cell office:value-type="float" office:value="4358">
                <text:p>435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9.8">
                <text:p>19.8</text:p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9.8">
                <text:p>19.8</text:p>
              </table:table-cell>
              <table:table-cell office:value-type="float" office:value="4380">
                <text:p>438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9.9">
                <text:p>19.9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9.9">
                <text:p>19.9</text:p>
              </table:table-cell>
              <table:table-cell office:value-type="float" office:value="4401">
                <text:p>440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9.9">
                <text:p>19.9</text:p>
              </table:table-cell>
              <table:table-cell office:value-type="float" office:value="4412">
                <text:p>441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9.9">
                <text:p>19.9</text:p>
              </table:table-cell>
              <table:table-cell office:value-type="float" office:value="4423">
                <text:p>442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9.9">
                <text:p>19.9</text:p>
              </table:table-cell>
              <table:table-cell office:value-type="float" office:value="4434">
                <text:p>443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9.9">
                <text:p>19.9</text:p>
              </table:table-cell>
              <table:table-cell office:value-type="float" office:value="4445">
                <text:p>444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">
                <text:p>20</text:p>
              </table:table-cell>
              <table:table-cell office:value-type="float" office:value="4455">
                <text:p>44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1" chart:maximum="2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R^4" loext:regression-max-degree="4" loext:regression-period="2" loext:regression-extrapolate-forward="0" loext:regression-extrapolate-backward="0" loext:regression-force-intercept="false" loext:regression-intercept-value="0" chart:regression-type="polynomial"/>
      <style:graphic-properties svg:stroke-width="0.102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575cm" svg:height="9.006cm" xlink:href=".." xlink:type="simple" chart:class="chart:scatter" chart:style-name="ch1">
        <chart:title svg:x="4.449cm" svg:y="0.316cm" chart:style-name="ch2">
          <text:p>Thermal Rise from Radiant Heater</text:p>
        </chart:title>
        <chart:plot-area chart:style-name="ch3" table:cell-range-address="themeralController.D1:themeralController.D413 themeralController.F2:themeralController.F413" chart:data-source-has-labels="row" svg:x="1.322cm" svg:y="1.275cm" svg:width="13.942cm" svg:height="6.57cm">
          <chartooo:coordinate-region svg:x="1.943cm" svg:y="1.275cm" svg:width="12.949cm" svg:height="5.923cm"/>
          <chart:axis chart:dimension="x" chart:name="primary-x" chart:style-name="ch4">
            <chart:title svg:x="7.085cm" svg:y="8.025cm" chart:style-name="ch5">
              <text:p>Time (seconds)</text:p>
            </chart:title>
          </chart:axis>
          <chart:axis chart:dimension="y" chart:name="primary-y" chart:style-name="ch6">
            <chart:title svg:x="0.451cm" svg:y="5.08cm" chart:style-name="ch7">
              <text:p>Deg C</text:p>
            </chart:title>
            <chart:grid chart:style-name="ch8" chart:class="major"/>
          </chart:axis>
          <chart:series chart:style-name="ch9" chart:values-cell-range-address="themeralController.D2:themeralController.D413" chart:label-cell-address="themeralController.D1:themeralController.D1" chart:class="chart:scatter">
            <chart:domain table:cell-range-address="themeralController.F2:themeralController.F413"/>
            <chart:regression-curve chart:style-name="ch10">
              <chart:equation chart:display-equation="true" chart:display-r-square="true" svg:x="1.792cm" svg:y="1.238cm"/>
            </chart:regression-curve>
            <chart:data-point chart:repeated="4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Deg C</text:p>
                <draw:g>
                  <svg:desc>themeralController.D1:themeralController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hemeralController.F2:themeralController.F413</svg:desc>
                </draw:g>
              </table:table-cell>
              <table:table-cell office:value-type="float" office:value="12.7">
                <text:p>12.7</text:p>
                <draw:g>
                  <svg:desc>themeralController.D2:themeralController.D4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">
                <text:p>44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">
                <text:p>54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">
                <text:p>76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7">
                <text:p>87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">
                <text:p>98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9">
                <text:p>10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">
                <text:p>11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1">
                <text:p>141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2">
                <text:p>152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3">
                <text:p>163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4">
                <text:p>174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4">
                <text:p>184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5">
                <text:p>195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6">
                <text:p>206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7">
                <text:p>217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8">
                <text:p>228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9">
                <text:p>239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9">
                <text:p>249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0">
                <text:p>260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1">
                <text:p>271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2">
                <text:p>282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3">
                <text:p>2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4">
                <text:p>3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4">
                <text:p>314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5">
                <text:p>325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6">
                <text:p>336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7">
                <text:p>347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8">
                <text:p>358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9">
                <text:p>369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0">
                <text:p>380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0">
                <text:p>390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2">
                <text:p>412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3">
                <text:p>423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4">
                <text:p>434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5">
                <text:p>445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5">
                <text:p>455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6">
                <text:p>466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7">
                <text:p>477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8">
                <text:p>488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9">
                <text:p>499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0">
                <text:p>510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0">
                <text:p>520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1">
                <text:p>531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2">
                <text:p>54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3">
                <text:p>553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4">
                <text:p>564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5">
                <text:p>575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5">
                <text:p>585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6">
                <text:p>596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7">
                <text:p>607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18">
                <text:p>61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9">
                <text:p>629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40">
                <text:p>640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1">
                <text:p>651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1">
                <text:p>661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2">
                <text:p>672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3">
                <text:p>683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4">
                <text:p>694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5">
                <text:p>705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6">
                <text:p>716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6">
                <text:p>726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7">
                <text:p>737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48">
                <text:p>748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9">
                <text:p>759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0">
                <text:p>770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1">
                <text:p>781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1">
                <text:p>791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2">
                <text:p>802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13">
                <text:p>813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24">
                <text:p>824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35">
                <text:p>835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46">
                <text:p>84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56">
                <text:p>8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67">
                <text:p>8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78">
                <text:p>878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89">
                <text:p>889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00">
                <text:p>900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11">
                <text:p>911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22">
                <text:p>922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32">
                <text:p>932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43">
                <text:p>943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54">
                <text:p>954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65">
                <text:p>965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76">
                <text:p>976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87">
                <text:p>987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97">
                <text:p>997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8">
                <text:p>1008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19">
                <text:p>1019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30">
                <text:p>1030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41">
                <text:p>1041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52">
                <text:p>1052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62">
                <text:p>1062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73">
                <text:p>1073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84">
                <text:p>1084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95">
                <text:p>1095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06">
                <text:p>1106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17">
                <text:p>1117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27">
                <text:p>1127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38">
                <text:p>1138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49">
                <text:p>1149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60">
                <text:p>1160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71">
                <text:p>1171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82">
                <text:p>1182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93">
                <text:p>1193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03">
                <text:p>1203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14">
                <text:p>1214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25">
                <text:p>1225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36">
                <text:p>1236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47">
                <text:p>1247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58">
                <text:p>1258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68">
                <text:p>1268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79">
                <text:p>1279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90">
                <text:p>1290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01">
                <text:p>1301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12">
                <text:p>1312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23">
                <text:p>1323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33">
                <text:p>1333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44">
                <text:p>13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55">
                <text:p>13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66">
                <text:p>13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77">
                <text:p>1377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88">
                <text:p>1388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99">
                <text:p>1399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09">
                <text:p>1409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20">
                <text:p>1420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31">
                <text:p>1431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42">
                <text:p>1442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53">
                <text:p>1453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64">
                <text:p>1464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74">
                <text:p>1474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85">
                <text:p>1485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96">
                <text:p>1496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07">
                <text:p>1507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18">
                <text:p>1518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29">
                <text:p>1529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39">
                <text:p>1539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50">
                <text:p>1550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61">
                <text:p>1561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72">
                <text:p>1572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83">
                <text:p>1583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94">
                <text:p>1594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04">
                <text:p>1604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15">
                <text:p>1615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26">
                <text:p>1626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37">
                <text:p>1637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48">
                <text:p>1648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59">
                <text:p>1659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70">
                <text:p>1670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80">
                <text:p>1680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91">
                <text:p>1691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02">
                <text:p>1702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13">
                <text:p>1713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24">
                <text:p>1724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35">
                <text:p>1735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45">
                <text:p>1745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56">
                <text:p>1756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67">
                <text:p>1767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78">
                <text:p>1778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89">
                <text:p>1789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00">
                <text:p>1800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10">
                <text:p>1810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21">
                <text:p>1821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32">
                <text:p>1832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43">
                <text:p>1843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54">
                <text:p>1854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65">
                <text:p>18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75">
                <text:p>18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86">
                <text:p>18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97">
                <text:p>1897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08">
                <text:p>1908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19">
                <text:p>1919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30">
                <text:p>1930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41">
                <text:p>1941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51">
                <text:p>1951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62">
                <text:p>1962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73">
                <text:p>1973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84">
                <text:p>1984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95">
                <text:p>1995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06">
                <text:p>2006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16">
                <text:p>2016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27">
                <text:p>2027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38">
                <text:p>2038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49">
                <text:p>2049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60">
                <text:p>2060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71">
                <text:p>2071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81">
                <text:p>2081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92">
                <text:p>2092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03">
                <text:p>2103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14">
                <text:p>2114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25">
                <text:p>2125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36">
                <text:p>2136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46">
                <text:p>2146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57">
                <text:p>2157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68">
                <text:p>2168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79">
                <text:p>2179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90">
                <text:p>2190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01">
                <text:p>2201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12">
                <text:p>2212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22">
                <text:p>2222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33">
                <text:p>2233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44">
                <text:p>2244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55">
                <text:p>2255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66">
                <text:p>2266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77">
                <text:p>2277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87">
                <text:p>2287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98">
                <text:p>2298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309">
                <text:p>2309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20">
                <text:p>2320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31">
                <text:p>2331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42">
                <text:p>2342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52">
                <text:p>2352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63">
                <text:p>2363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74">
                <text:p>2374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85">
                <text:p>2385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96">
                <text:p>2396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07">
                <text:p>2407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417">
                <text:p>2417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28">
                <text:p>2428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39">
                <text:p>2439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50">
                <text:p>24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61">
                <text:p>24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72">
                <text:p>24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83">
                <text:p>2483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93">
                <text:p>2493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504">
                <text:p>2504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515">
                <text:p>2515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26">
                <text:p>2526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37">
                <text:p>2537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548">
                <text:p>2548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58">
                <text:p>2558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69">
                <text:p>2569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80">
                <text:p>2580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91">
                <text:p>2591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602">
                <text:p>2602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613">
                <text:p>2613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623">
                <text:p>2623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634">
                <text:p>2634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45">
                <text:p>2645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656">
                <text:p>2656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667">
                <text:p>2667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678">
                <text:p>2678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688">
                <text:p>2688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699">
                <text:p>2699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710">
                <text:p>2710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721">
                <text:p>2721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732">
                <text:p>2732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743">
                <text:p>2743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754">
                <text:p>2754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764">
                <text:p>2764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775">
                <text:p>277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786">
                <text:p>2786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797">
                <text:p>2797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808">
                <text:p>2808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819">
                <text:p>2819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829">
                <text:p>2829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840">
                <text:p>2840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851">
                <text:p>2851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862">
                <text:p>2862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873">
                <text:p>2873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884">
                <text:p>2884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94">
                <text:p>2894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905">
                <text:p>2905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916">
                <text:p>2916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927">
                <text:p>2927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938">
                <text:p>2938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949">
                <text:p>2949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959">
                <text:p>2959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970">
                <text:p>2970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981">
                <text:p>2981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992">
                <text:p>2992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003">
                <text:p>3003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014">
                <text:p>3014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025">
                <text:p>30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035">
                <text:p>30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046">
                <text:p>30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057">
                <text:p>3057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068">
                <text:p>3068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079">
                <text:p>3079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090">
                <text:p>3090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100">
                <text:p>3100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111">
                <text:p>3111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122">
                <text:p>3122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133">
                <text:p>3133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144">
                <text:p>3144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155">
                <text:p>3155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165">
                <text:p>3165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176">
                <text:p>3176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187">
                <text:p>3187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198">
                <text:p>3198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209">
                <text:p>3209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220">
                <text:p>3220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230">
                <text:p>3230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241">
                <text:p>3241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252">
                <text:p>3252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263">
                <text:p>3263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274">
                <text:p>3274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285">
                <text:p>3285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296">
                <text:p>3296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306">
                <text:p>3306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317">
                <text:p>3317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328">
                <text:p>3328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339">
                <text:p>3339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350">
                <text:p>3350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361">
                <text:p>3361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371">
                <text:p>3371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382">
                <text:p>3382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393">
                <text:p>3393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404">
                <text:p>3404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415">
                <text:p>3415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426">
                <text:p>3426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436">
                <text:p>3436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447">
                <text:p>3447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458">
                <text:p>3458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469">
                <text:p>3469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480">
                <text:p>3480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491">
                <text:p>3491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501">
                <text:p>3501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512">
                <text:p>3512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523">
                <text:p>3523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534">
                <text:p>3534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545">
                <text:p>3545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556">
                <text:p>3556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567">
                <text:p>3567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577">
                <text:p>3577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588">
                <text:p>3588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599">
                <text:p>3599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610">
                <text:p>3610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621">
                <text:p>3621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632">
                <text:p>3632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642">
                <text:p>3642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653">
                <text:p>3653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664">
                <text:p>3664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675">
                <text:p>3675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686">
                <text:p>3686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697">
                <text:p>3697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707">
                <text:p>3707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718">
                <text:p>37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729">
                <text:p>37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740">
                <text:p>374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751">
                <text:p>3751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762">
                <text:p>3762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772">
                <text:p>3772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783">
                <text:p>3783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794">
                <text:p>3794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805">
                <text:p>3805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816">
                <text:p>3816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827">
                <text:p>3827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838">
                <text:p>3838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848">
                <text:p>3848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859">
                <text:p>3859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870">
                <text:p>3870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881">
                <text:p>3881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892">
                <text:p>3892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903">
                <text:p>3903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913">
                <text:p>3913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924">
                <text:p>3924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935">
                <text:p>3935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946">
                <text:p>3946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957">
                <text:p>3957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968">
                <text:p>396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978">
                <text:p>397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989">
                <text:p>3989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000">
                <text:p>4000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011">
                <text:p>4011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022">
                <text:p>4022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033">
                <text:p>4033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043">
                <text:p>4043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054">
                <text:p>4054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065">
                <text:p>4065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076">
                <text:p>4076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087">
                <text:p>4087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098">
                <text:p>4098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109">
                <text:p>4109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119">
                <text:p>4119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130">
                <text:p>4130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141">
                <text:p>4141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152">
                <text:p>4152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163">
                <text:p>4163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174">
                <text:p>4174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184">
                <text:p>4184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195">
                <text:p>4195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206">
                <text:p>4206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217">
                <text:p>4217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228">
                <text:p>4228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239">
                <text:p>4239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249">
                <text:p>4249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260">
                <text:p>4260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271">
                <text:p>4271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282">
                <text:p>4282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293">
                <text:p>4293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304">
                <text:p>4304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314">
                <text:p>4314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325">
                <text:p>4325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336">
                <text:p>4336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347">
                <text:p>4347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358">
                <text:p>4358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369">
                <text:p>4369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380">
                <text:p>4380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390">
                <text:p>4390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401">
                <text:p>4401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412">
                <text:p>4412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423">
                <text:p>4423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434">
                <text:p>4434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445">
                <text:p>4445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455">
                <text:p>4455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